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P38" style:parent-style-name="Normalny" style:family="paragraph">
      <style:paragraph-properties fo:text-align="justify" fo:line-height="150%" fo:text-indent="0.2479in"/>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style:style>
    <style:style style:name="T41" style:parent-style-name="Domyślnaczcionkaakapitu" style:family="text">
      <style:text-properties style:text-underline-type="single" style:text-underline-style="solid" style:text-underline-width="auto" style:text-underline-mode="continuous"/>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style:style>
    <style:style style:name="T52" style:parent-style-name="Domyślnaczcionkaakapitu" style:family="text">
      <style:text-properties fo:background-color="#80FFFF" style:text-underline-type="single" style:text-underline-style="solid" style:text-underline-width="auto" style:text-underline-mode="continuous"/>
    </style:style>
    <style:style style:name="T53" style:parent-style-name="Domyślnaczcionkaakapitu" style:family="text">
      <style:text-properties style:text-underline-type="single" style:text-underline-style="solid" style:text-underline-width="auto" style:text-underline-mode="continuous"/>
    </style:style>
    <style:style style:name="P54" style:parent-style-name="Normalny" style:family="paragraph">
      <style:paragraph-properties fo:text-align="justify" fo:line-height="150%" fo:text-indent="0.2479in"/>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style:text-underline-type="single" style:text-underline-style="solid" style:text-underline-width="auto" style:text-underline-mode="continuous"/>
    </style:style>
    <style:style style:name="T60" style:parent-style-name="Domyślnaczcionkaakapitu" style:family="text">
      <style:text-properties fo:background-color="#80FFFF" style:text-underline-type="single" style:text-underline-style="solid" style:text-underline-width="auto" style:text-underline-mode="continuous"/>
    </style:style>
    <style:style style:name="T61" style:parent-style-name="Domyślnaczcionkaakapitu" style:family="text">
      <style:text-properties style:text-underline-type="single" style:text-underline-style="solid" style:text-underline-width="auto" style:text-underline-mode="continuous"/>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fo:background-color="#80FFFF"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style:style>
    <style:style style:name="T146" style:parent-style-name="Domyślnaczcionkaakapitu" style:family="text">
      <style:text-properties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style:style>
    <style:style style:name="T163" style:parent-style-name="Domyślnaczcionkaakapitu" style:family="text">
      <style:text-properties style:text-underline-type="single" style:text-underline-style="solid" style:text-underline-width="auto" style:text-underline-mode="continuous"/>
    </style:style>
    <style:style style:name="T164" style:parent-style-name="Domyślnaczcionkaakapitu" style:family="text">
      <style:text-properties fo:background-color="#80FFFF" style:text-underline-type="single" style:text-underline-style="solid" style:text-underline-width="auto" style:text-underline-mode="continuous"/>
    </style:style>
    <style:style style:name="T165" style:parent-style-name="Domyślnaczcionkaakapitu" style:family="text">
      <style:text-properties style:text-underline-type="single" style:text-underline-style="solid" style:text-underline-width="auto" style:text-underline-mode="continuous"/>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T172" style:parent-style-name="Domyślnaczcionkaakapitu" style:family="text">
      <style:text-properties style:text-underline-type="single" style:text-underline-style="solid" style:text-underline-width="auto" style:text-underline-mode="continuou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479in"/>
    </style:style>
    <style:style style:name="P178" style:parent-style-name="Normalny" style:family="paragraph">
      <style:paragraph-properties fo:text-align="justify" fo:line-height="150%"/>
    </style:style>
    <style:style style:name="T179" style:parent-style-name="Domyślnaczcionkaakapitu" style:family="text">
      <style:text-properties style:text-underline-type="single" style:text-underline-style="solid" style:text-underline-width="auto" style:text-underline-mode="continuous"/>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style:style>
    <style:style style:name="T197" style:parent-style-name="Domyślnaczcionkaakapitu" style:family="text">
      <style:text-properties style:text-underline-type="single" style:text-underline-style="solid" style:text-underline-width="auto" style:text-underline-mode="continuous"/>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P203" style:parent-style-name="Normalny" style:family="paragraph">
      <style:paragraph-properties fo:text-align="justify" fo:line-height="150%"/>
    </style:style>
    <style:style style:name="T204" style:parent-style-name="Domyślnaczcionkaakapitu" style:family="text">
      <style:text-properties fo:background-color="#80FFFF" style:text-underline-type="single" style:text-underline-style="solid" style:text-underline-width="auto" style:text-underline-mode="continuous"/>
    </style:style>
    <style:style style:name="T205" style:parent-style-name="Domyślnaczcionkaakapitu" style:family="text">
      <style:text-properties style:text-underline-type="single" style:text-underline-style="solid" style:text-underline-width="auto" style:text-underline-mode="continuous"/>
    </style:style>
    <style:style style:name="T206" style:parent-style-name="Domyślnaczcionkaakapitu" style:family="text">
      <style:text-properties fo:background-color="#80FFFF" style:text-underline-type="single" style:text-underline-style="solid" style:text-underline-width="auto" style:text-underline-mode="continuous"/>
    </style:style>
    <style:style style:name="T207" style:parent-style-name="Domyślnaczcionkaakapitu" style:family="text">
      <style:text-properties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style:style>
    <style:style style:name="T247" style:parent-style-name="Domyślnaczcionkaakapitu" style:family="text">
      <style:text-properties fo:background-color="#80FFFF" style:text-underline-type="single" style:text-underline-style="solid" style:text-underline-width="auto" style:text-underline-mode="continuous"/>
    </style:style>
    <style:style style:name="T248" style:parent-style-name="Domyślnaczcionkaakapitu" style:family="text">
      <style:text-properties style:text-underline-type="single" style:text-underline-style="solid" style:text-underline-width="auto" style:text-underline-mode="continuous"/>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style:style>
    <style:style style:name="P255" style:parent-style-name="Normalny" style:family="paragraph">
      <style:paragraph-properties fo:text-align="justify" fo:line-height="150%"/>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style:style>
    <style:style style:name="P259" style:parent-style-name="Normalny" style:family="paragraph">
      <style:paragraph-properties fo:text-align="justify" fo:line-height="150%"/>
    </style:style>
    <style:style style:name="P260" style:parent-style-name="Normalny" style:family="paragraph">
      <style:paragraph-properties fo:text-align="justify" fo:line-height="150%"/>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text-underline-type="single" style:text-underline-style="solid" style:text-underline-width="auto" style:text-underline-mode="continuous"/>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tab-stops>
          <style:tab-stop style:type="left" style:leader-style="solid" style:leader-text="_" style:position="2.6784in"/>
        </style:tab-stops>
      </style:paragraph-properties>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style:text-underline-type="single" style:text-underline-style="solid" style:text-underline-width="auto" style:text-underline-mode="continuous"/>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P397" style:parent-style-name="Normalny" style:family="paragraph">
      <style:paragraph-properties fo:text-align="justify" fo:line-height="150%"/>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text-underline-type="single" style:text-underline-style="solid" style:text-underline-width="auto" style:text-underline-mode="continuous"/>
    </style:style>
    <style:style style:name="T428" style:parent-style-name="Domyślnaczcionkaakapitu" style:family="text">
      <style:text-properties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style:style>
    <style:style style:name="T437" style:parent-style-name="Domyślnaczcionkaakapitu" style:family="text">
      <style:text-properties fo:background-color="#80FFFF" style:text-underline-type="single" style:text-underline-style="solid" style:text-underline-width="auto" style:text-underline-mode="continuous"/>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style>
    <style:style style:name="T449" style:parent-style-name="Domyślnaczcionkaakapitu" style:family="text">
      <style:text-properties style:text-underline-type="single" style:text-underline-style="solid" style:text-underline-width="auto" style:text-underline-mode="continuous"/>
    </style:style>
    <style:style style:name="T450" style:parent-style-name="Domyślnaczcionkaakapitu" style:family="text">
      <style:text-properties fo:background-color="#80FFFF" style:text-underline-type="single" style:text-underline-style="solid" style:text-underline-width="auto" style:text-underline-mode="continuous"/>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479in"/>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style:style>
    <style:style style:name="T464" style:parent-style-name="Domyślnaczcionkaakapitu" style:family="text">
      <style:text-properties fo:background-color="#80FFFF" style:text-underline-type="single" style:text-underline-style="solid" style:text-underline-width="auto" style:text-underline-mode="continuous"/>
    </style:style>
    <style:style style:name="T465" style:parent-style-name="Domyślnaczcionkaakapitu" style:family="text">
      <style:text-properties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P480" style:parent-style-name="Normalny" style:family="paragraph">
      <style:paragraph-properties fo:text-align="justify" fo:line-height="150%" fo:text-indent="0.2479in">
        <style:tab-stops>
          <style:tab-stop style:type="left" style:position="0.8937in"/>
        </style:tab-stops>
      </style:paragraph-properties>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fo:text-indent="0.2479in">
        <style:tab-stops>
          <style:tab-stop style:type="left" style:position="0.9041in"/>
        </style:tab-stops>
      </style:paragraph-properties>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479in">
        <style:tab-stops>
          <style:tab-stop style:type="left" style:position="1.1152in"/>
        </style:tab-stops>
      </style:paragraph-properties>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style:style>
    <style:style style:name="T515" style:parent-style-name="Domyślnaczcionkaakapitu" style:family="text">
      <style:text-properties style:text-underline-type="single" style:text-underline-style="solid" style:text-underline-width="auto" style:text-underline-mode="continuous"/>
    </style:style>
    <style:style style:name="T516" style:parent-style-name="Domyślnaczcionkaakapitu" style:family="text">
      <style:text-properties fo:background-color="#80FFFF" style:text-underline-type="single" style:text-underline-style="solid" style:text-underline-width="auto" style:text-underline-mode="continuous"/>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style:style>
    <style:style style:name="T526" style:parent-style-name="Domyślnaczcionkaakapitu" style:family="text">
      <style:text-properties style:text-underline-type="single" style:text-underline-style="solid" style:text-underline-width="auto" style:text-underline-mode="continuous"/>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P549" style:parent-style-name="Normalny" style:family="paragraph">
      <style:paragraph-properties fo:text-align="justify" fo:line-height="150%" fo:text-indent="0.2479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style:style>
    <style:style style:name="T567" style:parent-style-name="Domyślnaczcionkaakapitu" style:family="text">
      <style:text-properties fo:background-color="#80FFFF"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T581" style:parent-style-name="Domyślnaczcionkaakapitu" style:family="text">
      <style:text-properties style:text-underline-type="single" style:text-underline-style="solid" style:text-underline-width="auto" style:text-underline-mode="continuous"/>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P606" style:parent-style-name="Normalny" style:family="paragraph">
      <style:paragraph-properties fo:text-align="justify" fo:line-height="150%">
        <style:tab-stops>
          <style:tab-stop style:type="left" style:leader-style="solid" style:leader-text="_" style:position="2.775in"/>
        </style:tab-stops>
      </style:paragraph-propertie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style:text-underline-type="single" style:text-underline-style="solid" style:text-underline-width="auto" style:text-underline-mode="continuous"/>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T614" style:parent-style-name="Domyślnaczcionkaakapitu" style:family="text">
      <style:text-properties fo:background-color="#80FFFF" style:text-underline-type="single" style:text-underline-style="solid" style:text-underline-width="auto" style:text-underline-mode="continuous"/>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T661" style:parent-style-name="Domyślnaczcionkaakapitu" style:family="text">
      <style:text-properties style:text-underline-type="single" style:text-underline-style="solid" style:text-underline-width="auto" style:text-underline-mode="continuous"/>
    </style:style>
    <style:style style:name="P662" style:parent-style-name="Normalny" style:family="paragraph">
      <style:paragraph-properties fo:text-align="justify" fo:line-height="150%" fo:text-indent="0.2479in"/>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T667" style:parent-style-name="Domyślnaczcionkaakapitu" style:family="text">
      <style:text-properties fo:background-color="#80FFFF" style:text-underline-type="single" style:text-underline-style="solid" style:text-underline-width="auto" style:text-underline-mode="continuous"/>
    </style:style>
    <style:style style:name="P668" style:parent-style-name="Normalny" style:family="paragraph">
      <style:paragraph-properties fo:text-align="justify" fo:line-height="150%" fo:text-indent="0.2479in">
        <style:tab-stops>
          <style:tab-stop style:type="left" style:position="0.884in"/>
        </style:tab-stops>
      </style:paragraph-properties>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style:style>
    <style:style style:name="T690" style:parent-style-name="Domyślnaczcionkaakapitu" style:family="text">
      <style:text-properties style:text-underline-type="single" style:text-underline-style="solid" style:text-underline-width="auto" style:text-underline-mode="continuous"/>
    </style:style>
    <style:style style:name="T691" style:parent-style-name="Domyślnaczcionkaakapitu" style:family="text">
      <style:text-properties fo:background-color="#80FFFF" style:text-underline-type="single" style:text-underline-style="solid" style:text-underline-width="auto" style:text-underline-mode="continuous"/>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P696" style:parent-style-name="Normalny" style:family="paragraph">
      <style:paragraph-properties fo:text-align="justify" fo:line-height="150%"/>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479in">
        <style:tab-stops>
          <style:tab-stop style:type="left" style:position="0.9145in"/>
        </style:tab-stops>
      </style:paragraph-properties>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P707" style:parent-style-name="Normalny" style:family="paragraph">
      <style:paragraph-properties fo:text-align="justify" fo:line-height="150%"/>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P710" style:parent-style-name="Normalny" style:family="paragraph">
      <style:paragraph-properties fo:text-align="justify" fo:line-height="150%" fo:text-indent="0.2479in">
        <style:tab-stops>
          <style:tab-stop style:type="left" style:position="0.8902in"/>
        </style:tab-stops>
      </style:paragraph-properties>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style:style>
    <style:style style:name="T716" style:parent-style-name="Domyślnaczcionkaakapitu" style:family="text">
      <style:text-properties style:text-underline-type="single" style:text-underline-style="solid" style:text-underline-width="auto" style:text-underline-mode="continuous"/>
    </style:style>
    <style:style style:name="T717" style:parent-style-name="Domyślnaczcionkaakapitu" style:family="text">
      <style:text-properties fo:background-color="#80FFFF" style:text-underline-type="single" style:text-underline-style="solid" style:text-underline-width="auto" style:text-underline-mode="continuous"/>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P720" style:parent-style-name="Normalny" style:family="paragraph">
      <style:paragraph-properties fo:text-align="justify" fo:line-height="150%"/>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text-underline-type="single" style:text-underline-style="solid" style:text-underline-width="auto" style:text-underline-mode="continuous"/>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tab-stops>
          <style:tab-stop style:type="left" style:position="0.9069in"/>
        </style:tab-stops>
      </style:paragraph-properties>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tab-stops>
          <style:tab-stop style:type="left" style:position="0.8972in"/>
        </style:tab-stops>
      </style:paragraph-properties>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tab-stops>
          <style:tab-stop style:type="left" style:position="0.9006in"/>
        </style:tab-stops>
      </style:paragraph-properties>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P856" style:parent-style-name="Normalny" style:family="paragraph">
      <style:paragraph-properties fo:text-align="justify" fo:line-height="150%"/>
    </style:style>
    <style:style style:name="T857" style:parent-style-name="Domyślnaczcionkaakapitu" style:family="text">
      <style:text-properties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style:text-underline-type="single" style:text-underline-style="solid" style:text-underline-width="auto" style:text-underline-mode="continuous"/>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P871" style:parent-style-name="Normalny" style:family="paragraph">
      <style:paragraph-properties fo:text-align="justify" fo:line-height="150%"/>
    </style:style>
    <style:style style:name="T872" style:parent-style-name="Domyślnaczcionkaakapitu" style:family="text">
      <style:text-properties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T891" style:parent-style-name="Domyślnaczcionkaakapitu" style:family="text">
      <style:text-properties style:text-underline-type="single" style:text-underline-style="solid" style:text-underline-width="auto" style:text-underline-mode="continuous"/>
    </style:style>
    <style:style style:name="P892" style:parent-style-name="Normalny" style:family="paragraph">
      <style:paragraph-properties fo:text-align="justify" fo:line-height="150%" fo:text-indent="0.2479in"/>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style:tab-stops>
          <style:tab-stop style:type="left" style:leader-style="solid" style:leader-text="_" style:position="1.4625in"/>
        </style:tab-stops>
      </style:paragraph-properties>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fo:text-indent="0.2479in"/>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style:style>
    <style:style style:name="T944" style:parent-style-name="Domyślnaczcionkaakapitu" style:family="text">
      <style:text-properties style:text-underline-type="single" style:text-underline-style="solid" style:text-underline-width="auto" style:text-underline-mode="continuous"/>
    </style:style>
    <style:style style:name="T945" style:parent-style-name="Domyślnaczcionkaakapitu" style:family="text">
      <style:text-properties fo:background-color="#80FFFF" style:text-underline-type="single" style:text-underline-style="solid" style:text-underline-width="auto" style:text-underline-mode="continuous"/>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479in"/>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fo:background-color="#80FFFF" style:text-underline-type="single" style:text-underline-style="solid" style:text-underline-width="auto" style:text-underline-mode="continuous"/>
    </style:style>
    <style:style style:name="T959" style:parent-style-name="Domyślnaczcionkaakapitu" style:family="text">
      <style:text-properties style:text-underline-type="single" style:text-underline-style="solid" style:text-underline-width="auto" style:text-underline-mode="continuous"/>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style:style>
    <style:style style:name="T973" style:parent-style-name="Domyślnaczcionkaakapitu" style:family="text">
      <style:text-properties fo:background-color="#80FFFF" style:text-underline-type="single" style:text-underline-style="solid" style:text-underline-width="auto" style:text-underline-mode="continuous"/>
    </style:style>
    <style:style style:name="T974" style:parent-style-name="Domyślnaczcionkaakapitu" style:family="text">
      <style:text-properties style:text-underline-type="single" style:text-underline-style="solid" style:text-underline-width="auto" style:text-underline-mode="continuous"/>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T981" style:parent-style-name="Domyślnaczcionkaakapitu" style:family="text">
      <style:text-properties fo:background-color="#80FFFF" style:text-underline-type="single" style:text-underline-style="solid" style:text-underline-width="auto" style:text-underline-mode="continuous"/>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P984" style:parent-style-name="Normalny" style:family="paragraph">
      <style:paragraph-properties fo:text-align="justify" fo:line-height="150%">
        <style:tab-stops>
          <style:tab-stop style:type="left" style:position="2.4625in"/>
        </style:tab-stops>
      </style:paragraph-properties>
    </style:style>
    <style:style style:name="T985" style:parent-style-name="Domyślnaczcionkaakapitu" style:family="text">
      <style:text-properties fo:background-color="#80FFFF" style:text-underline-type="single" style:text-underline-style="solid" style:text-underline-width="auto" style:text-underline-mode="continuous"/>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tab-stops>
          <style:tab-stop style:type="left" style:leader-style="dotted" style:leader-text="." style:position="0.5451in"/>
          <style:tab-stop style:type="left" style:leader-style="dotted" style:leader-text="." style:position="0.6506in"/>
        </style:tab-stops>
      </style:paragraph-properties>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fo:text-indent="0.2479in"/>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P1024" style:parent-style-name="Normalny" style:family="paragraph">
      <style:paragraph-properties fo:text-align="justify" fo:line-height="150%"/>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P1027" style:parent-style-name="Normalny" style:family="paragraph">
      <style:paragraph-properties fo:text-align="justify" fo:line-height="150%" fo:text-indent="0.2479in"/>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style:text-underline-type="single" style:text-underline-style="solid" style:text-underline-width="auto" style:text-underline-mode="continuous"/>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479in"/>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T1047" style:parent-style-name="Domyślnaczcionkaakapitu" style:family="text">
      <style:text-properties fo:background-color="#80FFFF" style:text-underline-type="single" style:text-underline-style="solid" style:text-underline-width="auto" style:text-underline-mode="continuous"/>
    </style:style>
    <style:style style:name="T1048" style:parent-style-name="Domyślnaczcionkaakapitu" style:family="text">
      <style:text-properties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style:style>
    <style:style style:name="T1063" style:parent-style-name="Domyślnaczcionkaakapitu" style:family="text">
      <style:text-properties fo:background-color="#80FFFF" style:text-underline-type="single" style:text-underline-style="solid" style:text-underline-width="auto" style:text-underline-mode="continuous"/>
    </style:style>
    <style:style style:name="T1064" style:parent-style-name="Domyślnaczcionkaakapitu" style:family="text">
      <style:text-properties fo:background-color="#80FFFF" style:text-underline-type="single" style:text-underline-style="solid" style:text-underline-width="auto" style:text-underline-mode="continuous"/>
    </style:style>
    <style:style style:name="T1065" style:parent-style-name="Domyślnaczcionkaakapitu" style:family="text">
      <style:text-properties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text-underline-type="single" style:text-underline-style="solid" style:text-underline-width="auto" style:text-underline-mode="continuous"/>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text-underline-type="single" style:text-underline-style="solid" style:text-underline-width="auto" style:text-underline-mode="continuous"/>
    </style:style>
    <style:style style:name="T1099" style:parent-style-name="Domyślnaczcionkaakapitu" style:family="text">
      <style:text-properties style:text-underline-type="single" style:text-underline-style="solid" style:text-underline-width="auto" style:text-underline-mode="continuous"/>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style:style>
    <style:style style:name="T1126" style:parent-style-name="Domyślnaczcionkaakapitu" style:family="text">
      <style:text-properties fo:background-color="#80FFFF" style:text-underline-type="single" style:text-underline-style="solid" style:text-underline-width="auto" style:text-underline-mode="continuous"/>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text-underline-type="single" style:text-underline-style="solid" style:text-underline-width="auto" style:text-underline-mode="continuous"/>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style:style>
    <style:style style:name="T1331" style:parent-style-name="Domyślnaczcionkaakapitu" style:family="text">
      <style:text-properties fo:background-color="#80FFFF" style:text-underline-type="single" style:text-underline-style="solid" style:text-underline-width="auto" style:text-underline-mode="continuous"/>
    </style:style>
    <style:style style:name="T1332" style:parent-style-name="Domyślnaczcionkaakapitu" style:family="text">
      <style:text-properties style:text-underline-type="single" style:text-underline-style="solid" style:text-underline-width="auto" style:text-underline-mode="continuous"/>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479in"/>
    </style:style>
    <style:style style:name="P1337" style:parent-style-name="Normalny" style:family="paragraph">
      <style:paragraph-properties fo:text-align="justify" fo:line-height="150%" fo:text-indent="0.2479in"/>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style:style>
    <style:style style:name="T1350" style:parent-style-name="Domyślnaczcionkaakapitu" style:family="text">
      <style:text-properties style:text-underline-type="single" style:text-underline-style="solid" style:text-underline-width="auto" style:text-underline-mode="continuous"/>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text-underline-type="single" style:text-underline-style="solid" style:text-underline-width="auto" style:text-underline-mode="continuous"/>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P1362" style:parent-style-name="Normalny" style:family="paragraph">
      <style:paragraph-properties fo:text-align="justify" fo:line-height="150%" fo:text-indent="0.2479in"/>
    </style:style>
    <style:style style:name="P1363" style:parent-style-name="Normalny" style:family="paragraph">
      <style:paragraph-properties fo:text-align="justify" fo:line-height="150%"/>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fo:background-color="#80FFFF" style:text-underline-type="single" style:text-underline-style="solid" style:text-underline-width="auto" style:text-underline-mode="continuous"/>
    </style:style>
    <style:style style:name="T1366" style:parent-style-name="Domyślnaczcionkaakapitu" style:family="text">
      <style:text-properties style:text-underline-type="single" style:text-underline-style="solid" style:text-underline-width="auto" style:text-underline-mode="continuous"/>
    </style:style>
    <style:style style:name="P1367" style:parent-style-name="Normalny" style:family="paragraph">
      <style:paragraph-properties fo:text-align="justify" fo:line-height="150%" fo:text-indent="0.2479in"/>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style:style>
    <style:style style:name="T1383" style:parent-style-name="Domyślnaczcionkaakapitu" style:family="text">
      <style:text-properties fo:background-color="#80FFFF" style:text-underline-type="single" style:text-underline-style="solid" style:text-underline-width="auto" style:text-underline-mode="continuous"/>
    </style:style>
    <style:style style:name="T1384" style:parent-style-name="Domyślnaczcionkaakapitu" style:family="text">
      <style:text-properties style:text-underline-type="single" style:text-underline-style="solid" style:text-underline-width="auto" style:text-underline-mode="continuous"/>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style:style>
    <style:style style:name="T1558" style:parent-style-name="Domyślnaczcionkaakapitu" style:family="text">
      <style:text-properties style:text-underline-type="single" style:text-underline-style="solid" style:text-underline-width="auto" style:text-underline-mode="continuous"/>
    </style:style>
    <style:style style:name="P1559" style:parent-style-name="Normalny" style:family="paragraph">
      <style:paragraph-properties fo:text-align="justify" fo:line-height="150%" fo:text-indent="0.2479in"/>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style:text-position="super 66.6%"/>
    </style:style>
    <style:style style:name="T1788" style:parent-style-name="Domyślnaczcionkaakapitu" style:family="text">
      <style:text-properties style:text-position="super 66.6%"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T1808" style:parent-style-name="Domyślnaczcionkaakapitu" style:family="text">
      <style:text-properties style:text-underline-type="single" style:text-underline-style="solid" style:text-underline-width="auto" style:text-underline-mode="continuous"/>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T1857" style:parent-style-name="Domyślnaczcionkaakapitu" style:family="text">
      <style:text-properties fo:background-color="#80FFFF"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style:style>
    <style:style style:name="T1902" style:parent-style-name="Domyślnaczcionkaakapitu" style:family="text">
      <style:text-properties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479in"/>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479in"/>
    </style:style>
    <style:style style:name="P1916" style:parent-style-name="Normalny" style:family="paragraph">
      <style:paragraph-properties fo:text-align="justify" fo:line-height="150%"/>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P1953" style:parent-style-name="Normalny" style:family="paragraph">
      <style:paragraph-properties fo:text-align="justify" fo:line-height="150%" fo:text-indent="0.2479in"/>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fo:text-indent="0.2479in"/>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P2029" style:parent-style-name="Normalny" style:family="paragraph">
      <style:paragraph-properties fo:text-align="justify" fo:line-height="150%" fo:text-indent="0.2479in"/>
    </style:style>
    <style:style style:name="P2030" style:parent-style-name="Normalny" style:family="paragraph">
      <style:paragraph-properties fo:text-align="justify" fo:line-height="150%"/>
    </style:style>
    <style:style style:name="T2031" style:parent-style-name="Domyślnaczcionkaakapitu" style:family="text">
      <style:text-properties style:text-underline-type="single" style:text-underline-style="solid" style:text-underline-width="auto" style:text-underline-mode="continuous"/>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tab-stops>
          <style:tab-stop style:type="left" style:position="2.8819in"/>
        </style:tab-stops>
      </style:paragraph-properties>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P2099" style:parent-style-name="Normalny" style:family="paragraph">
      <style:paragraph-properties fo:text-align="justify" fo:line-height="150%" fo:text-indent="0.2479in"/>
    </style:style>
    <style:style style:name="P2100" style:parent-style-name="Normalny" style:family="paragraph">
      <style:paragraph-properties fo:text-align="justify" fo:line-height="150%" fo:text-indent="0.2479in"/>
    </style:style>
    <style:style style:name="P2101" style:parent-style-name="Normalny" style:family="paragraph">
      <style:paragraph-properties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479in"/>
    </style:style>
    <style:style style:name="P2104" style:parent-style-name="Normalny" style:family="paragraph">
      <style:paragraph-properties fo:text-align="justify" fo:line-height="150%">
        <style:tab-stops>
          <style:tab-stop style:type="left" style:position="4.5375in"/>
        </style:tab-stops>
      </style:paragraph-properties>
    </style:style>
    <style:style style:name="T2105" style:parent-style-name="Domyślnaczcionkaakapitu" style:family="text">
      <style:text-properties style:text-underline-type="single" style:text-underline-style="solid" style:text-underline-width="auto" style:text-underline-mode="continuous"/>
    </style:style>
    <style:style style:name="T2106" style:parent-style-name="Domyślnaczcionkaakapitu" style:family="text">
      <style:text-properties fo:background-color="#80FFFF" style:text-underline-type="single" style:text-underline-style="solid" style:text-underline-width="auto" style:text-underline-mode="continuous"/>
    </style:style>
    <style:style style:name="T2107" style:parent-style-name="Domyślnaczcionkaakapitu" style:family="text">
      <style:text-properties style:text-underline-type="single" style:text-underline-style="solid" style:text-underline-width="auto" style:text-underline-mode="continuous"/>
    </style:style>
    <style:style style:name="P2108" style:parent-style-name="Normalny" style:family="paragraph">
      <style:paragraph-properties fo:text-align="justify" fo:line-height="150%" fo:text-indent="0.2479in"/>
    </style:style>
    <style:style style:name="P2109" style:parent-style-name="Normalny" style:family="paragraph">
      <style:paragraph-properties fo:text-align="justify" fo:line-height="150%" fo:text-indent="0.2479in"/>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style:style>
    <style:style style:name="T2113" style:parent-style-name="Domyślnaczcionkaakapitu" style:family="text">
      <style:text-properties style:text-underline-type="single" style:text-underline-style="solid" style:text-underline-width="auto" style:text-underline-mode="continuous"/>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479in"/>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P2133" style:parent-style-name="Normalny" style:family="paragraph">
      <style:paragraph-properties fo:text-align="justify" fo:line-height="150%"/>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style:style>
    <style:style style:name="T2155" style:parent-style-name="Domyślnaczcionkaakapitu" style:family="text">
      <style:text-properties fo:background-color="#80FFFF" style:text-underline-type="single" style:text-underline-style="solid" style:text-underline-width="auto" style:text-underline-mode="continuous"/>
    </style:style>
    <style:style style:name="T2156" style:parent-style-name="Domyślnaczcionkaakapitu" style:family="text">
      <style:text-properties style:text-underline-type="single" style:text-underline-style="solid" style:text-underline-width="auto" style:text-underline-mode="continuous"/>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style:style>
    <style:style style:name="T2201" style:parent-style-name="Domyślnaczcionkaakapitu" style:family="text">
      <style:text-properties style:text-underline-type="single" style:text-underline-style="solid" style:text-underline-width="auto" style:text-underline-mode="continuous"/>
    </style:style>
    <style:style style:name="P2202" style:parent-style-name="Normalny" style:family="paragraph">
      <style:paragraph-properties fo:text-align="justify" fo:line-height="150%" fo:text-indent="0.2479in"/>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479in"/>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style:style>
    <style:style style:name="T2223" style:parent-style-name="Domyślnaczcionkaakapitu" style:family="text">
      <style:text-properties style:text-underline-type="single" style:text-underline-style="solid" style:text-underline-width="auto" style:text-underline-mode="continuous"/>
    </style:style>
    <style:style style:name="P2224" style:parent-style-name="Normalny" style:family="paragraph">
      <style:paragraph-properties fo:text-align="justify" fo:line-height="150%" fo:text-indent="0.2479in"/>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P2227" style:parent-style-name="Normalny" style:family="paragraph">
      <style:paragraph-properties fo:text-align="justify" fo:line-height="150%" fo:text-indent="0.2479in"/>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479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style:style>
    <style:style style:name="T2265" style:parent-style-name="Domyślnaczcionkaakapitu" style:family="text">
      <style:text-properties style:text-underline-type="single" style:text-underline-style="solid" style:text-underline-width="auto" style:text-underline-mode="continuous"/>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P2272" style:parent-style-name="Normalny" style:family="paragraph">
      <style:paragraph-properties fo:text-align="justify" fo:line-height="150%"/>
    </style:style>
    <style:style style:name="T2273" style:parent-style-name="Domyślnaczcionkaakapitu" style:family="text">
      <style:text-properties style:text-underline-type="single" style:text-underline-style="solid" style:text-underline-width="auto" style:text-underline-mode="continuous"/>
    </style:style>
    <style:style style:name="P2274" style:parent-style-name="Normalny" style:family="paragraph">
      <style:paragraph-properties fo:text-align="justify" fo:line-height="150%" fo:text-indent="0.2479in"/>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style:style>
    <style:style style:name="T2282" style:parent-style-name="Domyślnaczcionkaakapitu" style:family="text">
      <style:text-properties style:text-underline-type="single" style:text-underline-style="solid" style:text-underline-width="auto" style:text-underline-mode="continuous"/>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T2284" style:parent-style-name="Domyślnaczcionkaakapitu" style:family="text">
      <style:text-properties style:text-underline-type="single" style:text-underline-style="solid" style:text-underline-width="auto" style:text-underline-mode="continuous"/>
    </style:style>
    <style:style style:name="T2285" style:parent-style-name="Domyślnaczcionkaakapitu" style:family="text">
      <style:text-properties fo:background-color="#80FFFF" style:text-underline-type="single" style:text-underline-style="solid" style:text-underline-width="auto" style:text-underline-mode="continuous"/>
    </style:style>
    <style:style style:name="T2286" style:parent-style-name="Domyślnaczcionkaakapitu" style:family="text">
      <style:text-properties style:text-underline-type="single" style:text-underline-style="solid" style:text-underline-width="auto" style:text-underline-mode="continuous"/>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fo:text-indent="0.2479in"/>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479in"/>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style:style>
    <style:style style:name="P2302" style:parent-style-name="Normalny" style:family="paragraph">
      <style:paragraph-properties fo:text-align="justify" fo:line-height="150%"/>
    </style:style>
    <style:style style:name="P2303" style:parent-style-name="Normalny" style:family="paragraph">
      <style:paragraph-properties fo:text-align="justify" fo:line-height="150%"/>
    </style:style>
    <style:style style:name="P2304" style:parent-style-name="Normalny" style:family="paragraph">
      <style:paragraph-properties fo:text-align="justify" fo:line-height="150%"/>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style:style>
    <style:style style:name="P2308" style:parent-style-name="Normalny" style:family="paragraph">
      <style:paragraph-properties fo:text-align="justify" fo:line-height="150%"/>
    </style:style>
    <style:style style:name="T2309" style:parent-style-name="Domyślnaczcionkaakapitu" style:family="text">
      <style:text-properties fo:background-color="#80FFFF" style:text-underline-type="single" style:text-underline-style="solid" style:text-underline-width="auto" style:text-underline-mode="continuous"/>
    </style:style>
    <style:style style:name="T2310" style:parent-style-name="Domyślnaczcionkaakapitu" style:family="text">
      <style:text-properties style:text-underline-type="single" style:text-underline-style="solid" style:text-underline-width="auto" style:text-underline-mode="continuous"/>
    </style:style>
    <style:style style:name="T2311" style:parent-style-name="Domyślnaczcionkaakapitu" style:family="text">
      <style:text-properties fo:background-color="#80FFFF" style:text-underline-type="single" style:text-underline-style="solid" style:text-underline-width="auto" style:text-underline-mode="continuous"/>
    </style:style>
    <style:style style:name="T2312" style:parent-style-name="Domyślnaczcionkaakapitu" style:family="text">
      <style:text-properties style:text-underline-type="single" style:text-underline-style="solid" style:text-underline-width="auto" style:text-underline-mode="continuous"/>
    </style:style>
    <style:style style:name="T2313" style:parent-style-name="Domyślnaczcionkaakapitu" style:family="text">
      <style:text-properties fo:background-color="#80FFFF" style:text-underline-type="single" style:text-underline-style="solid" style:text-underline-width="auto" style:text-underline-mode="continuous"/>
    </style:style>
    <style:style style:name="T2314" style:parent-style-name="Domyślnaczcionkaakapitu" style:family="text">
      <style:text-properties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P2330" style:parent-style-name="Normalny" style:family="paragraph">
      <style:paragraph-properties fo:text-align="justify" fo:line-height="150%"/>
    </style:style>
    <style:style style:name="T2331" style:parent-style-name="Domyślnaczcionkaakapitu" style:family="text">
      <style:text-properties style:text-underline-type="single" style:text-underline-style="solid" style:text-underline-width="auto" style:text-underline-mode="continuous"/>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479in"/>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fo:text-indent="0.2479in"/>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479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479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479in"/>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P2705" style:parent-style-name="Normalny" style:family="paragraph">
      <style:paragraph-properties fo:text-align="justify" fo:line-height="150%" fo:text-indent="0.2479in"/>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479in"/>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479in"/>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P2726" style:parent-style-name="Normalny" style:family="paragraph">
      <style:paragraph-properties fo:text-align="justify" fo:line-height="150%"/>
    </style:style>
    <style:style style:name="T2727" style:parent-style-name="Domyślnaczcionkaakapitu" style:family="text">
      <style:text-properties style:text-underline-type="single" style:text-underline-style="solid" style:text-underline-width="auto" style:text-underline-mode="continuous"/>
    </style:style>
    <style:style style:name="T2728" style:parent-style-name="Domyślnaczcionkaakapitu" style:family="text">
      <style:text-properties fo:background-color="#80FFFF" style:text-underline-type="single" style:text-underline-style="solid" style:text-underline-width="auto" style:text-underline-mode="continuous"/>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479in"/>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fo:text-indent="0.2479in"/>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P2751" style:parent-style-name="Normalny" style:family="paragraph">
      <style:paragraph-properties fo:text-align="justify" fo:line-height="150%"/>
    </style:style>
    <style:style style:name="T2752" style:parent-style-name="Domyślnaczcionkaakapitu" style:family="text">
      <style:text-properties fo:background-color="#80FFFF" style:text-underline-type="single" style:text-underline-style="solid" style:text-underline-width="auto" style:text-underline-mode="continuous"/>
    </style:style>
    <style:style style:name="T2753" style:parent-style-name="Domyślnaczcionkaakapitu" style:family="text">
      <style:text-properties style:text-underline-type="single" style:text-underline-style="solid" style:text-underline-width="auto" style:text-underline-mode="continuous"/>
    </style:style>
    <style:style style:name="T2754" style:parent-style-name="Domyślnaczcionkaakapitu" style:family="text">
      <style:text-properties fo:background-color="#80FFFF" style:text-underline-type="single" style:text-underline-style="solid" style:text-underline-width="auto" style:text-underline-mode="continuous"/>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P2758" style:parent-style-name="Normalny" style:family="paragraph">
      <style:paragraph-properties fo:text-align="justify" fo:line-height="150%" fo:text-indent="0.2479in"/>
    </style:style>
    <style:style style:name="P2759" style:parent-style-name="Normalny" style:family="paragraph">
      <style:paragraph-properties fo:text-align="justify" fo:line-height="150%"/>
    </style:style>
    <style:style style:name="T2760" style:parent-style-name="Domyślnaczcionkaakapitu" style:family="text">
      <style:text-properties style:text-underline-type="single" style:text-underline-style="solid" style:text-underline-width="auto" style:text-underline-mode="continuous"/>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text-underline-type="single" style:text-underline-style="solid" style:text-underline-width="auto" style:text-underline-mode="continuous"/>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fo:text-indent="0.2479in"/>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479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style:style>
    <style:style style:name="T2784" style:parent-style-name="Domyślnaczcionkaakapitu" style:family="text">
      <style:text-properties style:text-underline-type="single" style:text-underline-style="solid" style:text-underline-width="auto" style:text-underline-mode="continuous"/>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fo:text-indent="0.2479in"/>
    </style:style>
    <style:style style:name="P2791" style:parent-style-name="Normalny" style:family="paragraph">
      <style:paragraph-properties fo:text-align="justify" fo:line-height="150%" fo:text-indent="0.2479in"/>
    </style:style>
    <style:style style:name="P2792" style:parent-style-name="Normalny" style:family="paragraph">
      <style:paragraph-properties fo:text-align="justify" fo:line-height="150%" fo:text-indent="0.2479in"/>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P2801" style:parent-style-name="Normalny" style:family="paragraph">
      <style:paragraph-properties fo:text-align="justify" fo:line-height="150%" fo:text-indent="0.2479in"/>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479in"/>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style:style>
    <style:style style:name="T2807" style:parent-style-name="Domyślnaczcionkaakapitu" style:family="text">
      <style:text-properties style:text-underline-type="single" style:text-underline-style="solid" style:text-underline-width="auto" style:text-underline-mode="continuous"/>
    </style:style>
    <style:style style:name="T2808" style:parent-style-name="Domyślnaczcionkaakapitu" style:family="text">
      <style:text-properties fo:background-color="#80FFFF" style:text-underline-type="single" style:text-underline-style="solid" style:text-underline-width="auto" style:text-underline-mode="continuous"/>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P2817" style:parent-style-name="Normalny" style:family="paragraph">
      <style:paragraph-properties fo:text-align="justify" fo:line-height="150%" fo:text-indent="0.2479in"/>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style:style>
    <style:style style:name="T2822" style:parent-style-name="Domyślnaczcionkaakapitu" style:family="text">
      <style:text-properties style:text-underline-type="single" style:text-underline-style="solid" style:text-underline-width="auto" style:text-underline-mode="continuous"/>
    </style:style>
    <style:style style:name="T2823" style:parent-style-name="Domyślnaczcionkaakapitu" style:family="text">
      <style:text-properties fo:background-color="#80FFFF" style:text-underline-type="single" style:text-underline-style="solid" style:text-underline-width="auto" style:text-underline-mode="continuous"/>
    </style:style>
    <style:style style:name="T2824" style:parent-style-name="Domyślnaczcionkaakapitu" style:family="text">
      <style:text-properties style:text-underline-type="single" style:text-underline-style="solid" style:text-underline-width="auto" style:text-underline-mode="continuous"/>
    </style:style>
    <style:style style:name="P2825" style:parent-style-name="Normalny" style:family="paragraph">
      <style:paragraph-properties fo:text-align="justify" fo:line-height="150%" fo:text-indent="0.2479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479in"/>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479in"/>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fo:text-indent="0.2479in"/>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479in"/>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fo:text-indent="0.2479in"/>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fo:text-indent="0.2479in"/>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fo:text-indent="0.2479in"/>
    </style:style>
    <style:style style:name="P2928" style:parent-style-name="Normalny" style:family="paragraph">
      <style:paragraph-properties fo:text-align="justify" fo:line-height="150%"/>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P2931" style:parent-style-name="Normalny" style:family="paragraph">
      <style:paragraph-properties fo:text-align="justify" fo:line-height="150%" fo:text-indent="0.2479in"/>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style:style>
    <style:style style:name="T2935" style:parent-style-name="Domyślnaczcionkaakapitu" style:family="text">
      <style:text-properties fo:background-color="#80FFFF" style:text-underline-type="single" style:text-underline-style="solid" style:text-underline-width="auto" style:text-underline-mode="continuous"/>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P2941" style:parent-style-name="Normalny" style:family="paragraph">
      <style:paragraph-properties fo:text-align="justify" fo:line-height="150%"/>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T2944" style:parent-style-name="Domyślnaczcionkaakapitu" style:family="text">
      <style:text-properties style:text-underline-type="single" style:text-underline-style="solid" style:text-underline-width="auto" style:text-underline-mode="continuous"/>
    </style:style>
    <style:style style:name="P2945" style:parent-style-name="Normalny" style:family="paragraph">
      <style:paragraph-properties fo:text-align="justify" fo:line-height="150%" fo:text-indent="0.2479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style:style>
    <style:style style:name="T2959" style:parent-style-name="Domyślnaczcionkaakapitu" style:family="text">
      <style:text-properties style:text-underline-type="single" style:text-underline-style="solid" style:text-underline-width="auto" style:text-underline-mode="continuous"/>
    </style:style>
    <style:style style:name="T2960" style:parent-style-name="Domyślnaczcionkaakapitu" style:family="text">
      <style:text-properties fo:background-color="#80FFFF" style:text-underline-type="single" style:text-underline-style="solid" style:text-underline-width="auto" style:text-underline-mode="continuous"/>
    </style:style>
    <style:style style:name="T2961" style:parent-style-name="Domyślnaczcionkaakapitu" style:family="text">
      <style:text-properties style:text-underline-type="single" style:text-underline-style="solid" style:text-underline-width="auto" style:text-underline-mode="continuous"/>
    </style:style>
    <style:style style:name="P2962" style:parent-style-name="Normalny" style:family="paragraph">
      <style:paragraph-properties fo:text-align="justify" fo:line-height="150%" fo:text-indent="0.2479in"/>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P2966" style:parent-style-name="Normalny" style:family="paragraph">
      <style:paragraph-properties fo:text-align="justify" fo:line-height="150%" fo:text-indent="0.2479in"/>
    </style:style>
    <style:style style:name="P2967" style:parent-style-name="Normalny" style:family="paragraph">
      <style:paragraph-properties fo:text-align="justify" fo:line-height="150%"/>
    </style:style>
    <style:style style:name="T2968" style:parent-style-name="Domyślnaczcionkaakapitu" style:family="text">
      <style:text-properties style:text-underline-type="single" style:text-underline-style="solid" style:text-underline-width="auto" style:text-underline-mode="continuous"/>
    </style:style>
    <style:style style:name="T2969" style:parent-style-name="Domyślnaczcionkaakapitu" style:family="text">
      <style:text-properties fo:background-color="#80FFFF" style:text-underline-type="single" style:text-underline-style="solid" style:text-underline-width="auto" style:text-underline-mode="continuous"/>
    </style:style>
    <style:style style:name="T2970" style:parent-style-name="Domyślnaczcionkaakapitu" style:family="text">
      <style:text-properties style:text-underline-type="single" style:text-underline-style="solid" style:text-underline-width="auto" style:text-underline-mode="continuous"/>
    </style:style>
    <style:style style:name="T2971" style:parent-style-name="Domyślnaczcionkaakapitu" style:family="text">
      <style:text-properties fo:background-color="#80FFFF"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style:style>
    <style:style style:name="T2980" style:parent-style-name="Domyślnaczcionkaakapitu" style:family="text">
      <style:text-properties style:text-underline-type="single" style:text-underline-style="solid" style:text-underline-width="auto" style:text-underline-mode="continuous"/>
    </style:style>
    <style:style style:name="P2981" style:parent-style-name="Normalny" style:family="paragraph">
      <style:paragraph-properties fo:text-align="justify" fo:line-height="150%" fo:text-indent="0.2479in"/>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T2989" style:parent-style-name="Domyślnaczcionkaakapitu" style:family="text">
      <style:text-properties style:text-underline-type="single" style:text-underline-style="solid" style:text-underline-width="auto" style:text-underline-mode="continuous"/>
    </style:style>
    <style:style style:name="P2990" style:parent-style-name="Normalny" style:family="paragraph">
      <style:paragraph-properties fo:text-align="justify" fo:line-height="150%" fo:text-indent="0.2479in"/>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style:style>
    <style:style style:name="T2994" style:parent-style-name="Domyślnaczcionkaakapitu" style:family="text">
      <style:text-properties style:text-underline-type="single" style:text-underline-style="solid" style:text-underline-width="auto" style:text-underline-mode="continuous"/>
    </style:style>
    <style:style style:name="P2995" style:parent-style-name="Normalny" style:family="paragraph">
      <style:paragraph-properties fo:text-align="justify" fo:line-height="150%" fo:text-indent="0.2479in"/>
    </style:style>
    <style:style style:name="P2996" style:parent-style-name="Normalny" style:family="paragraph">
      <style:paragraph-properties fo:text-align="justify" fo:line-height="150%"/>
    </style:style>
    <style:style style:name="T2997" style:parent-style-name="Domyślnaczcionkaakapitu" style:family="text">
      <style:text-properties style:text-underline-type="single" style:text-underline-style="solid" style:text-underline-width="auto" style:text-underline-mode="continuous"/>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style:style>
    <style:style style:name="T3001" style:parent-style-name="Domyślnaczcionkaakapitu" style:family="text">
      <style:text-properties style:text-underline-type="single" style:text-underline-style="solid" style:text-underline-width="auto" style:text-underline-mode="continuous"/>
    </style:style>
    <style:style style:name="P3002" style:parent-style-name="Normalny" style:family="paragraph">
      <style:paragraph-properties fo:text-align="justify" fo:line-height="150%" fo:text-indent="0.2479in"/>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P3009" style:parent-style-name="Normalny" style:family="paragraph">
      <style:paragraph-properties fo:text-align="justify" fo:line-height="150%" fo:text-indent="0.2479in"/>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P3013" style:parent-style-name="Normalny" style:family="paragraph">
      <style:paragraph-properties fo:text-align="justify" fo:line-height="150%" fo:text-indent="0.2479in"/>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fo:text-indent="0.2479in"/>
    </style:style>
    <style:style style:name="P3034" style:parent-style-name="Normalny" style:family="paragraph">
      <style:paragraph-properties fo:text-align="justify" fo:line-height="150%" fo:text-indent="0.2479in"/>
    </style:style>
    <style:style style:name="P3035" style:parent-style-name="Normalny" style:family="paragraph">
      <style:paragraph-properties fo:text-align="justify" fo:line-height="150%"/>
    </style:style>
    <style:style style:name="T3036" style:parent-style-name="Domyślnaczcionkaakapitu" style:family="text">
      <style:text-properties style:text-underline-type="single" style:text-underline-style="solid" style:text-underline-width="auto" style:text-underline-mode="continuous"/>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fo:text-indent="0.2479in"/>
    </style:style>
    <style:style style:name="P3046" style:parent-style-name="Normalny" style:family="paragraph">
      <style:paragraph-properties fo:text-align="justify" fo:line-height="150%"/>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style:text-underline-type="single" style:text-underline-style="solid" style:text-underline-width="auto" style:text-underline-mode="continuous"/>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style:style>
    <style:style style:name="T3059" style:parent-style-name="Domyślnaczcionkaakapitu" style:family="text">
      <style:text-properties style:text-underline-type="single" style:text-underline-style="solid" style:text-underline-width="auto" style:text-underline-mode="continuous"/>
    </style:style>
    <style:style style:name="T3060" style:parent-style-name="Domyślnaczcionkaakapitu" style:family="text">
      <style:text-properties fo:background-color="#80FFFF" style:text-underline-type="single" style:text-underline-style="solid" style:text-underline-width="auto" style:text-underline-mode="continuous"/>
    </style:style>
    <style:style style:name="T3061" style:parent-style-name="Domyślnaczcionkaakapitu" style:family="text">
      <style:text-properties style:text-underline-type="single" style:text-underline-style="solid" style:text-underline-width="auto" style:text-underline-mode="continuous"/>
    </style:style>
    <style:style style:name="P3062" style:parent-style-name="Normalny" style:family="paragraph">
      <style:paragraph-properties fo:text-align="justify" fo:line-height="150%" fo:text-indent="0.2479in"/>
    </style:style>
    <style:style style:name="P3063" style:parent-style-name="Normalny" style:family="paragraph">
      <style:paragraph-properties fo:text-align="justify" fo:line-height="150%" fo:text-indent="0.2479in"/>
    </style:style>
    <style:style style:name="P3064" style:parent-style-name="Normalny" style:family="paragraph">
      <style:paragraph-properties fo:text-align="justify" fo:line-height="150%"/>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style:text-underline-type="single" style:text-underline-style="solid" style:text-underline-width="auto" style:text-underline-mode="continuous"/>
    </style:style>
    <style:style style:name="P3068" style:parent-style-name="Normalny" style:family="paragraph">
      <style:paragraph-properties fo:text-align="justify" fo:line-height="150%" fo:text-indent="0.2479in"/>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fo:text-indent="0.2479in"/>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fo:text-indent="0.2479in"/>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P3084" style:parent-style-name="Normalny" style:family="paragraph">
      <style:paragraph-properties fo:text-align="justify" fo:line-height="150%" fo:text-indent="0.2479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style:style>
    <style:style style:name="T3089" style:parent-style-name="Domyślnaczcionkaakapitu" style:family="text">
      <style:text-properties style:text-underline-type="single" style:text-underline-style="solid" style:text-underline-width="auto" style:text-underline-mode="continuous"/>
    </style:style>
    <style:style style:name="T3090" style:parent-style-name="Domyślnaczcionkaakapitu" style:family="text">
      <style:text-properties fo:background-color="#80FFFF" style:text-underline-type="single" style:text-underline-style="solid" style:text-underline-width="auto" style:text-underline-mode="continuous"/>
    </style:style>
    <style:style style:name="T3091" style:parent-style-name="Domyślnaczcionkaakapitu" style:family="text">
      <style:text-properties style:text-underline-type="single" style:text-underline-style="solid" style:text-underline-width="auto" style:text-underline-mode="continuous"/>
    </style:style>
    <style:style style:name="T3092" style:parent-style-name="Domyślnaczcionkaakapitu" style:family="text">
      <style:text-properties fo:background-color="#80FFFF" style:text-underline-type="single" style:text-underline-style="solid" style:text-underline-width="auto" style:text-underline-mode="continuous"/>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fo:text-indent="0.2479in"/>
    </style:style>
    <style:style style:name="P3095" style:parent-style-name="Normalny" style:family="paragraph">
      <style:paragraph-properties fo:text-align="justify" fo:line-height="150%"/>
    </style:style>
    <style:style style:name="T3096" style:parent-style-name="Domyślnaczcionkaakapitu" style:family="text">
      <style:text-properties style:text-underline-type="single" style:text-underline-style="solid" style:text-underline-width="auto" style:text-underline-mode="continuous"/>
    </style:style>
    <style:style style:name="P3097" style:parent-style-name="Normalny" style:family="paragraph">
      <style:paragraph-properties fo:text-align="justify" fo:line-height="150%" fo:text-indent="0.2479in"/>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P3106" style:parent-style-name="Normalny" style:family="paragraph">
      <style:paragraph-properties fo:text-align="justify" fo:line-height="150%" fo:text-indent="0.2479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479in"/>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479in"/>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479in"/>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font-style="italic" style:font-style-asian="italic" style:font-style-complex="italic" fo:background-color="#80FFFF"/>
    </style:style>
    <style:style style:name="P3127" style:parent-style-name="Normalny" style:family="paragraph">
      <style:paragraph-properties fo:text-align="justify" fo:line-height="150%"/>
    </style:style>
    <style:style style:name="T3128" style:parent-style-name="Domyślnaczcionkaakapitu" style:family="text">
      <style:text-properties fo:background-color="#80FFFF" style:text-underline-type="single" style:text-underline-style="solid" style:text-underline-width="auto" style:text-underline-mode="continuous"/>
    </style:style>
    <style:style style:name="T3129" style:parent-style-name="Domyślnaczcionkaakapitu" style:family="text">
      <style:text-properties style:text-underline-type="single" style:text-underline-style="solid" style:text-underline-width="auto" style:text-underline-mode="continuous"/>
    </style:style>
    <style:style style:name="P3130" style:parent-style-name="Normalny" style:family="paragraph">
      <style:paragraph-properties fo:text-align="justify" fo:line-height="150%" fo:text-indent="0.2479in"/>
    </style:style>
    <style:style style:name="P3131" style:parent-style-name="Normalny" style:family="paragraph">
      <style:paragraph-properties fo:text-align="justify" fo:line-height="150%"/>
    </style:style>
    <style:style style:name="T3132" style:parent-style-name="Domyślnaczcionkaakapitu" style:family="text">
      <style:text-properties fo:background-color="#80FFFF" style:text-underline-type="single" style:text-underline-style="solid" style:text-underline-width="auto" style:text-underline-mode="continuous"/>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text-underline-type="single" style:text-underline-style="solid" style:text-underline-width="auto" style:text-underline-mode="continuous"/>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T3137" style:parent-style-name="Domyślnaczcionkaakapitu" style:family="text">
      <style:text-properties style:text-underline-type="single" style:text-underline-style="solid" style:text-underline-width="auto" style:text-underline-mode="continuous"/>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fo:text-indent="0.2479in"/>
    </style:style>
    <style:style style:name="P3140" style:parent-style-name="Normalny" style:family="paragraph">
      <style:paragraph-properties fo:text-align="justify" fo:line-height="150%" fo:text-indent="0.2479in"/>
    </style:style>
    <style:style style:name="P3141" style:parent-style-name="Normalny" style:family="paragraph">
      <style:paragraph-properties fo:text-align="justify" fo:line-height="150%"/>
    </style:style>
    <style:style style:name="T3142" style:parent-style-name="Domyślnaczcionkaakapitu" style:family="text">
      <style:text-properties fo:background-color="#80FFFF" style:text-underline-type="single" style:text-underline-style="solid" style:text-underline-width="auto" style:text-underline-mode="continuous"/>
    </style:style>
    <style:style style:name="T3143" style:parent-style-name="Domyślnaczcionkaakapitu" style:family="text">
      <style:text-properties style:text-underline-type="single" style:text-underline-style="solid" style:text-underline-width="auto" style:text-underline-mode="continuous"/>
    </style:style>
    <style:style style:name="P3144" style:parent-style-name="Normalny" style:family="paragraph">
      <style:paragraph-properties fo:text-align="justify" fo:line-height="150%" fo:text-indent="0.2479in"/>
    </style:style>
    <style:style style:name="P3145" style:parent-style-name="Normalny" style:family="paragraph">
      <style:paragraph-properties fo:text-align="justify" fo:line-height="150%"/>
    </style:style>
    <style:style style:name="T3146" style:parent-style-name="Domyślnaczcionkaakapitu" style:family="text">
      <style:text-properties style:text-underline-type="single" style:text-underline-style="solid" style:text-underline-width="auto" style:text-underline-mode="continuous"/>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fo:text-indent="0.2479in"/>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fo:text-indent="0.2479in"/>
    </style:style>
    <style:style style:name="P3151" style:parent-style-name="Normalny" style:family="paragraph">
      <style:paragraph-properties fo:text-align="justify" fo:line-height="150%" fo:text-indent="0.2479in"/>
    </style:style>
    <style:style style:name="P3152" style:parent-style-name="Normalny" style:family="paragraph">
      <style:paragraph-properties fo:text-align="justify" fo:line-height="150%"/>
    </style:style>
    <style:style style:name="T3153" style:parent-style-name="Domyślnaczcionkaakapitu" style:family="text">
      <style:text-properties style:text-underline-type="single" style:text-underline-style="solid" style:text-underline-width="auto" style:text-underline-mode="continuous"/>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style:style>
    <style:style style:name="T3169" style:parent-style-name="Domyślnaczcionkaakapitu" style:family="text">
      <style:text-properties style:text-underline-type="single" style:text-underline-style="solid" style:text-underline-width="auto" style:text-underline-mode="continuous"/>
    </style:style>
    <style:style style:name="T3170" style:parent-style-name="Domyślnaczcionkaakapitu" style:family="text">
      <style:text-properties fo:background-color="#80FFFF"/>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style:style>
    <style:style style:name="T3175" style:parent-style-name="Domyślnaczcionkaakapitu" style:family="text">
      <style:text-properties style:text-underline-type="single" style:text-underline-style="solid" style:text-underline-width="auto" style:text-underline-mode="continuous"/>
    </style:style>
    <style:style style:name="T3176" style:parent-style-name="Domyślnaczcionkaakapitu" style:family="text">
      <style:text-properties fo:background-color="#80FFFF" style:text-underline-type="single" style:text-underline-style="solid" style:text-underline-width="auto" style:text-underline-mode="continuous"/>
    </style:style>
    <style:style style:name="T3177" style:parent-style-name="Domyślnaczcionkaakapitu" style:family="text">
      <style:text-properties style:text-underline-type="single" style:text-underline-style="solid" style:text-underline-width="auto" style:text-underline-mode="continuous"/>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479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479in"/>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fo:text-indent="0.2479in"/>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P3210" style:parent-style-name="Normalny" style:family="paragraph">
      <style:paragraph-properties fo:text-align="justify" fo:line-height="150%" fo:text-indent="0.2479in"/>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P3215" style:parent-style-name="Normalny" style:family="paragraph">
      <style:paragraph-properties fo:text-align="justify" fo:line-height="150%" fo:text-indent="0.2479in"/>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P3231" style:parent-style-name="Normalny" style:family="paragraph">
      <style:paragraph-properties fo:text-align="justify" fo:line-height="150%"/>
    </style:style>
    <style:style style:name="T3232" style:parent-style-name="Domyślnaczcionkaakapitu" style:family="text">
      <style:text-properties style:text-underline-type="single" style:text-underline-style="solid" style:text-underline-width="auto" style:text-underline-mode="continuous"/>
    </style:style>
    <style:style style:name="P3233" style:parent-style-name="Normalny" style:family="paragraph">
      <style:paragraph-properties fo:text-align="justify" fo:line-height="150%" fo:text-indent="0.2479in"/>
    </style:style>
    <style:style style:name="P3234" style:parent-style-name="Normalny" style:family="paragraph">
      <style:paragraph-properties fo:text-align="justify" fo:line-height="150%"/>
    </style:style>
    <style:style style:name="T3235" style:parent-style-name="Domyślnaczcionkaakapitu" style:family="text">
      <style:text-properties style:text-underline-type="single" style:text-underline-style="solid" style:text-underline-width="auto" style:text-underline-mode="continuous"/>
    </style:style>
    <style:style style:name="P3236" style:parent-style-name="Normalny" style:family="paragraph">
      <style:paragraph-properties fo:text-align="justify" fo:line-height="150%" fo:text-indent="0.2479in"/>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P3248" style:parent-style-name="Normalny" style:family="paragraph">
      <style:paragraph-properties fo:text-align="justify" fo:line-height="150%" fo:text-indent="0.2479in"/>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style:style>
    <style:style style:name="T3252" style:parent-style-name="Domyślnaczcionkaakapitu" style:family="text">
      <style:text-properties style:text-underline-type="single" style:text-underline-style="solid" style:text-underline-width="auto" style:text-underline-mode="continuous"/>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P3254" style:parent-style-name="Normalny" style:family="paragraph">
      <style:paragraph-properties fo:text-align="justify" fo:line-height="150%" fo:text-indent="0.2479in"/>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style:style>
    <style:style style:name="T3257" style:parent-style-name="Domyślnaczcionkaakapitu" style:family="text">
      <style:text-properties style:text-underline-type="single" style:text-underline-style="solid" style:text-underline-width="auto" style:text-underline-mode="continuous"/>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fo:text-indent="0.2479in"/>
    </style:style>
    <style:style style:name="T3261" style:parent-style-name="Domyślnaczcionkaakapitu" style:family="text">
      <style:text-properties fo:background-color="#80FFFF"/>
    </style:style>
    <style:style style:name="P3262" style:parent-style-name="Normalny" style:family="paragraph">
      <style:paragraph-properties fo:text-align="justify" fo:line-height="150%" fo:text-indent="0.2479in"/>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fo:text-indent="0.2479in"/>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fo:text-indent="0.2479in"/>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fo:text-indent="0.2479in"/>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P3284" style:parent-style-name="Normalny" style:family="paragraph">
      <style:paragraph-properties fo:text-align="justify" fo:line-height="150%"/>
    </style:style>
    <style:style style:name="T3285" style:parent-style-name="Domyślnaczcionkaakapitu" style:family="text">
      <style:text-properties style:text-underline-type="single" style:text-underline-style="solid" style:text-underline-width="auto" style:text-underline-mode="continuous"/>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479in"/>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style:style>
    <style:style style:name="T3293" style:parent-style-name="Domyślnaczcionkaakapitu" style:family="text">
      <style:text-properties fo:background-color="#80FFFF" style:text-underline-type="single" style:text-underline-style="solid" style:text-underline-width="auto" style:text-underline-mode="continuous"/>
    </style:style>
    <style:style style:name="T3294" style:parent-style-name="Domyślnaczcionkaakapitu" style:family="text">
      <style:text-properties style:text-underline-type="single" style:text-underline-style="solid" style:text-underline-width="auto" style:text-underline-mode="continuous"/>
    </style:style>
    <style:style style:name="P3295" style:parent-style-name="Normalny" style:family="paragraph">
      <style:paragraph-properties fo:text-align="justify" fo:line-height="150%" fo:text-indent="0.2479in"/>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P3303" style:parent-style-name="Normalny" style:family="paragraph">
      <style:paragraph-properties fo:text-align="justify" fo:line-height="150%"/>
    </style:style>
    <style:style style:name="T3304" style:parent-style-name="Domyślnaczcionkaakapitu" style:family="text">
      <style:text-properties style:text-underline-type="single" style:text-underline-style="solid" style:text-underline-width="auto" style:text-underline-mode="continuous"/>
    </style:style>
    <style:style style:name="T3305" style:parent-style-name="Domyślnaczcionkaakapitu" style:family="text">
      <style:text-properties fo:background-color="#80FFFF" style:text-underline-type="single" style:text-underline-style="solid" style:text-underline-width="auto" style:text-underline-mode="continuous"/>
    </style:style>
    <style:style style:name="T3306" style:parent-style-name="Domyślnaczcionkaakapitu" style:family="text">
      <style:text-properties style:text-underline-type="single" style:text-underline-style="solid" style:text-underline-width="auto" style:text-underline-mode="continuous"/>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P3320" style:parent-style-name="Normalny" style:family="paragraph">
      <style:paragraph-properties fo:text-align="justify" fo:line-height="150%"/>
    </style:style>
    <style:style style:name="T3321" style:parent-style-name="Domyślnaczcionkaakapitu" style:family="text">
      <style:text-properties style:text-underline-type="single" style:text-underline-style="solid" style:text-underline-width="auto" style:text-underline-mode="continuous"/>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P3334" style:parent-style-name="Normalny" style:family="paragraph">
      <style:paragraph-properties fo:text-align="justify" fo:line-height="150%" fo:text-indent="0.2479in"/>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479in"/>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P3348" style:parent-style-name="Normalny" style:family="paragraph">
      <style:paragraph-properties fo:text-align="justify" fo:line-height="150%"/>
    </style:style>
    <style:style style:name="T3349" style:parent-style-name="Domyślnaczcionkaakapitu" style:family="text">
      <style:text-properties style:text-underline-type="single" style:text-underline-style="solid" style:text-underline-width="auto" style:text-underline-mode="continuous"/>
    </style:style>
    <style:style style:name="P3350" style:parent-style-name="Normalny" style:family="paragraph">
      <style:paragraph-properties fo:text-align="justify" fo:line-height="150%" fo:text-indent="0.2479in"/>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479in"/>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style:style>
    <style:style style:name="T3358" style:parent-style-name="Domyślnaczcionkaakapitu" style:family="text">
      <style:text-properties style:text-underline-type="single" style:text-underline-style="solid" style:text-underline-width="auto" style:text-underline-mode="continuous"/>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fo:text-indent="0.2479in"/>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P3383" style:parent-style-name="Normalny" style:family="paragraph">
      <style:paragraph-properties fo:text-align="justify" fo:line-height="150%" fo:text-indent="0.2479in"/>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P3408" style:parent-style-name="Normalny" style:family="paragraph">
      <style:paragraph-properties fo:text-align="justify" fo:line-height="150%" fo:text-indent="0.2479in"/>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fo:text-indent="0.2479in"/>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P3426" style:parent-style-name="Normalny" style:family="paragraph">
      <style:paragraph-properties fo:text-align="justify" fo:line-height="150%"/>
    </style:style>
    <style:style style:name="T3427" style:parent-style-name="Domyślnaczcionkaakapitu" style:family="text">
      <style:text-properties style:text-underline-type="single" style:text-underline-style="solid" style:text-underline-width="auto" style:text-underline-mode="continuous"/>
    </style:style>
    <style:style style:name="T3428" style:parent-style-name="Domyślnaczcionkaakapitu" style:family="text">
      <style:text-properties fo:background-color="#80FFFF" style:text-underline-type="single" style:text-underline-style="solid" style:text-underline-width="auto" style:text-underline-mode="continuous"/>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P3431" style:parent-style-name="Normalny" style:family="paragraph">
      <style:paragraph-properties fo:text-align="justify" fo:line-height="150%"/>
    </style:style>
    <style:style style:name="T3432" style:parent-style-name="Domyślnaczcionkaakapitu" style:family="text">
      <style:text-properties fo:background-color="#80FFFF" style:text-underline-type="single" style:text-underline-style="solid" style:text-underline-width="auto" style:text-underline-mode="continuous"/>
    </style:style>
    <style:style style:name="T3433" style:parent-style-name="Domyślnaczcionkaakapitu" style:family="text">
      <style:text-properties style:text-underline-type="single" style:text-underline-style="solid" style:text-underline-width="auto" style:text-underline-mode="continuous"/>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P3447" style:parent-style-name="Normalny" style:family="paragraph">
      <style:paragraph-properties fo:text-align="justify" fo:line-height="150%" fo:text-indent="0.2479in"/>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479in"/>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T3456" style:parent-style-name="Domyślnaczcionkaakapitu" style:family="text">
      <style:text-properties fo:background-color="#80FFFF" style:text-underline-type="single" style:text-underline-style="solid" style:text-underline-width="auto" style:text-underline-mode="continuous"/>
    </style:style>
    <style:style style:name="P3457" style:parent-style-name="Normalny" style:family="paragraph">
      <style:paragraph-properties fo:text-align="justify" fo:line-height="150%" fo:text-indent="0.2479in"/>
    </style:style>
    <style:style style:name="P3458" style:parent-style-name="Normalny" style:family="paragraph">
      <style:paragraph-properties fo:text-align="justify" fo:line-height="150%"/>
    </style:style>
    <style:style style:name="T3459" style:parent-style-name="Domyślnaczcionkaakapitu" style:family="text">
      <style:text-properties fo:background-color="#80FFFF" style:text-underline-type="single" style:text-underline-style="solid" style:text-underline-width="auto" style:text-underline-mode="continuous"/>
    </style:style>
    <style:style style:name="T3460" style:parent-style-name="Domyślnaczcionkaakapitu" style:family="text">
      <style:text-properties style:text-underline-type="single" style:text-underline-style="solid" style:text-underline-width="auto" style:text-underline-mode="continuous"/>
    </style:style>
    <style:style style:name="P3461" style:parent-style-name="Normalny" style:family="paragraph">
      <style:paragraph-properties fo:text-align="justify" fo:line-height="150%" fo:text-indent="0.2479in"/>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P3467" style:parent-style-name="Normalny" style:family="paragraph">
      <style:paragraph-properties fo:text-align="justify" fo:line-height="150%" fo:text-indent="0.2479in"/>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P3472" style:parent-style-name="Normalny" style:family="paragraph">
      <style:paragraph-properties fo:text-align="justify" fo:line-height="150%" fo:text-indent="0.2479in"/>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479in"/>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479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P3510" style:parent-style-name="Normalny" style:family="paragraph">
      <style:paragraph-properties fo:text-align="justify" fo:line-height="150%"/>
    </style:style>
    <style:style style:name="T3511" style:parent-style-name="Domyślnaczcionkaakapitu" style:family="text">
      <style:text-properties style:text-underline-type="single" style:text-underline-style="solid" style:text-underline-width="auto" style:text-underline-mode="continuous"/>
    </style:style>
    <style:style style:name="P3512" style:parent-style-name="Normalny" style:family="paragraph">
      <style:paragraph-properties fo:text-align="justify" fo:line-height="150%" fo:text-indent="0.2479in"/>
    </style:style>
    <style:style style:name="P3513" style:parent-style-name="Normalny" style:family="paragraph">
      <style:paragraph-properties fo:text-align="justify" fo:line-height="150%" fo:text-indent="0.2479in"/>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fo:text-indent="0.2479in"/>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P3528" style:parent-style-name="Normalny" style:family="paragraph">
      <style:paragraph-properties fo:text-align="justify" fo:line-height="150%"/>
    </style:style>
    <style:style style:name="T3529" style:parent-style-name="Domyślnaczcionkaakapitu" style:family="text">
      <style:text-properties fo:background-color="#80FFFF" style:text-underline-type="single" style:text-underline-style="solid" style:text-underline-width="auto" style:text-underline-mode="continuous"/>
    </style:style>
    <style:style style:name="T3530" style:parent-style-name="Domyślnaczcionkaakapitu" style:family="text">
      <style:text-properties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text-underline-type="single" style:text-underline-style="solid" style:text-underline-width="auto" style:text-underline-mode="continuous"/>
    </style:style>
    <style:style style:name="P3534" style:parent-style-name="Normalny" style:family="paragraph">
      <style:paragraph-properties fo:text-align="justify" fo:line-height="150%" fo:text-indent="0.2479in"/>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style:style>
    <style:style style:name="T3538" style:parent-style-name="Domyślnaczcionkaakapitu" style:family="text">
      <style:text-properties style:text-underline-type="single" style:text-underline-style="solid" style:text-underline-width="auto" style:text-underline-mode="continuous"/>
    </style:style>
    <style:style style:name="T3539" style:parent-style-name="Domyślnaczcionkaakapitu" style:family="text">
      <style:text-properties fo:background-color="#80FFFF" style:text-underline-type="single" style:text-underline-style="solid" style:text-underline-width="auto" style:text-underline-mode="continuous"/>
    </style:style>
    <style:style style:name="P3540" style:parent-style-name="Normalny" style:family="paragraph">
      <style:paragraph-properties fo:text-align="justify" fo:line-height="150%" fo:text-indent="0.2479in"/>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style:style>
    <style:style style:name="T3543" style:parent-style-name="Domyślnaczcionkaakapitu" style:family="text">
      <style:text-properties fo:background-color="#80FFFF" style:text-underline-type="single" style:text-underline-style="solid" style:text-underline-width="auto" style:text-underline-mode="continuous"/>
    </style:style>
    <style:style style:name="T3544" style:parent-style-name="Domyślnaczcionkaakapitu" style:family="text">
      <style:text-properties style:text-underline-type="single" style:text-underline-style="solid" style:text-underline-width="auto" style:text-underline-mode="continuous"/>
    </style:style>
    <style:style style:name="T3545" style:parent-style-name="Domyślnaczcionkaakapitu" style:family="text">
      <style:text-properties fo:background-color="#80FFFF" style:text-underline-type="single" style:text-underline-style="solid" style:text-underline-width="auto" style:text-underline-mode="continuous"/>
    </style:style>
    <style:style style:name="T3546" style:parent-style-name="Domyślnaczcionkaakapitu" style:family="text">
      <style:text-properties style:text-underline-type="single" style:text-underline-style="solid" style:text-underline-width="auto" style:text-underline-mode="continuous"/>
    </style:style>
    <style:style style:name="P3547" style:parent-style-name="Normalny" style:family="paragraph">
      <style:paragraph-properties fo:text-align="justify" fo:line-height="150%" fo:text-indent="0.2479in"/>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style:style>
    <style:style style:name="T3550" style:parent-style-name="Domyślnaczcionkaakapitu" style:family="text">
      <style:text-properties style:text-underline-type="single" style:text-underline-style="solid" style:text-underline-width="auto" style:text-underline-mode="continuous"/>
    </style:style>
    <style:style style:name="P3551" style:parent-style-name="Normalny" style:family="paragraph">
      <style:paragraph-properties fo:text-align="justify" fo:line-height="150%" fo:text-indent="0.2479in"/>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fo:background-color="#80FFFF" style:text-underline-type="single" style:text-underline-style="solid" style:text-underline-width="auto" style:text-underline-mode="continuous"/>
    </style:style>
    <style:style style:name="T3555" style:parent-style-name="Domyślnaczcionkaakapitu" style:family="text">
      <style:text-properties style:text-underline-type="single" style:text-underline-style="solid" style:text-underline-width="auto" style:text-underline-mode="continuous"/>
    </style:style>
    <style:style style:name="P3556" style:parent-style-name="Normalny" style:family="paragraph">
      <style:paragraph-properties fo:text-align="justify" fo:line-height="150%" fo:text-indent="0.2479in"/>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P3573" style:parent-style-name="Normalny" style:family="paragraph">
      <style:paragraph-properties fo:text-align="justify" fo:line-height="150%" fo:text-indent="0.2479in"/>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P3596" style:parent-style-name="Normalny" style:family="paragraph">
      <style:paragraph-properties fo:text-align="justify" fo:line-height="150%" fo:text-indent="0.2479in"/>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P3603" style:parent-style-name="Normalny" style:family="paragraph">
      <style:paragraph-properties fo:text-align="justify" fo:line-height="150%" fo:text-indent="0.2479in"/>
    </style:style>
    <style:style style:name="P3604" style:parent-style-name="Normalny" style:family="paragraph">
      <style:paragraph-properties fo:text-align="justify" fo:line-height="150%" fo:text-indent="0.2479in"/>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479in"/>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P3614" style:parent-style-name="Normalny" style:family="paragraph">
      <style:paragraph-properties fo:text-align="justify" fo:line-height="150%" fo:text-indent="0.2479in"/>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P3633" style:parent-style-name="Normalny" style:family="paragraph">
      <style:paragraph-properties fo:text-align="justify" fo:line-height="150%" fo:text-indent="0.2479in"/>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style:style>
    <style:style style:name="T3645" style:parent-style-name="Domyślnaczcionkaakapitu" style:family="text">
      <style:text-properties style:text-underline-type="single" style:text-underline-style="solid" style:text-underline-width="auto" style:text-underline-mode="continuous"/>
    </style:style>
    <style:style style:name="P3646" style:parent-style-name="Normalny" style:family="paragraph">
      <style:paragraph-properties fo:text-align="justify" fo:line-height="150%" fo:text-indent="0.2479in"/>
    </style:style>
    <style:style style:name="T3647" style:parent-style-name="Domyślnaczcionkaakapitu" style:family="text">
      <style:text-properties fo:background-color="#80FFFF"/>
    </style:style>
    <style:style style:name="P3648" style:parent-style-name="Normalny" style:family="paragraph">
      <style:paragraph-properties fo:text-align="justify" fo:line-height="150%"/>
    </style:style>
    <style:style style:name="T3649" style:parent-style-name="Domyślnaczcionkaakapitu" style:family="text">
      <style:text-properties style:text-underline-type="single" style:text-underline-style="solid" style:text-underline-width="auto" style:text-underline-mode="continuous"/>
    </style:style>
    <style:style style:name="T3650" style:parent-style-name="Domyślnaczcionkaakapitu" style:family="text">
      <style:text-properties fo:background-color="#80FFFF"/>
    </style:style>
    <style:style style:name="P3651" style:parent-style-name="Normalny" style:family="paragraph">
      <style:paragraph-properties fo:text-align="justify" fo:line-height="150%" fo:text-indent="0.2479in"/>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P3659" style:parent-style-name="Normalny" style:family="paragraph">
      <style:paragraph-properties fo:text-align="justify" fo:line-height="150%"/>
    </style:style>
    <style:style style:name="T3660" style:parent-style-name="Domyślnaczcionkaakapitu" style:family="text">
      <style:text-properties style:text-underline-type="single" style:text-underline-style="solid" style:text-underline-width="auto" style:text-underline-mode="continuous"/>
    </style:style>
    <style:style style:name="T3661" style:parent-style-name="Domyślnaczcionkaakapitu" style:family="text">
      <style:text-properties fo:background-color="#80FFFF" style:text-underline-type="single" style:text-underline-style="solid" style:text-underline-width="auto" style:text-underline-mode="continuous"/>
    </style:style>
    <style:style style:name="P3662" style:parent-style-name="Normalny" style:family="paragraph">
      <style:paragraph-properties fo:text-align="justify" fo:line-height="150%" fo:text-indent="0.2479in"/>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style:style>
    <style:style style:name="T3669" style:parent-style-name="Domyślnaczcionkaakapitu" style:family="text">
      <style:text-properties style:text-underline-type="single" style:text-underline-style="solid" style:text-underline-width="auto" style:text-underline-mode="continuous"/>
    </style:style>
    <style:style style:name="P3670" style:parent-style-name="Normalny" style:family="paragraph">
      <style:paragraph-properties fo:text-align="justify" fo:line-height="150%" fo:text-indent="0.2479in"/>
    </style:style>
    <style:style style:name="T3671" style:parent-style-name="Domyślnaczcionkaakapitu" style:family="text">
      <style:text-properties fo:background-color="#80FFFF"/>
    </style:style>
    <style:style style:name="P3672" style:parent-style-name="Normalny" style:family="paragraph">
      <style:paragraph-properties fo:text-align="justify" fo:line-height="150%"/>
    </style:style>
    <style:style style:name="T3673" style:parent-style-name="Domyślnaczcionkaakapitu" style:family="text">
      <style:text-properties style:text-underline-type="single" style:text-underline-style="solid" style:text-underline-width="auto" style:text-underline-mode="continuous"/>
    </style:style>
    <style:style style:name="T3674" style:parent-style-name="Domyślnaczcionkaakapitu" style:family="text">
      <style:text-properties fo:background-color="#80FFFF" style:text-underline-type="single" style:text-underline-style="solid" style:text-underline-width="auto" style:text-underline-mode="continuous"/>
    </style:style>
    <style:style style:name="P3675" style:parent-style-name="Normalny" style:family="paragraph">
      <style:paragraph-properties fo:text-align="justify" fo:line-height="150%" fo:text-indent="0.2479in"/>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P3683" style:parent-style-name="Normalny" style:family="paragraph">
      <style:paragraph-properties fo:text-align="justify" fo:line-height="150%" fo:text-indent="0.2479in"/>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P3691" style:parent-style-name="Normalny" style:family="paragraph">
      <style:paragraph-properties fo:text-align="justify" fo:line-height="150%"/>
    </style:style>
    <style:style style:name="T3692" style:parent-style-name="Domyślnaczcionkaakapitu" style:family="text">
      <style:text-properties style:text-underline-type="single" style:text-underline-style="solid" style:text-underline-width="auto" style:text-underline-mode="continuous"/>
    </style:style>
    <style:style style:name="P3693" style:parent-style-name="Normalny" style:family="paragraph">
      <style:paragraph-properties fo:text-align="justify" fo:line-height="150%" fo:text-indent="0.2479in"/>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P3702" style:parent-style-name="Normalny" style:family="paragraph">
      <style:paragraph-properties fo:text-align="justify" fo:line-height="150%"/>
    </style:style>
    <style:style style:name="T3703" style:parent-style-name="Domyślnaczcionkaakapitu" style:family="text">
      <style:text-properties fo:background-color="#80FFFF" style:text-underline-type="single" style:text-underline-style="solid" style:text-underline-width="auto" style:text-underline-mode="continuous"/>
    </style:style>
    <style:style style:name="T3704" style:parent-style-name="Domyślnaczcionkaakapitu" style:family="text">
      <style:text-properties style:text-underline-type="single" style:text-underline-style="solid" style:text-underline-width="auto" style:text-underline-mode="continuous"/>
    </style:style>
    <style:style style:name="P3705" style:parent-style-name="Normalny" style:family="paragraph">
      <style:paragraph-properties fo:text-align="justify" fo:line-height="150%" fo:text-indent="0.2479in"/>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fo:text-indent="0.2479in"/>
    </style:style>
    <style:style style:name="P3713" style:parent-style-name="Normalny" style:family="paragraph">
      <style:paragraph-properties fo:text-align="justify" fo:line-height="150%"/>
    </style:style>
    <style:style style:name="T3714" style:parent-style-name="Domyślnaczcionkaakapitu" style:family="text">
      <style:text-properties style:text-underline-type="single" style:text-underline-style="solid" style:text-underline-width="auto" style:text-underline-mode="continuous"/>
    </style:style>
    <style:style style:name="T3715" style:parent-style-name="Domyślnaczcionkaakapitu" style:family="text">
      <style:text-properties fo:background-color="#80FFFF" style:text-underline-type="single" style:text-underline-style="solid" style:text-underline-width="auto" style:text-underline-mode="continuous"/>
    </style:style>
    <style:style style:name="P3716" style:parent-style-name="Normalny" style:family="paragraph">
      <style:paragraph-properties fo:text-align="justify" fo:line-height="150%" fo:text-indent="0.2479in"/>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style:style>
    <style:style style:name="T3723" style:parent-style-name="Domyślnaczcionkaakapitu" style:family="text">
      <style:text-properties style:text-underline-type="single" style:text-underline-style="solid" style:text-underline-width="auto" style:text-underline-mode="continuous"/>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P3727" style:parent-style-name="Normalny" style:family="paragraph">
      <style:paragraph-properties fo:text-align="justify" fo:line-height="150%"/>
    </style:style>
    <style:style style:name="T3728" style:parent-style-name="Domyślnaczcionkaakapitu" style:family="text">
      <style:text-properties fo:background-color="#80FFFF" style:text-underline-type="single" style:text-underline-style="solid" style:text-underline-width="auto" style:text-underline-mode="continuous"/>
    </style:style>
    <style:style style:name="T3729" style:parent-style-name="Domyślnaczcionkaakapitu" style:family="text">
      <style:text-properties style:text-underline-type="single" style:text-underline-style="solid" style:text-underline-width="auto" style:text-underline-mode="continuous"/>
    </style:style>
    <style:style style:name="P3730" style:parent-style-name="Normalny" style:family="paragraph">
      <style:paragraph-properties fo:text-align="justify" fo:line-height="150%" fo:text-indent="0.2479in"/>
    </style:style>
    <style:style style:name="P3731" style:parent-style-name="Normalny" style:family="paragraph">
      <style:paragraph-properties fo:text-align="justify" fo:line-height="150%"/>
    </style:style>
    <style:style style:name="T3732" style:parent-style-name="Domyślnaczcionkaakapitu" style:family="text">
      <style:text-properties style:text-underline-type="single" style:text-underline-style="solid" style:text-underline-width="auto" style:text-underline-mode="continuous"/>
    </style:style>
    <style:style style:name="P3733" style:parent-style-name="Normalny" style:family="paragraph">
      <style:paragraph-properties fo:text-align="justify" fo:line-height="150%" fo:text-indent="0.2479in"/>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style:style>
    <style:style style:name="P3737" style:parent-style-name="Normalny" style:family="paragraph">
      <style:paragraph-properties fo:text-align="justify" fo:line-height="150%"/>
    </style:style>
    <style:style style:name="T3738" style:parent-style-name="Domyślnaczcionkaakapitu" style:family="text">
      <style:text-properties fo:background-color="#80FFFF"/>
    </style:style>
    <style:style style:name="P3739" style:parent-style-name="Normalny" style:family="paragraph">
      <style:paragraph-properties fo:text-align="justify" fo:line-height="150%"/>
    </style:style>
    <style:style style:name="P3740" style:parent-style-name="Normalny" style:family="paragraph">
      <style:paragraph-properties fo:text-align="justify" fo:line-height="150%"/>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fo:text-indent="0.2479in"/>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479in"/>
    </style:style>
    <style:style style:name="P3757" style:parent-style-name="Normalny" style:family="paragraph">
      <style:paragraph-properties fo:text-align="justify" fo:line-height="150%"/>
    </style:style>
    <style:style style:name="T3758" style:parent-style-name="Domyślnaczcionkaakapitu" style:family="text">
      <style:text-properties fo:background-color="#80FFFF" style:text-underline-type="single" style:text-underline-style="solid" style:text-underline-width="auto" style:text-underline-mode="continuous"/>
    </style:style>
    <style:style style:name="T3759" style:parent-style-name="Domyślnaczcionkaakapitu" style:family="text">
      <style:text-properties style:text-underline-type="single" style:text-underline-style="solid" style:text-underline-width="auto" style:text-underline-mode="continuous"/>
    </style:style>
    <style:style style:name="P3760" style:parent-style-name="Normalny" style:family="paragraph">
      <style:paragraph-properties fo:text-align="justify" fo:line-height="150%" fo:text-indent="0.2479in"/>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P3765" style:parent-style-name="Normalny" style:family="paragraph">
      <style:paragraph-properties fo:text-align="justify" fo:line-height="150%" fo:text-indent="0.2479in"/>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479in"/>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P3794" style:parent-style-name="Normalny" style:family="paragraph">
      <style:paragraph-properties fo:text-align="justify" fo:line-height="150%" fo:text-indent="0.2479in"/>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P3799" style:parent-style-name="Normalny" style:family="paragraph">
      <style:paragraph-properties fo:text-align="justify" fo:line-height="150%" fo:text-indent="0.2479in"/>
    </style:style>
    <style:style style:name="T3800" style:parent-style-name="Domyślnaczcionkaakapitu" style:family="text">
      <style:text-properties fo:background-color="#80FFFF"/>
    </style:style>
    <style:style style:name="P3801" style:parent-style-name="Normalny" style:family="paragraph">
      <style:paragraph-properties fo:text-align="justify" fo:line-height="150%" fo:text-indent="0.2479in"/>
    </style:style>
    <style:style style:name="T3802" style:parent-style-name="Domyślnaczcionkaakapitu" style:family="text">
      <style:text-properties fo:background-color="#80FFFF"/>
    </style:style>
    <style:style style:name="P3803" style:parent-style-name="Normalny" style:family="paragraph">
      <style:paragraph-properties fo:text-align="justify" fo:line-height="150%" fo:text-indent="0.2479in"/>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fo:text-indent="0.2479in"/>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fo:text-indent="0.2479in"/>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P3831" style:parent-style-name="Normalny" style:family="paragraph">
      <style:paragraph-properties fo:text-align="justify" fo:line-height="150%" fo:text-indent="0.2479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P3840" style:parent-style-name="Normalny" style:family="paragraph">
      <style:paragraph-properties fo:text-align="justify" fo:line-height="150%" fo:text-indent="0.2479in"/>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479in"/>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P3849" style:parent-style-name="Normalny" style:family="paragraph">
      <style:paragraph-properties fo:text-align="justify" fo:line-height="150%" fo:text-indent="0.2479in"/>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P3852" style:parent-style-name="Normalny" style:family="paragraph">
      <style:paragraph-properties fo:text-align="justify" fo:line-height="150%" fo:text-indent="0.2479in"/>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P3864" style:parent-style-name="Normalny" style:family="paragraph">
      <style:paragraph-properties fo:text-align="justify" fo:line-height="150%" fo:text-indent="0.2479in"/>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P3887" style:parent-style-name="Normalny" style:family="paragraph">
      <style:paragraph-properties fo:text-align="justify" fo:line-height="150%" fo:text-indent="0.2479in"/>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fo:text-indent="0.2479in"/>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fo:text-indent="0.2479in"/>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P3911" style:parent-style-name="Normalny" style:family="paragraph">
      <style:paragraph-properties fo:text-align="justify" fo:line-height="150%" fo:text-indent="0.2479in"/>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P3920" style:parent-style-name="Normalny" style:family="paragraph">
      <style:paragraph-properties fo:text-align="justify" fo:line-height="150%" fo:text-indent="0.2479in"/>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P3942" style:parent-style-name="Normalny" style:family="paragraph">
      <style:paragraph-properties fo:text-align="justify" fo:line-height="150%" fo:text-indent="0.2479in"/>
    </style:style>
    <style:style style:name="P3943" style:parent-style-name="Normalny" style:family="paragraph">
      <style:paragraph-properties fo:text-align="justify" fo:line-height="150%"/>
    </style:style>
    <style:style style:name="T3944" style:parent-style-name="Domyślnaczcionkaakapitu" style:family="text">
      <style:text-properties style:text-underline-type="single" style:text-underline-style="solid" style:text-underline-width="auto" style:text-underline-mode="continuous"/>
    </style:style>
    <style:style style:name="P3945" style:parent-style-name="Normalny" style:family="paragraph">
      <style:paragraph-properties fo:text-align="justify" fo:line-height="150%" fo:text-indent="0.2479in"/>
    </style:style>
    <style:style style:name="P3946" style:parent-style-name="Normalny" style:family="paragraph">
      <style:paragraph-properties fo:text-align="justify" fo:line-height="150%">
        <style:tab-stops>
          <style:tab-stop style:type="left" style:leader-style="dotted" style:leader-text="." style:position="1.9701in"/>
          <style:tab-stop style:type="left" style:leader-style="dotted" style:leader-text="." style:position="2.0541in"/>
        </style:tab-stops>
      </style:paragraph-properties>
    </style:style>
    <style:style style:name="T3947" style:parent-style-name="Domyślnaczcionkaakapitu" style:family="text">
      <style:text-properties fo:background-color="#80FFFF" style:text-underline-type="single" style:text-underline-style="solid" style:text-underline-width="auto" style:text-underline-mode="continuous"/>
    </style:style>
    <style:style style:name="T3948" style:parent-style-name="Domyślnaczcionkaakapitu" style:family="text">
      <style:text-properties style:text-underline-type="single" style:text-underline-style="solid" style:text-underline-width="auto" style:text-underline-mode="continuous"/>
    </style:style>
    <style:style style:name="P3949" style:parent-style-name="Normalny" style:family="paragraph">
      <style:paragraph-properties fo:text-align="justify" fo:line-height="150%" fo:text-indent="0.2479in"/>
    </style:style>
    <style:style style:name="T3950" style:parent-style-name="Domyślnaczcionkaakapitu" style:family="text">
      <style:text-properties fo:background-color="#80FFFF"/>
    </style:style>
    <style:style style:name="P3951" style:parent-style-name="Normalny" style:family="paragraph">
      <style:paragraph-properties fo:text-align="justify" fo:line-height="150%"/>
    </style:style>
    <style:style style:name="T3952" style:parent-style-name="Domyślnaczcionkaakapitu" style:family="text">
      <style:text-properties style:text-underline-type="single" style:text-underline-style="solid" style:text-underline-width="auto" style:text-underline-mode="continuous"/>
    </style:style>
    <style:style style:name="T3953" style:parent-style-name="Domyślnaczcionkaakapitu" style:family="text">
      <style:text-properties fo:background-color="#80FFFF" style:text-underline-type="single" style:text-underline-style="solid" style:text-underline-width="auto" style:text-underline-mode="continuous"/>
    </style:style>
    <style:style style:name="T3954" style:parent-style-name="Domyślnaczcionkaakapitu" style:family="text">
      <style:text-properties style:text-underline-type="single" style:text-underline-style="solid" style:text-underline-width="auto" style:text-underline-mode="continuous"/>
    </style:style>
    <style:style style:name="P3955" style:parent-style-name="Normalny" style:family="paragraph">
      <style:paragraph-properties fo:text-align="justify" fo:line-height="150%" fo:text-indent="0.2479in"/>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P3967" style:parent-style-name="Normalny" style:family="paragraph">
      <style:paragraph-properties fo:text-align="justify" fo:line-height="150%"/>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P3970" style:parent-style-name="Normalny" style:family="paragraph">
      <style:paragraph-properties fo:text-align="justify" fo:line-height="150%" fo:text-indent="0.2479in"/>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P3974" style:parent-style-name="Normalny" style:family="paragraph">
      <style:paragraph-properties fo:text-align="justify" fo:line-height="150%"/>
    </style:style>
    <style:style style:name="T3975" style:parent-style-name="Domyślnaczcionkaakapitu" style:family="text">
      <style:text-properties fo:background-color="#80FFFF" style:text-underline-type="single" style:text-underline-style="solid" style:text-underline-width="auto" style:text-underline-mode="continuous"/>
    </style:style>
    <style:style style:name="T3976" style:parent-style-name="Domyślnaczcionkaakapitu" style:family="text">
      <style:text-properties style:text-underline-type="single" style:text-underline-style="solid" style:text-underline-width="auto" style:text-underline-mode="continuous"/>
    </style:style>
    <style:style style:name="P3977" style:parent-style-name="Normalny" style:family="paragraph">
      <style:paragraph-properties fo:text-align="justify" fo:line-height="150%" fo:text-indent="0.2479in"/>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P3989" style:parent-style-name="Normalny" style:family="paragraph">
      <style:paragraph-properties fo:text-align="justify" fo:line-height="150%"/>
    </style:style>
    <style:style style:name="T3990" style:parent-style-name="Domyślnaczcionkaakapitu" style:family="text">
      <style:text-properties fo:background-color="#80FFFF" style:text-underline-type="single" style:text-underline-style="solid" style:text-underline-width="auto" style:text-underline-mode="continuous"/>
    </style:style>
    <style:style style:name="T3991" style:parent-style-name="Domyślnaczcionkaakapitu" style:family="text">
      <style:text-properties style:text-underline-type="single" style:text-underline-style="solid" style:text-underline-width="auto" style:text-underline-mode="continuous"/>
    </style:style>
    <style:style style:name="P3992" style:parent-style-name="Normalny" style:family="paragraph">
      <style:paragraph-properties fo:text-align="justify" fo:line-height="150%" fo:text-indent="0.2479in"/>
    </style:style>
    <style:style style:name="P3993" style:parent-style-name="Normalny" style:family="paragraph">
      <style:paragraph-properties fo:text-align="justify" fo:line-height="150%"/>
    </style:style>
    <style:style style:name="T3994" style:parent-style-name="Domyślnaczcionkaakapitu" style:family="text">
      <style:text-properties fo:background-color="#80FFFF" style:text-underline-type="single" style:text-underline-style="solid" style:text-underline-width="auto" style:text-underline-mode="continuous"/>
    </style:style>
    <style:style style:name="T3995" style:parent-style-name="Domyślnaczcionkaakapitu" style:family="text">
      <style:text-properties style:text-underline-type="single" style:text-underline-style="solid" style:text-underline-width="auto" style:text-underline-mode="continuous"/>
    </style:style>
    <style:style style:name="P3996" style:parent-style-name="Normalny" style:family="paragraph">
      <style:paragraph-properties fo:text-align="justify" fo:line-height="150%" fo:text-indent="0.2479in"/>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P4013" style:parent-style-name="Normalny" style:family="paragraph">
      <style:paragraph-properties fo:text-align="justify" fo:line-height="150%" fo:text-indent="0.2479in"/>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P4016" style:parent-style-name="Normalny" style:family="paragraph">
      <style:paragraph-properties fo:text-align="justify" fo:line-height="150%" fo:text-indent="0.2479in"/>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P4019" style:parent-style-name="Normalny" style:family="paragraph">
      <style:paragraph-properties fo:text-align="justify" fo:line-height="150%"/>
    </style:style>
    <style:style style:name="T4020" style:parent-style-name="Domyślnaczcionkaakapitu" style:family="text">
      <style:text-properties style:text-underline-type="single" style:text-underline-style="solid" style:text-underline-width="auto" style:text-underline-mode="continuous"/>
    </style:style>
    <style:style style:name="T4021" style:parent-style-name="Domyślnaczcionkaakapitu" style:family="text">
      <style:text-properties fo:background-color="#80FFFF" style:text-underline-type="single" style:text-underline-style="solid" style:text-underline-width="auto" style:text-underline-mode="continuous"/>
    </style:style>
    <style:style style:name="T4022" style:parent-style-name="Domyślnaczcionkaakapitu" style:family="text">
      <style:text-properties style:text-underline-type="single" style:text-underline-style="solid" style:text-underline-width="auto" style:text-underline-mode="continuous"/>
    </style:style>
    <style:style style:name="T4023" style:parent-style-name="Domyślnaczcionkaakapitu" style:family="text">
      <style:text-properties fo:background-color="#80FFFF" style:text-underline-type="single" style:text-underline-style="solid" style:text-underline-width="auto" style:text-underline-mode="continuous"/>
    </style:style>
    <style:style style:name="T4024" style:parent-style-name="Domyślnaczcionkaakapitu" style:family="text">
      <style:text-properties style:text-underline-type="single" style:text-underline-style="solid" style:text-underline-width="auto" style:text-underline-mode="continuous"/>
    </style:style>
    <style:style style:name="P4025" style:parent-style-name="Normalny" style:family="paragraph">
      <style:paragraph-properties fo:text-align="justify" fo:line-height="150%" fo:text-indent="0.2479in"/>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P4035" style:parent-style-name="Normalny" style:family="paragraph">
      <style:paragraph-properties fo:text-align="justify" fo:line-height="150%"/>
    </style:style>
    <style:style style:name="T4036" style:parent-style-name="Domyślnaczcionkaakapitu" style:family="text">
      <style:text-properties fo:background-color="#80FFFF" style:text-underline-type="single" style:text-underline-style="solid" style:text-underline-width="auto" style:text-underline-mode="continuous"/>
    </style:style>
    <style:style style:name="T4037" style:parent-style-name="Domyślnaczcionkaakapitu" style:family="text">
      <style:text-properties style:text-underline-type="single" style:text-underline-style="solid" style:text-underline-width="auto" style:text-underline-mode="continuous"/>
    </style:style>
    <style:style style:name="T4038" style:parent-style-name="Domyślnaczcionkaakapitu" style:family="text">
      <style:text-properties fo:background-color="#80FFFF" style:text-underline-type="single" style:text-underline-style="solid" style:text-underline-width="auto" style:text-underline-mode="continuous"/>
    </style:style>
    <style:style style:name="P4039" style:parent-style-name="Normalny" style:family="paragraph">
      <style:paragraph-properties fo:text-align="justify" fo:line-height="150%" fo:text-indent="0.2479in"/>
    </style:style>
    <style:style style:name="P4040" style:parent-style-name="Normalny" style:family="paragraph">
      <style:paragraph-properties fo:text-align="justify" fo:line-height="150%"/>
    </style:style>
    <style:style style:name="T4041" style:parent-style-name="Domyślnaczcionkaakapitu" style:family="text">
      <style:text-properties style:text-underline-type="single" style:text-underline-style="solid" style:text-underline-width="auto" style:text-underline-mode="continuous"/>
    </style:style>
    <style:style style:name="T4042" style:parent-style-name="Domyślnaczcionkaakapitu" style:family="text">
      <style:text-properties fo:background-color="#80FFFF" style:text-underline-type="single" style:text-underline-style="solid" style:text-underline-width="auto" style:text-underline-mode="continuous"/>
    </style:style>
    <style:style style:name="T4043" style:parent-style-name="Domyślnaczcionkaakapitu" style:family="text">
      <style:text-properties style:text-underline-type="single" style:text-underline-style="solid" style:text-underline-width="auto" style:text-underline-mode="continuous"/>
    </style:style>
    <style:style style:name="T4044" style:parent-style-name="Domyślnaczcionkaakapitu" style:family="text">
      <style:text-properties fo:background-color="#80FFFF" style:text-underline-type="single" style:text-underline-style="solid" style:text-underline-width="auto" style:text-underline-mode="continuous"/>
    </style:style>
    <style:style style:name="P4045" style:parent-style-name="Normalny" style:family="paragraph">
      <style:paragraph-properties fo:text-align="justify" fo:line-height="150%" fo:text-indent="0.2479in"/>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P4058" style:parent-style-name="Normalny" style:family="paragraph">
      <style:paragraph-properties fo:text-align="justify" fo:line-height="150%" fo:text-indent="0.2479in"/>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P4079" style:parent-style-name="Normalny" style:family="paragraph">
      <style:paragraph-properties fo:text-align="justify" fo:line-height="150%" fo:text-indent="0.2479in"/>
    </style:style>
    <style:style style:name="P4080" style:parent-style-name="Normalny" style:family="paragraph">
      <style:paragraph-properties fo:text-align="justify" fo:line-height="150%"/>
    </style:style>
    <style:style style:name="T4081" style:parent-style-name="Domyślnaczcionkaakapitu" style:family="text">
      <style:text-properties style:text-underline-type="single" style:text-underline-style="solid" style:text-underline-width="auto" style:text-underline-mode="continuous"/>
    </style:style>
    <style:style style:name="T4082" style:parent-style-name="Domyślnaczcionkaakapitu" style:family="text">
      <style:text-properties fo:background-color="#80FFFF" style:text-underline-type="single" style:text-underline-style="solid" style:text-underline-width="auto" style:text-underline-mode="continuous"/>
    </style:style>
    <style:style style:name="T4083" style:parent-style-name="Domyślnaczcionkaakapitu" style:family="text">
      <style:text-properties fo:background-color="#80FFFF"/>
    </style:style>
    <style:style style:name="P4084" style:parent-style-name="Normalny" style:family="paragraph">
      <style:paragraph-properties fo:text-align="justify" fo:line-height="150%" fo:text-indent="0.2479in"/>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P4088" style:parent-style-name="Normalny" style:family="paragraph">
      <style:paragraph-properties fo:text-align="justify" fo:line-height="150%"/>
    </style:style>
    <style:style style:name="T4089" style:parent-style-name="Domyślnaczcionkaakapitu" style:family="text">
      <style:text-properties fo:background-color="#80FFFF" style:text-underline-type="single" style:text-underline-style="solid" style:text-underline-width="auto" style:text-underline-mode="continuous"/>
    </style:style>
    <style:style style:name="T4090" style:parent-style-name="Domyślnaczcionkaakapitu" style:family="text">
      <style:text-properties style:text-underline-type="single" style:text-underline-style="solid" style:text-underline-width="auto" style:text-underline-mode="continuous"/>
    </style:style>
    <style:style style:name="P4091" style:parent-style-name="Normalny" style:family="paragraph">
      <style:paragraph-properties fo:text-align="justify" fo:line-height="150%" fo:text-indent="0.2479in"/>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P4099" style:parent-style-name="Normalny" style:family="paragraph">
      <style:paragraph-properties fo:text-align="justify" fo:line-height="150%" fo:text-indent="0.2479in"/>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P4107" style:parent-style-name="Normalny" style:family="paragraph">
      <style:paragraph-properties fo:text-align="justify" fo:line-height="150%" fo:text-indent="0.2479in"/>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P4111" style:parent-style-name="Normalny" style:family="paragraph">
      <style:paragraph-properties fo:text-align="justify" fo:line-height="150%" fo:text-indent="0.2479in"/>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P4129" style:parent-style-name="Normalny" style:family="paragraph">
      <style:paragraph-properties fo:text-align="justify" fo:line-height="150%"/>
    </style:style>
    <style:style style:name="P4130" style:parent-style-name="Normalny" style:family="paragraph">
      <style:paragraph-properties fo:text-align="justify" fo:line-height="150%" fo:text-indent="0.2479in"/>
    </style:style>
    <style:style style:name="P4131" style:parent-style-name="Normalny" style:family="paragraph">
      <style:paragraph-properties fo:text-align="justify" fo:line-height="150%"/>
    </style:style>
    <style:style style:name="T4132" style:parent-style-name="Domyślnaczcionkaakapitu" style:family="text">
      <style:text-properties fo:background-color="#80FFFF"/>
    </style:style>
    <style:style style:name="P4133" style:parent-style-name="Normalny" style:family="paragraph">
      <style:paragraph-properties fo:text-align="justify" fo:line-height="150%"/>
    </style:style>
    <style:style style:name="T4134" style:parent-style-name="Domyślnaczcionkaakapitu" style:family="text">
      <style:text-properties fo:background-color="#80FFFF" style:text-underline-type="single" style:text-underline-style="solid" style:text-underline-width="auto" style:text-underline-mode="continuous"/>
    </style:style>
    <style:style style:name="T4135" style:parent-style-name="Domyślnaczcionkaakapitu" style:family="text">
      <style:text-properties style:text-underline-type="single" style:text-underline-style="solid" style:text-underline-width="auto" style:text-underline-mode="continuous"/>
    </style:style>
    <style:style style:name="P4136" style:parent-style-name="Normalny" style:family="paragraph">
      <style:paragraph-properties fo:text-align="justify" fo:line-height="150%" fo:text-indent="0.2479in"/>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P4143" style:parent-style-name="Normalny" style:family="paragraph">
      <style:paragraph-properties fo:text-align="justify" fo:line-height="150%"/>
    </style:style>
    <style:style style:name="T4144" style:parent-style-name="Domyślnaczcionkaakapitu" style:family="text">
      <style:text-properties fo:background-color="#80FFFF" style:text-underline-type="single" style:text-underline-style="solid" style:text-underline-width="auto" style:text-underline-mode="continuous"/>
    </style:style>
    <style:style style:name="T4145" style:parent-style-name="Domyślnaczcionkaakapitu" style:family="text">
      <style:text-properties style:text-underline-type="single" style:text-underline-style="solid" style:text-underline-width="auto" style:text-underline-mode="continuous"/>
    </style:style>
    <style:style style:name="P4146" style:parent-style-name="Normalny" style:family="paragraph">
      <style:paragraph-properties fo:text-align="justify" fo:line-height="150%" fo:text-indent="0.2479in"/>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P4153" style:parent-style-name="Normalny" style:family="paragraph">
      <style:paragraph-properties fo:text-align="justify" fo:line-height="150%" fo:text-indent="0.2479in"/>
    </style:style>
    <style:style style:name="T4154" style:parent-style-name="Domyślnaczcionkaakapitu" style:family="text">
      <style:text-properties fo:background-color="#80FFFF"/>
    </style:style>
    <style:style style:name="P4155" style:parent-style-name="Normalny" style:family="paragraph">
      <style:paragraph-properties fo:text-align="justify" fo:line-height="150%" fo:text-indent="0.2479in"/>
    </style:style>
    <style:style style:name="T4156" style:parent-style-name="Domyślnaczcionkaakapitu" style:family="text">
      <style:text-properties fo:background-color="#80FFFF"/>
    </style:style>
    <style:style style:name="P4157" style:parent-style-name="Normalny" style:family="paragraph">
      <style:paragraph-properties fo:text-align="justify" fo:line-height="150%"/>
    </style:style>
    <style:style style:name="T4158" style:parent-style-name="Domyślnaczcionkaakapitu" style:family="text">
      <style:text-properties style:text-underline-type="single" style:text-underline-style="solid" style:text-underline-width="auto" style:text-underline-mode="continuous"/>
    </style:style>
    <style:style style:name="P4159" style:parent-style-name="Normalny" style:family="paragraph">
      <style:paragraph-properties fo:text-align="justify" fo:line-height="150%" fo:text-indent="0.2479in"/>
    </style:style>
    <style:style style:name="T4160" style:parent-style-name="Domyślnaczcionkaakapitu" style:family="text">
      <style:text-properties fo:background-color="#80FFFF"/>
    </style:style>
    <style:style style:name="P4161" style:parent-style-name="Normalny" style:family="paragraph">
      <style:paragraph-properties fo:text-align="justify" fo:line-height="150%"/>
    </style:style>
    <style:style style:name="T4162" style:parent-style-name="Domyślnaczcionkaakapitu" style:family="text">
      <style:text-properties style:text-underline-type="single" style:text-underline-style="solid" style:text-underline-width="auto" style:text-underline-mode="continuous"/>
    </style:style>
    <style:style style:name="T4163" style:parent-style-name="Domyślnaczcionkaakapitu" style:family="text">
      <style:text-properties fo:background-color="#80FFFF" style:text-underline-type="single" style:text-underline-style="solid" style:text-underline-width="auto" style:text-underline-mode="continuous"/>
    </style:style>
    <style:style style:name="T4164" style:parent-style-name="Domyślnaczcionkaakapitu" style:family="text">
      <style:text-properties style:text-underline-type="single" style:text-underline-style="solid" style:text-underline-width="auto" style:text-underline-mode="continuous"/>
    </style:style>
    <style:style style:name="P4165" style:parent-style-name="Normalny" style:family="paragraph">
      <style:paragraph-properties fo:text-align="justify" fo:line-height="150%" fo:text-indent="0.2479in"/>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P4178" style:parent-style-name="Normalny" style:family="paragraph">
      <style:paragraph-properties fo:text-align="justify" fo:line-height="150%" fo:text-indent="0.2479in"/>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P4201" style:parent-style-name="Normalny" style:family="paragraph">
      <style:paragraph-properties fo:text-align="justify" fo:line-height="150%" fo:text-indent="0.2479in"/>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P4205" style:parent-style-name="Normalny" style:family="paragraph">
      <style:paragraph-properties fo:text-align="justify" fo:line-height="150%" fo:text-indent="0.2479in"/>
    </style:style>
    <style:style style:name="T4206" style:parent-style-name="Domyślnaczcionkaakapitu" style:family="text">
      <style:text-properties fo:background-color="#80FFFF"/>
    </style:style>
    <style:style style:name="P4207" style:parent-style-name="Normalny" style:family="paragraph">
      <style:paragraph-properties fo:text-align="justify" fo:line-height="150%" fo:text-indent="0.2479in"/>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P4213" style:parent-style-name="Normalny" style:family="paragraph">
      <style:paragraph-properties fo:text-align="justify" fo:line-height="150%" fo:text-indent="0.2479in"/>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P4223" style:parent-style-name="Normalny" style:family="paragraph">
      <style:paragraph-properties fo:text-align="justify" fo:line-height="150%" fo:text-indent="0.2479in"/>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P4229" style:parent-style-name="Normalny" style:family="paragraph">
      <style:paragraph-properties fo:text-align="justify" fo:line-height="150%" fo:text-indent="0.2479in"/>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P4237" style:parent-style-name="Normalny" style:family="paragraph">
      <style:paragraph-properties fo:text-align="justify" fo:line-height="150%"/>
    </style:style>
    <style:style style:name="T4238" style:parent-style-name="Domyślnaczcionkaakapitu" style:family="text">
      <style:text-properties style:text-underline-type="single" style:text-underline-style="solid" style:text-underline-width="auto" style:text-underline-mode="continuous"/>
    </style:style>
    <style:style style:name="P4239" style:parent-style-name="Normalny" style:family="paragraph">
      <style:paragraph-properties fo:text-align="justify" fo:line-height="150%" fo:text-indent="0.2479in"/>
    </style:style>
    <style:style style:name="P4240" style:parent-style-name="Normalny" style:family="paragraph">
      <style:paragraph-properties fo:text-align="justify" fo:line-height="150%"/>
    </style:style>
    <style:style style:name="T4241" style:parent-style-name="Domyślnaczcionkaakapitu" style:family="text">
      <style:text-properties style:text-underline-type="single" style:text-underline-style="solid" style:text-underline-width="auto" style:text-underline-mode="continuous"/>
    </style:style>
    <style:style style:name="P4242" style:parent-style-name="Normalny" style:family="paragraph">
      <style:paragraph-properties fo:text-align="justify" fo:line-height="150%" fo:text-indent="0.2479in"/>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P4247" style:parent-style-name="Normalny" style:family="paragraph">
      <style:paragraph-properties fo:text-align="justify" fo:line-height="150%" fo:text-indent="0.2479in"/>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T4257" style:parent-style-name="Domyślnaczcionkaakapitu" style:family="text">
      <style:text-properties fo:background-color="#80FFFF"/>
    </style:style>
    <style:style style:name="P4258" style:parent-style-name="Normalny" style:family="paragraph">
      <style:paragraph-properties fo:text-align="justify" fo:line-height="150%" fo:text-indent="0.2479in"/>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T4261" style:parent-style-name="Domyślnaczcionkaakapitu" style:family="text">
      <style:text-properties fo:background-color="#80FFFF"/>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P4264" style:parent-style-name="Normalny" style:family="paragraph">
      <style:paragraph-properties fo:text-align="justify" fo:line-height="150%" fo:text-indent="0.2479in"/>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P4269" style:parent-style-name="Normalny" style:family="paragraph">
      <style:paragraph-properties fo:text-align="justify" fo:line-height="150%" fo:text-indent="0.2479in"/>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T4272" style:parent-style-name="Domyślnaczcionkaakapitu" style:family="text">
      <style:text-properties fo:background-color="#80FFFF"/>
    </style:style>
    <style:style style:name="P4273" style:parent-style-name="Normalny" style:family="paragraph">
      <style:paragraph-properties fo:text-align="justify" fo:line-height="150%" fo:text-indent="0.2479in"/>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P4282" style:parent-style-name="Normalny" style:family="paragraph">
      <style:paragraph-properties fo:text-align="justify" fo:line-height="150%" fo:text-indent="0.2479in"/>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T4286" style:parent-style-name="Domyślnaczcionkaakapitu" style:family="text">
      <style:text-properties fo:background-color="#80FFFF"/>
    </style:style>
    <style:style style:name="P4287" style:parent-style-name="Normalny" style:family="paragraph">
      <style:paragraph-properties fo:text-align="justify" fo:line-height="150%" fo:text-indent="0.2479in"/>
    </style:style>
    <style:style style:name="T4288" style:parent-style-name="Domyślnaczcionkaakapitu" style:family="text">
      <style:text-properties fo:background-color="#80FFFF"/>
    </style:style>
    <style:style style:name="P4289" style:parent-style-name="Normalny" style:family="paragraph">
      <style:paragraph-properties fo:text-align="justify" fo:line-height="150%" fo:text-indent="0.2479in"/>
    </style:style>
    <style:style style:name="T4290" style:parent-style-name="Domyślnaczcionkaakapitu" style:family="text">
      <style:text-properties fo:background-color="#80FFFF"/>
    </style:style>
    <style:style style:name="T4291" style:parent-style-name="Domyślnaczcionkaakapitu" style:family="text">
      <style:text-properties fo:background-color="#80FFFF"/>
    </style:style>
    <style:style style:name="T4292" style:parent-style-name="Domyślnaczcionkaakapitu" style:family="text">
      <style:text-properties fo:background-color="#80FFFF"/>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P4301" style:parent-style-name="Normalny" style:family="paragraph">
      <style:paragraph-properties fo:text-align="justify" fo:line-height="150%" fo:text-indent="0.2479in"/>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P4304" style:parent-style-name="Normalny" style:family="paragraph">
      <style:paragraph-properties fo:text-align="justify" fo:line-height="150%" fo:text-indent="0.2479in"/>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P4309" style:parent-style-name="Normalny" style:family="paragraph">
      <style:paragraph-properties fo:text-align="justify" fo:line-height="150%" fo:text-indent="0.2479in"/>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P4313" style:parent-style-name="Normalny" style:family="paragraph">
      <style:paragraph-properties fo:text-align="justify" fo:line-height="150%" fo:text-indent="0.2479in"/>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P4316" style:parent-style-name="Normalny" style:family="paragraph">
      <style:paragraph-properties fo:text-align="justify" fo:line-height="150%" fo:text-indent="0.2479in"/>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P4330" style:parent-style-name="Normalny" style:family="paragraph">
      <style:paragraph-properties fo:text-align="justify" fo:line-height="150%" fo:text-indent="0.2479in"/>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T4341" style:parent-style-name="Domyślnaczcionkaakapitu" style:family="text">
      <style:text-properties fo:background-color="#80FFFF"/>
    </style:style>
    <style:style style:name="T4342" style:parent-style-name="Domyślnaczcionkaakapitu" style:family="text">
      <style:text-properties fo:background-color="#80FFFF"/>
    </style:style>
    <style:style style:name="T4343" style:parent-style-name="Domyślnaczcionkaakapitu" style:family="text">
      <style:text-properties fo:background-color="#80FFFF"/>
    </style:style>
    <style:style style:name="P4344" style:parent-style-name="Normalny" style:family="paragraph">
      <style:paragraph-properties fo:text-align="justify" fo:line-height="150%" fo:text-indent="0.2479in">
        <style:tab-stops>
          <style:tab-stop style:type="left" style:position="4.775in"/>
        </style:tab-stops>
      </style:paragraph-properties>
    </style:style>
    <style:style style:name="T4345" style:parent-style-name="Domyślnaczcionkaakapitu" style:family="text">
      <style:text-properties fo:background-color="#80FFFF"/>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P4349" style:parent-style-name="Normalny" style:family="paragraph">
      <style:paragraph-properties fo:text-align="justify" fo:line-height="150%" fo:text-indent="0.2479in">
        <style:tab-stops>
          <style:tab-stop style:type="left" style:position="4.775in"/>
        </style:tab-stops>
      </style:paragraph-properties>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P4354" style:parent-style-name="Normalny" style:family="paragraph">
      <style:paragraph-properties fo:text-align="justify" fo:line-height="150%" fo:text-indent="0.2479in"/>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P4366" style:parent-style-name="Normalny" style:family="paragraph">
      <style:paragraph-properties fo:text-align="justify" fo:line-height="150%" fo:text-indent="0.2479in"/>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P4370" style:parent-style-name="Normalny" style:family="paragraph">
      <style:paragraph-properties fo:text-align="justify" fo:line-height="150%" fo:text-indent="0.2479in"/>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T4375" style:parent-style-name="Domyślnaczcionkaakapitu" style:family="text">
      <style:text-properties fo:background-color="#80FFFF"/>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P4385" style:parent-style-name="Normalny" style:family="paragraph">
      <style:paragraph-properties fo:text-align="justify" fo:line-height="150%" fo:text-indent="0.2479in"/>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P4391" style:parent-style-name="Normalny" style:family="paragraph">
      <style:paragraph-properties fo:text-align="justify" fo:line-height="150%" fo:text-indent="0.2479in"/>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P4395" style:parent-style-name="Normalny" style:family="paragraph">
      <style:paragraph-properties fo:text-align="justify" fo:line-height="150%" fo:text-indent="0.2479in"/>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P4400" style:parent-style-name="Normalny" style:family="paragraph">
      <style:paragraph-properties fo:text-align="justify" fo:line-height="150%" fo:text-indent="0.2479in"/>
    </style:style>
    <style:style style:name="T4401" style:parent-style-name="Domyślnaczcionkaakapitu" style:family="text">
      <style:text-properties fo:background-color="#80FFFF"/>
    </style:style>
    <style:style style:name="T4402" style:parent-style-name="Domyślnaczcionkaakapitu" style:family="text">
      <style:text-properties fo:background-color="#80FFFF"/>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P4405" style:parent-style-name="Normalny" style:family="paragraph">
      <style:paragraph-properties fo:text-align="justify" fo:line-height="150%" fo:text-indent="0.2479in"/>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P4412" style:parent-style-name="Normalny" style:family="paragraph">
      <style:paragraph-properties fo:text-align="justify" fo:line-height="150%" fo:text-indent="0.2479in"/>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P4418" style:parent-style-name="Normalny" style:family="paragraph">
      <style:paragraph-properties fo:text-align="justify" fo:line-height="150%" fo:text-indent="0.2479in"/>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T4422" style:parent-style-name="Domyślnaczcionkaakapitu" style:family="text">
      <style:text-properties fo:background-color="#80FFFF"/>
    </style:style>
    <style:style style:name="T4423" style:parent-style-name="Domyślnaczcionkaakapitu" style:family="text">
      <style:text-properties fo:background-color="#80FFFF"/>
    </style:style>
    <style:style style:name="T4424" style:parent-style-name="Domyślnaczcionkaakapitu" style:family="text">
      <style:text-properties fo:background-color="#80FFFF"/>
    </style:style>
    <style:style style:name="P4425" style:parent-style-name="Normalny" style:family="paragraph">
      <style:paragraph-properties fo:text-align="justify" fo:line-height="150%" fo:text-indent="0.2479in"/>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P4432" style:parent-style-name="Normalny" style:family="paragraph">
      <style:paragraph-properties fo:text-align="justify" fo:line-height="150%" fo:text-indent="0.2479in"/>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P4436" style:parent-style-name="Normalny" style:family="paragraph">
      <style:paragraph-properties fo:text-align="justify" fo:line-height="150%" fo:text-indent="0.2479in"/>
    </style:style>
    <style:style style:name="T4437" style:parent-style-name="Domyślnaczcionkaakapitu" style:family="text">
      <style:text-properties fo:background-color="#80FFFF"/>
    </style:style>
    <style:style style:name="P4438" style:parent-style-name="Normalny" style:family="paragraph">
      <style:paragraph-properties fo:text-align="justify" fo:line-height="150%" fo:text-indent="0.2479in"/>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T4444" style:parent-style-name="Domyślnaczcionkaakapitu" style:family="text">
      <style:text-properties fo:background-color="#80FFFF"/>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P4451" style:parent-style-name="Normalny" style:family="paragraph">
      <style:paragraph-properties fo:text-align="justify" fo:line-height="150%" fo:text-indent="0.2479in"/>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P4454" style:parent-style-name="Normalny" style:family="paragraph">
      <style:paragraph-properties fo:text-align="justify" fo:line-height="150%" fo:text-indent="0.2479in"/>
    </style:style>
    <style:style style:name="T4455" style:parent-style-name="Domyślnaczcionkaakapitu" style:family="text">
      <style:text-properties fo:background-color="#80FFFF"/>
    </style:style>
    <style:style style:name="P4456" style:parent-style-name="Normalny" style:family="paragraph">
      <style:paragraph-properties fo:text-align="justify" fo:line-height="150%" fo:text-indent="0.2479in"/>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P4469" style:parent-style-name="Normalny" style:family="paragraph">
      <style:paragraph-properties fo:text-align="justify" fo:line-height="150%" fo:text-indent="0.2479in"/>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P4472" style:parent-style-name="Normalny" style:family="paragraph">
      <style:paragraph-properties fo:text-align="justify" fo:line-height="150%" fo:text-indent="0.2479in"/>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P4483" style:parent-style-name="Normalny" style:family="paragraph">
      <style:paragraph-properties fo:text-align="justify" fo:line-height="150%" fo:text-indent="0.2479in"/>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P4486" style:parent-style-name="Normalny" style:family="paragraph">
      <style:paragraph-properties fo:text-align="justify" fo:line-height="150%"/>
    </style:style>
    <style:style style:name="T4487" style:parent-style-name="Domyślnaczcionkaakapitu" style:family="text">
      <style:text-properties style:text-underline-type="single" style:text-underline-style="solid" style:text-underline-width="auto" style:text-underline-mode="continuous"/>
    </style:style>
    <style:style style:name="P4488" style:parent-style-name="Normalny" style:family="paragraph">
      <style:paragraph-properties fo:text-align="justify" fo:line-height="150%" fo:text-indent="0.2479in"/>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P4491" style:parent-style-name="Normalny" style:family="paragraph">
      <style:paragraph-properties fo:text-align="justify" fo:line-height="150%"/>
    </style:style>
    <style:style style:name="T4492" style:parent-style-name="Domyślnaczcionkaakapitu" style:family="text">
      <style:text-properties fo:background-color="#80FFFF" style:text-underline-type="single" style:text-underline-style="solid" style:text-underline-width="auto" style:text-underline-mode="continuous"/>
    </style:style>
    <style:style style:name="T4493" style:parent-style-name="Domyślnaczcionkaakapitu" style:family="text">
      <style:text-properties style:text-underline-type="single" style:text-underline-style="solid" style:text-underline-width="auto" style:text-underline-mode="continuous"/>
    </style:style>
    <style:style style:name="T4494" style:parent-style-name="Domyślnaczcionkaakapitu" style:family="text">
      <style:text-properties fo:background-color="#80FFFF" style:text-underline-type="single" style:text-underline-style="solid" style:text-underline-width="auto" style:text-underline-mode="continuous"/>
    </style:style>
    <style:style style:name="T4495" style:parent-style-name="Domyślnaczcionkaakapitu" style:family="text">
      <style:text-properties style:text-underline-type="single" style:text-underline-style="solid" style:text-underline-width="auto" style:text-underline-mode="continuous"/>
    </style:style>
    <style:style style:name="T4496" style:parent-style-name="Domyślnaczcionkaakapitu" style:family="text">
      <style:text-properties fo:background-color="#80FFFF" style:text-underline-type="single" style:text-underline-style="solid" style:text-underline-width="auto" style:text-underline-mode="continuous"/>
    </style:style>
    <style:style style:name="P4497" style:parent-style-name="Normalny" style:family="paragraph">
      <style:paragraph-properties fo:text-align="justify" fo:line-height="150%" fo:text-indent="0.2479in">
        <style:tab-stops>
          <style:tab-stop style:type="left" style:leader-style="dotted" style:leader-text="." style:position="1.4868in"/>
          <style:tab-stop style:type="left" style:leader-style="dotted" style:leader-text="." style:position="1.6236in"/>
        </style:tab-stops>
      </style:paragraph-properties>
    </style:style>
    <style:style style:name="P4498" style:parent-style-name="Normalny" style:family="paragraph">
      <style:paragraph-properties fo:text-align="justify" fo:line-height="150%">
        <style:tab-stops>
          <style:tab-stop style:type="left" style:leader-style="dotted" style:leader-text="." style:position="1.4868in"/>
          <style:tab-stop style:type="left" style:leader-style="dotted" style:leader-text="." style:position="1.6236in"/>
        </style:tab-stops>
      </style:paragraph-properties>
    </style:style>
    <style:style style:name="T4499" style:parent-style-name="Domyślnaczcionkaakapitu" style:family="text">
      <style:text-properties fo:background-color="#80FFFF" style:text-underline-type="single" style:text-underline-style="solid" style:text-underline-width="auto" style:text-underline-mode="continuous"/>
    </style:style>
    <style:style style:name="T4500" style:parent-style-name="Domyślnaczcionkaakapitu" style:family="text">
      <style:text-properties style:text-underline-type="single" style:text-underline-style="solid" style:text-underline-width="auto" style:text-underline-mode="continuous"/>
    </style:style>
    <style:style style:name="P4501" style:parent-style-name="Normalny" style:family="paragraph">
      <style:paragraph-properties fo:text-align="justify" fo:line-height="150%" fo:text-indent="0.2479in">
        <style:tab-stops>
          <style:tab-stop style:type="left" style:leader-style="dotted" style:leader-text="." style:position="1.4868in"/>
          <style:tab-stop style:type="left" style:leader-style="dotted" style:leader-text="." style:position="1.6236in"/>
        </style:tab-stops>
      </style:paragraph-properties>
    </style:style>
    <style:style style:name="T4502" style:parent-style-name="Domyślnaczcionkaakapitu" style:family="text">
      <style:text-properties fo:background-color="#80FFFF"/>
    </style:style>
    <style:style style:name="P4503" style:parent-style-name="Normalny" style:family="paragraph">
      <style:paragraph-properties fo:text-align="justify" fo:line-height="150%">
        <style:tab-stops>
          <style:tab-stop style:type="left" style:leader-style="dotted" style:leader-text="." style:position="1.4868in"/>
          <style:tab-stop style:type="left" style:leader-style="dotted" style:leader-text="." style:position="1.6236in"/>
        </style:tab-stops>
      </style:paragraph-properties>
    </style:style>
    <style:style style:name="T4504" style:parent-style-name="Domyślnaczcionkaakapitu" style:family="text">
      <style:text-properties fo:background-color="#80FFFF" style:text-underline-type="single" style:text-underline-style="solid" style:text-underline-width="auto" style:text-underline-mode="continuous"/>
    </style:style>
    <style:style style:name="T4505" style:parent-style-name="Domyślnaczcionkaakapitu" style:family="text">
      <style:text-properties style:text-underline-type="single" style:text-underline-style="solid" style:text-underline-width="auto" style:text-underline-mode="continuous"/>
    </style:style>
    <style:style style:name="P4506" style:parent-style-name="Normalny" style:family="paragraph">
      <style:paragraph-properties fo:text-align="justify" fo:line-height="150%" fo:text-indent="0.2479in">
        <style:tab-stops>
          <style:tab-stop style:type="left" style:leader-style="dotted" style:leader-text="." style:position="1.4868in"/>
          <style:tab-stop style:type="left" style:leader-style="dotted" style:leader-text="." style:position="1.6236in"/>
        </style:tab-stops>
      </style:paragraph-properties>
    </style:style>
    <style:style style:name="T4507" style:parent-style-name="Domyślnaczcionkaakapitu" style:family="text">
      <style:text-properties fo:background-color="#80FFFF"/>
    </style:style>
    <style:style style:name="P4508" style:parent-style-name="Normalny" style:family="paragraph">
      <style:paragraph-properties fo:text-align="justify" fo:line-height="150%">
        <style:tab-stops>
          <style:tab-stop style:type="left" style:leader-style="dotted" style:leader-text="." style:position="1.4868in"/>
          <style:tab-stop style:type="left" style:leader-style="dotted" style:leader-text="." style:position="1.6236in"/>
        </style:tab-stops>
      </style:paragraph-properties>
    </style:style>
    <style:style style:name="T4509" style:parent-style-name="Domyślnaczcionkaakapitu" style:family="text">
      <style:text-properties fo:background-color="#80FFFF" style:text-underline-type="single" style:text-underline-style="solid" style:text-underline-width="auto" style:text-underline-mode="continuous"/>
    </style:style>
    <style:style style:name="T4510" style:parent-style-name="Domyślnaczcionkaakapitu" style:family="text">
      <style:text-properties style:text-underline-type="single" style:text-underline-style="solid" style:text-underline-width="auto" style:text-underline-mode="continuous"/>
    </style:style>
    <style:style style:name="P4511" style:parent-style-name="Normalny" style:family="paragraph">
      <style:paragraph-properties fo:text-align="justify" fo:line-height="150%" fo:text-indent="0.2479in"/>
    </style:style>
    <style:style style:name="T4512" style:parent-style-name="Domyślnaczcionkaakapitu" style:family="text">
      <style:text-properties fo:background-color="#80FFFF"/>
    </style:style>
    <style:style style:name="T4513" style:parent-style-name="Domyślnaczcionkaakapitu" style:family="text">
      <style:text-properties fo:background-color="#80FFFF"/>
    </style:style>
    <style:style style:name="T4514" style:parent-style-name="Domyślnaczcionkaakapitu" style:family="text">
      <style:text-properties fo:background-color="#80FFFF"/>
    </style:style>
    <style:style style:name="P4515" style:parent-style-name="Normalny" style:family="paragraph">
      <style:paragraph-properties fo:text-align="justify" fo:line-height="150%"/>
    </style:style>
    <style:style style:name="T4516" style:parent-style-name="Domyślnaczcionkaakapitu" style:family="text">
      <style:text-properties fo:background-color="#80FFFF" style:text-underline-type="single" style:text-underline-style="solid" style:text-underline-width="auto" style:text-underline-mode="continuous"/>
    </style:style>
    <style:style style:name="T4517" style:parent-style-name="Domyślnaczcionkaakapitu" style:family="text">
      <style:text-properties style:text-underline-type="single" style:text-underline-style="solid" style:text-underline-width="auto" style:text-underline-mode="continuous"/>
    </style:style>
    <style:style style:name="P4518" style:parent-style-name="Normalny" style:family="paragraph">
      <style:paragraph-properties fo:text-align="justify" fo:line-height="150%" fo:text-indent="0.2479in"/>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P4525" style:parent-style-name="Normalny" style:family="paragraph">
      <style:paragraph-properties fo:text-align="justify" fo:line-height="150%"/>
    </style:style>
    <style:style style:name="T4526" style:parent-style-name="Domyślnaczcionkaakapitu" style:family="text">
      <style:text-properties fo:background-color="#80FFFF" style:text-underline-type="single" style:text-underline-style="solid" style:text-underline-width="auto" style:text-underline-mode="continuous"/>
    </style:style>
    <style:style style:name="T4527" style:parent-style-name="Domyślnaczcionkaakapitu" style:family="text">
      <style:text-properties style:text-underline-type="single" style:text-underline-style="solid" style:text-underline-width="auto" style:text-underline-mode="continuous"/>
    </style:style>
    <style:style style:name="T4528" style:parent-style-name="Domyślnaczcionkaakapitu" style:family="text">
      <style:text-properties fo:background-color="#80FFFF" style:text-underline-type="single" style:text-underline-style="solid" style:text-underline-width="auto" style:text-underline-mode="continuous"/>
    </style:style>
    <style:style style:name="T4529" style:parent-style-name="Domyślnaczcionkaakapitu" style:family="text">
      <style:text-properties style:text-underline-type="single" style:text-underline-style="solid" style:text-underline-width="auto" style:text-underline-mode="continuous"/>
    </style:style>
    <style:style style:name="P4530" style:parent-style-name="Normalny" style:family="paragraph">
      <style:paragraph-properties fo:text-align="justify" fo:line-height="150%" fo:text-indent="0.2479in"/>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P4536" style:parent-style-name="Normalny" style:family="paragraph">
      <style:paragraph-properties fo:text-align="justify" fo:line-height="150%"/>
    </style:style>
    <style:style style:name="T4537" style:parent-style-name="Domyślnaczcionkaakapitu" style:family="text">
      <style:text-properties style:text-underline-type="single" style:text-underline-style="solid" style:text-underline-width="auto" style:text-underline-mode="continuous"/>
    </style:style>
    <style:style style:name="T4538" style:parent-style-name="Domyślnaczcionkaakapitu" style:family="text">
      <style:text-properties fo:background-color="#80FFFF" style:text-underline-type="single" style:text-underline-style="solid" style:text-underline-width="auto" style:text-underline-mode="continuous"/>
    </style:style>
    <style:style style:name="T4539" style:parent-style-name="Domyślnaczcionkaakapitu" style:family="text">
      <style:text-properties fo:background-color="#80FFFF"/>
    </style:style>
    <style:style style:name="P4540" style:parent-style-name="Normalny" style:family="paragraph">
      <style:paragraph-properties fo:text-align="justify" fo:line-height="150%" fo:text-indent="0.2479in"/>
    </style:style>
    <style:style style:name="T4541" style:parent-style-name="Domyślnaczcionkaakapitu" style:family="text">
      <style:text-properties fo:background-color="#80FFFF"/>
    </style:style>
    <style:style style:name="P4542" style:parent-style-name="Normalny" style:family="paragraph">
      <style:paragraph-properties fo:text-align="justify" fo:line-height="150%"/>
    </style:style>
    <style:style style:name="T4543" style:parent-style-name="Domyślnaczcionkaakapitu" style:family="text">
      <style:text-properties fo:background-color="#80FFFF" style:text-underline-type="single" style:text-underline-style="solid" style:text-underline-width="auto" style:text-underline-mode="continuous"/>
    </style:style>
    <style:style style:name="T4544" style:parent-style-name="Domyślnaczcionkaakapitu" style:family="text">
      <style:text-properties style:text-underline-type="single" style:text-underline-style="solid" style:text-underline-width="auto" style:text-underline-mode="continuous"/>
    </style:style>
    <style:style style:name="T4545" style:parent-style-name="Domyślnaczcionkaakapitu" style:family="text">
      <style:text-properties fo:background-color="#80FFFF" style:text-underline-type="single" style:text-underline-style="solid" style:text-underline-width="auto" style:text-underline-mode="continuous"/>
    </style:style>
    <style:style style:name="T4546" style:parent-style-name="Domyślnaczcionkaakapitu" style:family="text">
      <style:text-properties style:text-underline-type="single" style:text-underline-style="solid" style:text-underline-width="auto" style:text-underline-mode="continuous"/>
    </style:style>
    <style:style style:name="P4547" style:parent-style-name="Normalny" style:family="paragraph">
      <style:paragraph-properties fo:text-align="justify" fo:line-height="150%" fo:text-indent="0.2479in"/>
    </style:style>
    <style:style style:name="P4548" style:parent-style-name="Normalny" style:family="paragraph">
      <style:paragraph-properties fo:text-align="justify" fo:line-height="150%"/>
    </style:style>
    <style:style style:name="T4549" style:parent-style-name="Domyślnaczcionkaakapitu" style:family="text">
      <style:text-properties fo:background-color="#80FFFF" style:text-underline-type="single" style:text-underline-style="solid" style:text-underline-width="auto" style:text-underline-mode="continuous"/>
    </style:style>
    <style:style style:name="T4550" style:parent-style-name="Domyślnaczcionkaakapitu" style:family="text">
      <style:text-properties style:text-underline-type="single" style:text-underline-style="solid" style:text-underline-width="auto" style:text-underline-mode="continuous"/>
    </style:style>
    <style:style style:name="T4551" style:parent-style-name="Domyślnaczcionkaakapitu" style:family="text">
      <style:text-properties fo:background-color="#80FFFF" style:text-underline-type="single" style:text-underline-style="solid" style:text-underline-width="auto" style:text-underline-mode="continuous"/>
    </style:style>
    <style:style style:name="T4552" style:parent-style-name="Domyślnaczcionkaakapitu" style:family="text">
      <style:text-properties style:text-underline-type="single" style:text-underline-style="solid" style:text-underline-width="auto" style:text-underline-mode="continuous"/>
    </style:style>
    <style:style style:name="T4553" style:parent-style-name="Domyślnaczcionkaakapitu" style:family="text">
      <style:text-properties fo:background-color="#80FFFF" style:text-underline-type="single" style:text-underline-style="solid" style:text-underline-width="auto" style:text-underline-mode="continuous"/>
    </style:style>
    <style:style style:name="T4554" style:parent-style-name="Domyślnaczcionkaakapitu" style:family="text">
      <style:text-properties style:text-underline-type="single" style:text-underline-style="solid" style:text-underline-width="auto" style:text-underline-mode="continuous"/>
    </style:style>
    <style:style style:name="P4555" style:parent-style-name="Normalny" style:family="paragraph">
      <style:paragraph-properties fo:text-align="justify" fo:line-height="150%" fo:text-indent="0.2479in"/>
    </style:style>
    <style:style style:name="T4556" style:parent-style-name="Domyślnaczcionkaakapitu" style:family="text">
      <style:text-properties fo:background-color="#80FFFF"/>
    </style:style>
    <style:style style:name="P4557" style:parent-style-name="Normalny" style:family="paragraph">
      <style:paragraph-properties fo:text-align="justify" fo:line-height="150%"/>
    </style:style>
    <style:style style:name="T4558" style:parent-style-name="Domyślnaczcionkaakapitu" style:family="text">
      <style:text-properties fo:background-color="#80FFFF" style:text-underline-type="single" style:text-underline-style="solid" style:text-underline-width="auto" style:text-underline-mode="continuous"/>
    </style:style>
    <style:style style:name="T4559" style:parent-style-name="Domyślnaczcionkaakapitu" style:family="text">
      <style:text-properties style:text-underline-type="single" style:text-underline-style="solid" style:text-underline-width="auto" style:text-underline-mode="continuous"/>
    </style:style>
    <style:style style:name="T4560" style:parent-style-name="Domyślnaczcionkaakapitu" style:family="text">
      <style:text-properties fo:background-color="#80FFFF" style:text-underline-type="single" style:text-underline-style="solid" style:text-underline-width="auto" style:text-underline-mode="continuous"/>
    </style:style>
    <style:style style:name="T4561" style:parent-style-name="Domyślnaczcionkaakapitu" style:family="text">
      <style:text-properties style:text-underline-type="single" style:text-underline-style="solid" style:text-underline-width="auto" style:text-underline-mode="continuous"/>
    </style:style>
    <style:style style:name="P4562" style:parent-style-name="Normalny" style:family="paragraph">
      <style:paragraph-properties fo:text-align="justify" fo:line-height="150%" fo:text-indent="0.2479in"/>
    </style:style>
    <style:style style:name="T4563" style:parent-style-name="Domyślnaczcionkaakapitu" style:family="text">
      <style:text-properties fo:background-color="#80FFFF"/>
    </style:style>
    <style:style style:name="P4564" style:parent-style-name="Normalny" style:family="paragraph">
      <style:paragraph-properties fo:text-align="justify" fo:line-height="150%"/>
    </style:style>
    <style:style style:name="T4565" style:parent-style-name="Domyślnaczcionkaakapitu" style:family="text">
      <style:text-properties style:text-underline-type="single" style:text-underline-style="solid" style:text-underline-width="auto" style:text-underline-mode="continuous"/>
    </style:style>
    <style:style style:name="P4566" style:parent-style-name="Normalny" style:family="paragraph">
      <style:paragraph-properties fo:text-align="justify" fo:line-height="150%" fo:text-indent="0.2479in"/>
    </style:style>
    <style:style style:name="P4567" style:parent-style-name="Normalny" style:family="paragraph">
      <style:paragraph-properties fo:text-align="justify" fo:line-height="150%"/>
    </style:style>
    <style:style style:name="T4568" style:parent-style-name="Domyślnaczcionkaakapitu" style:family="text">
      <style:text-properties fo:background-color="#80FFFF" style:text-underline-type="single" style:text-underline-style="solid" style:text-underline-width="auto" style:text-underline-mode="continuous"/>
    </style:style>
    <style:style style:name="T4569" style:parent-style-name="Domyślnaczcionkaakapitu" style:family="text">
      <style:text-properties style:text-underline-type="single" style:text-underline-style="solid" style:text-underline-width="auto" style:text-underline-mode="continuous"/>
    </style:style>
    <style:style style:name="T4570" style:parent-style-name="Domyślnaczcionkaakapitu" style:family="text">
      <style:text-properties fo:background-color="#80FFFF" style:text-underline-type="single" style:text-underline-style="solid" style:text-underline-width="auto" style:text-underline-mode="continuous"/>
    </style:style>
    <style:style style:name="T4571" style:parent-style-name="Domyślnaczcionkaakapitu" style:family="text">
      <style:text-properties style:text-underline-type="single" style:text-underline-style="solid" style:text-underline-width="auto" style:text-underline-mode="continuous"/>
    </style:style>
    <style:style style:name="P4572" style:parent-style-name="Normalny" style:family="paragraph">
      <style:paragraph-properties fo:text-align="justify" fo:line-height="150%" fo:text-indent="0.2479in"/>
    </style:style>
    <style:style style:name="P4573" style:parent-style-name="Normalny" style:family="paragraph">
      <style:paragraph-properties fo:text-align="justify" fo:line-height="150%"/>
    </style:style>
    <style:style style:name="T4574" style:parent-style-name="Domyślnaczcionkaakapitu" style:family="text">
      <style:text-properties style:text-underline-type="single" style:text-underline-style="solid" style:text-underline-width="auto" style:text-underline-mode="continuous"/>
    </style:style>
    <style:style style:name="T4575" style:parent-style-name="Domyślnaczcionkaakapitu" style:family="text">
      <style:text-properties fo:background-color="#80FFFF" style:text-underline-type="single" style:text-underline-style="solid" style:text-underline-width="auto" style:text-underline-mode="continuous"/>
    </style:style>
    <style:style style:name="T4576" style:parent-style-name="Domyślnaczcionkaakapitu" style:family="text">
      <style:text-properties style:text-underline-type="single" style:text-underline-style="solid" style:text-underline-width="auto" style:text-underline-mode="continuous"/>
    </style:style>
    <style:style style:name="T4577" style:parent-style-name="Domyślnaczcionkaakapitu" style:family="text">
      <style:text-properties fo:background-color="#80FFFF" style:text-underline-type="single" style:text-underline-style="solid" style:text-underline-width="auto" style:text-underline-mode="continuous"/>
    </style:style>
    <style:style style:name="T4578" style:parent-style-name="Domyślnaczcionkaakapitu" style:family="text">
      <style:text-properties style:text-underline-type="single" style:text-underline-style="solid" style:text-underline-width="auto" style:text-underline-mode="continuous"/>
    </style:style>
    <style:style style:name="T4579" style:parent-style-name="Domyślnaczcionkaakapitu" style:family="text">
      <style:text-properties fo:background-color="#80FFFF" style:text-underline-type="single" style:text-underline-style="solid" style:text-underline-width="auto" style:text-underline-mode="continuous"/>
    </style:style>
    <style:style style:name="T4580" style:parent-style-name="Domyślnaczcionkaakapitu" style:family="text">
      <style:text-properties style:text-underline-type="single" style:text-underline-style="solid" style:text-underline-width="auto" style:text-underline-mode="continuous"/>
    </style:style>
    <style:style style:name="T4581" style:parent-style-name="Domyślnaczcionkaakapitu" style:family="text">
      <style:text-properties fo:background-color="#80FFFF" style:text-underline-type="single" style:text-underline-style="solid" style:text-underline-width="auto" style:text-underline-mode="continuous"/>
    </style:style>
    <style:style style:name="P4582" style:parent-style-name="Normalny" style:family="paragraph">
      <style:paragraph-properties fo:text-align="justify" fo:line-height="150%" fo:text-indent="0.2479in"/>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P4587" style:parent-style-name="Normalny" style:family="paragraph">
      <style:paragraph-properties fo:text-align="justify" fo:line-height="150%">
        <style:tab-stops>
          <style:tab-stop style:type="left" style:leader-style="dotted" style:leader-text="." style:position="1.0791in"/>
          <style:tab-stop style:type="left" style:leader-style="dotted" style:leader-text="." style:position="2.2625in"/>
          <style:tab-stop style:type="left" style:leader-style="dotted" style:leader-text="." style:position="2.4027in"/>
        </style:tab-stops>
      </style:paragraph-properties>
    </style:style>
    <style:style style:name="T4588" style:parent-style-name="Domyślnaczcionkaakapitu" style:family="text">
      <style:text-properties fo:background-color="#80FFFF" style:text-underline-type="single" style:text-underline-style="solid" style:text-underline-width="auto" style:text-underline-mode="continuous"/>
    </style:style>
    <style:style style:name="T4589" style:parent-style-name="Domyślnaczcionkaakapitu" style:family="text">
      <style:text-properties style:text-underline-type="single" style:text-underline-style="solid" style:text-underline-width="auto" style:text-underline-mode="continuous"/>
    </style:style>
    <style:style style:name="T4590" style:parent-style-name="Domyślnaczcionkaakapitu" style:family="text">
      <style:text-properties fo:background-color="#80FFFF" style:text-underline-type="single" style:text-underline-style="solid" style:text-underline-width="auto" style:text-underline-mode="continuous"/>
    </style:style>
    <style:style style:name="T4591" style:parent-style-name="Domyślnaczcionkaakapitu" style:family="text">
      <style:text-properties style:text-underline-type="single" style:text-underline-style="solid" style:text-underline-width="auto" style:text-underline-mode="continuous"/>
    </style:style>
    <style:style style:name="P4592" style:parent-style-name="Normalny" style:family="paragraph">
      <style:paragraph-properties fo:text-align="justify" fo:line-height="150%" fo:text-indent="0.2479in"/>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P4595" style:parent-style-name="Normalny" style:family="paragraph">
      <style:paragraph-properties fo:text-align="justify" fo:line-height="150%"/>
    </style:style>
    <style:style style:name="T4596" style:parent-style-name="Domyślnaczcionkaakapitu" style:family="text">
      <style:text-properties style:text-underline-type="single" style:text-underline-style="solid" style:text-underline-width="auto" style:text-underline-mode="continuous"/>
    </style:style>
    <style:style style:name="T4597" style:parent-style-name="Domyślnaczcionkaakapitu" style:family="text">
      <style:text-properties fo:background-color="#80FFFF" style:text-underline-type="single" style:text-underline-style="solid" style:text-underline-width="auto" style:text-underline-mode="continuous"/>
    </style:style>
    <style:style style:name="T4598" style:parent-style-name="Domyślnaczcionkaakapitu" style:family="text">
      <style:text-properties fo:background-color="#80FFFF"/>
    </style:style>
    <style:style style:name="P4599" style:parent-style-name="Normalny" style:family="paragraph">
      <style:paragraph-properties fo:text-align="justify" fo:line-height="150%" fo:text-indent="0.2479in"/>
    </style:style>
    <style:style style:name="T4600" style:parent-style-name="Domyślnaczcionkaakapitu" style:family="text">
      <style:text-properties fo:background-color="#80FFFF"/>
    </style:style>
    <style:style style:name="P4601" style:parent-style-name="Normalny" style:family="paragraph">
      <style:paragraph-properties fo:text-align="justify" fo:line-height="150%"/>
    </style:style>
    <style:style style:name="T4602" style:parent-style-name="Domyślnaczcionkaakapitu" style:family="text">
      <style:text-properties fo:background-color="#80FFFF" style:text-underline-type="single" style:text-underline-style="solid" style:text-underline-width="auto" style:text-underline-mode="continuous"/>
    </style:style>
    <style:style style:name="T4603" style:parent-style-name="Domyślnaczcionkaakapitu" style:family="text">
      <style:text-properties style:text-underline-type="single" style:text-underline-style="solid" style:text-underline-width="auto" style:text-underline-mode="continuous"/>
    </style:style>
    <style:style style:name="T4604" style:parent-style-name="Domyślnaczcionkaakapitu" style:family="text">
      <style:text-properties fo:background-color="#80FFFF" style:text-underline-type="single" style:text-underline-style="solid" style:text-underline-width="auto" style:text-underline-mode="continuous"/>
    </style:style>
    <style:style style:name="T4605" style:parent-style-name="Domyślnaczcionkaakapitu" style:family="text">
      <style:text-properties style:text-underline-type="single" style:text-underline-style="solid" style:text-underline-width="auto" style:text-underline-mode="continuous"/>
    </style:style>
    <style:style style:name="P4606" style:parent-style-name="Normalny" style:family="paragraph">
      <style:paragraph-properties fo:text-align="justify" fo:line-height="150%" fo:text-indent="0.2479in"/>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P4613" style:parent-style-name="Normalny" style:family="paragraph">
      <style:paragraph-properties fo:text-align="justify" fo:line-height="150%"/>
    </style:style>
    <style:style style:name="T4614" style:parent-style-name="Domyślnaczcionkaakapitu" style:family="text">
      <style:text-properties style:text-underline-type="single" style:text-underline-style="solid" style:text-underline-width="auto" style:text-underline-mode="continuous"/>
    </style:style>
    <style:style style:name="T4615" style:parent-style-name="Domyślnaczcionkaakapitu" style:family="text">
      <style:text-properties fo:background-color="#80FFFF" style:text-underline-type="single" style:text-underline-style="solid" style:text-underline-width="auto" style:text-underline-mode="continuous"/>
    </style:style>
    <style:style style:name="P4616" style:parent-style-name="Normalny" style:family="paragraph">
      <style:paragraph-properties fo:text-align="justify" fo:line-height="150%" fo:text-indent="0.2479in"/>
    </style:style>
    <style:style style:name="T4617" style:parent-style-name="Domyślnaczcionkaakapitu" style:family="text">
      <style:text-properties fo:background-color="#80FFFF"/>
    </style:style>
    <style:style style:name="T4618" style:parent-style-name="Domyślnaczcionkaakapitu" style:family="text">
      <style:text-properties fo:background-color="#80FFFF"/>
    </style:style>
    <style:style style:name="P4619" style:parent-style-name="Normalny" style:family="paragraph">
      <style:paragraph-properties fo:text-align="justify" fo:line-height="150%"/>
    </style:style>
    <style:style style:name="T4620" style:parent-style-name="Domyślnaczcionkaakapitu" style:family="text">
      <style:text-properties fo:background-color="#80FFFF" style:text-underline-type="single" style:text-underline-style="solid" style:text-underline-width="auto" style:text-underline-mode="continuous"/>
    </style:style>
    <style:style style:name="T4621" style:parent-style-name="Domyślnaczcionkaakapitu" style:family="text">
      <style:text-properties style:text-underline-type="single" style:text-underline-style="solid" style:text-underline-width="auto" style:text-underline-mode="continuous"/>
    </style:style>
    <style:style style:name="T4622" style:parent-style-name="Domyślnaczcionkaakapitu" style:family="text">
      <style:text-properties fo:background-color="#80FFFF" style:text-underline-type="single" style:text-underline-style="solid" style:text-underline-width="auto" style:text-underline-mode="continuous"/>
    </style:style>
    <style:style style:name="T4623" style:parent-style-name="Domyślnaczcionkaakapitu" style:family="text">
      <style:text-properties style:text-underline-type="single" style:text-underline-style="solid" style:text-underline-width="auto" style:text-underline-mode="continuous"/>
    </style:style>
    <style:style style:name="P4624" style:parent-style-name="Normalny" style:family="paragraph">
      <style:paragraph-properties fo:text-align="justify" fo:line-height="150%" fo:text-indent="0.2479in"/>
    </style:style>
    <style:style style:name="T4625" style:parent-style-name="Domyślnaczcionkaakapitu" style:family="text">
      <style:text-properties fo:background-color="#80FFFF"/>
    </style:style>
    <style:style style:name="P4626" style:parent-style-name="Normalny" style:family="paragraph">
      <style:paragraph-properties fo:text-align="justify" fo:line-height="150%"/>
    </style:style>
    <style:style style:name="T4627" style:parent-style-name="Domyślnaczcionkaakapitu" style:family="text">
      <style:text-properties style:text-underline-type="single" style:text-underline-style="solid" style:text-underline-width="auto" style:text-underline-mode="continuous"/>
    </style:style>
    <style:style style:name="T4628" style:parent-style-name="Domyślnaczcionkaakapitu" style:family="text">
      <style:text-properties fo:background-color="#80FFFF" style:text-underline-type="single" style:text-underline-style="solid" style:text-underline-width="auto" style:text-underline-mode="continuous"/>
    </style:style>
    <style:style style:name="T4629" style:parent-style-name="Domyślnaczcionkaakapitu" style:family="text">
      <style:text-properties style:text-underline-type="single" style:text-underline-style="solid" style:text-underline-width="auto" style:text-underline-mode="continuous"/>
    </style:style>
    <style:style style:name="T4630" style:parent-style-name="Domyślnaczcionkaakapitu" style:family="text">
      <style:text-properties fo:background-color="#80FFFF" style:text-underline-type="single" style:text-underline-style="solid" style:text-underline-width="auto" style:text-underline-mode="continuous"/>
    </style:style>
    <style:style style:name="P4631" style:parent-style-name="Normalny" style:family="paragraph">
      <style:paragraph-properties fo:text-align="justify" fo:line-height="150%" fo:text-indent="0.2479in"/>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T4634" style:parent-style-name="Domyślnaczcionkaakapitu" style:family="text">
      <style:text-properties fo:background-color="#80FFFF"/>
    </style:style>
    <style:style style:name="P4635" style:parent-style-name="Normalny" style:family="paragraph">
      <style:paragraph-properties fo:text-align="justify" fo:line-height="150%" fo:text-indent="0.2479in"/>
    </style:style>
    <style:style style:name="P4636" style:parent-style-name="Normalny" style:family="paragraph">
      <style:paragraph-properties fo:text-align="justify" fo:line-height="150%" fo:text-indent="0.2479in"/>
    </style:style>
    <style:style style:name="T4637" style:parent-style-name="Domyślnaczcionkaakapitu" style:family="text">
      <style:text-properties fo:background-color="#80FFFF"/>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P4640" style:parent-style-name="Normalny" style:family="paragraph">
      <style:paragraph-properties fo:text-align="justify" fo:line-height="150%"/>
    </style:style>
    <style:style style:name="T4641" style:parent-style-name="Domyślnaczcionkaakapitu" style:family="text">
      <style:text-properties fo:background-color="#80FFFF" style:text-underline-type="single" style:text-underline-style="solid" style:text-underline-width="auto" style:text-underline-mode="continuous"/>
    </style:style>
    <style:style style:name="T4642" style:parent-style-name="Domyślnaczcionkaakapitu" style:family="text">
      <style:text-properties style:text-underline-type="single" style:text-underline-style="solid" style:text-underline-width="auto" style:text-underline-mode="continuous"/>
    </style:style>
    <style:style style:name="T4643" style:parent-style-name="Domyślnaczcionkaakapitu" style:family="text">
      <style:text-properties fo:background-color="#80FFFF" style:text-underline-type="single" style:text-underline-style="solid" style:text-underline-width="auto" style:text-underline-mode="continuous"/>
    </style:style>
    <style:style style:name="T4644" style:parent-style-name="Domyślnaczcionkaakapitu" style:family="text">
      <style:text-properties style:text-underline-type="single" style:text-underline-style="solid" style:text-underline-width="auto" style:text-underline-mode="continuous"/>
    </style:style>
    <style:style style:name="P4645" style:parent-style-name="Normalny" style:family="paragraph">
      <style:paragraph-properties fo:text-align="justify" fo:line-height="150%" fo:text-indent="0.2479in"/>
    </style:style>
    <style:style style:name="P4646" style:parent-style-name="Normalny" style:family="paragraph">
      <style:paragraph-properties fo:text-align="justify" fo:line-height="150%"/>
    </style:style>
    <style:style style:name="T4647" style:parent-style-name="Domyślnaczcionkaakapitu" style:family="text">
      <style:text-properties fo:background-color="#80FFFF" style:text-underline-type="single" style:text-underline-style="solid" style:text-underline-width="auto" style:text-underline-mode="continuous"/>
    </style:style>
    <style:style style:name="T4648" style:parent-style-name="Domyślnaczcionkaakapitu" style:family="text">
      <style:text-properties style:text-underline-type="single" style:text-underline-style="solid" style:text-underline-width="auto" style:text-underline-mode="continuous"/>
    </style:style>
    <style:style style:name="T4649" style:parent-style-name="Domyślnaczcionkaakapitu" style:family="text">
      <style:text-properties fo:background-color="#80FFFF" style:text-underline-type="single" style:text-underline-style="solid" style:text-underline-width="auto" style:text-underline-mode="continuous"/>
    </style:style>
    <style:style style:name="P4650" style:parent-style-name="Normalny" style:family="paragraph">
      <style:paragraph-properties fo:text-align="justify" fo:line-height="150%" fo:text-indent="0.2479in"/>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P4660" style:parent-style-name="Normalny" style:family="paragraph">
      <style:paragraph-properties fo:text-align="justify" fo:line-height="150%">
        <style:tab-stops>
          <style:tab-stop style:type="left" style:leader-style="dotted" style:leader-text="." style:position="0.9402in"/>
          <style:tab-stop style:type="right" style:leader-style="dotted" style:leader-text="." style:position="2.2201in"/>
        </style:tab-stops>
      </style:paragraph-properties>
    </style:style>
    <style:style style:name="T4661" style:parent-style-name="Domyślnaczcionkaakapitu" style:family="text">
      <style:text-properties fo:background-color="#80FFFF" style:text-underline-type="single" style:text-underline-style="solid" style:text-underline-width="auto" style:text-underline-mode="continuous"/>
    </style:style>
    <style:style style:name="T4662" style:parent-style-name="Domyślnaczcionkaakapitu" style:family="text">
      <style:text-properties style:text-underline-type="single" style:text-underline-style="solid" style:text-underline-width="auto" style:text-underline-mode="continuous"/>
    </style:style>
    <style:style style:name="T4663" style:parent-style-name="Domyślnaczcionkaakapitu" style:family="text">
      <style:text-properties fo:background-color="#80FFFF" style:text-underline-type="single" style:text-underline-style="solid" style:text-underline-width="auto" style:text-underline-mode="continuous"/>
    </style:style>
    <style:style style:name="T4664" style:parent-style-name="Domyślnaczcionkaakapitu" style:family="text">
      <style:text-properties style:text-underline-type="single" style:text-underline-style="solid" style:text-underline-width="auto" style:text-underline-mode="continuous"/>
    </style:style>
    <style:style style:name="P4665" style:parent-style-name="Normalny" style:family="paragraph">
      <style:paragraph-properties fo:text-align="justify" fo:line-height="150%" fo:text-indent="0.2479in"/>
    </style:style>
    <style:style style:name="T4666" style:parent-style-name="Domyślnaczcionkaakapitu" style:family="text">
      <style:text-properties fo:background-color="#80FFFF"/>
    </style:style>
    <style:style style:name="P4667" style:parent-style-name="Normalny" style:family="paragraph">
      <style:paragraph-properties fo:text-align="justify" fo:line-height="150%"/>
    </style:style>
    <style:style style:name="T4668" style:parent-style-name="Domyślnaczcionkaakapitu" style:family="text">
      <style:text-properties style:text-underline-type="single" style:text-underline-style="solid" style:text-underline-width="auto" style:text-underline-mode="continuous"/>
    </style:style>
    <style:style style:name="T4669" style:parent-style-name="Domyślnaczcionkaakapitu" style:family="text">
      <style:text-properties fo:background-color="#80FFFF" style:text-underline-type="single" style:text-underline-style="solid" style:text-underline-width="auto" style:text-underline-mode="continuous"/>
    </style:style>
    <style:style style:name="T4670" style:parent-style-name="Domyślnaczcionkaakapitu" style:family="text">
      <style:text-properties fo:background-color="#80FFFF"/>
    </style:style>
    <style:style style:name="P4671" style:parent-style-name="Normalny" style:family="paragraph">
      <style:paragraph-properties fo:text-align="justify" fo:line-height="150%" fo:text-indent="0.2479in"/>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P4678" style:parent-style-name="Normalny" style:family="paragraph">
      <style:paragraph-properties fo:text-align="justify" fo:line-height="150%" fo:text-indent="0.2479in"/>
    </style:style>
    <style:style style:name="T4679" style:parent-style-name="Domyślnaczcionkaakapitu" style:family="text">
      <style:text-properties fo:background-color="#80FFFF"/>
    </style:style>
    <style:style style:name="P4680" style:parent-style-name="Normalny" style:family="paragraph">
      <style:paragraph-properties fo:text-align="justify" fo:line-height="150%"/>
    </style:style>
    <style:style style:name="P4681" style:parent-style-name="Normalny" style:family="paragraph">
      <style:paragraph-properties fo:text-align="justify" fo:line-height="150%" fo:text-indent="0.2479in"/>
    </style:style>
    <style:style style:name="P4682" style:parent-style-name="Normalny" style:family="paragraph">
      <style:paragraph-properties fo:text-align="justify" fo:line-height="150%" fo:text-indent="0.2479in"/>
    </style:style>
    <style:style style:name="T4683" style:parent-style-name="Domyślnaczcionkaakapitu" style:family="text">
      <style:text-properties fo:background-color="#80FFFF"/>
    </style:style>
    <style:style style:name="P4684" style:parent-style-name="Normalny" style:family="paragraph">
      <style:paragraph-properties fo:text-align="justify" fo:line-height="150%" fo:text-indent="0.2479in"/>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P4691" style:parent-style-name="Normalny" style:family="paragraph">
      <style:paragraph-properties fo:text-align="justify" fo:line-height="150%" fo:text-indent="0.2479in"/>
    </style:style>
    <style:style style:name="P4692" style:parent-style-name="Normalny" style:family="paragraph">
      <style:paragraph-properties fo:text-align="justify" fo:line-height="150%"/>
    </style:style>
    <style:style style:name="T4693" style:parent-style-name="Domyślnaczcionkaakapitu" style:family="text">
      <style:text-properties fo:background-color="#80FFFF"/>
    </style:style>
    <style:style style:name="P4694" style:parent-style-name="Normalny" style:family="paragraph">
      <style:paragraph-properties fo:text-align="justify" fo:line-height="150%" fo:text-indent="0.2479in"/>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P4697" style:parent-style-name="Normalny" style:family="paragraph">
      <style:paragraph-properties fo:text-align="justify" fo:line-height="150%" fo:text-indent="0.2479in">
        <style:tab-stops>
          <style:tab-stop style:type="left" style:leader-style="dotted" style:leader-text="." style:position="1.9263in"/>
          <style:tab-stop style:type="left" style:leader-style="dotted" style:leader-text="." style:position="2.0173in"/>
        </style:tab-stops>
      </style:paragraph-properties>
    </style:style>
    <style:style style:name="P4698" style:parent-style-name="Normalny" style:family="paragraph">
      <style:paragraph-properties fo:text-align="justify" fo:line-height="150%" fo:text-indent="0.2479in">
        <style:tab-stops>
          <style:tab-stop style:type="left" style:leader-style="dotted" style:leader-text="." style:position="1.9263in"/>
          <style:tab-stop style:type="left" style:leader-style="dotted" style:leader-text="." style:position="2.0173in"/>
        </style:tab-stops>
      </style:paragraph-properties>
    </style:style>
    <style:style style:name="T4699" style:parent-style-name="Domyślnaczcionkaakapitu" style:family="text">
      <style:text-properties fo:background-color="#80FFFF"/>
    </style:style>
    <style:style style:name="P4700" style:parent-style-name="Normalny" style:family="paragraph">
      <style:paragraph-properties fo:text-align="justify" fo:line-height="150%">
        <style:tab-stops>
          <style:tab-stop style:type="left" style:leader-style="dotted" style:leader-text="." style:position="1.9263in"/>
          <style:tab-stop style:type="left" style:leader-style="dotted" style:leader-text="." style:position="2.0173in"/>
        </style:tab-stops>
      </style:paragraph-properties>
    </style:style>
    <style:style style:name="T4701" style:parent-style-name="Domyślnaczcionkaakapitu" style:family="text">
      <style:text-properties style:text-underline-type="single" style:text-underline-style="solid" style:text-underline-width="auto" style:text-underline-mode="continuous"/>
    </style:style>
    <style:style style:name="T4702" style:parent-style-name="Domyślnaczcionkaakapitu" style:family="text">
      <style:text-properties fo:background-color="#80FFFF" style:text-underline-type="single" style:text-underline-style="solid" style:text-underline-width="auto" style:text-underline-mode="continuous"/>
    </style:style>
    <style:style style:name="T4703" style:parent-style-name="Domyślnaczcionkaakapitu" style:family="text">
      <style:text-properties style:text-underline-type="single" style:text-underline-style="solid" style:text-underline-width="auto" style:text-underline-mode="continuous"/>
    </style:style>
    <style:style style:name="P4704" style:parent-style-name="Normalny" style:family="paragraph">
      <style:paragraph-properties fo:text-align="justify" fo:line-height="150%" fo:text-indent="0.2479in"/>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P4717" style:parent-style-name="Normalny" style:family="paragraph">
      <style:paragraph-properties fo:text-align="justify" fo:line-height="150%"/>
    </style:style>
    <style:style style:name="T4718" style:parent-style-name="Domyślnaczcionkaakapitu" style:family="text">
      <style:text-properties style:text-underline-type="single" style:text-underline-style="solid" style:text-underline-width="auto" style:text-underline-mode="continuous"/>
    </style:style>
    <style:style style:name="P4719" style:parent-style-name="Normalny" style:family="paragraph">
      <style:paragraph-properties fo:text-align="justify" fo:line-height="150%" fo:text-indent="0.2479in"/>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P4722" style:parent-style-name="Normalny" style:family="paragraph">
      <style:paragraph-properties fo:text-align="justify" fo:line-height="150%">
        <style:tab-stops>
          <style:tab-stop style:type="left" style:leader-style="dotted" style:leader-text="." style:position="1.3069in"/>
          <style:tab-stop style:type="left" style:leader-style="dotted" style:leader-text="." style:position="2.0659in"/>
          <style:tab-stop style:type="left" style:leader-style="dotted" style:leader-text="." style:position="2.1756in"/>
        </style:tab-stops>
      </style:paragraph-properties>
    </style:style>
    <style:style style:name="T4723" style:parent-style-name="Domyślnaczcionkaakapitu" style:family="text">
      <style:text-properties fo:background-color="#80FFFF" style:text-underline-type="single" style:text-underline-style="solid" style:text-underline-width="auto" style:text-underline-mode="continuous"/>
    </style:style>
    <style:style style:name="T4724" style:parent-style-name="Domyślnaczcionkaakapitu" style:family="text">
      <style:text-properties style:text-underline-type="single" style:text-underline-style="solid" style:text-underline-width="auto" style:text-underline-mode="continuous"/>
    </style:style>
    <style:style style:name="P4725" style:parent-style-name="Normalny" style:family="paragraph">
      <style:paragraph-properties fo:text-align="justify" fo:line-height="150%" fo:text-indent="0.2479in"/>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P4732" style:parent-style-name="Normalny" style:family="paragraph">
      <style:paragraph-properties fo:text-align="justify" fo:line-height="150%"/>
    </style:style>
    <style:style style:name="T4733" style:parent-style-name="Domyślnaczcionkaakapitu" style:family="text">
      <style:text-properties style:text-underline-type="single" style:text-underline-style="solid" style:text-underline-width="auto" style:text-underline-mode="continuous"/>
    </style:style>
    <style:style style:name="T4734" style:parent-style-name="Domyślnaczcionkaakapitu" style:family="text">
      <style:text-properties fo:background-color="#80FFFF" style:text-underline-type="single" style:text-underline-style="solid" style:text-underline-width="auto" style:text-underline-mode="continuous"/>
    </style:style>
    <style:style style:name="P4735" style:parent-style-name="Normalny" style:family="paragraph">
      <style:paragraph-properties fo:text-align="justify" fo:line-height="150%" fo:text-indent="0.2479in"/>
    </style:style>
    <style:style style:name="P4736" style:parent-style-name="Normalny" style:family="paragraph">
      <style:paragraph-properties fo:text-align="justify" fo:line-height="150%"/>
    </style:style>
    <style:style style:name="P4737" style:parent-style-name="Normalny" style:family="paragraph">
      <style:paragraph-properties fo:text-align="justify" fo:line-height="150%" fo:text-indent="0.2479in"/>
    </style:style>
    <style:style style:name="P4738" style:parent-style-name="Normalny" style:family="paragraph">
      <style:paragraph-properties fo:text-align="justify" fo:line-height="150%">
        <style:tab-stops>
          <style:tab-stop style:type="left" style:leader-style="dotted" style:leader-text="." style:position="1.693in"/>
          <style:tab-stop style:type="left" style:leader-style="dotted" style:leader-text="." style:position="1.7972in"/>
          <style:tab-stop style:type="left" style:leader-style="dotted" style:leader-text="." style:position="2.1069in"/>
        </style:tab-stops>
      </style:paragraph-properties>
    </style:style>
    <style:style style:name="T4739" style:parent-style-name="Domyślnaczcionkaakapitu" style:family="text">
      <style:text-properties fo:background-color="#80FFFF" style:text-underline-type="single" style:text-underline-style="solid" style:text-underline-width="auto" style:text-underline-mode="continuous"/>
    </style:style>
    <style:style style:name="T4740" style:parent-style-name="Domyślnaczcionkaakapitu" style:family="text">
      <style:text-properties style:text-underline-type="single" style:text-underline-style="solid" style:text-underline-width="auto" style:text-underline-mode="continuous"/>
    </style:style>
    <style:style style:name="P4741" style:parent-style-name="Normalny" style:family="paragraph">
      <style:paragraph-properties fo:text-align="justify" fo:line-height="150%" fo:text-indent="0.2479in"/>
    </style:style>
    <style:style style:name="T4742" style:parent-style-name="Domyślnaczcionkaakapitu" style:family="text">
      <style:text-properties fo:background-color="#80FFFF"/>
    </style:style>
    <style:style style:name="T4743" style:parent-style-name="Domyślnaczcionkaakapitu" style:family="text">
      <style:text-properties fo:background-color="#80FFFF"/>
    </style:style>
    <style:style style:name="T4744" style:parent-style-name="Domyślnaczcionkaakapitu" style:family="text">
      <style:text-properties fo:background-color="#80FFFF"/>
    </style:style>
    <style:style style:name="T4745" style:parent-style-name="Domyślnaczcionkaakapitu" style:family="text">
      <style:text-properties fo:background-color="#80FFFF"/>
    </style:style>
    <style:style style:name="P4746" style:parent-style-name="Normalny" style:family="paragraph">
      <style:paragraph-properties fo:text-align="justify" fo:line-height="150%"/>
    </style:style>
    <style:style style:name="T4747" style:parent-style-name="Domyślnaczcionkaakapitu" style:family="text">
      <style:text-properties fo:background-color="#80FFFF" style:text-underline-type="single" style:text-underline-style="solid" style:text-underline-width="auto" style:text-underline-mode="continuous"/>
    </style:style>
    <style:style style:name="T4748" style:parent-style-name="Domyślnaczcionkaakapitu" style:family="text">
      <style:text-properties style:text-underline-type="single" style:text-underline-style="solid" style:text-underline-width="auto" style:text-underline-mode="continuous"/>
    </style:style>
    <style:style style:name="P4749" style:parent-style-name="Normalny" style:family="paragraph">
      <style:paragraph-properties fo:text-align="justify" fo:line-height="150%" fo:text-indent="0.2479in"/>
    </style:style>
    <style:style style:name="T4750" style:parent-style-name="Domyślnaczcionkaakapitu" style:family="text">
      <style:text-properties fo:background-color="#80FFFF"/>
    </style:style>
    <style:style style:name="T4751" style:parent-style-name="Domyślnaczcionkaakapitu" style:family="text">
      <style:text-properties fo:background-color="#80FFFF"/>
    </style:style>
    <style:style style:name="T4752" style:parent-style-name="Domyślnaczcionkaakapitu" style:family="text">
      <style:text-properties fo:background-color="#80FFFF"/>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style:style>
    <style:style style:name="T4760" style:parent-style-name="Domyślnaczcionkaakapitu" style:family="text">
      <style:text-properties fo:background-color="#80FFFF" style:text-underline-type="single" style:text-underline-style="solid" style:text-underline-width="auto" style:text-underline-mode="continuous"/>
    </style:style>
    <style:style style:name="T4761" style:parent-style-name="Domyślnaczcionkaakapitu" style:family="text">
      <style:text-properties style:text-underline-type="single" style:text-underline-style="solid" style:text-underline-width="auto" style:text-underline-mode="continuous"/>
    </style:style>
    <style:style style:name="T4762" style:parent-style-name="Domyślnaczcionkaakapitu" style:family="text">
      <style:text-properties fo:background-color="#80FFFF" style:text-underline-type="single" style:text-underline-style="solid" style:text-underline-width="auto" style:text-underline-mode="continuous"/>
    </style:style>
    <style:style style:name="P4763" style:parent-style-name="Normalny" style:family="paragraph">
      <style:paragraph-properties fo:text-align="justify" fo:line-height="150%" fo:text-indent="0.2479in"/>
    </style:style>
    <style:style style:name="T4764" style:parent-style-name="Domyślnaczcionkaakapitu" style:family="text">
      <style:text-properties fo:background-color="#80FFFF"/>
    </style:style>
    <style:style style:name="T4765" style:parent-style-name="Domyślnaczcionkaakapitu" style:family="text">
      <style:text-properties fo:background-color="#80FFFF"/>
    </style:style>
    <style:style style:name="T4766" style:parent-style-name="Domyślnaczcionkaakapitu" style:family="text">
      <style:text-properties fo:background-color="#80FFFF"/>
    </style:style>
    <style:style style:name="P4767" style:parent-style-name="Normalny" style:family="paragraph">
      <style:paragraph-properties fo:text-align="justify" fo:line-height="150%">
        <style:tab-stops>
          <style:tab-stop style:type="right" style:leader-style="dotted" style:leader-text="." style:position="1.9826in"/>
        </style:tab-stops>
      </style:paragraph-properties>
    </style:style>
    <style:style style:name="T4768" style:parent-style-name="Domyślnaczcionkaakapitu" style:family="text">
      <style:text-properties fo:background-color="#80FFFF" style:text-underline-type="single" style:text-underline-style="solid" style:text-underline-width="auto" style:text-underline-mode="continuous"/>
    </style:style>
    <style:style style:name="T4769" style:parent-style-name="Domyślnaczcionkaakapitu" style:family="text">
      <style:text-properties style:text-underline-type="single" style:text-underline-style="solid" style:text-underline-width="auto" style:text-underline-mode="continuous"/>
    </style:style>
    <style:style style:name="P4770" style:parent-style-name="Normalny" style:family="paragraph">
      <style:paragraph-properties fo:text-align="justify" fo:line-height="150%" fo:text-indent="0.2479in"/>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P4776" style:parent-style-name="Normalny" style:family="paragraph">
      <style:paragraph-properties fo:text-align="justify" fo:line-height="150%"/>
    </style:style>
    <style:style style:name="T4777" style:parent-style-name="Domyślnaczcionkaakapitu" style:family="text">
      <style:text-properties fo:background-color="#80FFFF" style:text-underline-type="single" style:text-underline-style="solid" style:text-underline-width="auto" style:text-underline-mode="continuous"/>
    </style:style>
    <style:style style:name="T4778" style:parent-style-name="Domyślnaczcionkaakapitu" style:family="text">
      <style:text-properties style:text-underline-type="single" style:text-underline-style="solid" style:text-underline-width="auto" style:text-underline-mode="continuous"/>
    </style:style>
    <style:style style:name="T4779" style:parent-style-name="Domyślnaczcionkaakapitu" style:family="text">
      <style:text-properties fo:background-color="#80FFFF" style:text-underline-type="single" style:text-underline-style="solid" style:text-underline-width="auto" style:text-underline-mode="continuous"/>
    </style:style>
    <style:style style:name="T4780" style:parent-style-name="Domyślnaczcionkaakapitu" style:family="text">
      <style:text-properties style:text-underline-type="single" style:text-underline-style="solid" style:text-underline-width="auto" style:text-underline-mode="continuous"/>
    </style:style>
    <style:style style:name="T4781" style:parent-style-name="Domyślnaczcionkaakapitu" style:family="text">
      <style:text-properties fo:background-color="#80FFFF" style:text-underline-type="single" style:text-underline-style="solid" style:text-underline-width="auto" style:text-underline-mode="continuous"/>
    </style:style>
    <style:style style:name="T4782" style:parent-style-name="Domyślnaczcionkaakapitu" style:family="text">
      <style:text-properties fo:background-color="#80FFFF"/>
    </style:style>
    <style:style style:name="P4783" style:parent-style-name="Normalny" style:family="paragraph">
      <style:paragraph-properties fo:text-align="justify" fo:line-height="150%" fo:text-indent="0.2479in"/>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P4789" style:parent-style-name="Normalny" style:family="paragraph">
      <style:paragraph-properties fo:text-align="justify" fo:line-height="150%">
        <style:tab-stops>
          <style:tab-stop style:type="left" style:leader-style="dotted" style:leader-text="." style:position="2.1902in"/>
          <style:tab-stop style:type="left" style:leader-style="dotted" style:leader-text="." style:position="2.2909in"/>
        </style:tab-stops>
      </style:paragraph-properties>
    </style:style>
    <style:style style:name="T4790" style:parent-style-name="Domyślnaczcionkaakapitu" style:family="text">
      <style:text-properties fo:background-color="#80FFFF" style:text-underline-type="single" style:text-underline-style="solid" style:text-underline-width="auto" style:text-underline-mode="continuous"/>
    </style:style>
    <style:style style:name="T4791" style:parent-style-name="Domyślnaczcionkaakapitu" style:family="text">
      <style:text-properties style:text-underline-type="single" style:text-underline-style="solid" style:text-underline-width="auto" style:text-underline-mode="continuous"/>
    </style:style>
    <style:style style:name="P4792" style:parent-style-name="Normalny" style:family="paragraph">
      <style:paragraph-properties fo:text-align="justify" fo:line-height="150%" fo:text-indent="0.2479in"/>
    </style:style>
    <style:style style:name="P4793" style:parent-style-name="Normalny" style:family="paragraph">
      <style:paragraph-properties fo:text-align="justify" fo:line-height="150%" fo:text-indent="0.2479in"/>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T4801" style:parent-style-name="Domyślnaczcionkaakapitu" style:family="text">
      <style:text-properties fo:background-color="#80FFFF"/>
    </style:style>
    <style:style style:name="P4802" style:parent-style-name="Normalny" style:family="paragraph">
      <style:paragraph-properties fo:text-align="justify" fo:line-height="150%"/>
    </style:style>
    <style:style style:name="T4803" style:parent-style-name="Domyślnaczcionkaakapitu" style:family="text">
      <style:text-properties fo:background-color="#80FFFF" style:text-underline-type="single" style:text-underline-style="solid" style:text-underline-width="auto" style:text-underline-mode="continuous"/>
    </style:style>
    <style:style style:name="T4804" style:parent-style-name="Domyślnaczcionkaakapitu" style:family="text">
      <style:text-properties style:text-underline-type="single" style:text-underline-style="solid" style:text-underline-width="auto" style:text-underline-mode="continuous"/>
    </style:style>
    <style:style style:name="P4805" style:parent-style-name="Normalny" style:family="paragraph">
      <style:paragraph-properties fo:text-align="justify" fo:line-height="150%" fo:text-indent="0.2479in"/>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P4811" style:parent-style-name="Normalny" style:family="paragraph">
      <style:paragraph-properties fo:text-align="justify" fo:line-height="150%">
        <style:tab-stops>
          <style:tab-stop style:type="left" style:leader-style="dotted" style:leader-text="." style:position="1.4722in"/>
        </style:tab-stops>
      </style:paragraph-properties>
    </style:style>
    <style:style style:name="T4812" style:parent-style-name="Domyślnaczcionkaakapitu" style:family="text">
      <style:text-properties fo:background-color="#80FFFF" style:text-underline-type="single" style:text-underline-style="solid" style:text-underline-width="auto" style:text-underline-mode="continuous"/>
    </style:style>
    <style:style style:name="T4813" style:parent-style-name="Domyślnaczcionkaakapitu" style:family="text">
      <style:text-properties style:text-underline-type="single" style:text-underline-style="solid" style:text-underline-width="auto" style:text-underline-mode="continuous"/>
    </style:style>
    <style:style style:name="P4814" style:parent-style-name="Normalny" style:family="paragraph">
      <style:paragraph-properties fo:text-align="justify" fo:line-height="150%" fo:text-indent="0.2479in"/>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T4822" style:parent-style-name="Domyślnaczcionkaakapitu" style:family="text">
      <style:text-properties fo:background-color="#80FFFF"/>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P4827" style:parent-style-name="Normalny" style:family="paragraph">
      <style:paragraph-properties fo:text-align="justify" fo:line-height="150%">
        <style:tab-stops>
          <style:tab-stop style:type="left" style:leader-style="dotted" style:leader-text="." style:position="1.8375in"/>
          <style:tab-stop style:type="left" style:leader-style="dotted" style:leader-text="." style:position="1.9784in"/>
        </style:tab-stops>
      </style:paragraph-properties>
    </style:style>
    <style:style style:name="T4828" style:parent-style-name="Domyślnaczcionkaakapitu" style:family="text">
      <style:text-properties fo:background-color="#80FFFF" style:text-underline-type="single" style:text-underline-style="solid" style:text-underline-width="auto" style:text-underline-mode="continuous"/>
    </style:style>
    <style:style style:name="T4829" style:parent-style-name="Domyślnaczcionkaakapitu" style:family="text">
      <style:text-properties style:text-underline-type="single" style:text-underline-style="solid" style:text-underline-width="auto" style:text-underline-mode="continuous"/>
    </style:style>
    <style:style style:name="P4830" style:parent-style-name="Normalny" style:family="paragraph">
      <style:paragraph-properties fo:text-align="justify" fo:line-height="150%" fo:text-indent="0.2479in"/>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P4849" style:parent-style-name="Normalny" style:family="paragraph">
      <style:paragraph-properties fo:text-align="justify" fo:line-height="150%" fo:text-indent="0.2479in"/>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P4855" style:parent-style-name="Normalny" style:family="paragraph">
      <style:paragraph-properties fo:text-align="justify" fo:line-height="150%" fo:text-indent="0.2479in"/>
    </style:style>
    <style:style style:name="P4856" style:parent-style-name="Normalny" style:family="paragraph">
      <style:paragraph-properties fo:text-align="justify" fo:line-height="150%"/>
    </style:style>
    <style:style style:name="T4857" style:parent-style-name="Domyślnaczcionkaakapitu" style:family="text">
      <style:text-properties fo:background-color="#80FFFF" style:text-underline-type="single" style:text-underline-style="solid" style:text-underline-width="auto" style:text-underline-mode="continuous"/>
    </style:style>
    <style:style style:name="T4858" style:parent-style-name="Domyślnaczcionkaakapitu" style:family="text">
      <style:text-properties style:text-underline-type="single" style:text-underline-style="solid" style:text-underline-width="auto" style:text-underline-mode="continuous"/>
    </style:style>
    <style:style style:name="T4859" style:parent-style-name="Domyślnaczcionkaakapitu" style:family="text">
      <style:text-properties fo:background-color="#80FFFF" style:text-underline-type="single" style:text-underline-style="solid" style:text-underline-width="auto" style:text-underline-mode="continuous"/>
    </style:style>
    <style:style style:name="T4860" style:parent-style-name="Domyślnaczcionkaakapitu" style:family="text">
      <style:text-properties style:text-underline-type="single" style:text-underline-style="solid" style:text-underline-width="auto" style:text-underline-mode="continuous"/>
    </style:style>
    <style:style style:name="T4861" style:parent-style-name="Domyślnaczcionkaakapitu" style:family="text">
      <style:text-properties fo:background-color="#80FFFF" style:text-underline-type="single" style:text-underline-style="solid" style:text-underline-width="auto" style:text-underline-mode="continuous"/>
    </style:style>
    <style:style style:name="P4862" style:parent-style-name="Normalny" style:family="paragraph">
      <style:paragraph-properties fo:text-align="justify" fo:line-height="150%" fo:text-indent="0.2479in"/>
    </style:style>
    <style:style style:name="P4863" style:parent-style-name="Normalny" style:family="paragraph">
      <style:paragraph-properties fo:text-align="justify" fo:line-height="150%" fo:text-indent="0.2479in"/>
    </style:style>
    <style:style style:name="T4864" style:parent-style-name="Domyślnaczcionkaakapitu" style:family="text">
      <style:text-properties fo:background-color="#80FFFF"/>
    </style:style>
    <style:style style:name="P4865" style:parent-style-name="Normalny" style:family="paragraph">
      <style:paragraph-properties fo:text-align="justify" fo:line-height="150%">
        <style:tab-stops>
          <style:tab-stop style:type="left" style:leader-style="dotted" style:leader-text="." style:position="2.0236in"/>
          <style:tab-stop style:type="left" style:leader-style="dotted" style:leader-text="." style:position="2.1743in"/>
        </style:tab-stops>
      </style:paragraph-properties>
    </style:style>
    <style:style style:name="T4866" style:parent-style-name="Domyślnaczcionkaakapitu" style:family="text">
      <style:text-properties fo:background-color="#80FFFF" style:text-underline-type="single" style:text-underline-style="solid" style:text-underline-width="auto" style:text-underline-mode="continuous"/>
    </style:style>
    <style:style style:name="T4867" style:parent-style-name="Domyślnaczcionkaakapitu" style:family="text">
      <style:text-properties style:text-underline-type="single" style:text-underline-style="solid" style:text-underline-width="auto" style:text-underline-mode="continuous"/>
    </style:style>
    <style:style style:name="P4868" style:parent-style-name="Normalny" style:family="paragraph">
      <style:paragraph-properties fo:text-align="justify" fo:line-height="150%" fo:text-indent="0.2479in"/>
    </style:style>
    <style:style style:name="P4869" style:parent-style-name="Normalny" style:family="paragraph">
      <style:paragraph-properties fo:text-align="justify" fo:line-height="150%"/>
    </style:style>
    <style:style style:name="T4870" style:parent-style-name="Domyślnaczcionkaakapitu" style:family="text">
      <style:text-properties style:text-underline-type="single" style:text-underline-style="solid" style:text-underline-width="auto" style:text-underline-mode="continuous"/>
    </style:style>
    <style:style style:name="P4871" style:parent-style-name="Normalny" style:family="paragraph">
      <style:paragraph-properties fo:text-align="justify" fo:line-height="150%" fo:text-indent="0.2479in"/>
    </style:style>
    <style:style style:name="T4872" style:parent-style-name="Domyślnaczcionkaakapitu" style:family="text">
      <style:text-properties fo:background-color="#80FFFF"/>
    </style:style>
    <style:style style:name="T4873" style:parent-style-name="Domyślnaczcionkaakapitu" style:family="text">
      <style:text-properties fo:background-color="#80FFFF"/>
    </style:style>
    <style:style style:name="P4874" style:parent-style-name="Normalny" style:family="paragraph">
      <style:paragraph-properties fo:text-align="justify" fo:line-height="150%" fo:text-indent="0.2479in"/>
    </style:style>
    <style:style style:name="P4875" style:parent-style-name="Normalny" style:family="paragraph">
      <style:paragraph-properties fo:text-align="justify" fo:line-height="150%" fo:text-indent="0.2479in"/>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P4879" style:parent-style-name="Normalny" style:family="paragraph">
      <style:paragraph-properties fo:text-align="justify" fo:line-height="150%" fo:text-indent="0.2479in"/>
    </style:style>
    <style:style style:name="T4880" style:parent-style-name="Domyślnaczcionkaakapitu" style:family="text">
      <style:text-properties fo:background-color="#80FFFF"/>
    </style:style>
    <style:style style:name="T4881" style:parent-style-name="Domyślnaczcionkaakapitu" style:family="text">
      <style:text-properties fo:background-color="#80FFFF"/>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T4884" style:parent-style-name="Domyślnaczcionkaakapitu" style:family="text">
      <style:text-properties fo:background-color="#80FFFF"/>
    </style:style>
    <style:style style:name="T4885" style:parent-style-name="Domyślnaczcionkaakapitu" style:family="text">
      <style:text-properties fo:background-color="#80FFFF"/>
    </style:style>
    <style:style style:name="P4886" style:parent-style-name="Normalny" style:family="paragraph">
      <style:paragraph-properties fo:text-align="justify" fo:line-height="150%" fo:text-indent="0.2479in"/>
    </style:style>
    <style:style style:name="T4887" style:parent-style-name="Domyślnaczcionkaakapitu" style:family="text">
      <style:text-properties fo:background-color="#80FFFF"/>
    </style:style>
  </office:automatic-styles>
  <office:body>
    <office:text text:use-soft-page-breaks="true">
      <text:p text:style-name="P1">iszKORPUS= Obrady Okrągłego Stołu</text:p>
      <text:p text:style-name="P2">ZESPÓŁ= Podzespół do spraw Zdrowia</text:p>
      <text:p text:style-name="P3">TYTUŁ= STENOGRAM z drugiego posiedzenia Podzespołu do spraw Zdrowia</text:p>
      <text:p text:style-name="P4">DATA= 28 lutego 1989 r.</text:p>
      <text:p text:style-name="P5">SYGNATURA=<text:s/></text:p>
      <text:p text:style-name="P6">INW= 46029</text:p>
      <text:p text:style-name="P7">TEKST=</text:p>
      <text:p text:style-name="P8">Stenogram z posiedzenia Podzespołu<text:s/><text:span text:style-name="T9">d</text:span>o spraw<text:s/><text:span text:style-name="T10">Z</text:span>drowia z dnia 2<text:span text:style-name="T11">8</text:span>.II<text:span text:style-name="T12">.</text:span>1989 r<text:span text:style-name="T13">.</text:span></text:p>
      <text:p text:style-name="P14">/Obradom<text:s/>przewodniczy<text:s/><text:span text:style-name="T15">dr Zofia Kuratowska</text:span>/.</text:p>
      <text:p text:style-name="P16"><text:span text:style-name="T17">Przewodnicząc</text:span><text:span text:style-name="T18">a</text:span><text:span text:style-name="T19">:</text:span></text:p>
      <text:p text:style-name="P20">Witam wszystkich państwa na kolejnym, drugim spotkaniu Podzespołu do spraw Zdrowia<text:span text:style-name="T21">.</text:span><text:s/>W trakcie dzisiejszego posiedzenia... pierwszą część posiedzenia jak uzgodniliśmy z panem prof<text:span text:style-name="T22">.</text:span><text:s/>Wojtczakiem, ja mam zaszczyt przewodniczyć tej pierwszej części<text:span text:style-name="T23">.</text:span></text:p>
      <text:p text:style-name="P24">Proszę Państwa!<text:s/><text:span text:style-name="T25">Ja</text:span><text:s/>na wstępie, żeby nie było żadnych nieporozumień dotyczących przewodnictwa w zespole, ja chciałabym odczytać oświadczenie strony solidarnościowo- opozycyjnej Podzespołu do spraw Zdrowia<text:span text:style-name="T26">.</text:span><text:s/>Zgodnie z ustaleniami podjętymi przez organizatorów obrad Okrągłego Stołu co do stron uczestniczących w obradach i ich przewodniczących, oświadczamy, iż w obradach Podzespołu do spraw Zdrowia jak we wszystkich innych zespołach z wyjątkiem Zespołu do spraw Związków Zawodowych rozmowy prowadzi strona part<text:span text:style-name="T27">yj</text:span>no-rządowa ze stroną solidarnościowo-opozycyjną pod przewodnictwem dwóch współprzewodniczących<text:span text:style-name="T28">.</text:span></text:p>
      <text:p text:style-name="P29">W rozmowach Okrągłego Stołu nie ma trzeciej strony.<text:s/><text:span text:style-name="T30">A</text:span><text:s/>zatem uczestnicy obrad reprezentujący organizacje zrzeszone w OPZZ należą do strony rządowo-partyjn<text:span text:style-name="T31">ej.</text:span><text:s/>Stanowisko to zostało potwierdzone w rozmowach między panem sekretarzem Cioskiem a panem Mateuszem Mazowieckim w ubiegłym tygodniu<text:span text:style-name="T32">.</text:span><text:s/><text:span text:style-name="T33">W</text:span><text:s/>związku z tym przyjmujemy, iż obradom Podzespołu do spraw Zdrowia współprzewodniczą prof<text:span text:style-name="T34">.</text:span><text:s/>Andrzej Wojtczak i dr Zofia Kuratowska.</text:p>
      <text:p text:style-name="P35">Żadna inna procedura prowadzenia rozmów nie może wchodzić w grę<text:span text:style-name="T36">.</text:span></text:p>
      <text:p text:style-name="P37">Pismo tej treści przekazałam współprzewodniczącemu panu prof. Wojtczakowi.</text:p>
      <text:p text:style-name="P38">Sprawa nie wymaga komentarzy, dlatego, że jest to ustalenie dokonane na szczeblu organizatorów<text:s/>„okrągłego stołu”.</text:p>
      <text:p text:style-name="P39">Czy w tej sprawie pan profesor?</text:p>
      <text:p text:style-name="P40"><text:span text:style-name="T41">Prof. Andrzej Wojtczak</text:span>:</text:p>
      <text:p text:style-name="P42">Tak, bo ja w tej chwili to oświadczenie otrzymałem, przeczytałem. Ja<text:s/><text:span text:style-name="T43">m</text:span>y<text:span text:style-name="T44">ślę,</text:span><text:s/><text:span text:style-name="T45">ż</text:span>e chciałbym w ten sposób ują<text:span text:style-name="T46">ć</text:span><text:s/>sprawę,<text:s/><text:span text:style-name="T47">p</text:span>rzede wsz<text:span text:style-name="T48">yst</text:span>kim sprawą dla nas nadrzędną to jest rozwiązanie spraw związanych ze zdrowiem i społeczeństwa, i tak samo poprawą warunków pracy służby zdrowia, tych problemów na pierwszym naszym spotkaniu zidentyfikowaliśmy wiele i dlatego chciałbym, żeby ten - te rozmowy, które rozpoczęły się w u<text:span text:style-name="T49">k</text:span>ładzie trójstronnym w związku z tym oświadczeniem strony solidarnościowej, rozwiązać w ten sposób: ja rozumiem, że ten czas na przewodnictwo zgodnie z sugestią pani przewodniczącej dla strony solidarnościowo- opozycyjnej i dla strony powiedzmy tej rządowo-koalicyjnej jest dzielony równo. I tak dzielimy przewodnictwo.</text:p>
      <text:soft-page-break/>
      <text:p text:style-name="P50">Z kolei ja chciałbym odstąpić swój - połowę swego czasu na przewodniczenie przez stronę, tej stronie rządowo-koalicyjnej związkowej, Federacji i proponuję więc, żeby przewodniczący tamtej grupy dysponował częścią czasu przeznaczoną dla mnie. Czy to stanowisko<text:s/>nasze jest do zaakceptowania przez stronę solidarnościową?</text:p>
      <text:p text:style-name="P51"><text:span text:style-name="T52">D</text:span><text:span text:style-name="T53">r Zofia Kuratowska</text:span>:</text:p>
      <text:p text:style-name="P54">Tak oczywiście, że tak w tym układzie połowę czasu, który ja mam do przewodniczenia jeżeli zajdzie taka potrzeba drugą połowę tego czasu naszego będzie przewodniczyć delegatka Krajowej Komisji Koordynacyjnej Pracowników Służby Zdrowia NSZZ<text:s/><text:span text:style-name="T55">„</text:span>Solidarność”<text:s/>pani Anna Grzym<text:span text:style-name="T56">is</text:span>ła<text:span text:style-name="T57">ws</text:span>ka.</text:p>
      <text:p text:style-name="P58"><text:span text:style-name="T59">P</text:span><text:span text:style-name="T60">r</text:span><text:span text:style-name="T61">of. Andrzej Wojtczak</text:span>:</text:p>
      <text:p text:style-name="P62">Proponuję...</text:p>
      <text:p text:style-name="P63"><text:span text:style-name="T64">Ob</text:span><text:span text:style-name="T65">.</text:span><text:span text:style-name="T66"><text:s/>Gustaw Bokszczanin:</text:span></text:p>
      <text:p text:style-name="P67"><text:span text:style-name="T68">J</text:span>eżeli państwo pozwolicie, ja sądzę, że przedstawione przez stronę solidarnościową oświadczenie, jest dla nas po pierwsze wielkim zaskoczeniem, po drugie nie bardzo rozumiemy co przez to strona solidarnościowa pragnie wyrazić. Chciałem przypomnieć i wyraźnie podkreślić, że Ogólnopolskie Porozumienie Związk<text:span text:style-name="T69">ó</text:span>w Zawodowych - kl<text:span text:style-name="T70">a</text:span>sowy, odrodzony ruch zawodowy jest siłą niezależną, nie jest to siła funkcjonująca w koalicji rządowej, ani nie jesteśmy w koalicji part<text:span text:style-name="T71">yj</text:span>no-<text:span text:style-name="T72">r</text:span>ządow<text:span text:style-name="T73">ej.<text:s/></text:span>Jesteśmy siłą niezależną, samorządną i o te prawa tak zwanej równości partnerstwa się ubiegamy i ubiegać się będziemy. Chciałem poinformować szanownych państwa, przykłady możemy przedstawić, że w innych zespołach również występuje zjawisko współprzewodniczenia przedstawiciela 7-milionowej rzeszy pracujących.</text:p>
      <text:p text:style-name="P74">Nie było dotychczas problemu, Ja sądzę, że szczególn<text:span text:style-name="T75">i</text:span>e<text:span text:style-name="T76"><text:s/></text:span>w gronie ludzi, którzy sam fakt pracy w tym środowisku, które to środowisko się cechuje najwyższym wykształceniem w kraju, wysoką kulturą, inteligencją tego typu tematów nie powinno być, nie powinny mieć miejsca i zwracamy się do państwa w interesie spraw, które tu omawiamy,<text:s/><text:span text:style-name="T77">w</text:span><text:s/>interesie naprawdę ludzi, którzy oczekują na zasadnicze rozwiązania nurtujących ich problemów, o zachowanie równości, partnerstwa przy tym stole<text:span text:style-name="T78">.</text:span><text:s/>Równości partnerstwa<text:span text:style-name="T79">.</text:span></text:p>
      <text:p text:style-name="P80">Kolega Guglas, który z naszego upoważnienia jest współprzewodniczącym, sądzę, że nie dał do dnia dz<text:span text:style-name="T81">i</text:span>siejszego ani w trakcie wszystkich obrad żadnych danych, aby tego współprzewodnictwa był pozbawiony. Dlatego apeluję do państwa i zwracam się z taką serdeczną prośbą, aby ten problem został rozstrzygnięty w tym układzie kompromisu<text:span text:style-name="T82">.<text:s/></text:span>Po prostu równości i partnerstwa przy tym stole, który nie powinien po prostu tutaj - nie powinno tutaj cechować tego<text:s/>„stołu”, po prostu jakieś interesy partykularne, czy po prostu jakieś własne ambicje, a dominować powinny sprawy, które podjęliśmy i które staramy s<text:span text:style-name="T83">i</text:span>ę z wielką starannością rozwiązać.</text:p>
      <text:p text:style-name="P84">Dziękuję<text:span text:style-name="T85">.</text:span></text:p>
      <text:p text:style-name="P86"><text:span text:style-name="T87">Dr Zofia Kuratowska</text:span>:</text:p>
      <text:p text:style-name="P88">Chciałabym odpowiedzieć na to, to było to, że na pierwszym naszym posiedzen<text:span text:style-name="T89">i</text:span>u był ten układ trójstronny było to już złamanie zasad przyjętych jak mówię dla całego Okrągłego Stołu, z wyjątkiem Zespołu do spraw Związkowych, gdzie sprawa trzech współprzewodniczących jest zupełnie oczywista<text:span text:style-name="T90">.</text:span></text:p>
      <text:p text:style-name="P91">Bardzo proszę nie używanie demagogicznych sformuło<text:span text:style-name="T92">wa</text:span>ń, że jest to jakiś partykularny interes nasz,<text:s/><text:soft-page-break/>my absolutnie nie występujemy przeciw uczestnictwu przedstawicieli OPZZ<text:s/><text:span text:style-name="T93">i</text:span><text:s/>organizacji związkowych z tym związanych w Okrągłym Stole<text:span text:style-name="T94">.</text:span><text:s/>Jest to zrozumiałe,<text:s/><text:span text:style-name="T95">ż</text:span>e państwo tutaj<text:span text:style-name="T96"><text:s/></text:span>są<text:span text:style-name="T97">.</text:span><text:s/>Wydaje mi się, że rozwiązanie zaproponowane przez pana prof<text:span text:style-name="T98">.</text:span><text:s/>Wojtczaka jest rozwiązaniem właśnie kompromisowym i rozwiązaniem, które zupełnie nie narusza zasady partnerstwa przy tym stole<text:span text:style-name="T99">.</text:span></text:p>
      <text:p text:style-name="P100"><text:span text:style-name="T101">Ob. Wojciech Gu</text:span><text:span text:style-name="T102">g</text:span><text:span text:style-name="T103">las</text:span>:</text:p>
      <text:p text:style-name="P104">...w tym momencie w związku ze zgłoszeniem przez państwa jako współprzewodniczącego drugiego pani Grzymisławskiej w tej chwili w kwestii formalnej - jest czterech wiceprzewodniczących<text:span text:style-name="T105">.</text:span></text:p>
      <text:p text:style-name="P106">Czterech współprzewodniczących.</text:p>
      <text:p text:style-name="P107"><text:span text:style-name="T108">Dr Kuratowska</text:span>:</text:p>
      <text:p text:style-name="P109">Jest dwóch przewodniczących i dwóch<text:s/><text:span text:style-name="T110">wi</text:span>ceprzewodniczących, którzy... my dzielimy się oczywiście czas<text:span text:style-name="T111">e</text:span>m przewodniczenia. Tak jak pan profesor to zresztą<text:span text:style-name="T112"><text:s/></text:span>ujął<text:s/><text:span text:style-name="T113">p</text:span>recyzyjnie.</text:p>
      <text:p text:style-name="P114"><text:span text:style-name="T115">Ob. G.<text:s/></text:span><text:span text:style-name="T116">B</text:span><text:span text:style-name="T117">okszczanin</text:span>/?/:</text:p>
      <text:p text:style-name="P118"><text:span text:style-name="T119">P</text:span>anie<text:s/>Profesorze<text:span text:style-name="T120">!</text:span><text:s/>Naczelną sprawą, która przyświecała temu<text:s/>„stolikowi”<text:s/>była ochrona zdrowia społeczeństwa, ważne hasło społeczne<text:span text:style-name="T121">.</text:span><text:s/>Ruch zawodowy, który mam zaszczyt reprezentować w tym zakresie, ma pewne osiągnięcia i nie przedstawiał nigdy niczego innego jako n<text:span text:style-name="T122">aj</text:span>w<text:span text:style-name="T123">aż</text:span>nie<text:span text:style-name="T124">jsze</text:span>go celu jak ochrona zdrowia społeczeństwa.</text:p>
      <text:p text:style-name="P125">Drugą kwestią była ochrona tego środowiska, pracowników służby zdrowia i z całą konsekwencją ruch zawodowy prezentował te stanowisko jako niezależny, nie związany w żadnych układach koalicyjno-rządowych.<text:s/><text:span text:style-name="T126">W</text:span><text:s/>związku z tym uważam, że tego rodzaju stanowisko jest nie do przyjęcia przez ruch zawodo<text:span text:style-name="T127">w</text:span>y, i pogwałca hasła demokratyczne, którymi się posługujemy.</text:p>
      <text:p text:style-name="P128"><text:span text:style-name="T129">Dr Kuratowska</text:span>:</text:p>
      <text:p text:style-name="P130"><text:span text:style-name="T131">W</text:span>ydaje mi się, że wejście w tej chwili w tego typu dyskusje jaką pan proponuje panie doktorze, jest zupe<text:span text:style-name="T132">ł</text:span>nie nie do przyjęcia, bo sięgniemy wtedy do tego, że - co ja mówiłam zresztą na zeszłym posiedzeniu - że my jesteśmy ciągle niezalegalizowanym związkiem<text:span text:style-name="T133">.</text:span><text:s/>Powołanie państwa związku - ja nie neguję państwa osiągnięć, absolutnie nie mamy tego zamiaru robić, natomiast powołanie państwa O<text:span text:style-name="T134">P</text:span>Z<text:span text:style-name="T135">Z</text:span><text:s/>było w dość określonej sytuacji historycznej, która - mam nadzieję - należy do przeszłości, która nie wróci, ale jednak w sposób zupełnie określony.</text:p>
      <text:p text:style-name="P136">A w końcu przewodniczący O<text:span text:style-name="T137">P</text:span>ZZ jest członkiem n<text:span text:style-name="T138">aj</text:span>wyższych władz partyjnych<text:span text:style-name="T139">.</text:span><text:s/>Tak że chyba nie muszą się państwo obrażać o to, że należycie do strony koalicyjno-rządowej<text:span text:style-name="T140">.</text:span><text:s/>Wydaje<text:s/><text:span text:style-name="T141">m</text:span>i si<text:span text:style-name="T142">ę,</text:span><text:s/>mo<text:span text:style-name="T143">ż</text:span>emy przyjąć, nie tracić dalej czasu na dyskusję, przyjąć wniosek pana profesora Wojtczaka<text:span text:style-name="T144">.</text:span></text:p>
      <text:p text:style-name="P145"><text:span text:style-name="T146">Ob. W. Wojtczak</text:span>/?/:</text:p>
      <text:p text:style-name="P147">Pani profesor, tak jak wszystkim na tej sali mnie się wydaje... na tej sali, tak muszę powiedzieć mn<text:span text:style-name="T148">i</text:span>e bardzo leży na sercu sprawa tego naszego dialogu, który ma wieść do poprawy sytuacji i tu nie będziemy się przekonywali, bo to przecież jest dla nas wartością najwyższą<text:span text:style-name="T149">.</text:span></text:p>
      <text:p text:style-name="P150">Na poprzednim posiedzeniu mówiliśmy tak samo o odpolitycznieniu służby zdrowia i medycyny<text:span text:style-name="T151">.</text:span><text:s/>Ja zastanawiam się, czy żeby nie prowadzić do pewnych perturbacji w naszym bardzo napiętym programie, bo faktycznie wyznaczyliśmy sobie bardzo szeroki program rozmów, z uwagi na to, że ta sprawa ma niewątpliwie posmak polityczny, i to jest głęboko sprawa polityczna, żebyśmy tę sprawę za pani zgodą oddalili do decyzji i o<text:span text:style-name="T152">dp</text:span>owiedniego<text:s/>„stolika”, który się tą sprawą zajmuje i do uzgodnień, bo tutaj w<text:s/><text:soft-page-break/>oświadczeniu tym są wspomniane dwa bardzo znaczące nazwiska, pana Mazowieckiego, sekretarza Cioska, i żebyśmy dzisiejsze obrady mogli kontynuowa<text:span text:style-name="T153">ć<text:s/></text:span>w takim układzie, że sprawę tę przyjmujemy i te oświadczenie o współprzewodniczeniu, że ja oddaję połowę czasu na współprzewodnictwo dr Gugl<text:span text:style-name="T154">as</text:span>o<text:span text:style-name="T155">wi,</text:span><text:s/>i że poprowadzimy te rozmowy przyjmując oświadczenie i starając się poza czasem pracy naszego zespołu dojść do rozwiąza<text:span text:style-name="T156">ń</text:span><text:s/>niestety tutaj już trzeba powiedzieć sobie prosto - politycznych, a nie merytorycznych, zdrowotnych.</text:p>
      <text:p text:style-name="P157">Czy to jest do zaak<text:span text:style-name="T158">ce</text:span>ptowania przez...</text:p>
      <text:p text:style-name="P159"><text:span text:style-name="T160">Dr Kuratowska</text:span>:</text:p>
      <text:p text:style-name="P161">Tak, oczywiście.</text:p>
      <text:p text:style-name="P162"><text:span text:style-name="T163">Pr</text:span><text:span text:style-name="T164">of</text:span><text:span text:style-name="T165">. Wojtczak</text:span>:</text:p>
      <text:p text:style-name="P166"><text:span text:style-name="T167">A</text:span><text:s/>dr<text:s/><text:span text:style-name="T168">Gu</text:span>glasa i...</text:p>
      <text:p text:style-name="P169"><text:span text:style-name="T170">Dr Gu</text:span><text:span text:style-name="T171">g</text:span><text:span text:style-name="T172">las</text:span>:</text:p>
      <text:p text:style-name="P173">Ja rozumiem, że współprzewodniczenie przy<text:s/><text:span text:style-name="T174">O</text:span>krągłym Stole, dzisiaj, w dniu dzisiejszym, do czasów rozstrzygnięcia?</text:p>
      <text:p text:style-name="P175"><text:span text:style-name="T176">Dr Kuratowska</text:span>:</text:p>
      <text:p text:style-name="P177">Nie.</text:p>
      <text:p text:style-name="P178"><text:span text:style-name="T179">Dr Gustaw Bokszczanin</text:span>:</text:p>
      <text:p text:style-name="P180">Przepraszam państwa, mamy oficjalną delegację 50 tysięcy członków związków, którzy stoją za nami wybrani w demokratycznych wyborach i w tym momencie jeżeli chce się dogadywać, jeżeli tak<text:s/><text:span text:style-name="T181">m</text:span>ożna powiedzieć strona rządowa ze stroną koalicyjną ruch zawodowy jako neutralny pozwolą państwo, że opuścimy posiedzenie dzisiejsze<text:span text:style-name="T182">.</text:span></text:p>
      <text:p text:style-name="P183">/Następuje<text:s/>opuszczenie sali obrad przez delegację OPZZ/<text:span text:style-name="T184">.</text:span></text:p>
      <text:p text:style-name="P185"><text:span text:style-name="T186">Dr Kuratowska</text:span>:</text:p>
      <text:p text:style-name="P187">Jest to poniekąd sprawa państwa, oczywiście, państwa decyzja, wydaje mi się, decyzji co n<text:span text:style-name="T188">aj</text:span>mniej niesłusznej<text:span text:style-name="T189">.</text:span><text:s/>Chcę powiedzieć, że ta sama kwestia była tylko przed pierwszym posiedzeniem w Zespole Oświaty i Nauki, i tam OPZZ nie opuścił sali, chociaż nie było zgody na trzeciego współprzewodniczącego.</text:p>
      <text:p text:style-name="P190"><text:span text:style-name="T191">Dr Gugl</text:span><text:span text:style-name="T192">a</text:span><text:span text:style-name="T193">s</text:span><text:span text:style-name="T194">:</text:span></text:p>
      <text:p text:style-name="P195">Czy panowie już nie chcecie uczestniczyć jeszcze w tej...</text:p>
      <text:p text:style-name="P196"><text:span text:style-name="T197">Dr Bokszczanin</text:span>:</text:p>
      <text:p text:style-name="P198">Panie ministrze, jeżeli dwie stron<text:span text:style-name="T199">y</text:span>, strona koalicyjna opozycyjna ze stroną rządową się domówi ruch zawodowy jako niezależny będzie prezentował pół miliona członków<text:span text:style-name="T200">.</text:span><text:s/>Jeżeli nie - poinformujemy dzisiaj teleksami naszych delegatów<text:span text:style-name="T201">.</text:span></text:p>
      <text:p text:style-name="P202">Dziękuję bardzo.</text:p>
      <text:p text:style-name="P203"><text:span text:style-name="T204">O</text:span><text:span text:style-name="T205">b</text:span><text:span text:style-name="T206">.</text:span><text:span text:style-name="T207"><text:s/>Zofia Kuratowska</text:span>:</text:p>
      <text:p text:style-name="P208">Panie Profesorze, Szanowni Pań<text:span text:style-name="T209">s</text:span>two!</text:p>
      <text:p text:style-name="P210">Jest to oczywiście obrót wydarzeń, który absolutnie nie był naszym zamiarem, i jak jeszcze raz mówię, w innych zespołach, poza górniczym, gdzie to też zostaje w jakiś sposób prze<text:span text:style-name="T211">fo</text:span>rsowane przez stronę OPZZ, ale gdzie podobne oświadczenie również będzie.<text:s/><text:span text:style-name="T212">W</text:span>e wszystkich innych to się układa zgodnie i oczywiście przedstawiciele OPZZ uczestniczą, mimo dwóch współprzewodniczących. W taki sposób był<text:s/><text:soft-page-break/>ułożony tok obrad w pierwszych rozmowach przez gen. Kiszczaka i Lecha Wałęsę.</text:p>
      <text:p text:style-name="P213">To był akt polityczny ze strony naszych współuczestników naszego spotkania.</text:p>
      <text:p text:style-name="P214"><text:span text:style-name="T215">Ob.</text:span><text:span text:style-name="T216"><text:s text:c="23"/></text:span>:</text:p>
      <text:p text:style-name="P217">Jeśli można prosić o półgodzinną przerwę.</text:p>
      <text:p text:style-name="P218"><text:span text:style-name="T219">Ob. Zofia Kuratowska</text:span>:</text:p>
      <text:p text:style-name="P220">Natur<text:span text:style-name="T221">al</text:span>nie.</text:p>
      <text:p text:style-name="P222"><text:span text:style-name="T223">Ob.</text:span><text:span text:style-name="T224"><text:s text:c="23"/></text:span>:</text:p>
      <text:p text:style-name="P225"><text:span text:style-name="T226">J</text:span>a jeszcze przedtem<text:s/>jedną<text:s/>sprawę<text:span text:style-name="T227">.</text:span><text:s/>Proszę państwa, ja rozumiem te wszystkie sprawy, które tu się porusza, że nie dla służby zdrowia i dla ludności, i dla zdrowia społecznego. To oczywiście to jest wszystko prawda. Tylko trzeba sobie zdać sprawę kim my jesteśmy i jakie sprawy my tu załatwiamy. Przecież my nie załatwiamy tutaj sprawy rejonowego lekarza, tylko zasadnicze sprawy polityczne. Jaka będzie organizacja, jakie będzie miało społeczeństwo wpływ na służbę zdrowia. I to są czysto sprawy polityczne. Przecież my tu nie wchodzimy w żadne szczegóły. Proszę o tym pamiętać, że to jest rozmowa nie po to, czy jutro będzie lekarstwo pięć groszy tańsze, tylko o to, jaka będzie służba zdrowia.<text:s/><text:span text:style-name="T228">J</text:span>aka ona będzie i jaka będzie nasza polityka. I to my musimy uzgodnić. Wobec tego, że rząd stanął na stanowisku, że w tej sprawie pertraktuje ze stronę solidarnościowo-opozycy<text:span text:style-name="T229">jn</text:span>ą, bardzo dobrze, to żadnych mediatorów do tego my nie potrzebujemy. Media<text:span text:style-name="T230">cj</text:span>a jest między panią prof. do<text:span text:style-name="T231">c</text:span>. Kur<text:span text:style-name="T232">at</text:span>owską a panem prof. Wo<text:span text:style-name="T233">jt</text:span>czakiem. A że ktoś jest niezależny, nie mamy nic przeciwko temu.</text:p>
      <text:p text:style-name="P234">A wobec tego, że współpracuję cały czas z rzędem, jesteśmy bardzo zadowoleni, że po stronie rzędowej jest większa delegacja, która była, że tak powiem, pomocna<text:s/><text:span text:style-name="T235">w</text:span><text:s/>naszych obradach. I to wszystko.</text:p>
      <text:p text:style-name="P236"><text:span text:style-name="T237">Ob. Guglas</text:span>:</text:p>
      <text:p text:style-name="P238">O reformie to zadecyduje ten dyskurs, który prowadzimy,<text:s/><text:span text:style-name="T239">p</text:span>ewne uszczegółowienie w ramach kierunkowych rozwiązań. Bo przecież nie stać nas na to, i nie jesteśmy ekspertami tego rzędu, że możemy rozw<text:span text:style-name="T240">i</text:span>ązać poszczególne problemy, które wymagają zespołu i socjologów, i prawdopodobnie inżynierów sanitarnych, przede w<text:span text:style-name="T241">s</text:span>zystkim ekonomistów i trudno, żebyśmy będąc klinicystami, czy przedstawicielami zdrowia publicznego, mogli te sprawy rozwiązać.</text:p>
      <text:p text:style-name="P242">Niemniej jednak jest cały szereg spraw o decyzyjnym znaczeniu i kierunkach. I niewątpliwie są to związane z polityką i społeczną i polityką zdrowotną. I dlatego muszę powiedzieć, że ci, którzy opuścili w tej chwili salę, a więc Federacja, pomagała bardzo stronie rządowej przez długi czas rozwiązywać te sprawy. I muszę wyrazić żal i swoje rozcz<text:span text:style-name="T243">ar</text:span>owanie sytuacją zaistniałą, dlatego że na pewno ona nie doprowadzi do lepszego klimatu w służbie zdrowia.</text:p>
      <text:p text:style-name="P244"><text:span text:style-name="T245">J</text:span>eżeli pani przewodnicząca pozwoli, gdybyśmy mogli półgodzinną przerwę.</text:p>
      <text:p text:style-name="P246"><text:span text:style-name="T247">Pr</text:span><text:span text:style-name="T248">zewod</text:span><text:span text:style-name="T249">ni</text:span><text:span text:style-name="T250">cząc</text:span><text:span text:style-name="T251">a</text:span>:</text:p>
      <text:p text:style-name="P252">Oczywiści<text:span text:style-name="T253">e</text:span>.</text:p>
      <text:p text:style-name="P254"/>
      <text:p text:style-name="P255">/P<text:span text:style-name="T256">r</text:span>z<text:span text:style-name="T257">er</text:span>wa/.</text:p>
      <text:p text:style-name="P258"/>
      <text:p text:style-name="P259">/Po przerwie/.</text:p>
      <text:p text:style-name="P260"/>
      <text:soft-page-break/>
      <text:p text:style-name="P261"><text:span text:style-name="T262">Przewodnicząc</text:span><text:span text:style-name="T263">a</text:span>:</text:p>
      <text:p text:style-name="P264">Wobec tego, dalszy ciąg, a właściwie rozpoczynamy nasze posiedzenie. W przerwie pomiędzy naszymi posiedzeniami czyli w ciągu tego tygodnia, który upłynął, spotkały się dwie grupy robocze, dwa podzespoły, które żeśmy, których istnienie, żeśmy ustalili na poprzednim posiedzeniu. Wobec tego może zaczniemy od spraw<text:s/><text:span text:style-name="T265">pr</text:span>acowniczych i samorządowych i bardzo poproszę panią Anną Grzymisławską o zreferowanie ustaleń, które są nam do dyskusji dane<text:span text:style-name="T266">.</text:span><text:s/>To nie są ustalenia ostateczne przez zespół, który spotkał się w Ministerstwie Zdrowia<text:span text:style-name="T267">.</text:span><text:s/>Bardzo proszę<text:span text:style-name="T268">.</text:span></text:p>
      <text:p text:style-name="P269"><text:span text:style-name="T270">Ob. Anna Grzymisławsk</text:span><text:span text:style-name="T271">a</text:span>:</text:p>
      <text:p text:style-name="P272">Proszę państwa, 24 lutego pracowała grupa robocza d<text:span text:style-name="T273">s.</text:span><text:s/>pracowniczych i samorządowyc<text:span text:style-name="T274">h</text:span>, która przygotowała czy wypracowała dla tego podzespołu pewne stanowiska.</text:p>
      <text:p text:style-name="P275">Zapis tej grupy roboczej wygląda następuj<text:span text:style-name="T276">ą</text:span>co.</text:p>
      <text:p text:style-name="P277">Po pierwsze, po uzyskaniu wyników kształtowania się średnich wynagrodzeń za okres I kwartału 1989 r. strona rządowa dokona wspólnie ze stronami uczestniczącymi w obradach oceny sytuacji płacowej w służbie zdrowia i opiece społecznej na tle płac pracowników sfery materialnej.</text:p>
      <text:p text:style-name="P278">Na podstawie przeprowadzonej analizy strona rządowa przedłoży Radzie Ministrów odpowiednie wnioski<text:span text:style-name="T279">.</text:span></text:p>
      <text:p text:style-name="P280">Po drugie, strony ustaliły, że w terminie do 30 czerwca br. zostanie wspólnie opracowany projekt systemu wynagradzania w służbie zdrowia i opiece społecznej zgodnie z kierunkami reformy.</text:p>
      <text:p text:style-name="P281">Po trzecie, strony ustaliły, że w terminie 30 czerwca 1989 r. strona rządowa przedstawi Radzie Ministrów po uzgodnieniu ze stronami uczestniczącymi w obradach, projekt regulacji ustawowej dotyczący zasad organizac<text:span text:style-name="T282">ji</text:span><text:s/>i wynagradzania za dyżury zakładowe i pracę w pomocy doraźnej wraz ze skutkami finansowymi wprowadzenia nowych rozwiązań.</text:p>
      <text:p text:style-name="P283">Po czwarte, strony wyrażaj<text:span text:style-name="T284">ą</text:span><text:s/>pogląd, że dla pracowników służby zdrowia i opieki społecznej powinien być określony docelowy wskaźnik relacji wynagrodzeń w stosunku do sfery produkc<text:span text:style-name="T285">ji</text:span><text:s/>materialnej.</text:p>
      <text:p text:style-name="P286">Proszę państwa. Sytuacja, która jest w<text:s/><text:span text:style-name="T287">t</text:span>ej chwili w służbie zdrowia, myślę, że jest sytuacją bardzo trudną. Tzn. chcieliśmy powiedzieć, że w tym stanowisku w punkcie drugim, nie uzyskaliśmy zgodności co do takiej analizy tego co się<text:s/><text:span text:style-name="T288">w</text:span><text:s/>środowisku dzieje. Mianowicie, tak jak podkreślaliśmy na poprzednim posiedzeniu uznajemy, że środowisko nasze nie przyjęło z zadowoleniem wprowadzonego w tej chwili systemu wynagradzania. Ten system uznając za niespełni<text:span text:style-name="T289">ają</text:span>c<text:span text:style-name="T290">y</text:span><text:s/>oczekiwań tego środowiska i jeszcze raz podkreślam, nie zawsze chodzi tutaj przyznanych pieniędzy na regulację płac.</text:p>
      <text:p text:style-name="P291">Sprawa dotyczy systemu płac. Rozmawiając w tej grupie roboczej przedstawialiśmy to stanowisko, jak również<text:s/><text:span text:style-name="T292">pr</text:span>zedstawialiśmy sytuację gdzie większość pracowników służby zdrowia traktuje obecn<text:span text:style-name="T293">ą</text:span><text:s/>regulację płac jako regulację na dzisiaj, jako coś co jest tymczasowe, wpisując w listach płac pobranie tych pieniędzy jako zaliczkę.</text:p>
      <text:p text:style-name="P294">Chcieliśmy przedstawić dzisiaj taką propozycję, ponieważ uważamy, że ta sytuacja w służbie zdrowia jest bardzo trudna i nie chcielibyśmy, aby doprowadziła do sytuacji strajkowych, a niestety taką sytuację mamy, aby ten termin do 30 czerwca negocjowania systemu wynagradzania został skrócony do terminu 30 kwietnia.</text:p>
      <text:p text:style-name="P295"><text:span text:style-name="T296">J</text:span>a chciałam jeszcze, aby pani doktor W<text:span text:style-name="T297">nuk</text:span><text:s/>przewodnicząca Komis<text:span text:style-name="T298">ji</text:span><text:s/>Koordynacy<text:span text:style-name="T299">jn</text:span>ej Pracowników<text:s/><text:soft-page-break/>Służby, warszawskiej, pani doktor Wolak, przepraszam, przewodnicząca Komisji Koordynacy<text:span text:style-name="T300">jn</text:span>ej Warszawskiej Służby Zdrowia NSZZ<text:s/>„Solidarność”<text:s/>przeczytała oświadczenie tej komisji.</text:p>
      <text:p text:style-name="P301"><text:span text:style-name="T302">Ob. E</text:span><text:span text:style-name="T303">w</text:span><text:span text:style-name="T304">a W</text:span><text:span text:style-name="T305">ol</text:span><text:span text:style-name="T306">ak</text:span>:</text:p>
      <text:p text:style-name="P307">Warszawa 24 lutego 1989 r. Komitet Koordynacy<text:span text:style-name="T308">jn</text:span>y NS<text:span text:style-name="T309">ZZ</text:span><text:s/>„Solidarność”<text:s/>Warszawskiej Służby Zdrowia sprzeciwia się wprowadzanej obecnie, a obowiąz<text:span text:style-name="T310">ują</text:span>c<text:span text:style-name="T311">ej</text:span><text:s/>od 1 stycznia 1989 r. nowej siatce płac. Wysokość naszych zarobków pozostała nadal niewystarcz<text:span text:style-name="T312">ają</text:span>c<text:span text:style-name="T313">a</text:span>, a system tzw.<text:s/>„wideł”<text:s/>i dodatków uznaniowych pozwala dyrekcji na dowolną manipulację nimi. Nie daje to efektów motywacyjnych tylko przyczynia się do skłócenia naszego środowiska.</text:p>
      <text:p text:style-name="P314">Służba zdrowia po raz kolejny czuje się oszukana i rozgoryczona. Domagamy się zmiany systemu płac, a<text:s/><text:span text:style-name="T315">p</text:span>rzede wszystkim związania wysokości zarobków z kwali<text:span text:style-name="T316">fi</text:span>ka<text:span text:style-name="T317">cj</text:span>ami i indywidualnym wkładem pracy, a nie uznaniem dyrekcji. Siatka płac nie może pozostawiać dowolności<text:s/><text:span text:style-name="T318">w</text:span><text:s/>interpreta<text:span text:style-name="T319">cji</text:span>,<text:span text:style-name="T320"><text:s/></text:span>lecz musi jednoznacznie określać zaszeregowanie pracownika w oparciu o jednoznaczne kryteria.</text:p>
      <text:p text:style-name="P321">Domagamy się, by wysokość naszych wynagrodzeń podlegała co pół roku weryfikacji i zrównaniu ze średnią zarobków w sferze produkcy<text:span text:style-name="T322">jn</text:span>ej. Uważamy, że jako podstawę do negocjacji należy przyjąć projekt układu zbiorowego opracowany przez zespół sekcji służby zdrowia NSZZ<text:s/>„Solidarność”<text:s/>regionu<text:s/><text:span text:style-name="T323">W</text:span>ielkopo<text:span text:style-name="T324">l</text:span>s<text:span text:style-name="T325">ka</text:span>, która w zasadniczych zarysach spełnia nasze oczekiwania<text:span text:style-name="T326">.</text:span></text:p>
      <text:p text:style-name="P327">Proponowany układ zbiorowy winien obowiązywać do chwili wprowadzenia reformy opieki zdrowotnej z autentycznym uspołecznieniem i usamodzielnieniem p<text:span text:style-name="T328">l</text:span>acówek służby zdrowia. Wypłacane obecnie pobory traktujemy jako zaliczkę przyszłych zarobków. Domagamy się załatwienia tych postulatów w nieprzekraczalnym terminie do dnia 30 kwietnia br.<text:s/><text:span text:style-name="T329">W</text:span><text:s/>przeciwnym razie narastające niezadowolenie i wzburzenie naszego środowiska może doprowadzić do nieobliczalnych konsekwenc<text:span text:style-name="T330">ji.</text:span></text:p>
      <text:p text:style-name="P331">Chciałam zaznaczyć, że to oświadczenie zostało opracowane po<text:s/><text:span text:style-name="T332">pr</text:span>z<text:span text:style-name="T333">e</text:span>prowadzeniu sondażu w środowisku służby zdrowia i szerokim roz<text:span text:style-name="T334">pr</text:span>ow<text:span text:style-name="T335">ad</text:span>ze<text:span text:style-name="T336">ni</text:span>u projektu układu zbiorowego solidarnościowego, o którym tutaj jest wzmianka. Tak że jak gdyby<text:span text:style-name="T337"><text:s/></text:span>opi<text:span text:style-name="T338">e</text:span>ramy się już na opinii środowiska, nie tylko samego komitetu koordynacyjnego.</text:p>
      <text:p text:style-name="P339">Dziękuję.</text:p>
      <text:p text:style-name="P340"><text:span text:style-name="T341">Przewodnicząc</text:span><text:span text:style-name="T342">a</text:span><text:span text:style-name="T343">:</text:span></text:p>
      <text:p text:style-name="P344"><text:span text:style-name="T345">J</text:span>a chciałam zaproponować, ażeby w związku z tym co pani doktor przecz<text:span text:style-name="T346">yt</text:span>ała, podobne stanowiska różnych komisji<text:s/>„Solidarności”<text:s/>i po prostu środowiskowych służby zdrowia z różnych stron kraju napłynęły do nas. Wiemy, że sytuacja jest napięta, są w niektórych miejscach decyzje, żeby nie podejmować płac, co niezwykle skłóca środowisko, bo są ludzie, którzy nie mogą sobie pozwolić na to, ażeby nie pod<text:span text:style-name="T347">ją</text:span>ć zarobków w danym miesiącu. Wobec czego my tego lekceważyć nie możemy. Zresztą żeśmy się już poprzednio zgodzili, że sytuacja w środowiska jest bardzo napięta i ażebyśmy<text:s/><text:span text:style-name="T348">w</text:span><text:s/>ogóle poprawili cokolwiek w systemie ochrony zdrowia niezbędne jest współdziałanie całego środowiska medycznego.</text:p>
      <text:p text:style-name="P349">Tego współdziałania oczywiście nie będzie, jeżeli kolejnymi aktami będziemy pogłę<text:span text:style-name="T350">b</text:span>iać niezadowolenie.</text:p>
      <text:p text:style-name="P351"><text:span text:style-name="T352">W</text:span><text:s/>związku z tym ja bym zaproponowała, jeżeli państwo się na to zgodzą, ażebyśmy to co wypracowały grupy robocze nasze, przyjęli z poprawką, że ustalamy, że w terminie do 30 kwietnie zostanie wspólnie opracowany projekt systemu<text:s/>wyna<text:span text:style-name="T353">gr</text:span>odz<text:span text:style-name="T354">eni</text:span>a<text:s/><text:span text:style-name="T355">w</text:span><text:s/>służbie zdrowia i opiece społecznej aprobowanej przez<text:s/><text:soft-page-break/>środowisk<text:span text:style-name="T356">a</text:span>, system musi być aprobowany przez środowisko,<text:s/><text:span text:style-name="T357">fu</text:span>nk<text:span text:style-name="T358">cjo</text:span>n<text:span text:style-name="T359">ują</text:span>cy do czasu wprowadzenia pełnej reformy.</text:p>
      <text:p text:style-name="P360">A więc nie tyle zgodnie z kierunkami reformy, ile<text:s/><text:span text:style-name="T361">fu</text:span>nk<text:span text:style-name="T362">cj</text:span>onu<text:span text:style-name="T363">ją</text:span>cy do czasu wprowadzenia pełnej reformy, bo na pewno się wtedy wszystko zmieni.</text:p>
      <text:p text:style-name="P364">Czy z państwa strony ktoś z państwa chciałby si<text:span text:style-name="T365">ę<text:s/></text:span>ustosunkować?</text:p>
      <text:p text:style-name="P366"><text:span text:style-name="T367">Ob.</text:span><text:span text:style-name="T368"><text:s text:c="23"/></text:span>:</text:p>
      <text:p text:style-name="P369">Chciałbym zapytać doradców, jak to jest z punktu widzenia technicznego możliwe, dlatego że jeżeli chodzi o kierunkowe sprawy, to przecież myśmy wielokrotnie powiedzieli, że nie ma pełnej satysfakcji, ja nie wiem czy jakikolwiek system opracowany usatysfak<text:span text:style-name="T370">cj</text:span>on<text:span text:style-name="T371">uj</text:span>e wszystkich. Natomiast mnie się wydaje, że grupa robocza działała właśnie w tym duchu wypracowanie jakiegoś perspek<text:span text:style-name="T372">ty</text:span>wicznego systemu. Faktem jest, że wtedy kiedy wejdzie w życie reforma i zaczną działać mechanizmy ekonomiczne, no to sytuacja będzie odmienna. Natomiast nikt z nas przecież nie może być marzycielem, bo jesteśmy realistami, że reforma wejdzie z dnia na dzień, to jest potężna przecież jak wszyscy jesteśmy świadomi, operacja, gdzie trzeba przełamać i przyzwycz<text:span text:style-name="T373">aj</text:span>enia, no i opracować w szczegółach mechanizmy ekonomiczne i wyszkolić kadrę.</text:p>
      <text:p text:style-name="P374">Tak, że wydaje mi się, że nie miałbym tutaj obiekcji z wyjątkiem, że musiałbym zapytać się swoich ekspertów, czy 30<text:s/>kwietnia<text:s/>jest realny, dlatego, że jest to praca kolosalna. Szczególnie gdzie<text:s/><text:span text:style-name="T375">w</text:span>chodzi w grę i konsultacja. Bo znowu coś teoretycznie wypracujemy i znowu nie będzie satysfakcji.</text:p>
      <text:p text:style-name="P376"><text:span text:style-name="T377">Przewodnicząca</text:span><text:span text:style-name="T378">:</text:span></text:p>
      <text:p text:style-name="P379"><text:span text:style-name="T380">M</text:span>a<text:span text:style-name="T381">m</text:span><text:s/>na myśli wypracowanie systemu, później go skonsultowanie, ale do 30 kwietnia wypracowanie systemu. Ale musimy środowisku rzeczywiście powiedzieć, że w tej chwili podejmuję zaliczkę, że system właściwy zostanie opracowany, poddany pod konsultację, a następnie wejdzie - chyba nie będziemy tu precyzować terminu kiedy by wszedł.<text:s/>Ale natomiast opracowanie do 30 kwietnia, co się rozumie, że natychmiast potem można go opublikować.</text:p>
      <text:p text:style-name="P382"><text:span text:style-name="T383">Ob.</text:span><text:span text:style-name="T384"><text:s text:c="23"/></text:span>:</text:p>
      <text:p text:style-name="P385">Pani przewodnicząca, my właśnie na naszym zespole roboczym długo zastanawialiśmy się na temat terminu. Co do kierunków zgodziliśmy się, że ten zapis satysfak<text:span text:style-name="T386">cj</text:span>onował obie strony.</text:p>
      <text:p text:style-name="P387">Strona<text:s/>„Solidarności”<text:s/>stawiała inny termin, znacznie krótszy i wtedy na zespole wszyscy doszliśmy do wspólnego wniosku, że stawianie terminów krótszych jest po prostu niewykonalne. Staraliśmy się uniknąć tutaj zapisu nierealnego. Stąd ten termin był 30<text:s/>czerwca. Strona rządowa na początku stawiała odleglejszy termin, zdecydowani<text:span text:style-name="T388">e</text:span>. Stanęło to w pewnym sensie nie tyle<text:s/><text:span text:style-name="T389">w</text:span><text:s/>środku, tylko jakie są możliwości przepracowania tego realne.<text:s/><text:span text:style-name="T390">I</text:span><text:s/>wydaje nam się, że termin do 30 kwietnia ze strony rzędowej nie jest możliwy do wykonania ze względów technicznych. I stąd były nasze obiekcje, i stąd termin 30<text:s/>czerwca, przy całej merytorycznej zgodzie na taki właśnie wniosek jaki z panem profesorem tutaj podpisywaliśm<text:span text:style-name="T391">y</text:span>.</text:p>
      <text:p text:style-name="P392"><text:span text:style-name="T393">Przewodnicząc</text:span><text:span text:style-name="T394">a</text:span><text:span text:style-name="T395">:</text:span></text:p>
      <text:p text:style-name="P396">Proszę pan dr Edelman.</text:p>
      <text:p text:style-name="P397"><text:span text:style-name="T398">O</text:span><text:span text:style-name="T399">b.</text:span><text:span text:style-name="T400"><text:s/>Marek Edelman</text:span>:</text:p>
      <text:p text:style-name="P401">Oczywiście, że pan doktor ma 200% racji, tylko w sytuacji zupełnie innej niż taka jaka jest dzisiaj. Jest dzisiaj sytuacja, powiedzmy sobie szczerze, rewolucyjna. Nie mamy czasu. Jeżeli chcemy mieć spokojne<text:s/><text:soft-page-break/>przejście z<text:s/>„okrągłego stołu”<text:s/>do nowego systemu politycznego, to musimy wszystkie<text:s/><text:span text:style-name="T402">z</text:span>adrażnienia, które s<text:span text:style-name="T403">ą</text:span><text:s/>przedtem i narastają, usunąć.</text:p>
      <text:p text:style-name="P404"><text:span text:style-name="T405">J</text:span>a nie wiem, czy ten system będzie idealny, który będzie do 30 czerwca, ale już będzie inny. I to jest to o co chodzi. Musimy zrozumieć, że ja nie wiem ile będzie więcej pieniędzy, będzie inny podział, będą znów niezadowolenia, ale zrozumcie, tu jest krzywda. Tu pracownicy poczuli się skrzywdzeni. Wyjdziemy stąd i 30 czerwca damy do konsultacji, za rok wprowadzimy, reforma będzie za 5 lat i to jest w ogóle dym.</text:p>
      <text:p text:style-name="P406">Musimy to zrobić szybko. Ten<text:s/>„stół”<text:s/>powinien b<text:span text:style-name="T407">ył</text:span><text:s/>się rozpocząć nie teraz, tylko pięć lat temu, czy cztery lata temu, byśmy byli dziś w innej sytuacji<text:span text:style-name="T408">.</text:span></text:p>
      <text:p text:style-name="P409">Proszę państwa, kto daje szybko, ten dwa razy daje, żebyście to wiedzieli. Dać to po niewczasie, kiedy ta inflacja pójdzie jeszcze 50<text:span text:style-name="T410">%</text:span><text:s/>do góry, to jest tak jakby nic nie dać. Więc musimy tutaj mieć konkretne rzeczy.</text:p>
      <text:p text:style-name="P411">I mimo, że ten system nie będzie idealny, i dlatego uważam, trudno, ci panowie urzędnicy, którzy to opracowują z naszą komisją będą pracowali nie po 8 godzin dziennie tylko po 12 godzin dziennie i muszę to zrobić. Bo to jest dla tego środowiska teraz istotne. To jest wielka rzesza ludzi. Nie można tego zostawić. Musimy mieć w służbie zdrowia spokó<text:span text:style-name="T412">j</text:span>.</text:p>
      <text:p text:style-name="P413"><text:span text:style-name="T414">J</text:span>a myśl<text:span text:style-name="T415">ę</text:span>, że tym sposobem, jeżeli to nie będzie idealne, będzie zmienione, będzie inne, będzie trochę lepsze, to już będzie spokój. A jak nie to pójdę na barykady, na to nie mamy rady.</text:p>
      <text:p text:style-name="P416"><text:span text:style-name="T417">Przewodnicz</text:span><text:span text:style-name="T418">ą</text:span><text:span text:style-name="T419">c</text:span><text:span text:style-name="T420">a</text:span><text:span text:style-name="T421">:</text:span></text:p>
      <text:p text:style-name="P422">Bardzo prosimy o nazwisko.</text:p>
      <text:p text:style-name="P423"><text:span text:style-name="T424">Ob</text:span><text:span text:style-name="T425">.</text:span><text:span text:style-name="T426"><text:s/>Józef Pietras - Minis</text:span><text:span text:style-name="T427">te</text:span><text:span text:style-name="T428">rstwo Zdrowia</text:span>:</text:p>
      <text:p text:style-name="P429">Proszę państwa, zgadzam się z tym, że trzeba przystępie i opracować w jak najkrótszym możliwym terminie. Tylko nie byłbym za tym, że sobie z góry nakreślać zbyt krótki termin, który może będzie trudny do wykonania. Bo ja musz<text:span text:style-name="T430">ę</text:span><text:s/>powiedzieć tak, że po pierwsze mamy takie uwarunkowania, że w tym systemie musimy liczyć się z wynikami albo z ustaleniami dotyczącymi reformy, a poza tym było tu wspomniane o układzie zbiorowym pracy, musimy się wobec tego liczyć z ustawą, która dotyczy układów zbiorowych pracy. Ja miałem okazję zapoznania się z projektem poznańskim i jest szereg punktów, takich, nad którymi trzeba dobrze się zastanowić, bo<text:s/><text:span text:style-name="T431">n</text:span>i<text:span text:style-name="T432">e</text:span><text:s/>można ich pogodzić z tekstem ustawy o układach zbiorowych pracy<text:span text:style-name="T433">.</text:span><text:span text:style-name="T434"><text:s/></text:span>Wobec tego trzeba to wszystko rozwiązać w jakiś sposób i na to trzeba czasu, wobec tego kończą<text:span text:style-name="T435">c</text:span>, jestem za tym, żeby niezwłocznie przystąpić i jak najszybciej opracować.<text:s/>Jeżeli nam się uda opracować to przed tym terminem to byłoby dobrze. Ale nie byłbym za tym, żeby sobie z góry nakreślać termin taki, w którym moglibyśmy mieć trudności wykonać.</text:p>
      <text:p text:style-name="P436"><text:span text:style-name="T437">Pr</text:span><text:span text:style-name="T438">zewodnicząca</text:span><text:span text:style-name="T439">:</text:span></text:p>
      <text:p text:style-name="P440">Lipiński prosił o głos.</text:p>
      <text:p text:style-name="P441"><text:span text:style-name="T442">Ob</text:span><text:span text:style-name="T443">.</text:span><text:span text:style-name="T444"><text:s/>Lipiński</text:span>:</text:p>
      <text:p text:style-name="P445">Otóż można przygotowywać ten projekt z góry mając świadomość, że jest to prowizorium płacowe, bo to i tak będzie prowizorium płacowe, dlatego, że jeśli wprowadzi się reformę w służbie zdrowia, to mechanizmy płacowy będzie zupełnie inny. Toteż można z góry stwierdzić, że to co jest bardzo tymczasowe do momentu wprowadzania całej re<text:span text:style-name="T446">fo</text:span>rmy.</text:p>
      <text:p text:style-name="P447">Zgadzam się tu z doktorem Edelmanem, że kto szybko daje, dwa razy daje. Te nasze obrady są<text:s/><text:soft-page-break/>oceniane nie przez pryzmat deklaracji, tylko przez pryzmat bardzo konkretnych rzeczy, które dla ludzi będą zrozumiałe i odczuwalne. I to byłaby jedna z takich rzeczy.</text:p>
      <text:p text:style-name="P448"><text:span text:style-name="T449">Przewodnicząc</text:span><text:span text:style-name="T450">a</text:span><text:span text:style-name="T451">:</text:span></text:p>
      <text:p text:style-name="P452">Czy ktoś z państwa jeszcze w tej sprawie chce...</text:p>
      <text:p text:style-name="P453"><text:span text:style-name="T454">Ob.</text:span><text:span text:style-name="T455"><text:s text:c="23"/></text:span>:</text:p>
      <text:p text:style-name="P456">Ponieważ wszyscy idziemy i jesteśmy zgodni, że idziemy w kierunku reformy i ją musimy wprowadzić i możliwie szybko, głęboko, systemowo.</text:p>
      <text:p text:style-name="P457">Dlaczego nie traktować tego systemu jako prowizorium płacowe. Tym bardziej, że przecież on w tej chwili, jak mówię każdy system będzie krytykowany, ale przecież<text:s/><text:span text:style-name="T458">w</text:span><text:s/>czerwcu nastąpi tak samo rewaloryzacj<text:span text:style-name="T459">a</text:span>, musi być<text:s/><text:span text:style-name="T460">op</text:span>a<text:span text:style-name="T461">r</text:span>te i ocena, dlatego, że przecież jest to ustawa sejmowa, i ta ustawa sejmowa w tym Sejmie obowiązuje. Mamy zagwarantowany poziom 95% i tak realnie patrząc, przecież my musimy iść w tym systemie w tej chwili co najmniej do końca roku, jeżeli chcemy utrzymać faktycznie zgodność podwyżki płac z inflacją.</text:p>
      <text:p text:style-name="P462">Dlatego może przyjmiemy tak. Ja bym miał propozycję taką. Że strony ustaliły, żeby rozpoczęć prace niezwłocznie nad tym systemem i zakończyć powiedzmy, czy dać ten system powiedzmy do czerwca.</text:p>
      <text:p text:style-name="P463"><text:span text:style-name="T464">Ob.</text:span><text:span text:style-name="T465"><text:s text:c="23"/></text:span>:</text:p>
      <text:p text:style-name="P466">Panie profesorze, merytorycznie, ja się zgadzam 200%<text:span text:style-name="T467"><text:s/></text:span>z panem. Ale jest sytuacja taka, nie ja ją zrobiłem, sytuacja wymusza to. To nie jest sprawa mojej dobrej woli.<text:s/><text:span text:style-name="T468">J</text:span>a uważam, że ten system może iść do końca roku, ale on nie może iść, bo sytuacja wymusza to.</text:p>
      <text:p text:style-name="P469"><text:span text:style-name="T470">J</text:span>a wrócę do szpitala i co mi powiedzą, coś zrobił.<text:s/><text:span text:style-name="T471">W</text:span><text:s/>czerwcu dadzą do konsultacji, a<text:s/><text:span text:style-name="T472">w</text:span><text:s/>styczniu dostanę. Nie ma mowy o tym. Ludzie tego nie chcę słyszeć. Sytuacja wymusza.<text:s/><text:span text:style-name="T473">J</text:span>a wiem, że żaden system nie będzie idealny.<text:s/>Ale coś zrobimy. Musimy coś zrobić, chociażby te nierówności.<text:s/><text:span text:style-name="T474">J</text:span>a nie znam się na tym dokładnie, ale są tam niesprawiedliwości, nierówności są. Ludzie pokrzywdzeni, jak zawsze, w każdym systemie. Teraz są ci, potem będą trochę inni pokrzywdzeni. Ale coś będzie. Jeżeli my powiemy zrobimy w jak najszybszym czasie, a to będzie trwało do stycznia, to powiedzą, o, nabrali nas. Oczywiście.</text:p>
      <text:p text:style-name="P475"><text:span text:style-name="T476">Przewodnic</text:span><text:span text:style-name="T477">z</text:span><text:span text:style-name="T478">ąc</text:span><text:span text:style-name="T479">a</text:span>:</text:p>
      <text:p text:style-name="P480"><text:span text:style-name="T481">J</text:span>a jestem zdania, że my w ogóle nie możemy tego typu deklaracji w jak najszybszym czasie, jak rychło, składać po obradach<text:s/>„okrągłego stołu”, dlatego, że społeczeństwo już ma zupełnie dosyć takich deklaracji. Musimy jednak mówić o konkretnych terminach, choćby one dla nas wszystkich były bardzo trudne.<text:s/><text:span text:style-name="T482">J</text:span>a się zgadzam z panem Pietrasem, że tam w tym systemie jest wiele punktów dyskusy<text:span text:style-name="T483">jn</text:span>ych. Od tego byłyby grupy robocze, które by to dyskutowały. My nie postulujemy tutaj przyjęcia całkowitego tego systemu, który proponujemy. Proponujemy, ażeby to przedyskutować w gronie ekspertów, którzy się do tego ustosunkują.</text:p>
      <text:p text:style-name="P484"><text:span text:style-name="T485">J</text:span>eszcze jeżeli pan współprzewodniczący pozwoli, jeszcze pani Anna Grzymisławska chciała coś dodać do tego.</text:p>
      <text:p text:style-name="P486"><text:span text:style-name="T487">Ob. Anna Grzymisławska</text:span>:</text:p>
      <text:p text:style-name="P488">Proszę państwa, ja myślę tak, że służba zdrowia w tej chwili przede wszystkim nie ma samorządu. Proszę na to tak spojrzeć. Że sprawy wynagradzania pracowników załatwiane są w gronie takich osób: dyrektor, przedstawiciel związków zawodowych, przedstawiciel POP.<text:s/><text:span text:style-name="T489">I</text:span><text:s/>tak to wygląda. Odczucie społeczności służby zdrowia jest takie, że niestety brak przedstawicieli pracowników nie daje im gwarancji<text:s/><text:soft-page-break/>załatwienia sprawiedliwego podziału płacy.</text:p>
      <text:p text:style-name="P490">Proszę zobaczyć co jeszcze się dzieje. Ten system wynagrodzeń wprowadził w płacy podstawowej dużą rozwartość w widełkach. Czyli dał dużą możliwość usytuowania pracownika w tej samej grupie, ale nie tak samo. Mając te same kwalifikacje, to samo przygotowanie zawodowe i pracując w tych samych warunkach.</text:p>
      <text:p text:style-name="P491"><text:span text:style-name="T492">J</text:span>a chciałam powiedzieć, że społeczeństwo w tej chwili pracowników służby zdrowia oczekuje na taki system, który będzie preferował dwie rzeczy. Z jednej strony miejsce pracy, panie mi<text:span text:style-name="T493">n</text:span>is<text:span text:style-name="T494">tr</text:span>ze, myślę, że jest znana panu cała sytuacja anest<text:span text:style-name="T495">e</text:span>zjologów, pan prof. Jurczyk z Akademii Medycznej w Poznaniu,<text:s/><text:span text:style-name="T496">w</text:span><text:s/>której pracuję, zgłaszał i jestem przekonana, wiele wątpliwości do tego systemu płac, ponieważ anestezjolodzy<text:s/>- daje tutaj przykład - zostali potraktowani, niżej chirurdzy, pracując<text:s/><text:span text:style-name="T497">w</text:span><text:s/>tych samych zespołach. Niestety, to są właśnie te konkretne sytuacje.</text:p>
      <text:p text:style-name="P498">I teraz tak, to środowisko oczekuje dwóch rzeczy. Po pierwsze, żeby te preferencje były z tytułu miejsca pracy i uciążliwości pracy, i drugie, z tytułu kwali<text:span text:style-name="T499">fi</text:span>ka<text:span text:style-name="T500">cji,<text:s/></text:span>wykształcenia. To są te dwie rzeczy, które środowisko podkreśla i zaakceptuje zawsze. Zaakceptuje zarówno i po naszej, i zaakceptuje jeżeli przedstawi to Ministerstwo Zdrowia. Niestety, ten system nie zapewnia tych dwóch preferencji.</text:p>
      <text:p text:style-name="P501"><text:span text:style-name="T502">Ob.</text:span><text:span text:style-name="T503"><text:s text:c="23"/></text:span>:</text:p>
      <text:p text:style-name="P504"><text:span text:style-name="T505">J</text:span>a mam propozycję. Tzn. jedną, chciałbym odpowiedzieć o tych anestez<text:span text:style-name="T506">jo</text:span>logach, że w tym systemie, ja nie dlatego mówię, żeby bronić jakiegokolwiek systemu, tylko jest dana preferencja do dyspozycji kierownika zakładu. Ponieważ sytuacja i z anestezjologami w różnych stronach kraju jest różna, i dlatego anestez<text:span text:style-name="T507">jo</text:span>logia została w grupie tych czterech spe<text:span text:style-name="T508">cj</text:span>alności, gdzie kierownik zakładu może dać tę preferencję, bo on najlepiej wie jaka jest sytuacja na jego terenie. To jest pierwsza rzecz.</text:p>
      <text:p text:style-name="P509">Drugi punkt krótki. Próbujmy. Ponieważ jest to opracowanie projektu, proszę bardzo, zgadzamy się, że nie może być system dobrze opracowany. Bardzo bym się cieszył, żeby taki zespół opracował z dwa lub trzy warianty, dlatego że na pewno nie może być to jeden system, bo żaden niezadowoli. I jeszcze jest jedno. To, bo bardzo mi odpowiada ten zapis, zgodnie z kierunkami reformy. A więc musi być czynnik motywacyjny. Bo jeżeli my spłaszczymy wszystko, cały system bez żadnych motywacji, to przepraszam, ale to się kłóci<text:s/>z założeniami z kierunkami reformy. Czyli jeżeli chodzi o zapis zgadzamy się na ten zapis, poprawiamy tę datę i po prostu zespoły muszę przedstawić do końca kwietnia projekt sy<text:span text:style-name="T510">ste</text:span>mu<text:span text:style-name="T511">.</text:span></text:p>
      <text:p text:style-name="P512">Zobaczymy, nasz<text:span text:style-name="T513">ą</text:span><text:s/>intencję jest, żeby było lepiej.</text:p>
      <text:p text:style-name="P514"><text:span text:style-name="T515">Przewodnicząc</text:span><text:span text:style-name="T516">a</text:span><text:span text:style-name="T517">:</text:span></text:p>
      <text:p text:style-name="P518">Świetnie, a więc mamy wspólne ustalenie.<text:s/><text:span text:style-name="T519">J</text:span>a tylko, jeżeli pan minister pozwoli, żeby tu było dodane, zgodnie z kierunkami reformy i<text:s/><text:span text:style-name="T520">fu</text:span>nk<text:span text:style-name="T521">cj</text:span>onujący do czasu pełnego jej wprowadzenia. Dlatego, żeby później nie było zaskoczeń w<text:s/><text:span text:style-name="T522">ś</text:span>rodowisku, że się wszystko zmienia. A to nie zmienia zupełnie sensu tego.</text:p>
      <text:p text:style-name="P523">Czyli to przyjmujemy wobec tego jako wspólne ustalenie.</text:p>
      <text:p text:style-name="P524">To teraz poprosimy bardzo, czy jeszcze przepraszam, pan doktor Cybulko coś chciał powiedzieć.</text:p>
      <text:p text:style-name="P525"><text:span text:style-name="T526">Ob. Cybulko</text:span>:</text:p>
      <text:p text:style-name="P527">Pani docent, ja mam takie pytanie, że funkcjonuje do momentu opracowanie nowego systemu, system obecny.<text:s/><text:span text:style-name="T528">J</text:span>a jestem dyrektorem szpitala wojewódzkiego. Przeprowadzam u siebie w tej chwili te podwyżki. Muszę powiedz<text:span text:style-name="T529">i</text:span>e<text:span text:style-name="T530">ć</text:span>, że to co pani powiedziała o wykształceni<text:span text:style-name="T531">u</text:span>, to pielęgniarki i salowe zaczynaj<text:span text:style-name="T532">ą</text:span><text:s/>się, jak<text:s/><text:soft-page-break/>to, to lekarz zarabia więcej niż ja salowa. Takie są pytania proszę państwa. Ja rozumiem to co państwo mówią, ale my musimy dopracować się takiego systemu, który w sposób właściwy będzie oceniał zależnie od kwalifikacji i wykształcenia. J<text:span text:style-name="T533">a</text:span><text:s/>się z państwem<text:s/><text:span text:style-name="T534">w</text:span><text:s/>zupełności zgadzam, ale musimy przekonać ludzi, że wreszcie zróżnicowanie powinno być. A takowego dotychczas nie było.<text:s/>System płac był faktycznie spłaszczony. I teraz kiedy się<text:span text:style-name="T535"><text:s/></text:span>zaczyna to zróżnicowanie, bo ja zacz<text:span text:style-name="T536">ą</text:span>łem zróżnicowanie, ono wywołało ogromny niepokój, w innych grupach poza lekarsk<text:span text:style-name="T537">ą</text:span>.</text:p>
      <text:p text:style-name="P538"><text:span text:style-name="T539">J</text:span>a rozumiem, że dla świętego spokoju możemy powiedzieć 30<text:s/>kwietnia. Będą mieli również ludzie do nas pretensje, jeśli opracujemy taki system i pokażemy, bo przecież ludziom powiemy, że opracowaliśmy system w ci<text:span text:style-name="T540">ą</text:span>gu 2 miesięcy, tak szybko. Zacznę się w naszą stronę pytania, dlaczego aż tak szybko.<text:s/><text:span text:style-name="T541">J</text:span>a rozumiem niepokój, który jest, bo jest. Ale zastanówmy się nad tym. Opracujmy coś takiego, co będzie spójne, rzeczowe i przez środowisko w jakiś sposób ocenione.<text:s/>I też jest prawdą, że każdy system nie<text:s/><text:span text:style-name="T542">jest</text:span><text:s/>w pełni dobry i nie zawsze wywoła natychmiast zadowolenie i aprobatę<text:span text:style-name="T543">,</text:span><text:s/>wszystkic<text:span text:style-name="T544">h</text:span>.</text:p>
      <text:p text:style-name="P545">Ale jednak mimo wszystko, ja bym proponował ten czas na opracowanie tego systemu zostawić.</text:p>
      <text:p text:style-name="P546"><text:span text:style-name="T547">Przewodnicząc</text:span><text:span text:style-name="T548">a</text:span>:</text:p>
      <text:p text:style-name="P549">Ale nie można powiedzieć, że ten system został szybko opracowany, bo przecież państwo w ministerstwie o<text:span text:style-name="T550">p</text:span>racow<text:span text:style-name="T551">a</text:span>li jakiś system, a strona<text:s/>„Solidarności”<text:s/>opracowywała też przez parę lat ten system. Wobec czego nie jest to coś nagle.<text:s/>To będzie przypuszczam, jakiś kompromis pomiędzy tymi systemami, wybranie coś najlepszego. Z różnych wers<text:span text:style-name="T552">ji</text:span>. Więc nie jest to tak, że nagle siadamy od zera, jutro od zera do 30 kwietnia. Przecież tak nie jest.</text:p>
      <text:p text:style-name="P553">A co do tych różnic międzyzawodowyc<text:span text:style-name="T554">h</text:span>, oczywiście podzielam ten niepokój, ale ważny jest tutaj czynnik kwalifikacji, ażeby w ogóle opłacało się podnosić kwali<text:span text:style-name="T555">fi</text:span>kac<text:span text:style-name="T556">je</text:span>.<text:s/><text:span text:style-name="T557">I</text:span><text:s/>to dotyczy wszystkich grup zawodowych<text:span text:style-name="T558">,</text:span><text:s/>wszystkich, bo zarówno przecież pielęgniarek, nie mówiąc o miejscach, tutaj padli anestez<text:span text:style-name="T559">jo</text:span>lodzy, pielęgniarki z oddziałów noworodkowych, pewnie dziś będzie o tym mowa, n<text:span text:style-name="T560">ajr</text:span>ozmaitsze są takie czynniki. Ale kwalifikacje wszędzie mog<text:span text:style-name="T561">ę</text:span><text:s/>być podnoszone. One nawet mogą być podnoszone w tej najniższej grupie, wśród s<text:span text:style-name="T562">al</text:span>owyc<text:span text:style-name="T563">h</text:span>.</text:p>
      <text:p text:style-name="P564">Czy możemy uznać, że przyjęliśmy, czy jeszcze w tej sprawie.</text:p>
      <text:p text:style-name="P565">Pan doktor Czarnecki.</text:p>
      <text:p text:style-name="P566"><text:span text:style-name="T567">O</text:span><text:span text:style-name="T568">b. Czarnecki</text:span>:</text:p>
      <text:p text:style-name="P569"><text:span text:style-name="T570">J</text:span>a chciałem jeszcze zwrócić uwagę państwa na ten pierwszy punkt, który w pewnym sensie te nastroje mógłby łagodzić. Jeżeli wyeksponu<text:span text:style-name="T571">je</text:span>my jak<text:span text:style-name="T572">ą</text:span>ś tę sprawę, że nie czekając na półrocze, czy na sierpień my proponujemy i strona rządowa dotrzyma tego, że po I kwartale podsumujemy jak ta sprawa płac w stosunku do sfery produkcyjnej się kształtuje, to może to w pewnym sensie troszkę zasiać nadzieje, że wcześniej niż we wrześniu można się doczekać jakiejś retaksacji tej płacy. I myślę, że w zestawieniu z tym przyśpieszonym opracowaniem nowego projektu płacowego, to by jakoś mogło nastroje uspokoić. Gdybyśmy oczywiście z obu stron tej oliwy troszkę na powierzchnię wylali za pomocą tych dwóch punktów.</text:p>
      <text:p text:style-name="P573">Dziękuję .</text:p>
      <text:p text:style-name="P574"><text:span text:style-name="T575">Przewodnicząc</text:span><text:span text:style-name="T576">a</text:span><text:span text:style-name="T577">:</text:span></text:p>
      <text:p text:style-name="P578">Bardzo proszę.</text:p>
      <text:p text:style-name="P579"><text:span text:style-name="T580">Ob.</text:span><text:span text:style-name="T581"><text:s text:c="23"/></text:span>:</text:p>
      <text:soft-page-break/>
      <text:p text:style-name="P582">Chcę w pełni poprzeć ten projekt zaproponowany w tej ostatecznej wersji, ponieważ on rodzi jakieś nadzieje, że rzeczywiście będziemy w stanie stworzyć, zrobić coś dla służby zdrowia. Od dziesiątków lat dyskutujemy i sytuacja jest, jak wspólnie tutaj stwierdzamy dramatyczna. Sam wielokrotnie w różnych sytuacjach jako nie lekarz występowałem w interesie służby zdrowia w tym sensie, że te wynagrodzenia, które tam obowiązuję z jednej strony s<text:span text:style-name="T583">ą</text:span><text:s/>niejasne, niejasno sformułowane, nieprze<text:span text:style-name="T584">jr</text:span>zyste, a z drugiej strony stale brakowało środków. Stale brakowało środków.</text:p>
      <text:p text:style-name="P585">My tutaj zapominamy, chyba o tym jednym elemencie, mianowicie środki pieniądza. System jest konieczny. I on musi być jasny i przejrzysty. I wydaje mi się,<text:s/><text:span text:style-name="T586">ż</text:span>e te kolejne zbliżenia, tutaj ja bym trochę bronił resortu zdrowia, w tym sensie, że przecież jest ogromna troska o to, żeby zbliżać je do jakiegoś ideału, do jakiejś koncepcji, która mogłaby zadowalać wszystkich. Niestety, nie jest to takie proste. Ponieważ, wydaje mi się, ciąży tutaj na resorcie stały brak środków.<text:s/><text:span text:style-name="T587">W</text:span><text:s/>tej chwili też. Na ten rok otrzymaliśm<text:span text:style-name="T588">y</text:span><text:s/>taką, a nie<text:s/><text:span text:style-name="T589">i</text:span>nną kwotę na wynagrodzenia. I prawda wygląda w ten sposób, i tak to się dyskutuje. Obserwuję jak to przebiega w Sejmie, na komisji sejmowej, gdzie rzeczywiście ludzie są do końca zaangażowani, ale odpowiedź zawsze jest brutalna. Proszę bardzo, chcecie więc<text:span text:style-name="T590">ej,</text:span><text:s/>to powiedzcie komu zabrać. Zawsze jest, brutalnie rzecz for<text:span text:style-name="T591">m</text:span>ułuj<text:span text:style-name="T592">ą</text:span>c, jest taka odpowiedź.</text:p>
      <text:p text:style-name="P593">Wobec tego wydaje mi się, że system na pewno powinien być taki, który w miarę, nie bądźmy tutaj tak bardzo pewnymi siebie, że jesteśmy w stanie wypracować taki system, który zadowoli wszystkich, w najmniejszym zakładzie pracy, wtedy kiedy są sprawy podwyżek, to większość ludzi jest niezadowolonych. Oczywiście trzeba stworzyć system taki, który mógłby gwarantować przynajmniej tej większej części zespołu pracowniczego określone zadowolenie.</text:p>
      <text:p text:style-name="P594">Więc system na pewno tak, ale z drugiej strony równolegle trzeba myśleć nad tym skąd wziąć środki, żeby te środki były jednak zabezpieczone. Ponieważ znów wywołamy nastroje tego typu, że system zostanie opracowany, że będzie więcej pieniędzy, ale jeżeli tych pieniędzy więcej nie będzie to pogłębi jeszcze tę sytuację niezadowolenia, która<text:s/><text:span text:style-name="T595">w</text:span><text:s/>tej chwili w służbie zdrowia funkcjonuje.</text:p>
      <text:p text:style-name="P596">Tak,<text:s/><text:span text:style-name="T597">ż</text:span><text:span text:style-name="T598">e</text:span><text:span text:style-name="T599">b</text:span>y generalnie, żeby już krótko powiedzieć, jestem za tym wnioskiem, tutaj<text:s/><text:span text:style-name="T600">wyda</text:span>je mi się, że sprawa czasu jest bardzo ważna i trzeba określać jednoznacznie. Najwyżej trzeba będzie się usprawiedliwiać, dlaczego się nie udało tego zrobić<text:s/><text:span text:style-name="T601">w</text:span><text:s/>określonym czasie. Natomiast rozważając, mając na uwadze tą jakąś w miarę doskonałą siatkę płac, trzeba uwzględniać, już się zastanawiać nad tym, myśleć o tym, jakimi środkami dysponujemy aktualnie, czy będziemy mogli dysponować, żeby tę siatkę<text:s/><text:span text:style-name="T602">pł</text:span>ac zapełnić pieni<text:span text:style-name="T603">ę</text:span>dz<text:span text:style-name="T604">m</text:span>i, bo inaczej to będzie puste. Bo inaczej to będzie puste.</text:p>
      <text:p text:style-name="P605">Dziękuję bardzo.</text:p>
      <text:p text:style-name="P606"><text:span text:style-name="T607">Ob.</text:span><text:span text:style-name="T608"><text:s text:c="23"/></text:span>:</text:p>
      <text:p text:style-name="P609">Można w takim razie zaproponować, żebyśmy starali się opracować ten projekt. Zobaczymy czy on będzie do zaakceptowania. Mamy ekspertów przecież, siądą eksperci, niech wypracują system. Może się okazać, że nie jest to ani idealny, ani bardzo perspektywiczny, że okaże, się, że niedoskonały obecny, z możl<text:span text:style-name="T610">i</text:span>wością wprowadzenia pewnych zmian, może być tym prowizorium, które dotrwa do wprowadzenia reformy, kiedy zagrają mechanizmy ekonomiczne i po prostu będzie inny, inny syste<text:span text:style-name="T611">m.</text:span></text:p>
      <text:p text:style-name="P612"><text:span text:style-name="T613">Przewodnicząc</text:span><text:span text:style-name="T614">a</text:span><text:span text:style-name="T615">:</text:span></text:p>
      <text:p text:style-name="P616">Dziękuję bardzo panu profesorowi.</text:p>
      <text:soft-page-break/>
      <text:p text:style-name="P617">Może tylko, ja bym nie chciała przedłużać dyskusji, na ten temat, tylko może zasygnalizujemy nie dyskutując<text:s/><text:span text:style-name="T618">w</text:span><text:s/>szczegółach, że my widzimy źródła finansowe dla finansowania płac w służbie zdrowia, może króciutko pani Anna Grzymisławska krótko zasygnaliz<text:span text:style-name="T619">uj</text:span>e.</text:p>
      <text:p text:style-name="P620"><text:span text:style-name="T621">Ob.</text:span><text:span text:style-name="T622"><text:s text:c="23"/></text:span>:</text:p>
      <text:p text:style-name="P623">Czy byśmy mogli przejść do tych źródeł nieco później?<text:s/><text:span text:style-name="T624">J</text:span>a mam propozycje, ja bym chciał zgłosić później propozycje, jeżeli skończymy tę wstępn<text:span text:style-name="T625">ą</text:span>, bo bardzo dużo czasu tracimy na tą wstępną dyskusję, do której i tak będziemy musieli wró<text:span text:style-name="T626">cić</text:span>.</text:p>
      <text:p text:style-name="P627"><text:span text:style-name="T628">Przewodnicząc</text:span><text:span text:style-name="T629">a</text:span><text:span text:style-name="T630">:</text:span></text:p>
      <text:p text:style-name="P631">Dobrze, rzeczywiście. Sprawy finansowania później, kiedy będziemy mówić<text:s/><text:span text:style-name="T632">w</text:span><text:s/>ogóle o sprawach finansowych. Zgadzam się z tym. Króciutko do czego doszły samorządy.</text:p>
      <text:p text:style-name="P633"><text:span text:style-name="T634">Ob</text:span><text:span text:style-name="T635">.</text:span><text:span text:style-name="T636"><text:s/>Zbigniew Chłap</text:span>:</text:p>
      <text:p text:style-name="P637">Szanowni państwo, druga część naszych obrad w Ministerstwie Zdrowia w Podzespole ds. Zdrowia dotycz<text:span text:style-name="T638">y</text:span>ła dwóch ważnych wydaje nam się problemów. Pierwszy, to<text:s/><text:span text:style-name="T639">je</text:span>st samorządów pracowniczych i drugi, samorządu zawodowego, zwanego izbami lekarskimi. Przeczytam po prostu nasze ustalenia, które przekazaliśmy tutaj i one brzmią następująco.</text:p>
      <text:p text:style-name="P640">W pierwszym zagadnieniu:<text:s/>„Zespół uznaje za niezbędne przygotowanie przez Ministerstwo Zdrowia i Opieki Społecznej w terminie do 20 marca b<text:span text:style-name="T641">r</text:span>. projektu ustawy o zawodach medycznych i opiece zdrowotnej. Projekt w części dotyczącej zarządzania powinien uwzględnić rolę samorządów oraz przewidywane rozwiązania organizac<text:span text:style-name="T642">yj</text:span>ne zawarte w kierunkach reformy służby zdrowia. Projekt ten powinien być następnie skonsultowany<text:s/><text:span text:style-name="T643">w</text:span><text:s/>środowisku służby zdrowia i poddany ocenie opinii społeczne<text:span text:style-name="T644">j</text:span>”.</text:p>
      <text:p text:style-name="P645">Dosłownie dwa zdania komentarza. Zespół nasz natrafił na zasadniczą trudność wobec nieopracowania do tej pory ustawy o zawodach medycznych i opiece zdrowotnej, i to jest konieczny wymóg, który stawiamy i prośbę w stosunku do Ministerstwa o jak najszybsze.</text:p>
      <text:p text:style-name="P646">D<text:span text:style-name="T647">r</text:span>ugie zdanie komentarza to to, że tu jest znowu nieprecyzy<text:span text:style-name="T648">jn</text:span>e sformułowanie powinno być dzisiaj ustaleniem zakończone, mianowicie to co mówiła pani docent Kuratowska, że powinien być następnie skonsultowany. Myśmy to powinni powiedzieć, że<text:s/><text:span text:style-name="T649">w</text:span><text:s/>jakimś terminie powinna być ta konsultacja<text:s/><text:span text:style-name="T650">pr</text:span>zeprowadzon<text:span text:style-name="T651">a</text:span>.</text:p>
      <text:p text:style-name="P652">Drugie zagadnienie, to jest nasze stanowisko odnośnie izb lekarskich. Ono brzmi następująco: że<text:s/>„zespół postanawia zwrócić się do Sejmu w sprawie jak najszybszego przekazania ostatniej wersji poselskiej projektu ustawy o samorządzie lekarskim do konsultacji w środowisku służby zdrowia”.</text:p>
      <text:p text:style-name="P653"><text:span text:style-name="T654">I</text:span><text:s/>drugie, że<text:s/>„po uwzględnieniu uwag zgłoszonych w toku konsultacji projekt ten powinien być skierowany na plenarne posiedzenie Sejmu obecnej kadencji”. Tutaj jeśli chodzi, jedno zdanie komentarza, chodzi nam o to, że naszym zdaniem przewlekanie ponad naprawdę konieczność tej konsultacji jest bardzo niecelowe wobec tego, że jest to projekt najbardziej zaawansowany, praktycznie biorąc on jest nieźle konsultowany poprzez publikacje, które do tej pory miały miejsce, naturalnie jeżeli będzie nowa wersja i wci<text:span text:style-name="T655">ą</text:span>ż nowe wersje, nie możemy się zgodzić bez tej konsultacji, o którą prosimy, żeby była szybko<text:s/><text:span text:style-name="T656">pr</text:span>ze<text:span text:style-name="T657">pr</text:span>owadzona. Publikacja w służbie zdrowia powinna być do 3 tygodni. Projekt jest przecież gotowy i czekamy naprawdę tylko na tę publikację.</text:p>
      <text:p text:style-name="P658"><text:span text:style-name="T659">P</text:span><text:span text:style-name="T660">r</text:span><text:span text:style-name="T661">zewodnicząca</text:span>:</text:p>
      <text:soft-page-break/>
      <text:p text:style-name="P662">Pan profesor Żochowski.</text:p>
      <text:p text:style-name="P663"><text:span text:style-name="T664">Ob.<text:s/></text:span><text:span text:style-name="T665">Ż</text:span><text:span text:style-name="T666">ochows</text:span><text:span text:style-name="T667">ki</text:span>:</text:p>
      <text:p text:style-name="P668"><text:span text:style-name="T669">J</text:span>a rozumiem, że to stanowisko jest akceptowan<text:span text:style-name="T670">e,</text:span><text:s/>przez stronę<text:s/>„Solidarnoś<text:span text:style-name="T671">ci</text:span>”<text:span text:style-name="T672">.</text:span><text:s/>My uważamy również, że w chwili obecnej projekt o izbach lekarskich w wersji ostatecznej opracowanej przez posłów jest projektem, który wymaga tylko pewnego makijażu. Te sprawy trwają już bardzo długo i wydaje się, że najwyższy czas, żeby ta ustawa się urodziła.</text:p>
      <text:p text:style-name="P673"><text:span text:style-name="T674">N</text:span>ie zgadzamy się i uważamy, że niesłuszne były zarzuty stawiane, że ustawa o samorządzie lekarskim powinna się ukazać po ustawie o zawodach lekarskich i opiece zdrowotnej.<text:s/>Uważamy, że może ukazać się ona przed albo<text:s/><text:span text:style-name="T675">w</text:span><text:s/>czasie.<text:s/><text:span text:style-name="T676">N</text:span>igdy nie odwrotnie. I stąd ten zarzut odwróconej kolejności uważamy za niesłuszny.</text:p>
      <text:p text:style-name="P677"><text:span text:style-name="T678">W</text:span><text:s/>sprawie ewentualnych konsultacji. Czy był projekt konsultowany czy nie, jak to sobie wyobrażamy. My trochę mówimy o projekcie, który nie jest projektem naszym. Jest projektem sejmowym, poselskim. Czyli mówimy o czymś, co jest opracowane przez inny zespół.<text:s/><text:span text:style-name="T679">W</text:span><text:s/>zespole tym uczestniczyło wielu przedstawicieli również OPZZ przy o<text:span text:style-name="T680">pr</text:span>acowywaniu tego projektu. Zarzut, że nie była formalnie prze<text:span text:style-name="T681">pr</text:span>owadzona konsultacja środowiskowa jest zarzutem trudnym dla akceptacji.</text:p>
      <text:p text:style-name="P682">Również w tej chwili wydaje się, że ten projekt, ponieważ był zaakceptowany, nie sam projekt tylko idea, przez komitet społeczno-polityczny, ma zielone światło, i nie możemy iść w tej chwili w konsultacje projektu szeroką, który jest po pierwszym czytaniu i właś<text:span text:style-name="T683">c</text:span>iwie jest gotowy, po drugim czytaniu do wejścia na plenarne obrady.</text:p>
      <text:p text:style-name="P684">Nie bardzo wierzę w możliwości przeprowadzenia tej konsultacji po przedrukowaniu tego<text:s/><text:span text:style-name="T685">w</text:span><text:s/>służbie zdrowia, która<text:s/>nie będzie w stanie chyba, ta konsultacja, dokonać się szybko. Mam taką propozycję, czy można byłoby skrócić maksymalnie ten czas poprzez publikację tego projektu w innej gazecie, myślę o<text:s/>„Dzienniku”, myślę o<text:s/>„Rzeczypospolitej”. Jeżeli byłaby taka możliwość, skróciłoby to na tyle czas konsultacji, że faktycznie ten projekt, on musi w<text:span text:style-name="T686">ejś</text:span>ć na sesje plenarną obecnej kadencji. I takie było nasze st<text:span text:style-name="T687">an</text:span>owisko ustalone wspólni<text:span text:style-name="T688">e</text:span>.</text:p>
      <text:p text:style-name="P689"><text:span text:style-name="T690">Przewodnicząc</text:span><text:span text:style-name="T691">a</text:span><text:span text:style-name="T692">:</text:span></text:p>
      <text:p text:style-name="P693">Według mnie to jest znakomity projekt, żeby wyszło w<text:s/>„Rzeczypospolitej”. Z takim zastrzeżeniem, że byłoby dobrze, żeby w innych dziennikach, a to chyba Polskie Towar<text:span text:style-name="T694">z</text:span>ystwo Lekarskie może się postarać, taka informacja, anons poprzedniego dnia, że następnego dnia. Bo<text:s/>„Rzeczpospolita”<text:s/>nie jest dziennikiem powszechnie czytanym. Wtedy na pewno zabraknie go w kioskach, bo cała służba, wszyscy lekarze będą czytać. Więc rzeczywiście będzie wtedy powszechnie znany. To jest dużo lepsze niż<text:s/>„Służba Zdrowia”.</text:p>
      <text:p text:style-name="P695">Czy wobec tego zgadzamy się.</text:p>
      <text:p text:style-name="P696"><text:span text:style-name="T697">Ob.</text:span><text:span text:style-name="T698"><text:s text:c="23"/></text:span>:</text:p>
      <text:p text:style-name="P699"><text:span text:style-name="T700">J</text:span>a rozumiem, że w takim razie b<text:span text:style-name="T701">ę</text:span>dziemy my jako, państwo jako przewodniczący, jako<text:s/>„stół”<text:s/>mogli wystąpić do grupy poselskiej, do Sejmu o umożliwienie właśnie w ten sposób przeprowadzenia konsultacji nie w piśmie medycznym.</text:p>
      <text:p text:style-name="P702"><text:span text:style-name="T703">Przewodnicząc</text:span><text:span text:style-name="T704">a</text:span><text:span text:style-name="T705">:</text:span></text:p>
      <text:p text:style-name="P706">Naturalnie, ja się na pewno zgadzam.</text:p>
      <text:p text:style-name="P707"><text:span text:style-name="T708">Ob.</text:span><text:span text:style-name="T709"><text:s text:c="23"/></text:span>:</text:p>
      <text:soft-page-break/>
      <text:p text:style-name="P710"><text:span text:style-name="T711">J</text:span>a mam tylko jedną uwagę, uwagę, którą chciałbym, żeby była p<text:span text:style-name="T712">r</text:span>zedstawiona państwu. Mianowicie chodzi o projekt ustawy o zawodach medycznych i opiece zdrowotnej. Oczywiście jest tu 20 marca, jest uzgodniony, ja nie chcę kwestionować tego. Natomiast chciałbym, żeby panowała świadomość wśród nas faktu, że ustawa o opiece zdrowotnej musi przybrać formę tych tez kierunkowych, które wydysku<text:span text:style-name="T713">tuje</text:span>my dyskutując o reformie. Dlatego że to jest przecież pochodna. No, niestety, tutaj musimy się zgodzić na kierunki, na pewne rozwiązania, bo przecież ustawa jest niczym innym jak zapisem prawnym merytorycznych uzgodnień. I dlatego mamy mało czasu i stąd jest moja inwokacja, żebyśmy mogli przystąpić do naszych prac mer<text:span text:style-name="T714">yt</text:span>orycznych możliwie jak najszybciej.</text:p>
      <text:p text:style-name="P715"><text:span text:style-name="T716">Przewodnicząc</text:span><text:span text:style-name="T717">a</text:span><text:span text:style-name="T718">:</text:span></text:p>
      <text:p text:style-name="P719">Pan profesor Chłap.</text:p>
      <text:p text:style-name="P720"><text:span text:style-name="T721">Ob</text:span><text:span text:style-name="T722">.</text:span><text:span text:style-name="T723"><text:s/>Chłap</text:span>:</text:p>
      <text:p text:style-name="P724">Panie ministrze, to nie przeszkadza, żeby ten projekt pokazał się w formie wariantowej i wtedy będziemy mogli uzupełnić wybierając odpowiedni wariant.</text:p>
      <text:p text:style-name="P725"><text:span text:style-name="T726">Przewodnicząc</text:span><text:span text:style-name="T727">a</text:span><text:span text:style-name="T728">:</text:span></text:p>
      <text:p text:style-name="P729">Tak, to skoro już osiągnęliśmy zgodność co do tych dokumentów bardzo istotnych.<text:s/><text:span text:style-name="T730">W</text:span><text:s/>tym czasie również spotkała się nasza grupa robocza ds. kierunków reformy.<text:s/><text:span text:style-name="T731">W</text:span><text:s/>naszym pojęciu to spotkanie nie było takie, nie zakończyło się właściwie jakąś konkluzją i chcielibyśmy zaproponować, ażeby całą dyskusję na temat tych kierunków reformy z przedstawieniem naszego stanowiska, stanowiska państwa i ekspertów, przenieść na plenarne posiedzenie naszego<text:s/>„stolika”, jak najszy<text:span text:style-name="T732">bc</text:span>iej. Chcę zaanonsować, że mamy termin w poniedziałek na spotkanie zespołu,<text:s/><text:span text:style-name="T733">k</text:span>tóry ja<text:s/>„zaklepałam”<text:s/>ze względu na salę. Wiem, że planowane było spotkanie 2 marca dwóch grup, grupy ekonomicznej i grupy d<text:span text:style-name="T734">s</text:span>. organizacyjno-strukturalnej. Otóż myśmy po przedyskutowaniu tego doszli do wniosku, że nie ma sensu, żeby te grupy się spotykały w tej chwili.<text:s/>Że musimy zająć się bardziej generalnymi ki<text:span text:style-name="T735">e</text:span>runkami, a nie szczegółami, które siłą rzeczy w grupach będą. Chcemy mieć też zebrać troszkę wyników takiej naszej konsultacji w środowisku kierunków reformy, tak, że<text:s/><text:span text:style-name="T736">pr</text:span>oponow<text:span text:style-name="T737">ałab</text:span>ym ażeb<text:span text:style-name="T738">yś</text:span>my na poniedziałkowym posiedzeniu skupili się wokół tych spraw.</text:p>
      <text:p text:style-name="P739"><text:span text:style-name="T740">Ob</text:span><text:span text:style-name="T741">. Ż</text:span><text:span text:style-name="T742">ochows</text:span><text:span text:style-name="T743">ki</text:span>:</text:p>
      <text:p text:style-name="P744">Chciałem przedstawić stanowisko naszej strony odnośnie nie tych propozycji, tylko w ogóle propozycji. Ja<text:s/>zdaję<text:s/>sobie sprawę z całego nurtu dyskusji już poprzedniej, że wszystkim nam leży bardzo na sercu możliwie jak najszybsze wprowadzenie reformy sys<text:span text:style-name="T745">t</text:span>emowej w opiece zdrowotne<text:span text:style-name="T746">j</text:span>.</text:p>
      <text:p text:style-name="P747">Dlatego ja proponuję, żebyśmy nasze obrady dalsze oparli na dokumencie tym, któryśmy państwu przekazali, a<text:span text:style-name="T748"><text:s/></text:span>który stanowi o kierunkach reformy w opiece zdrowotnej i społecznej. I żeby można było, zgodnie z tym cośmy rozmawiali poprzednio, całe nasze obrady, a nie mamy dużo czasu, ukierunkować na dyskusję nad tymi tezami.</text:p>
      <text:p text:style-name="P749">Trzeba powiedzieć, że<text:s/><text:span text:style-name="T750">pr</text:span>awdopodobnie w<text:span text:style-name="T751">ys</text:span>łuchamy tak samo referentów, którzy dadzą nam krótkie sprawozdania n<text:span text:style-name="T752">t</text:span>. co w czasie grup roboczych zdołali przedyskutować, ale wydaje mi się, że ranga tych problemów, a przede wszystkim czas ograniczony, zmusza nas na przeniesienie na zebrania plenarne. I tu chciałbym wrócić, pani przewodnicząca, do tego cośmy sobie ustalali jako tematykę obrad dnia dzisiejszego, dnia jutrzejszego tz<text:span text:style-name="T753">n</text:span>. poniedziałkowego. W rzeczy samej myśmy wśród tych problemów, o których mówiliśmy, powiedzieli sobie o kształceniu medycznym, o niepełnosprawnych, czy pomocy<text:s/><text:soft-page-break/>społecznej, jak również mówiliśmy o lekach, mówiliśmy o Narodowym Programie Zdrowia.</text:p>
      <text:p text:style-name="P754">Ja bym proponował, żeby dzisiejsze te obrady potraktować, trze trzy wystąpienia, tę tematykę, którą myśmy ustalili, tzn<text:span text:style-name="T755">.<text:s/></text:span>finansowanie, problem informacji o zaopatrzeniu w jednorazowy sprzęt, a przede wszystkim problemy dziecka, matki i noworodka, ten pierwszy temat, ja myślę, że jest to temat problemowy, który ma fundamentalne znaczenie w Narodowym Programie Zdrowia i proponowałbym, żeby może na zakończenie tej reformy wrócić do Narodowego Programu Zdrowia, ja przekazałem egzemplarz, my postaramy się jeszcze odbić, żeby państwu przekazać, i żebyśmy mogli wymienić zdania, prosiłbym, zwracam się o reakcję o opinię w stosunku do tego projektu.</text:p>
      <text:p text:style-name="P756">Ja to powiedziałem na początku, że jest tam bardzo dobra ta część epidemiologiczna, natomiast wszelkie uwagi, które mogą być zgłoszone przez stronę solidarnościową, będą pomocne w pracach i międzyresortowej komisji, no i później wspólnych pewnych wypracowań<text:span text:style-name="T757">.</text:span></text:p>
      <text:p text:style-name="P758">Czyli matka i dziecko, nazwijmy to tak, dzisiejsze, traktujemy jako zadatek dyskusji pewnej, kierunkowej nad Narodowym Programem Zdrowia, natomiast te wszystkie elementy, dwa, dzisiejsze, dalsze, finansowanie, jako informację.</text:p>
      <text:p text:style-name="P759">Żeby stworzyć nam możliwości dyskutowania kierunków reformy, kiedy dojdziemy do mechanizmów ekonomicznych, czy problemu tak ważnego, jak zaopa<text:span text:style-name="T760">tr</text:span>zenie, musimy znaleźć pewne rozwiązania, już w ramach dyskusji nad reformą, i na przyszłe zebranie, jest może w dysku<text:span text:style-name="T761">sji</text:span><text:s/>ustalającej, byśmy wytypowali te n<text:span text:style-name="T762">aj</text:span>ważniejsze problemy.<text:s/><text:span text:style-name="T763">J</text:span>a myślę, kształcenie jest też jednym z bardzo istotnych problemów.</text:p>
      <text:p text:style-name="P764">Niezależnie od tego, jeżeli będzie zgoda, my postaramy się przedstawić materiał informacyjny n<text:span text:style-name="T765">t</text:span>. medycyny wiejskiej, dlatego że tutaj wzbudziło na poprzednim zebraniu, były głosy bardzo interesujące i mieliśmy tylko bardzo krótką dyskusję. I w takim razie, gdyby pani przewodnicząca się zgodziła, to widziałbym, że w następnym tygodniu bierz<text:span text:style-name="T766">e</text:span>my część problemów związanych z kierunkami reformy na możliwie krótkim, może<text:s/><text:span text:style-name="T767">w</text:span><text:s/>przerwie tygodniowej, kończymy tę dyskusję nad reformą i będziemy starali się możliwie jak najszybciej sformułować stanowisko.</text:p>
      <text:p text:style-name="P768"><text:span text:style-name="T769">J</text:span>a rozumiem, że diagnoza jest zawsze łatwiejsza niż wytypowanie terapii. I jestem świadom, że wtedy kiedy będziemy mówili o terapii, to będziemy mieli różne rozwiązania. Część będzie wspólnych, podobnych, część będzie trochę rozbieżnych, ale mnie się wydaje, to nie jest problem rozbieżności, to jest innego podejścia, a<text:s/><text:span text:style-name="T770">w</text:span><text:s/>sumie to może być bardzo konstruktywne. Jeżeli to tak pani mogłaby przyjąć.</text:p>
      <text:p text:style-name="P771"><text:span text:style-name="T772">Pr</text:span><text:span text:style-name="T773">zewodnicząca</text:span><text:span text:style-name="T774">:</text:span></text:p>
      <text:p text:style-name="P775">Tak, w tym zasadniczym zarysie programu naszych pr<text:span text:style-name="T776">a</text:span>c, to myślę, że tak. Ja chciałbym powiedzieć, że my musimy skończyć nasze spotkania do 15 marca. Tzn. do 15 marca musimy<text:s/>mieć już protokoły naszych stanowisk, rozbieżności, wspólnych stanowisk itd., które musimy dać na odpowiednie główne<text:s/>„stoły”. Tak, że czasu jest rzeczywiście bardzo niewiele. Wobec tego, co pan profesor był łaskaw powiedzieć, dzisiaj będziemy, jeszcze mamy tam parę spraw powiedziałabym mniejszych, ale i zaległych, i od których pewne dalsze dysku<text:span text:style-name="T777">s</text:span>je będę zależały. Ale jeśli chodzi o tematy, po przerwie, będzie chyba o dwunastej, zrobimy przerwę krótką, a później przerwa obiadowa, ja nie wiem kiedy jest planowany dla nas obiad, to nasi drodzy asystenci powiedz<text:span text:style-name="T778">ą</text:span>. Na czternastą. Czyli zrobimy krótk<text:span text:style-name="T779">ą</text:span><text:s/>przerwę. Ale myślę, że po tej krótkiej przerwie o dwunastej, bo ona będzie nam potrzebna, powiemy sobie o<text:s/><text:span text:style-name="T780">fi</text:span>nansowaniu. Właśnie w formie informacji od państwa, jakiś naszych uwag, bo to jest niezbędne do dyskusji o kierunkach reformy,<text:s/><text:soft-page-break/>któr<text:span text:style-name="T781">ą</text:span><text:s/>zostawiamy na następne.</text:p>
      <text:p text:style-name="P782"><text:span text:style-name="T783">J</text:span>a w związku z tym co powiedziałam, że jeszcze takie zaległości mamy, my mamy zaległy temat z poprzedniego, odłożony po prostu, na dzisiaj, dyskusję dotyczącą stanowiska naszego, które chcielibyśmy, aby było stanowiskiem wspólnym całego<text:s/>„stołu”, dotyczące spraw politycznych, a więc rekomendacji partyjnych na różne stanowiska w służbie zdrowia.</text:p>
      <text:p text:style-name="P784"><text:span text:style-name="T785">J</text:span>a przypomnę, że myśmy proponowali wówczas taki tekst i proponujemy go ponownie,<text:s/><text:span text:style-name="T786">te</text:span>ks<text:span text:style-name="T787">t</text:span>, że Podzespół d<text:span text:style-name="T788">s</text:span>. Zdrowia uważa, że medycyna powinna być odpolitycznion<text:span text:style-name="T789">a</text:span>. W tym celu należy zlikwidować nomenklaturę rekomendac<text:span text:style-name="T790">ji</text:span><text:s/>i opinie partyjne w sprawach personalnych w służbie zdrowia oraz uniemożliwić wszelki udział czynnika politycznego w decyzjach fachowych.</text:p>
      <text:p text:style-name="P791">Ja dostałam od pana profesora taką informację n<text:span text:style-name="T792">t</text:span>.<text:s/>zatrudnienia<text:s/><text:span text:style-name="T793">w</text:span><text:s/>służbie zdrowia, gdzie była krótka informacja dotycząca spraw nomenklatury. Było tam powiedzian<text:span text:style-name="T794">e</text:span>, że jeżeli chodzi o nomenklaturę, to dotyczy ona, rekomendacji partyjnej, dotyczy to stanowisk ministra zdrowia, wiceminis<text:span text:style-name="T795">tr</text:span>ów i dyrektora departamentu kadr. To s<text:span text:style-name="T796">ą</text:span><text:s/>stanowiska rzędowe i nie o tym my mówimy. My mówimy, i to przyjmujemy oczywiście. My mówimy o tym co jest opinią partyjn<text:span text:style-name="T797">ą</text:span><text:s/>jednak wymaganą, zresztą w tej informacji było powiedziane, że to się może zdarzać szczątkowo. My mamy dowody na to, że dzieje się to nie szczątkowo<text:s/><text:span text:style-name="T798">w</text:span><text:s/>służbie zdrowia, tylko dość powszechnie. A więc uważamy, tak jakżeśmy to mówili, ja tylko powtarzam, że to odpolitycznienie, ta zasadnicza sprawa pozostaje dla nas sprawą zasadniczą. Dla udziału naszego w planowaniu kierunków reformy, kierunku jakiś zmian, które miałyby nastąpić w służbie zdrowia.<text:s/>Jeżeli takiej decyzji, takiego zapewnienia nie będzie, to wówczas niczego co, nic co postanowimy nie będzie miało żadnego zaufania ze strony środowiska medycznego i całego społeczeństwa. Tak że chciałabym ponownie to stanowisko oddać pod dyskusję. Proszę bardzo.</text:p>
      <text:p text:style-name="P799"><text:span text:style-name="T800">Ob.</text:span><text:span text:style-name="T801"><text:s text:c="23"/></text:span>:</text:p>
      <text:p text:style-name="P802">Pani profesor, jak bym proponował tak. Jeżeli bierzemy te kierunki reformy, to tutaj cały r<text:span text:style-name="T803">o</text:span>zdział od 21 do ileś stron poświęcony jest zagadnieniu doskonalenia kadry kierowniczej zdrowia. I tu jest m.in. w pierwszej, w pierwszym punkcie jest kwestia kryteriów. Kryteriów gdzie podkreśla się fachowość kadry, kwalifikacje zawodowe, umiejętności praktyczne. Jeżeli ja to przytaczam, to dlatego, że jeżeli jesteśmy zgodni, że te kierunki będą podstawą naszej dyskusji, dyskutując te zagadnienia powr<text:span text:style-name="T804">ó</text:span>cimy do tematu. Dlatego że<text:s/><text:span text:style-name="T805">wyda</text:span>je mi się, że on w tej chwili traci jakiekolwiek wartości<text:s/><text:span text:style-name="T806">w</text:span><text:s/>świetle tych kierunkowych ustaleń. Stawiamy mer<text:span text:style-name="T807">yt</text:span>orycznoś<text:span text:style-name="T808">ć</text:span>, stawiamy oparcie kwalifikacji kadry, i tu ordynatorów, i tak samo kadry kierowniczej, wybitnie na merytorycznych sprawach. I naprawdę wydaje mi się, że przy tej okazji, dyskutując te sprawy możemy wrócić do tematu.<text:s/><text:span text:style-name="T809">Ja</text:span><text:s/>naprawdę nie chciałbym w tej chwili, żebyśmy cały czas chodzili po peryferiach,<text:s/><text:span text:style-name="T810">w</text:span><text:s/>moim odczuciu ja mogę się mylić, natomiast omijali t<text:span text:style-name="T811">ą</text:span><text:s/>dyskusję, która powinna doprowadzić wreszcie do pewnych uzgodnień mery<text:span text:style-name="T812">to</text:span>rycznych.</text:p>
      <text:p text:style-name="P813"><text:span text:style-name="T814">Przewodnicząca</text:span><text:span text:style-name="T815">:</text:span></text:p>
      <text:p text:style-name="P816"><text:span text:style-name="T817">P</text:span><text:span text:style-name="T818">a</text:span>n doktor Edelman.</text:p>
      <text:p text:style-name="P819"><text:span text:style-name="T820">Ob. Marek Edelman</text:span>:</text:p>
      <text:p text:style-name="P821">Panie ministrze, to nie s<text:span text:style-name="T822">ą</text:span><text:s/>peryferie. To nie są peryferie, bo to jest zasadnicza rzecz.<text:s/><text:span text:style-name="T823">Bo</text:span><text:s/>jeżeli wszędzie się mówi, decydują kadry, to to jest więcej lub mniej prawdy,<text:s/><text:span text:style-name="T824">w</text:span><text:s/>zależności od techniki maszyny. W służbie zdrowia decydują wyłącznie kadry. Oczywiście trzeba mieć i komputer, trzeba mieć i echo itd., itd. Ale to<text:s/><text:soft-page-break/>jest kadra. A kadra w służbie zdrowia jest od lat niedobra. I ja państwu powiem prostą rzecz. Tu siedzi osób 12 po naszej stronie, czy 11.<text:s/><text:span text:style-name="T825">J</text:span>a nie mówię o więzie<text:span text:style-name="T826">n</text:span>iach, o internatach, którzy tu przebyli, bo to jest bez znaczenia. Ale połowa z tych ludzi była represjonowana przez wydziały zdrowia, przez dyrekcje szpitali, co to znaczy re<text:span text:style-name="T827">pr</text:span>es<text:span text:style-name="T828">jo</text:span>nowana. On był wczoraj ki<text:span text:style-name="T829">er</text:span>owni<text:span text:style-name="T830">ki</text:span>em, jutro go wyrzucili. On był wczoraj kierownikiem kliniki, jutro mu zabrali. On był ordynatorem, nie dali mu, przenieśli go do małego miasta.</text:p>
      <text:p text:style-name="P831">Proszę państwa. Państwo mówię o takich rzeczach, że my stawiamy na fachowość. Te słowa, które pan minister powiedział, ja słyszę od lat 40, tylko nie ma jego wykonawstwa. Bo, państwo, rząd si<text:span text:style-name="T832">ę</text:span><text:s/>świetnie urządził i partia, bo wszystko przecież idzie konkursem, prawda. Tylko kto jest w tej komisji konkursowej. Jak już ten konkurs przejdzie i jest dwóch kandydatów i broń Boże ten bezpartyjny dostanie 7 głosów, a partyjny 3 głosy, to to idzie do zatwierdzenia do komitetu wojewódzkiego czy miejskiego, bo to jest dwóch kandydatów do wyboru, i daje się tego co ma 3 głosy, bo jest partyjny.<text:s/><text:span text:style-name="T833">J</text:span>uż nie mówię o tym, że w szkolnictwie wyższym jest tak, że co roku, czy co trzy lata każdy asystent jest na takiej komisji, gdzie oczywiście decyduje kierownik kadr z organizacją<text:s/>partyjną. Już nie mówiąc o profesorach, ale o każdym asystencie. To jest sprawa zasadnicza.<text:s/><text:span text:style-name="T834">M</text:span>yśmy sobie naprodukowali w marcu tych docentów, którzy są ju<text:span text:style-name="T835">ż</text:span><text:s/><text:span text:style-name="T836">d</text:span>ziś profesorami, które są nieszczęściem dla służby zdrowia. Państwo wiedzą świetnie, że ten poziom się tak obniżył, to samo było z dyrektorami.<text:s/><text:span text:style-name="T837">W</text:span>ięc to jest rzecz zasadnicza, bo nie jest prawdą, że jak my powiemy tutaj fachowe, to naczelnik wydziału zdrowia sobie nie dobierze swoich kolegów do tego, żeby sobie wyznaczyć tego człowieka.<text:s/><text:span text:style-name="T838">W</text:span>ięc to musi być oficjalnie powiedziane, że żadne czynniki polityczne, ani jak to się nazywa, komitety, ani opiniowanie, ani przez komitety, ani przez organizacje, nie są nie tylko decydujące, ale nie mogą wpływać na komisje. To jest rzecz zasadnicza. Jeżeli ja nie wiem, ile lat będzie aż sobie wyleczymy, zrobimy dobre kadry. Ale zacznijmy to, jak tego nie zaczniemy, to wszystkie kierunki reformy będą do niczego. Jak nie będziemy mieli kadry najlepszej jaką możemy mieć dla tego okresu to nie będzie tak. Ja wam mówię jak jest, ja znam życie, ja jestem na nizinach, nie jestem<text:s/><text:span text:style-name="T839">w</text:span><text:s/>ministerstwie, jak to się mówi, że nie nomenkl<text:span text:style-name="T840">at</text:span>ura, tylko opiniowanie. To wychodzi na jedno i to samo, bo i tutaj się wtrącają nie tylko komitety, ale służby bezpieczeństwa i wszystkie inne elementy.</text:p>
      <text:p text:style-name="P841">Więc jeżeli my od tego nie odejdziemy, nie zrobimy nic. Bo przecież partia sama mówi, musi się podzielić władzą.<text:s/><text:span text:style-name="T842">W</text:span>ięc służba zdrowia jest rzeczą, gdzie nic jej nie zagraża. Jest to mała grupa społeczna, dotyczy to nie kawałka metalu, tylko dotyczy naszego życia. Naszego życia. I tak jest.<text:s/>Jeżeli w tej sprawie władza się boi oddać tego kawałeczka swojej władzy, żeby wyznaczyć tego czy tamtego profesora, czy tego czy tamtego ordynatora, to przecież o czym my tu mówimy. Przecież władzy zależy na porozumieniu, w pierwszym rzędzie. To jest dla społeczeństwa. Władza potrzebuje tego porozumienia. Prawda?<text:s/><text:span text:style-name="T843">Ż</text:span><text:span text:style-name="T844">e</text:span>by coś zrobić. Bo bez porozumienia nic nie zrobi i bez porozumienia się ta władza nie utrzyma.<text:s/><text:span text:style-name="T845">W</text:span>ięc jeżeli nie chce oddać takiego kawałeczka ze swojej władzy nad lekarzem, no to proszę państwa o czym my możemy mówić. Ja nie rozumiem, państwo używaj<text:span text:style-name="T846">ą</text:span><text:s/>cięgle takich enigmatycznych słów. Jak ja przyszedłem do swojego szpitala i powiedzieli, pan minister Wojtczak powiedział o odpolitycznieniu, to co to znaczy. Co to znaczy odpolitycznienie służby zdrowia? Trzeba mówić jasne wyrazy, żeby wszyscy zrozumieli. To nikogo nie obrazi, to partii nie zabierze siły, rząd się przez to nie przewróci, ustrój zostanie ten sam, a w służbie<text:s/><text:span text:style-name="T847">z</text:span>drowia będzie trochę porządku.</text:p>
      <text:p text:style-name="P848">Jeżeli nawet na tym wielkim<text:s/>„okrągłym stole”<text:s/>nie dojdzie do tego, że tą się nomenklaturę wyrzuci, czy<text:s/><text:soft-page-break/>jak to się dziś nazywa opiniodawczoś<text:span text:style-name="T849">ć</text:span>, to<text:s/><text:span text:style-name="T850">w</text:span><text:s/>służbie zdrowia możemy to zrobić, będzie to pierwszy wyłom. Mały, ale przecież te ząbki wychodzą po jednemu. Więc ten ząbek dla służby zdrowia jest bardzo potrzebny.</text:p>
      <text:p text:style-name="P851">Dziękuję bardzo.</text:p>
      <text:p text:style-name="P852"><text:span text:style-name="T853">Przewodnicząc</text:span><text:span text:style-name="T854">a</text:span>:</text:p>
      <text:p text:style-name="P855">Pan doktor<text:s/>Umiastowski jedno zdanie.</text:p>
      <text:p text:style-name="P856"><text:span text:style-name="T857">Ob.<text:s/></text:span><text:span text:style-name="T858">Um</text:span><text:span text:style-name="T859">iastowski</text:span>:</text:p>
      <text:p text:style-name="P860"><text:span text:style-name="T861">Ja</text:span><text:s/>chciałbym tutaj powołać si<text:span text:style-name="T862">ę</text:span><text:s/>na ministra Kiszczaka, żeby wylać trochę oliwy na te wzburzone fale, który mówił, że n<text:span text:style-name="T863">i</text:span>e ma tematu tabu.</text:p>
      <text:p text:style-name="P864">Dzięk<text:span text:style-name="T865">uję</text:span>.</text:p>
      <text:p text:style-name="P866"><text:span text:style-name="T867">Przewodnicząc</text:span><text:span text:style-name="T868">a</text:span><text:span text:style-name="T869">:</text:span></text:p>
      <text:p text:style-name="P870">Bardzo proszę teraz prof. Żochowski, później prof. Indulski.</text:p>
      <text:p text:style-name="P871"><text:span text:style-name="T872">Ob. Jacek Żochowski</text:span>:</text:p>
      <text:p text:style-name="P873">Ja bardzo krótko. Właściwie już w pewnym sensie już ten temat ruszyliśmy. Nie wiem czy państwo zauważyli. Dl<text:span text:style-name="T874">a</text:span>tego że mówiąc o projekcie ustawy o samorządzie lekarskim, o izbach lekarskich, próbujemy izbom lekarskim i chcemy wszyscy, jak przy tym stole siedzimy, dać również władze. Będą to również izby władcze. Jeżeli przeczytamy propozycje, które mówią o władzy izby lekarskiej, to w pewnym sensie wybiega to naprzeciw oczekiwaniom państwa, bo już punkt piąty mówi, że izby lekarskie, przedstawiciel izb lekarskich przewodniczy komisjom konkursowym na stanowisko ordynatora i uczestnictwo w konkursach na inne kierownicze stanowiska<text:s/><text:span text:style-name="T875">w</text:span><text:s/>służbie zdrowia, czyli jeżeli zakładamy, że reprezenta<text:span text:style-name="T876">cj</text:span>a w izbach lekarskich będzie reprezenta<text:span text:style-name="T877">cją</text:span><text:s/>wybraną w sposób demokratyczny i tak jak wszyscy tego oczekujemy, to właściwy głos będzie należał do osób zasiad<text:span text:style-name="T878">ają</text:span>cych<text:s/><text:span text:style-name="T879">w</text:span><text:s/>tych gremiach.</text:p>
      <text:p text:style-name="P880">Stąd wydaje mi się, że pierwszy krok został zrobiony i że jest to projekt poselski, który prawdopodobnie w tej formie się urodzi i już otwarcie furtki w tym kierunku, o którym państwo mówią jest dość wyraźne. Tak że my tutaj widzimy konkrety nawet. Mówimy o tym, że ta ustawa ma się lada chwila ukazać, o to walczymy.</text:p>
      <text:p text:style-name="P881"><text:span text:style-name="T882">Przewodnicząc</text:span><text:span text:style-name="T883">a</text:span><text:span text:style-name="T884">:</text:span></text:p>
      <text:p text:style-name="P885">Tak, ale to nie wyczerpuje wszystkiego, bo to dotyczy lekarzy. My<text:s/><text:span text:style-name="T886">chce</text:span>my jasno sprawę postawić. To dotyczy wszystkich, dotyczy kierowników aptek, czy tego typu stanowisk, bo jest to śmieszne w ogóle dla mnie, ale przecież wiem, mam na to dowody. My tu wszyscy mamy na to dowody, że takie<text:s/>opinie są zasięgane. Wobec czego chcemy to wyraźnie powiedzieć<text:span text:style-name="T887">.</text:span></text:p>
      <text:p text:style-name="P888">Pan profesor Indulski.</text:p>
      <text:p text:style-name="P889"><text:span text:style-name="T890">O</text:span><text:span text:style-name="T891">b. Janusz Indulski</text:span>:</text:p>
      <text:p text:style-name="P892">Pani Przewodnicząca, Szanowni Państwo!</text:p>
      <text:p text:style-name="P893"><text:span text:style-name="T894">J</text:span>a myślę, że tu są dwie kategorie spraw. Jedna sprawa to jest sprawa oceny przeszłości, w której trudno byłoby nie zgodzić się, że było szereg dowodów na to, że istniało pojęcie nomenklatury, czy obsadzanie stanowisk według określonego klucza.<text:s/><text:span text:style-name="T895">J</text:span>est zagadnienie przyszłości. Ja myślę, że nasz wspólny<text:s/>„stół”, to jest to miejsce, gdzie my mamy się dogadać w tym wszystkich co nas łączy, ażeby było po prostu lepiej. Najlepszy dowód, żeby użyć tego słowa tak bardzo wysokiego, strona rządowa przedstawia<text:s/><text:span text:style-name="T896">w</text:span><text:s/>dokumencie, który jest<text:s/><text:span text:style-name="T897">pr</text:span>zygo<text:span text:style-name="T898">to</text:span>w<text:span text:style-name="T899">an</text:span>y przez wiele lat. To nie jest pod naporem, czy żeby się wkupić w państwa łaski,<text:s/><text:soft-page-break/>stanowisko. Stanowisko to jest, różni się tylko temperaturą przedstawienia sprawy, bo gdyby je mer<text:span text:style-name="T900">yt</text:span>orycznie rozebrać, to sedno sprawy jest to samo. Być może nam jest trudniej mówić w ten sposób jak państwo to nazywacie, ale przecież jądro sprawy co jest, co będzie zapisane, tylko co będzie realizowane.<text:s/><text:span text:style-name="T901">W</text:span>i<text:span text:style-name="T902">ę</text:span>c jeżeli nie będzie mechanizmów demokratycznych, które będą kontrolowały i które będą pilnowały te zagadnienia, to żaden zapis tej sprawy nie zrealizuje.</text:p>
      <text:p text:style-name="P903">Myśmy zakładali i proponujemy, że podstawowym<text:s/><text:span text:style-name="T904">i</text:span><text:s/>jedynym<text:span text:style-name="T905"><text:s/></text:span>kryteriu<text:span text:style-name="T906">m</text:span>, które może być brane przy obsadzaniu st<text:span text:style-name="T907">an</text:span>owisk kierowniczych jest to co wymieniał prof<text:span text:style-name="T908">.</text:span><text:s/>Wojtczak, jest napisane na str. 22. I jeżeli będą mechanizmy<text:s/><text:span text:style-name="T909">r</text:span>egulujące demokratyczne, które będą to kontrolowały, to ten<text:s/>zapis rozwiąże wszystkie sprawy obu stron. Jeżeli natomiast tych mechanizmów nie będzie, to najlepszy zapis pozostanie tak jak to mówił pan dr Edelman, papierem, który będzie bez wartości.<text:s/><text:span text:style-name="T910">W</text:span>ięc podejrzewam, że w tej sprawie nie ma różnicy poglądów do tego jak ma być, do tego jak mamy do tego dojść. Natomiast czy jest istotnie potrzebna sprawa, żeby<text:span text:style-name="T911">ś</text:span>my zużywali czas na dokonywanie w sposób bardzo ostry tego co było. Przecież sam fakt, że odcięto te wszystkie zagadnienia jest jednocześnie poddaniem krytyki tego co było. Bo odrzucono tę całą cześć. Ustalono, ustaliliśmy, że, na marginesie zwrócę od razu uwagę, że to wcale nie będzie przyjęte z pełnym aplauzem przez środowisko, np. wprowadzenie co 5 lat weryfikacji kwalifikacji na stanowisku, nie, nie. Ale to jest właśnie m.in. te zabezpieczenie demo<text:span text:style-name="T912">krat</text:span>yczne, że jeżeliśmy si<text:span text:style-name="T913">ę<text:s/></text:span>pomylili, jeżeli to nie jest człowiek, który nie ma zdolności osobistych, ujawniły się ujemne cechy, nie chce się rozwijać, stos<text:span text:style-name="T914">uj</text:span>e jakiś pojęty nepotyzm itd., to żeby była szansa wymiany.</text:p>
      <text:p text:style-name="P915">Cały dokument jest przepojony tą sprawą, że samorządność, demokratyzacja, kontrola społeczna, kontrola wewnętrzna społeczna, kontrola zewnętrzna i one będą regulowały autentycznie postępowanie zarządz<text:span text:style-name="T916">ają</text:span>cych, to wydaje mi się, że nic nie stoi na przeszkodzie, żeby te postulaty zostały zrealizowan<text:span text:style-name="T917">e.</text:span></text:p>
      <text:p text:style-name="P918">Natomiast czy my uż<text:span text:style-name="T919">yj</text:span>emy słowo precz z nomenklaturą, czy nie to nie o to chodzi. Te sformułowanie wyklucza pojęcie jaki<text:span text:style-name="T920">ejk</text:span>olwiek nomenklatury. Nomenklaturą jest wiedza lekarska, umie<text:span text:style-name="T921">ję</text:span>tności, doświadczenie, cechy osobiste człowieka, szacunek w środowisku.</text:p>
      <text:p text:style-name="P922"><text:span text:style-name="T923">/</text:span>Głos z sali: Czy pan kiedyś mówił inaczej/.</text:p>
      <text:p text:style-name="P924">Bywało, że mówiłem inaczej, bywało, ale pan też.</text:p>
      <text:p text:style-name="P925"><text:span text:style-name="T926">Przewodnicz</text:span><text:span text:style-name="T927">ą</text:span><text:span text:style-name="T928">c</text:span><text:span text:style-name="T929">a</text:span>:</text:p>
      <text:p text:style-name="P930">Przerywam panom tę dyskusję.</text:p>
      <text:p text:style-name="P931">Proszę bardzo pana docenta<text:s/><text:span text:style-name="T932">W</text:span>nuka-Lipińskieg<text:span text:style-name="T933">o</text:span>.</text:p>
      <text:p text:style-name="P934"><text:span text:style-name="T935">Ob. Edmund Wnuk-Lipiński</text:span>:</text:p>
      <text:p text:style-name="P936"><text:span text:style-name="T937">W</text:span><text:s/>tej sprawie zgadzamy się i nie rozumiem dlaczego wobec tego mamy kłopoty z zajęciem wspólnego stanowiska. Otóż zajęcie takiego wspólnego stanowiska byłoby ważne również ze względów praktycznych, dlatego, że trudno się łudzić, aby te praktyki, które istniały, nie chodzi nam o rozliczanie przeszłości<text:s/><text:span text:style-name="T938">w</text:span><text:s/>tym momencie, te praktyki, które istniały, żeby one nagle ustąpiły, ale nasze wspólne oświadczenie mogłoby stanowić jakby punkt odniesienia do oc<text:span text:style-name="T939">e</text:span>ny tego, co się będzie działo po<text:s/>„okr<text:span text:style-name="T940">ą</text:span>głym stole”. I gdybyśmy takie wspólne ustalenie przyjęli, to wpływ polityczny na obsadzanie stanowisk mer<text:span text:style-name="T941">yto</text:span>rycznych, gdyby zaistniał, byłby sprzeczny z porozumieniami osiągniętymi tutaj. Tylko o to chodzi. Taka funkcja praktyczna by była, a nie polityczn<text:span text:style-name="T942">a</text:span>.</text:p>
      <text:p text:style-name="P943"><text:span text:style-name="T944">Przewodnicząc</text:span><text:span text:style-name="T945">a</text:span><text:span text:style-name="T946">:</text:span></text:p>
      <text:soft-page-break/>
      <text:p text:style-name="P947">Bardzo proszę, pan...</text:p>
      <text:p text:style-name="P948"><text:span text:style-name="T949">Ob.</text:span><text:span text:style-name="T950"><text:s text:c="23"/></text:span>:</text:p>
      <text:p text:style-name="P951">Pani profesor, ja mam propozycję. Ponieważ zgodziliśmy się, że będziemy dyskutować te sprawy i efektem naszej dyskusji i prac będziemy mieli stanowiska tak samo państwa i piszemy protokół uzgodnień, jak również i różnic w spojrzeniu na pewne strony. Nie musimy mieć takich samych. To w tym protokole bardzo wyraźnie możemy to zaznaczyć, tym bardziej, że jest to cały rozdział poświęcony kadrze i chcielibyśmy mieć stanowisko państwa. Bo znowu byłoby<text:s/>nie fair, że dajemy dokument, jako dokument do wierzenia, czy powiedzmy do realizacji.</text:p>
      <text:p text:style-name="P952"><text:span text:style-name="T953">W</text:span><text:s/>związku z tym ja bym proponował, żebyśmy tą dyskusję odnotowali, odnotowali w tej chwili to spojrzenie dla nas jest<text:s/><text:span text:style-name="T954">tr</text:span>oszeczk<text:span text:style-name="T955">ę</text:span>, cała ta sprawa bezprzedmiotowa, o tyle, że my stawiamy te sprawy właśnie nacisk na meritum, na fachowość i dlatego odnotujmy sobie tę sprawę wtedy kiedy będziemy pisać uzgodnienia, nasze stanowisko zapamiętamy sobie, postaramy się o s<text:span text:style-name="T956">fo</text:span>rmułowanie, które to będzie do zaakceptowania dla dwóch stron.</text:p>
      <text:p text:style-name="P957"><text:span text:style-name="T958">Ob.</text:span><text:span text:style-name="T959"><text:s text:c="23"/></text:span>:</text:p>
      <text:p text:style-name="P960">Proszę państwa, tu jest sprawa zaufania. To jest sprawa zaufania, bo jeżeli państwo, to jest jasne sformułowanie, które państwo, mówią, że państwu odpowiada. Tylko chcecie je rozmydlić w innej rzeczy. To jest sprawa zaufania.<text:s/><text:span text:style-name="T961">W</text:span>obec tego, że tu już tyle rzeczy było rozmydlonych, najpiękniejsze hasła<text:s/>„poszły w mydło”, to tutaj są wyraźne słowa. I te wyraźne słowa musi rząd powiedzieć. Bo jak nie będzie mówił wyraźnych słów, to będzie wszytko to sam<text:span text:style-name="T962">o</text:span>.</text:p>
      <text:p text:style-name="P963">Ja to ciągle słyszę, że my mamy najlepsze intencje, tylko najgorzej nam to wychodzi. Ja was bardzo proszę, powiedzcie, że się nie zgadzacie na to, żeby organizacj<text:span text:style-name="T964">e<text:s/></text:span>partyjne nie miały wpływu, a nie mówcie, że my mówimy, że ma być tylko fachowo. Bo 40 lat przyzwycz<text:span text:style-name="T965">aje</text:span>nia, niezależnie od tego, co państwo zapiszą w tym<text:s/>protokole<text:s/>rozbieżności, będzie trwało tu. Jak będzie nawet powiedziane<text:s/>expressis<text:s/>verbis, to jeszcze się komitety partyjne przebijały.<text:s/>To jeszcze będzie sprawa z pozostałościami, a jak tego nie powiemy to wszystko zostanie po staremu. Odpolitycznienie, fachowość, to są słowa<text:span text:style-name="T966">,</text:span><text:s/>które się mówi 40 lat. To nic nie daje.<text:s/><text:span text:style-name="T967">A</text:span><text:s/>to musi być powiedziane wyraźnie.</text:p>
      <text:p text:style-name="P968">A jeżeli państwo chcą<text:s/><text:span text:style-name="T969">w</text:span><text:s/>służbie zdrowia iść na rozbieżność w tej sprawie, proszę bardzo. To wtedy stracimy zaufanie do wszystkich dalszych spraw, bo to jest sprawa zasadnicz<text:span text:style-name="T970">a.</text:span></text:p>
      <text:p text:style-name="P971">Dziękuję.</text:p>
      <text:p text:style-name="P972"><text:span text:style-name="T973">Ob.</text:span><text:span text:style-name="T974"><text:s text:c="23"/></text:span>:</text:p>
      <text:p text:style-name="P975">Chciałem zwrócić uwagę, że to stanowisko, które prezentujemy jest nam potrzebne teraz, dlatego, że jeśli taka opinia nie<text:s/><text:span text:style-name="T976">z</text:span>ostanie przekazana, nie zostanie wyartykułowana, to jaki sposób potrafimy pracować w zespołach dotyczących samorządności, gdzie tam na każdym kroku będziemy musieli i tak powiedzieć o tym, że nie zgadzamy się na udział tam czynników partyjnych jako opiniujących i decydu<text:span text:style-name="T977">ją</text:span>cych.</text:p>
      <text:p text:style-name="P978"><text:span text:style-name="T979">Pr</text:span><text:span text:style-name="T980">zewodnicząc</text:span><text:span text:style-name="T981">a</text:span><text:span text:style-name="T982">:</text:span></text:p>
      <text:p text:style-name="P983">Poproszę bardzo pana.</text:p>
      <text:p text:style-name="P984"><text:span text:style-name="T985">Ob.</text:span><text:span text:style-name="T986"><text:s text:c="24"/></text:span>/<text:span text:style-name="T987">lekarz</text:span><text:s/>wojewódzki w<text:s/><text:span text:style-name="T988">Krak</text:span>o<text:span text:style-name="T989">w</text:span>ie/:</text:p>
      <text:p text:style-name="P990">Przepraszam bardzo za zdefektowany głos, ale grypa. Proszę państwa, ale jednak chcę zabrać głos w tym temacie, ponieważ z tego niezbyt popularnego stanowiska chcę państwu przedstawić pewne kwestie.<text:s/><text:soft-page-break/>Może odniosę się do tego, co powiedział pan doktor Edelman o tzw. represjach.<text:s/><text:span text:style-name="T991">M</text:span>oże i by warto było pomijając dzień 13 grudnia, spisać kto i gdzie był represjonowan<text:span text:style-name="T992">y</text:span>, bo chcę państwa zapewnić,<text:s/><text:span text:style-name="T993">że<text:s/></text:span>w Krakowie włos nikomu z głowy nie spadł. Jest pan profesor... możemy tutaj sprostować w tym temacie, jeśli chodzi<text:s/>o działaczy<text:s/>„Solidarnośc<text:span text:style-name="T994">i</text:span>”. Zajmowali stanowiska, jak zajmowali itd. Ale to nie o to chodzi. Ja chcę zastanowić się czy strona rządowa jest kompetentna do zajmowania stanowiska i wyrażania opinii o tzw. nomenkla<text:span text:style-name="T995">tu</text:span>rze. Jest to sprawa polityczna, nie ukrywajmy. Partia bardzo niechętnie będzie chciała oddawać tego pola, aczkolwiek już ogromnie dużo zrobiła. I ja chcę przypomnieć, że dzisiaj na poziomie województwa nomenklaturą są objęte tylko i wyłącznie stanowiska dyrektorów szpitali, zespołów opieki zdrowotnej, jednostek organizacy<text:span text:style-name="T996">jn</text:span>ych i koniec. Oczywiście można powiedzieć, ż<text:span text:style-name="T997">e<text:s/></text:span>nieformalnie partia będzie docierać do każdego zespołu opiniującego czy powołującego. No, ale możemy się również zastanowić, jak zrobić aby zapewnić optymalną obiektywność i sprawiedliwość w ocenie ludzi powoływanych na stanowiska. Przypomnę, dzisiaj ordynatora powołuje komisja w składzie: przedstawiciel wydziału zdrowia, na ogół jest to lekarz wojewódzki, specjalista wojewódzki, dyrektor zakładu pracy, w którym ordynator jest powoływany, przedstawiciel związku zawodowego, przedstawiciel Polskiego Towarzystwa Lekarskiego - jest 6 osób i nikt więcej. Tam przedstawiciela partii nie ma<text:span text:style-name="T998">.<text:s/></text:span>Jest tylko teraz kwestia, może zrezygnujmy z zasady, choć myślę, że można poszerzyć w przyszłości na pewno ten zespół będzie poszerzony, o przedstawiciela izby lekarskiej, o przedstawiciela takich czy innych związków i<text:span text:style-name="T999">t</text:span>d. Ale ten ze<text:span text:style-name="T1000">s</text:span>pół może być poszerzony.<text:s/><text:span text:style-name="T1001">J</text:span>akiś porządek w doborze, ocenie kadr na pewno będzie<text:span text:style-name="T1002">.</text:span><text:s/>Jakiś zespół będzie powoływał. Trudno dzisiaj przesądzić, że będzie powoływała Izba Lekarska.<text:s/>No, bo przecież my też musimy mieć wpływ i dyrektor zakładu pracy musi mieć wpływ, kogo on chce mieć za ordynatora.<text:s/><text:span text:style-name="T1003">M</text:span>ówię na razie o ordynatorze.</text:p>
      <text:p text:style-name="P1004">Proszę państwa,<text:s/><text:span text:style-name="T1005">w</text:span><text:s/>ogóle stanowiska kierowników ośrodków zdrowia, przychodni, w ogóle nie s<text:span text:style-name="T1006">ą</text:span><text:s/>w tej chwili absolutnie dyskutowane w nomenklaturze. Powołuje ich dyrektor<text:s/><text:span text:style-name="T1007">Z</text:span>OZ. Oczywiście nie sam, powołuje<text:s/><text:span text:style-name="T1008">w</text:span><text:s/>pewnym zespole ludzi, których dobiera, n<text:span text:style-name="T1009">p</text:span>. oczywiście nie I sekretarz jest na początku, wcale nie. Proszę państwa jest specjalista wojewódzki jako pierwszy, jest ktoś z wydziału. To wtedy musimy zmienić tzw. całą kadrę kierowniczą. Ale ja już kończę.</text:p>
      <text:p text:style-name="P1010">Chciałbym zapewnić, tzn. miałbym propozycję, to może wnieśmy do regulaminu powoływania ordynatorów przynajmniej to, że komisja wybiera spośród tych 6 kandydatów, dwóch - jednego, jednego ordynatora, który automatycznie nim będzie. To już nie manipulujmy tym, że wybieramy dwóch, idziemy do Komitetu, mówimy, no towarzysze kogo wy chcecie mieć za ordynatora. Zapewniam, że tak się nie dzieje. Przynajmniej teraz. To niech komisja wybiera jednego, i automatycznie tym ordynatorem będzie.</text:p>
      <text:p text:style-name="P1011"><text:span text:style-name="T1012">W</text:span><text:s/>sumie uważam, że może przeceniamy w tej chwili, ja rozumiem, że są pozostałości, mamy złe doświadczenia, może nawet po obu stronach stołu, mamy złe doświadczenia. Nam też nie jest łatwo, lekarzom wojewódzkim, też byśmy chcieli mieć kadrę najbardziej uczciwie dobraną i najlepszą. No, ale różnie to było. Wydaje mi się, ja nie mogę tutaj przemawiać w imieniu partii, co prawda jestem członkiem partii, nie mogę, ale chcę powiedzieć, to co ja wiem, że partia głęboko w tej chwili wycofała się z nomenklatury w służbie zdrowi<text:span text:style-name="T1013">a</text:span>.</text:p>
      <text:p text:style-name="P1014">Dziękuję bardzo.</text:p>
      <text:p text:style-name="P1015"><text:span text:style-name="T1016">Przewodnicząc</text:span><text:span text:style-name="T1017">a</text:span><text:span text:style-name="T1018">:</text:span></text:p>
      <text:soft-page-break/>
      <text:p text:style-name="P1019">Dziękuję panie doktorze, ale wydaje mi się, że to nie jest miejsce,<text:s/>żebyśmy dyskutowali o składzie komisji, o trybie, regulaminie komis<text:span text:style-name="T1020">ji</text:span><text:s/>konkursowych. To jest bardzo szczegółowy problem.<text:s/><text:span text:style-name="T1021">Z</text:span><text:s/>tego co pan powiedział, jednak wyszło, że dyrektor szpitala jest w nomenklaturze, a my właśnie już tego absolutnie nie możemy przyjąć nawet do wiadomości. Wobe<text:span text:style-name="T1022">c</text:span><text:s/>czego.</text:p>
      <text:p text:style-name="P1023">Jeszcze pan doktor.</text:p>
      <text:p text:style-name="P1024"><text:span text:style-name="T1025">Ob.</text:span><text:span text:style-name="T1026"><text:s text:c="23"/></text:span>:</text:p>
      <text:p text:style-name="P1027">Ja traktuję tutaj państwa głosy jako pewne przekonanie o nieistnieniu zjawiska, które po roku 1981 rozrosło się, a nie ograniczyło i obejmuje w tej chwili opiniowanie wszystkie stanowiska funkcyjne, czego mogę być żywym przykładem, jako że pozbawiono mnie kierowania poradnię zdrowia psychicznego w roku 1986. Tak że ja dlatego uważam, że państwo, dlatego tak ważne jest to, żeby ten cały nasz zespół wypowiedział się jednak w tej sprawie.</text:p>
      <text:p text:style-name="P1028">Ja bym proponował takie stanowisko. W służbie zdrowia, oczekujemy w polityce kadrowej zaprzestania kierowania się opiniowaniem i rekomendacją partii na stanowiska<text:s/><text:span text:style-name="T1029">w</text:span><text:s/>stosunku do bezpart<text:span text:style-name="T1030">yjn</text:span>ych, co stałoby się gwarancją równouprawnienia.</text:p>
      <text:p text:style-name="P1031"><text:span text:style-name="T1032">Ob.</text:span><text:span text:style-name="T1033"><text:s text:c="23"/></text:span>:</text:p>
      <text:p text:style-name="P1034">Będziemy dyskutowali, czy można poprosić to st<text:span text:style-name="T1035">a</text:span>nowisk<text:span text:style-name="T1036">o.<text:s/></text:span>To s<text:span text:style-name="T1037">fo</text:span>rmułowanie. Może państwo będziecie uprzejmi<text:s/>podać<text:s/>sformułowanie, to poprosimy.</text:p>
      <text:p text:style-name="P1038"><text:span text:style-name="T1039">Przewodnicząc</text:span><text:span text:style-name="T1040">a</text:span><text:span text:style-name="T1041">:</text:span></text:p>
      <text:p text:style-name="P1042">Wobec tego po przerwie odczytamy, czy pod koniec dnia, udoskonalone stanowisko.</text:p>
      <text:p text:style-name="P1043">Rozumiem, że w tej chwili będzie przerwa. Po tej przewie czy przejdziemy do dyskusji na temat<text:s/><text:span text:style-name="T1044">fi</text:span>nansowania?</text:p>
      <text:p text:style-name="P1045"><text:span text:style-name="T1046">Ob. Wo</text:span><text:span text:style-name="T1047">jt</text:span><text:span text:style-name="T1048">czak</text:span>:</text:p>
      <text:p text:style-name="P1049">Nie, pierwsze będzie matka z dzieckie<text:span text:style-name="T1050">m.</text:span><text:s/>No musi mie<text:span text:style-name="T1051">ć pi</text:span>erwszeństwo. Dlatego że mamy o godz<text:span text:style-name="T1052">.</text:span><text:s/>czternastej przerwę obiadową, a więc półtorej godzinny dyskusja. Proponowałbym następującą tematykę na następnej półtorej godziny. Proponuję, żebyśmy sprawy raportu z grup roboczych poświęcony reformie w opiece zdrowotnej przełożyli na koniec, jako wejście do dyskusji na następne posiedzenie podzespołu, tzn. poprosimy szefów podzespołów roboczych, grup roboczych, panią prof. Chmielową i pana prof. Indulskiego, żeby podzielili się swoimi uwagami odnośnie pracy zespołu ds. reformy. I będzie to jak gdyby pewną rekapitula<text:span text:style-name="T1053">cj</text:span>ą dzisiejszych naszych obrad i wstępem do dyskusji na poniedziałkowym podzespole.</text:p>
      <text:p text:style-name="P1054">Natomiast w t<text:span text:style-name="T1055">e</text:span>j chwili chciałbym prosić panią prof. Bożkow<text:span text:style-name="T1056">ą</text:span>.</text:p>
      <text:p text:style-name="P1057">Panie doktorze, wydaje mi się, ż<text:span text:style-name="T1058">e</text:span><text:s/>uzgodniliśmy przedtem, tą sprawę, dostaliśmy zapis, tak samo musimy przemyśleć, i że oddalimy to, żeby nie od<text:span text:style-name="T1059">w</text:span>lekać dyskusji merytorycznej, bo tak to...<text:s/><text:span text:style-name="T1060">W</text:span><text:s/>tym momencie nie jest załatwiona...</text:p>
      <text:p text:style-name="P1061">Proszę bardzo.</text:p>
      <text:p text:style-name="P1062"><text:span text:style-name="T1063">O</text:span><text:span text:style-name="T1064">b</text:span><text:span text:style-name="T1065">. Grzymisławska</text:span>:</text:p>
      <text:p text:style-name="P1066"><text:span text:style-name="T1067">J</text:span>a chciałabym jeszcze jedn<text:span text:style-name="T1068">ą</text:span><text:s/>sprawę prosz<text:span text:style-name="T1069">ę</text:span><text:s/>państwa<text:span text:style-name="T1070">,<text:s/></text:span>jeżeli pan panie ministrze pozwoli, przed tymi sprawami merytorycznymi i przed dalszym porządkiem obrad. Mianowici<text:span text:style-name="T1071">e</text:span>, zarówno po naszej stronie pan doktor Edelman w trakcie swojej dyskusji, czy w trakcie uzasadnienia poprzedniego stanowiska mówił o represjach w służbie zdrowia, jak również pan główny lekarz wojewódzki z Krakowa.</text:p>
      <text:soft-page-break/>
      <text:p text:style-name="P1072"><text:span text:style-name="T1073">J</text:span>a chciałabym jeszcze raz wrócić do tej sprawy i dlatego, że zwi<text:span text:style-name="T1074">ą</text:span>zek<text:s/>„Solidarność”<text:s/>uważa tę sprawę za bardzo ważn<text:span text:style-name="T1075">ą<text:s/></text:span>i bardzo istotną. Wśród tego zespołu osób, które siedzą ze mną, połowa zespołu była repres<text:span text:style-name="T1076">jo</text:span>nowana z przyczyn politycznych. I w z<text:span text:style-name="T1077">w</text:span>iązku z tym chciałabym tutaj podnieść, że domagamy się przywrócenia do pracy pracowników służby zdrowia zwolnionych z przyczyn politycznych po 13 grudnia 1<text:span text:style-name="T1078">98</text:span>1 r. i rehabilita<text:span text:style-name="T1079">cj</text:span>ę skazanych za działalność polityczną<text:s/><text:span text:style-name="T1080">w</text:span><text:s/>latach 1981 - 1988.</text:p>
      <text:p text:style-name="P1081">Represje, które dotknęły nasze środowisko były bardzo dotkliwe i nieste<text:span text:style-name="T1082">t</text:span>y uderzały również w sposób pośredni w pacjentów. Nasze koleżanki, nasi koledzy tracili pracę i stanowiska, w tym także kierownicze. Karnie byli przesuwani do innych placówek służby zdrowia, odbywali wyroki w więzieniach. Wszystko to wiązało się z pomnie<text:span text:style-name="T1083">js</text:span>zeniem ich statusu zawodowego, wyłącznie z przyczyn politycznych. Działania te nie miały nic wspólnego z oceną etyczną, merytoryczną i fachową pracowników służby<text:s/><text:span text:style-name="T1084">zd</text:span>ro<text:span text:style-name="T1085">w</text:span>i<text:span text:style-name="T1086">a</text:span>. Były głęboką<text:span text:style-name="T1087"><text:s/></text:span>krzywdą moralną wyrządzoną naszemu środowisku.<text:s/>Przez<text:s/><text:span text:style-name="T1088">7</text:span><text:s/>lat podziemnej działalności związek<text:s/>„Solidarność”<text:s/>dom<text:span text:style-name="T1089">a</text:span>gał si<text:span text:style-name="T1090">ę</text:span><text:s/>s<text:span text:style-name="T1091">pr</text:span>awiedliwości społecznej i upominał o prawa pracownicze dla tych wszystkich, którym zostały one odebrane.</text:p>
      <text:p text:style-name="P1092">Mamy w związku z tym obowiązek jako strona przy tym stole wystąpić o wyrównanie poniesionych krzywd i cofnięcie zastosowanych sankcji wobec tych pracowników służby zdrowi<text:span text:style-name="T1093">a,<text:s/></text:span>którzy zostali ukarani za przejawianie niezależnej postawy. I oczywiście, jeżeli państwo będą sobie tego życzyli, przedstawimy taką listę osób.</text:p>
      <text:p text:style-name="P1094"><text:span text:style-name="T1095">Ob</text:span><text:span text:style-name="T1096">.</text:span><text:span text:style-name="T1097"><text:s/>Wo</text:span><text:span text:style-name="T1098">jt</text:span><text:span text:style-name="T1099">czak</text:span>:</text:p>
      <text:p text:style-name="P1100">Pani magister, poprosimy tą listę, poprosimy o przedstawienie tych faktów, dlatego, że ja rozumiem, że pewne rzeczy może są bolesne, myślałem, wtedy kied<text:span text:style-name="T1101">yś</text:span>my otwierali nasze obrady, że będziemy mówili o przyszłości i przyszłości m.in. i służby zdrowia, i zdrowia tego narodu. No my wracamy ciągle do spraw politycznych. Oczywiście, że zdrowie ma bardzo duży potencjał polityki w sobie, potrafi i budować mosty pomiędzy różnymi systemami i ustrojami.<text:s/><text:span text:style-name="T1102">J</text:span>a to rozumiem tylko muszę powiedzieć, że chciałbym wyrazić swój osobisty stosunek do tego, że nie jesteśmy w stanie rozpocząć tej mer<text:span text:style-name="T1103">yt</text:span>oryczn<text:span text:style-name="T1104">ej</text:span><text:s/>dyskusji. My cały czas odchodzimy od pewnych nurtów, które deklarujemy, deklarujemy m.in. przed kamerami<text:s/><text:span text:style-name="T1105">te</text:span>lewizy<text:span text:style-name="T1106">jn</text:span>ymi, a w czasie dyskusji, gdzie chcemy nawiązać dialog, ciągle odczuwamy tą dys<text:span text:style-name="T1107">tr</text:span>akcję. Jest to m<text:span text:style-name="T1108">ó</text:span>j niedosyt pewien, dlatego, że widzę wokół stołu ludzi<text:s/><text:span text:style-name="T1109">pr</text:span>ezentu<text:span text:style-name="T1110">ją</text:span>cych bardzo wysoki poziom fachowy i intelektualny, który by mógł być spożytkowany na pchnięcie spraw i reform tych merytorycznych spraw troszeczkę dalej<text:span text:style-name="T1111">.</text:span></text:p>
      <text:p text:style-name="P1112"><text:span text:style-name="T1113">J</text:span>eżeli,<text:s/><text:span text:style-name="T1114">w</text:span><text:s/>takim razie panie magister<text:span text:style-name="T1115">,</text:span><text:s/>ja rozumiem<text:span text:style-name="T1116">,</text:span><text:s/><text:span text:style-name="T1117">że<text:s/></text:span>p<text:span text:style-name="T1118">a</text:span>ni przedstawi taką listę. Wydaje mi się, i to jest głębokie moje przekonanie, że znowu to nie jest sprawa do dyskusji na tym zespole.<text:s/><text:span text:style-name="T1119">I</text:span><text:s/>chciałbym za<text:span text:style-name="T1120">pr</text:span>oponować, jeżeli państwo się zgodzą, żebyśmy przystąpili do prezentacji tych tematów, które zaplanowaliśmy na poprzednim zebraniu.</text:p>
      <text:p text:style-name="P1121">Czy pani przewodnicząca, współprzewodnicząca jest zgodna, żebyśmy mogli przystąpić do tej mer<text:span text:style-name="T1122">yt</text:span>oryczn<text:span text:style-name="T1123">ej<text:s/></text:span>częśc<text:span text:style-name="T1124">i</text:span>?</text:p>
      <text:p text:style-name="P1125"><text:span text:style-name="T1126">Pr</text:span><text:span text:style-name="T1127">zewodnic</text:span><text:span text:style-name="T1128">zą</text:span><text:span text:style-name="T1129">ca</text:span><text:span text:style-name="T1130">:</text:span></text:p>
      <text:p text:style-name="P1131">Tak, jeszcze tylko pan.</text:p>
      <text:p text:style-name="P1132"><text:span text:style-name="T1133">Ob. Edelman:</text:span></text:p>
      <text:p text:style-name="P1134"><text:span text:style-name="T1135">J</text:span>estem bezwzględnie za tym, żeby przystąpić do dyskusji, ale chciałem, żeby pan minister mówił słowa, które są dla wszystkich zrozumiałe i jasne. Bo nie będzie zmiany w służbie zdrowia, dopóki nie będzie<text:s/><text:soft-page-break/>zmiany przy tym stole politycznej, nie będzie tego. Bo bez polityki nic się tutaj nie załatwi.<text:s/><text:span text:style-name="T1136">Jeżeli</text:span><text:s/>jak państwo mówią nie<text:s/><text:span text:style-name="T1137">m</text:span>aj<text:span text:style-name="T1138">ą</text:span><text:s/>pełnych uprawnień do podejmowania decyzji politycznych, a to<text:s/><text:span text:style-name="T1139">t</text:span>rzeba przy innym stoliku załatwiać, to ta rozmowa jest bardzo trudna, bo będziemy rozmawiali o kierunkach polityki służby zdrowia, a państwo powiedzą, to trzeba przenieść na<text:s/>„stół”<text:s/>polityczny.<text:s/>Więc jakby wszystko trzeba było przenosić. Trzeba mieć te uprawnienia. My mamy te uprawnienia. Państwo muszę też<text:s/>mie<text:span text:style-name="T1140">ć</text:span><text:s/>te uprawnienia, żeby była równa rzecz. Bo inaczej ta rozmowa do niczego nie doprowadzi.</text:p>
      <text:p text:style-name="P1141">Dzięk<text:span text:style-name="T1142">uję</text:span>.</text:p>
      <text:p text:style-name="P1143"><text:span text:style-name="T1144">O</text:span><text:span text:style-name="T1145">b. Wojtczak</text:span>:</text:p>
      <text:p text:style-name="P1146">Panie doktorze, chciałbym od razu powiedzieć, t<text:span text:style-name="T1147">u</text:span><text:s/>nie<text:s/>chodzi o uprawnienia, tylko chodzi o przekonania. Co jest tematem i cośmy uzgodnili jako temat naszych obrad. Dl<text:span text:style-name="T1148">at</text:span>ego tu nie chodzi o uprawnienia, o przekonania. A to cośmy założyli, możemy si<text:span text:style-name="T1149">ę</text:span><text:s/>różnić<text:s/><text:span text:style-name="T1150">pr</text:span>zekonaniami zdecydowani<text:span text:style-name="T1151">e</text:span>. W związ<text:span text:style-name="T1152">k</text:span>u z tym, czy można zapytać panią przewodniczącą czy możemy przystąpić do.<text:span text:style-name="T1153">.</text:span>.</text:p>
      <text:p text:style-name="P1154"><text:span text:style-name="T1155">Przewodnicząc</text:span><text:span text:style-name="T1156">a</text:span><text:span text:style-name="T1157">:</text:span></text:p>
      <text:p text:style-name="P1158"><text:span text:style-name="T1159">J</text:span>a chciałam powiedzieć, że zdawało mi się, że my nie chcemy wracać do przeszłości. To co magister Grzymisławska zgłosiła tutaj to nie jest przeszłość, bo to jest niestety jeszcz<text:span text:style-name="T1160">e</text:span><text:s/>i teraźniejszość. Poza tym, jeżeli wracamy w tej chwili do tak dalekiej przeszłości, dla wielu ludzi tu siedzących przy tym stole, wręcz historycznej, jak zbrodnie okresu stalinowskiego, to musimy również dążyć do wyrównania krzywd okresu ostatniego. Tym bardziej. Bo te krzywdy s<text:span text:style-name="T1161">ą</text:span><text:s/>szalenie żywe w świadomości nas wszystkich, bardzo wielu ludzi.<text:s/>I wydarzało mi się, że to w ogóle to co w tej chwili, mnie by się tak wydawało, to co w tej chwili mgr Grzymisławska zgłosiła jest taką kwestią w ogóle bezdyskusyjną, jak gdyby niezależną od poglądów. O ile rozumiem opory przedstawicieli partii przeciwko, wobec wycofania się z opinii partyjnych, ja to mogą zrozumieć. Natomiast to mi się wydaje rzecz zupełnie oczywista.<text:s/><text:span text:style-name="T1162">J</text:span>a chcę powiedzieć, że w ostatniej chwili jeszcze teraz dotknęły represje różnych pracowników służby zdrowia, ale my tego nie wymienialiśmy, tu nie mamy zamiaru załatwiać interwencji. Tak że tylko tyle chciałam stwierdzić. Jeżeli pan profesor uważa, należy przystąpić do zagadnienia dziecka, to naturalnie przystąpimy.</text:p>
      <text:p text:style-name="P1163"><text:span text:style-name="T1164">Ob. Wo</text:span><text:span text:style-name="T1165">jt</text:span><text:span text:style-name="T1166">czak</text:span>:</text:p>
      <text:p text:style-name="P1167">Jestem zgodny, zdaje się, jasno się wyraziłem, że proszę właśnie panią magister Grzymisławską o przedstawienie tych materiałów. Jak na<text:span text:style-name="T1168">jb</text:span>ardziej.</text:p>
      <text:p text:style-name="P1169"><text:span text:style-name="T1170">W</text:span><text:s/>takim razie przystąpimy do przedstawienia, zgodnie z ustaleniami na poprzednim podzespole, na obradach, tematyki związanej nad matką i opieką nad noworodkiem. Ze strony naszej chciałbym prosić panią prof. Bożkową, która poproszona była jako ekspert, o przedstawienie zagadnienia.</text:p>
      <text:p text:style-name="P1171"><text:span text:style-name="T1172">Ob. Bożkowa</text:span>:</text:p>
      <text:p text:style-name="P1173"><text:span text:style-name="T1174">D</text:span>ziękuję bardzo.</text:p>
      <text:p text:style-name="P1175">Szanowni Państwo Przewodniczący! Szanowni Państwo! Ja pozwolę sobie przedstawić na początku parę danych. Chciałabym rozpocząć od demografii. Nasza piramida demograficzna Polski jest bardzo piramidą skomplikowaną. Na niej odbijają się wszystkie klęski naszego narodu, tzn. wszystkie wojny i w<text:span text:style-name="T1176">s</text:span>zystko cośmy przeżywali. Ona kształtuje się właśnie tak jak tutaj widzimy, tzn. widzimy kiedy ubywało Polaków, kiedy znowu jako prężny naród rodziło się nas więce<text:span text:style-name="T1177">j</text:span>, i w związku z tym piramida nasza jest właściwie wyjątkową piramidą jeśli chodzi o świat. Wszystkie piramidy są znacznie bardziej spłaszczone,<text:s/><text:soft-page-break/>co ma olbrzymie<text:s/><text:span text:style-name="T1178">i</text:span>mplikacje również dla zagadnień orga<text:span text:style-name="T1179">ni</text:span>zac<text:span text:style-name="T1180">yjnyc</text:span>h i dla zrozumienia<text:s/><text:span text:style-name="T1181">p</text:span>ewnych zjawisk, które z jednej strony są chyba bardzo pozytywne, a z drugiej strony są niezwykle u<text:span text:style-name="T1182">tr</text:span>udni<text:span text:style-name="T1183">ają</text:span>ce.</text:p>
      <text:p text:style-name="P1184">Ja bym chciała się zatrzymać na okresie powojenny<text:span text:style-name="T1185">m</text:span>,<text:s/><text:span text:style-name="T1186">w</text:span><text:s/>którym należy sobie powiedzieć, że liczba urodzeń bezpośrednio po wojnie wynosiła mniej więcej 8<text:span text:style-name="T1187">00</text:span><text:s/>tys. rocznie. I to się utrzymywało poprzez jakiś czas i potem od<text:s/><text:span text:style-name="T1188">195</text:span>6 r.<text:s/>liczba zaczęła się bardzo zmniejszać, dochodząc do swojego najniższego poziomu w roku 1967, gdzie liczba urodzeń wynosiła 520 tys., po czym znowu zaczęła liczba urodzeń wzrastać i najwyższ<text:span text:style-name="T1189">ą</text:span><text:s/>liczbę urodzeń mieliśmy w 1983 r. i wynosiła ona 720 tys. urodzeń. Jesteśmy obecnie znowu na ramieniu zstępującym i liczba urodzeń nam się zmni<text:span text:style-name="T1190">ejs</text:span>z<text:span text:style-name="T1191">a</text:span>.</text:p>
      <text:p text:style-name="P1192">Myślę że trzeba sobie ten fakt uświadomić, bo to jest olbrzymia różnica w liczbie urodzeń wynosząca przeszło 250 tys. rocznie. I to bardzo rzutuje na politykę<text:s/><text:span text:style-name="T1193">zdro</text:span>wia jaką mieliśmy przez te lata powojenne.<text:s/><text:span text:style-name="T1194">Z</text:span><text:s/>chwilą gdy mieliśmy 800 albo 700 przeszło tys. urodzeń, mówiło się, że mamy zbyt wysoki przyrost naturalny i w związku z tym pewne zagadnienia były stawiane<text:s/><text:span text:style-name="T1195">w</text:span><text:s/>ten sposób, że one, no nie potrzeba, aż tak wielkich nakładów, ze wzgl<text:span text:style-name="T1196">ę</text:span>du na to, że i tak dzieci rodzi się bardzo dużo.</text:p>
      <text:p text:style-name="P1197">Niektórzy z państwa na pe<text:span text:style-name="T1198">w</text:span>no pamiętają, że wokół roku, że w roku 1967 gdy mieliśmy ten najniższy poziom urodzeń, była wtedy duża dyskusja 2 + 3, naród ginie, i w związku z tym, właściwie zaczęto bardzo dużo oddziałów położniczych i noworodkowych przemieniać, i pedia<text:span text:style-name="T1199">tr</text:span>ycznych przemieniać na innego rodzaju oddziały w służbie zdrowia.</text:p>
      <text:p text:style-name="P1200"><text:span text:style-name="T1201">J</text:span>a dlaczego o tym mówię. Dlatego, że w tej chwili jesteśmy w podobnej sytuacji. Była duża dyskusja o roku 1983, że na n<text:span text:style-name="T1202">ajw</text:span>y<text:span text:style-name="T1203">żs</text:span>z<text:span text:style-name="T1204">y</text:span>m<text:s/><text:span text:style-name="T1205">w</text:span>łaściwie, no wtedy jak był największy kryzys, mieliśmy tak wiele urodzeń, ale przecie jest to odbicie naszego wyżu demogra<text:span text:style-name="T1206">fi</text:span>cznego z okresu powojennego, a teraz jest rzeczą znowu zrozumiałą, że zaczyna<text:s/>nam się odbijać ten niż, czyli idziemy z licz<text:span text:style-name="T1207">b</text:span>ą urodzeń<text:s/><text:span text:style-name="T1208">w</text:span><text:s/>dół. I o co mi chodzi. O to, że w tej chwili trzeba pamiętać, że nie wolno nie tylko zabierać żadnego posiadania położnictwu czy pediatrii, ale wręcz przeciwnie, trzeba pamiętać o tym, że za kilkanaście lat znowu będziemy mieli odbicie wyżu demogra<text:span text:style-name="T1209">fi</text:span>cznego, być moż<text:span text:style-name="T1210">e</text:span><text:s/>nie tak wysokie jak mieliśmy, ale jednak. I że właściwie w tej chwili jest moment na inwestycje na koniec obecnego wieku, żeby nie powtórzyła się sytuacja takiego przeładowania na oddziałach położniczych i takiego przeładowania na oddziałach noworodkowych.</text:p>
      <text:p text:style-name="P1211">Teraz jaki jest wskaźnik umieralności niemowląt. Wskaźnik umieralności niemowląt był bardzo wysoki, zarówno w okresie międzywo<text:span text:style-name="T1212">je</text:span>nnym, jak i w okresie powojennym. Dokładne dane w latach czterdziestych nie są do osiągnięcia, tam s<text:span text:style-name="T1213">ą</text:span><text:s/>wątpliwości, była duża migra<text:span text:style-name="T1214">cj</text:span>a. W roku 195<text:span text:style-name="T1215">0</text:span><text:s/>wynosił 111 promile przecinek 2, i potem stopniowo się zaczął obniżać. W tej chwili od roku 1980 jesteśmy wokół 20, w 1980 był 21, w 1987 był 17,4 i był o 0,1 wyższy niż w roku 1986. 17,3 - był rok 1986. Było to bardzo alarmujące, bo nawet podniesienie się wskaźnika umieralności o 0,1 jest wskazówką na to, że dzieją się rzeczy niedobre.<text:s/><text:span text:style-name="T1216">W</text:span><text:s/>związku z tym uruchomiono pewne działania i mogę powiedzieć, że umieralność niemowląt za rok 1988 dane są na razie tymczasowe, będzie około 16.</text:p>
      <text:p text:style-name="P1217">Ale mimo to, że moglibyśmy powiedzieć sobie, że jeżeli mamy spadek, to możemy być zadowoleni. To<text:s/><text:span text:style-name="T1218">tr</text:span>zeba sobie zdać sprawę z tego, że droga przed nami jest bardzo długa, bo jeżeli we<text:span text:style-name="T1219">ź</text:span>miemy, że najlepsze kraje takie jak Szwecj<text:span text:style-name="T1220">a</text:span><text:span text:style-name="T1221"><text:s/></text:span><text:span text:style-name="T1222">i</text:span><text:s/>Finlandia mają w tej chwili 5,9; a<text:s/><text:span text:style-name="T1223">NRD</text:span><text:s/>9,2; Holandia 8,1 - j<text:span text:style-name="T1224">a</text:span><text:s/>mówię o danych<text:s/><text:span text:style-name="T1225">z</text:span><text:s/>1986 r.,<text:s/><text:span text:style-name="T1226">b</text:span>o ja nie mam jeszcze danych z 1987 i 1988, to widzimy jak<text:span text:style-name="T1227">ą</text:span><text:s/>my drogę mamy do przeby<text:span text:style-name="T1228">ci</text:span>a<text:span text:style-name="T1229">.</text:span></text:p>
      <text:soft-page-break/>
      <text:p text:style-name="P1230">Teraz, jakie s<text:span text:style-name="T1231">ą</text:span><text:s/>główne przyczyny zgonó<text:span text:style-name="T1232">w</text:span><text:s/>niemowląt<text:span text:style-name="T1233">.<text:s/></text:span>One się zmieniły na przestrzeni lat powojennych. Obecnie 48% to jest umieralność okołoporodowa i tutaj wydaje mi się, że trzeba sobie zdać sprawę, że w tej umieralności okołoporodow<text:span text:style-name="T1234">ej<text:s/></text:span>to przede wszystkim niski ciężar urodzeniowy odgrywa bardzo dużą rolę, to jest wcześniactwo i niska masa ciała, czyli dystrofia wewn<text:span text:style-name="T1235">ątr</text:span>zmaciczna i zaburzenia oddychania. To od razu wytycza również pewne kierunki naszego działania, bo trzeba sobie zdać spraw<text:span text:style-name="T1236">ę</text:span>,<text:s/><text:span text:style-name="T1237">ż</text:span>e trzeba bę<text:span text:style-name="T1238">d</text:span>zie znacznie więcej postawić na rozwój oddziału intensywnej opieki nad noworodkiem. Dlatego że ratowanie dzieci z ciężarem urodzeniowym poniżej 2 500 jest znacznie trudniejsze niż dzieci powyże<text:span text:style-name="T1239">j</text:span>, i dlatego musi być inna, musi być pewna reorientacja jeśli chodzi o organizację opieki nad matką i dzieckiem.<text:s/>Zresztą o matce będzie mówił prof. Troszyński, ja tylko chciałabym z tej strony dziecka powiedzieć.</text:p>
      <text:p text:style-name="P1240">I teraz, według wszystkich krajów europejskich i Stanów Zjednoczonych, i Kanady oblicza się, że w chwili obecnej potrzeba jednej intensywnej terapii dla noworodków, licząc jeden oddział na milion mieszkańców. Czyli u nas by to wynosiło 38, myśmy liczyli koło 40. Natomiast w tej chwili w Polsce są dwa albo trzy, to zależy jak liczymy, oddziały intensywnej terapii dla noworodków. I państwo widzą, czego właściwie my nie mamy. I to są rzeczy drogie,<text:s/>dlatego, że tutaj noworodek kosztuje, a on właściwie w budżecie szpitala ciągle jeszcze jest nieuwidocznion<text:span text:style-name="T1241">y</text:span>. A to jest najdroższy odcinek moim zdaniem, jeśli chodzi o<text:s/><text:span text:style-name="T1242">fi</text:span>nansowanie. Bo to jest i ogromnie obciążające lekarzy, ale trzeba również doskonałego wyposażenia.</text:p>
      <text:p text:style-name="P1243">Tutaj również są te zaburzenia w oddychaniu, których bez respiratorów i bez dobrej organizacji nie tylko na wysokim poziomie, nie tylko w oddziałach re<text:span text:style-name="T1244">fe</text:span>renc<text:span text:style-name="T1245">yjn</text:span>ych, czyli w szpitalach wojewódzkich, czy akademiach medycznych, ale również w tym ZOZ-ie, w którym potrzebny jest respirator, żeby natychmiast zaintubować noworodka, który ma zaburzenia w oddychani<text:span text:style-name="T1246">u</text:span>. To zobaczymy jaka kosztowna jest to sprawa. A teraz, czy to jest tylko ratowanie życia.<text:s/>To jest przede wszystkim ratowanie życia, ale również ratowanie jakości życia. Dlatego że jeżeli będzie noworodek<text:span text:style-name="T1247">,<text:s/></text:span>zaintubowany zbyt późno, to on może jeszcze przeżyć, ale będzie uszkodzony. I tu trzeba sobie zobaczyć, jaka to jest odpowiedzialność, i jak na pewne rzeczy trzeba zwrócić uwagę, ale jak również limituje nasze dzi<text:span text:style-name="T1248">ał</text:span>anie strona ekonomiczna.</text:p>
      <text:p text:style-name="P1249"><text:span text:style-name="T1250">J</text:span>a już nie mówię o zabezpieczeniu<text:s/><text:span text:style-name="T1251">w</text:span><text:s/>leki i w inną aparaturę<text:span text:style-name="T1252">.</text:span></text:p>
      <text:p text:style-name="P1253">Następnie 26<text:span text:style-name="T1254">%</text:span><text:s/>przyczyn zgonów, to są wady rozwojowe wrodzone. W tym 1% stanowią wady wrodzone serca. I teraz znowu można by było znacznie więcej noworodków i niemowląt, i dzieci uratować z wadami wrodzonymi serca, gdyby była odpowiednia liczba oddziałów kardiochirurgii dziecięcej. Docelowo uważamy, że w Polsce powinno być 5 co najmniej<text:span text:style-name="T1255">.</text:span></text:p>
      <text:p text:style-name="P1256">Myślę, że więcej nie, bo to jest zbyt kosztowne, ale<text:s/><text:span text:style-name="T1257">5</text:span><text:s/>oddziałów dobrej, z prawdziwego zdarzenia kardiochirurgii dziecięcej powinno być. Już są, ale one jeszcze nie s<text:span text:style-name="T1258">ą</text:span><text:s/>tak wyposażone jak być powinny.</text:p>
      <text:p text:style-name="P1259">Następne 26 to s<text:span text:style-name="T1260">ą</text:span><text:s/>pozostałe, tzw. pozostałe przyczyny, w których możemy powiedzieć, że bardzo przykrą przyczyną są zakażenia szpitalne i również posocznice wynikające z dużego tłoku. Dlatego ja wskazywałam na to, że my mamy okresy, w których okropne jest przeładowanie oddziałów położniczych ze wszystkimi następstwami. I dlatego wydaje mi się, że tutaj trzeba jak najprędzej zakończyć rozpoczęty przez nas proces organizacji nowoczesnej, takiej, ż<text:span text:style-name="T1261">e</text:span><text:s/>matka jest po porodzie z dzieckiem, czyli tak zwanego<text:s/>„rooming in”. I to trzeba doprowadzić do końca, co oczywiście też wymaga nakładów, ale jest konieczne z wielu względów. Raz ze względów psychologicznych, że dziecko powinno być z matką bezpośrednio po<text:s/><text:soft-page-break/>urodzeniu, chroni przed zakażeniami szpitalnymi, dlatego że tylko to środowisko tych dwóch, trzech, czy czterech matek, które leżą razem, a nie przewozi się na wózkach i zakaża po drodze, czyli to jest działanie i przeciw zakażeniom, a równocześnie jest jeszcze jeden moment, to jest ten, że matka uczy się jak opiekować się noworodkiem i równocześnie matka karmi dziecko na żądanie wytwarza się laktacja i wtedy będzie ten nasz program karmienia piersią miał widoczne postępy.</text:p>
      <text:p text:style-name="P1262">Teraz, tu chciałam zwrócić na jeszcze jedną rzecz uwagę w tym wprowadzeniu, że my mamy w całej Polsce, oczywiście województwa różnią się mi<text:span text:style-name="T1263">ę</text:span>dzy sobą, ale ogólnopolski wskaźnik wcze<text:span text:style-name="T1264">ś</text:span>nia<text:span text:style-name="T1265">ct</text:span>wa wynosi 8<text:span text:style-name="T1266">%.</text:span><text:s/><text:span text:style-name="T1267">I</text:span><text:s/>te 8<text:span text:style-name="T1268">%</text:span><text:s/>daje nam 55<text:span text:style-name="T1269">%</text:span><text:s/>zgonów niemowlęcych.<text:s/><text:span text:style-name="T1270">Z</text:span><text:s/>tych 8<text:span text:style-name="T1271">%</text:span><text:s/>wcześniaków jest 55% zgonów niemowlęcych. Czyli znowu widzimy na co trzeba zwrócić uwagę, będzie mówił prof. Troszyński, co zrobić, żeby obniżyć wcześniactwo z jednej strony, a ja już pokazałam co należy w dużej mierze zrobić, żeby te wcześniaki nie ginęły, tylko żeby one mogły być uratowane.</text:p>
      <text:p text:style-name="P1272">I teraz, co należy robić. Więc myślę, że s<text:span text:style-name="T1273">ą</text:span><text:s/>dwie rzeczy. Pierwsze, to jest pro<text:span text:style-name="T1274">fi</text:span>laktyka, drugie to jest medycyna naprawcza. I myślę, że dotychczas nie wszyscy w społeczeństwie rozumieją, co to jest pro<text:span text:style-name="T1275">fi</text:span>laktyka. My<text:span text:style-name="T1276">ś</text:span>lą, że to<text:s/><text:span text:style-name="T1277">je</text:span>st puste słowo,<text:s/>a to jest właściwie słowo,<text:s/><text:span text:style-name="T1278">k</text:span>tóre powinno być znacznie bardziej w cenie.</text:p>
      <text:p text:style-name="P1279">Co tutaj należy wymienić jako n<text:span text:style-name="T1280">ajw</text:span>ażniejsze przy pro<text:span text:style-name="T1281">fi</text:span>laktyce. To są warunki społeczno-ekonomiczne, które mają znaczny wpływ na kształtowanie się zdrowotności. Tu są i warunki mieszkaniowe, wiadomo, że jeżeli zbyt dużo osób mieszka<text:s/><text:span text:style-name="T1282">w</text:span><text:s/>jednej izbie, to na<text:span text:style-name="T1283">w</text:span>et przenoszenie się chorób zakaźnych, chorób wirusowych w czasie grypy, jest oczywiście znacznie łatwiejsze.<text:s/><text:span text:style-name="T1284">J</text:span>est zabezpieczenie potrzeb dziecka i rodziny, szeroko pojęte.<text:s/><text:span text:style-name="T1285">J</text:span>a myślę, tutaj o wszystkim co jest potrzebne do pielęgnacji, do żywienia, do stworzenia odpowiednich warunków życia. Mleko i jego przetwory i środki czystościowe, i odzież, wszystko co byśmy mogli wyliczać, a czego, każdy wie, jak to w tej chwili wygląda.</text:p>
      <text:p text:style-name="P1286">Myśmy wprawdzie opracowali cały zestaw co musi być przynajmniej dla najmłodszych dzieci, i chcieliśmy, żeby to zawsze było, ale myślę, że to jest poza gestią resortu zdrowia. I my czasem jesteśmy tym głosem wołającym na<text:s/>puszczy - dlatego że to si<text:span text:style-name="T1287">ę</text:span><text:s/>u<text:span text:style-name="T1288">waż</text:span>a, że to jest służba zdrowia,<text:s/><text:span text:style-name="T1289">m</text:span>y możemy mówić co potrzeba, my możemy ciągle o to molestować, natomiast nie mamy żadnej możliwości wydostania tego co byśmy chcieli, żeby było zabez<text:span text:style-name="T1290">pi</text:span>eczeniem dla matki i dziecka.</text:p>
      <text:p text:style-name="P1291">Poza tym na drugim miejscu postawiłabym warunki ekologiczne, ale nie tylko zanieczyszczenia środowiska przez fabryki, bo my bardzo często mówimy o zanieczyszczeniu wyłącznie z tego punktu widzenia przemysłu, autobusów, które oczywiście, że tutaj ci wszyscy nasi rodzimi<text:s/>„zieloni”<text:s/>robią dużo i pokazują to, ale myślę, że bardzo mało się mówi o naszym brudzie w Polsce, i o naszych bardzo złych nawykach do tego,<text:s/><text:span text:style-name="T1292">ż</text:span>eby tam gdzie można, żeby było czysto. Możemy zobaczyć chociażby nasze ubikacje.</text:p>
      <text:p text:style-name="P1293">Trzecia, to jest kultura zdrowotna. Kultura zdrowotna to jest bardzo ważny problem, i tutaj myślę, że należałoby położyć bardzo duży nacisk na odpowiednie podniesienie kultury zdrowotnej całego społeczeństwa. Jest to zagadnienie trudne, dlatego że rozpoczyna się poprzez rodzinę i szkołę do właściwie każdego środowiska. I muszę powiedzieć, że nie jest to działanie, które daje tak dobre ef<text:span text:style-name="T1294">e</text:span>kty jakby byśmy tego oczekiwali.</text:p>
      <text:p text:style-name="P1295"><text:span text:style-name="T1296">N</text:span>a granicy kultury zdrowotnej i działania służby zdrowia jest bardzo duża przestrzeń. Bo oczywiście, że kultura zdrowotna nie może być tylko<text:s/><text:span text:style-name="T1297">w</text:span><text:s/>rękach służby zdrowia, dlatego że wtedy służba zdrowia i<text:s/><text:soft-page-break/>społeczeństwo by przegrało. Służba zdrowia powinna<text:s/><text:span text:style-name="T1298">p</text:span>okazywać, co należy robić. Natomiast włączone w to wszystko powinno byś całe społeczeństwo, również szkoły, ale niewątpliwie rola służby zdrowia w tych postawach prozdrowotnych i propagandzie to powinna byś większa niż jest<text:span text:style-name="T1299">.</text:span></text:p>
      <text:p text:style-name="P1300">I teraz, co m<text:span text:style-name="T1301">i</text:span><text:s/>się wydaje, że w działaniu służby zdrowia powinno byś specjalnie wypunktowane. Opieka nad kobietą w ciąży, o czym będzie mówił prof. Troszyński. Myślę, że trzeba rozbudować poradnie zdrowia rodziny. Dlatego że to jest to, gdzie można by całościowo do pewnych zagadnień podej<text:span text:style-name="T1302">ś</text:span>ć, mówię o In<text:span text:style-name="T1303">styt</text:span>uci<text:span text:style-name="T1304">e.</text:span><text:s/>Mamy<text:span text:style-name="T1305">,</text:span><text:s/><text:span text:style-name="T1306">z</text:span>akład i poradnię zdrowia rodziny i mamy już dość duże doświadczenie.</text:p>
      <text:p text:style-name="P1307">Ponieważ zdrowie zaczyna się w domu, i według światowej organizacji zdrowia 75% zdrowia uzyskuje się w rodzinie, 25% w podstawowej opiece zdrowotnej, a tylko 5%<text:s/><text:span text:style-name="T1308">w</text:span><text:s/>spec<text:span text:style-name="T1309">j</text:span>alistycznej opiece zdrowotnej. A proszę zobaczyć, u nas jest to wszystko dość odwrócone, tzn. uważa się, że przede wszystkim specjalista da nam zdrowie. A dbałoś<text:span text:style-name="T1310">ć</text:span><text:s/>o własne zdrowie właściwie nie jest specjalnie w cenie. Wydaje mi się, że tutaj jednak trzeba to zmienić<text:span text:style-name="T1311">.</text:span><text:s/>Myśmy razem z dr Sito napisały podręcznik<text:s/>„Zdrowie rodziny”, i wydaje mi się, że powinno to być znacznie bardziej rozpropagowane, żeby te zagadnienia były znacznie bardziej w życiu stosowane.</text:p>
      <text:p text:style-name="P1312">Ważnym elementem zdrowia rodziny są również szkoły przyszłych matek i ojców, które ustawiają tych przyszłych rodziców w tym, żeby wiedzieli, że ich odpowiedzialność za zdrowie<text:span text:style-name="T1313">,</text:span><text:s/>a także odpowiedzialność ich za zdrowie współmałżonka<text:s/><text:span text:style-name="T1314">j</text:span>est ogromnie wielka<text:span text:style-name="T1315">.</text:span><text:s/><text:span text:style-name="T1316">I</text:span><text:s/>za zdrowie przyszłego dziecka<text:span text:style-name="T1317">.<text:s/></text:span>I wydaje mi się, że jest to moment, w którym chętnie wszyscy słuchają co należy zrobić, także u nas bardzo się to przyjęło i jest ogromna frekwencja, i wydaje mi się, że mogłoby to być więcej rozpropagowane. Z tym łączy się planowanie rodziny. Chodziłoby o to, żeby zapobiec przerywaniu ciąży, a także tragedii dzieci niechcianych.</text:p>
      <text:p text:style-name="P1318">Poza tym opieka, i tutaj wydaje mi się, że warto również powiedzieć, o całej propagandzie karmienia piersią, przekonaniu i motywowaniu młodych matek do tego, żeby to przyjęły jako swój własny program, no bo w końcu one muszą być przeświadczone o tym, żeby w ten sposób postępować.</text:p>
      <text:p text:style-name="P1319">Poza tym o kształtowaniu prozdrowotnych zachowań przestrzeganiu zasad higieny i nawyków prozdrowotnych. Dużym bardzo elementem jest opieka nad noworodkiem. Ja już o nim wspomniałam, ale wydaje mi się, że tutaj jeszcze trzeba powiedzieć o naszym programie, który my staramy się teraz czterema wo<text:span text:style-name="T1320">je</text:span>wództwami wypracować. Jest to z<text:s/><text:span text:style-name="T1321">je</text:span>dnej strony, bardzo może być przydatne w opracowywaniu pewnej reformy, dlatego, że jest to na zasadach decentralizacji. Jest tam udział bardzo duży właśnie województw, począwszy od lecznictwa podstawowego, poprzez szpitale wojewódzkie, aż do akademii. I tutaj chodzi o to, że chcielibyśmy wprowadzić większą jakby samodzielności i odpowiedzialność każdego pracującego w tym zakresie lekarza. Mamy już pewne może i nasze spostrzeżenia, ale jest za wcześnie o tym mówić.<text:s/>Niemniej wprowadziliśmy ocenę popr<text:span text:style-name="T1322">z</text:span>ez system optymalizacji o<text:span text:style-name="T1323">ptym</text:span>alności noworodka<text:span text:style-name="T1324">.</text:span><text:s/>Czyli naszą zasadą było, żeby wprowadzając tę samą dokumentacją pogłębioną, skomputeryzowaną nowoczesną, da<text:span text:style-name="T1325">ć</text:span><text:s/>różne warianty możliwości różnych wariantów organizacyjnych opieki nad matką i dzieckiem.</text:p>
      <text:p text:style-name="P1326"><text:span text:style-name="T1327">Z</text:span><text:s/>tym wiąże się oczywiście również sprawa szkolenia kadr, która jest wtedy ukierunkowana na to, co widać przy podsumowywaniu tego działania, co właściwie brakuje zarówno lekarzom, pielęgniarkom, jak i położnym. Bo chodziłoby o to, żeby właśnie stworzyć znacznie większą współpracę między lekarzem i pielęgniarką, rodzicami, a także pielęgniarką położną i rodzicami. Nie będę mówiła o medycynie<text:s/><text:soft-page-break/>naprawczej, dlatego że jest ona ważnym elementem, jak już powiedziałam kosztownym, i te wszystkie elementy trzeba widzieć w całości dlatego, że one dopiero pozwolą nam stworzyć ten system, który zarówno zapobiegnie jak i no może będzie mniej tych, które trzeba będzie naprawić.</text:p>
      <text:p text:style-name="P1328">Dzięku<text:span text:style-name="T1329">ję</text:span><text:s/>bardzo.</text:p>
      <text:p text:style-name="P1330"><text:span text:style-name="T1331">O</text:span><text:span text:style-name="T1332">b. Wojtczak</text:span>:</text:p>
      <text:p text:style-name="P1333">Chciałem podziękować bardzo pani profesor B<text:span text:style-name="T1334">o</text:span>żkow<text:span text:style-name="T1335">e</text:span>j i w tej chwili może, jeżeli pani, ja widzę, że się zgłasza do dyskusji uczestniczka.</text:p>
      <text:p text:style-name="P1336">Tak ja wiem, na początku pytania.</text:p>
      <text:p text:style-name="P1337">Proszę bardzo.</text:p>
      <text:p text:style-name="P1338"><text:span text:style-name="T1339">Ob</text:span><text:span text:style-name="T1340">.</text:span><text:span text:style-name="T1341"><text:s/>Anna Gra</text:span><text:span text:style-name="T1342">j</text:span><text:span text:style-name="T1343">carek</text:span>:</text:p>
      <text:p text:style-name="P1344">Jestem pielęgniarką, jest mi strasznie niezręcznie i bardzo<text:s/><text:span text:style-name="T1345">p</text:span>rzykro, że muszę zaprotestować, albo poprawić coś co powiedziała pani profesor<text:span text:style-name="T1346">.</text:span><text:s/>Mianowicie pani profes<text:span text:style-name="T1347">o</text:span>r powiedziała, że co drugi wcześniak ginie w Polsce. Połowa<text:s/><text:span text:style-name="T1348">z</text:span><text:s/>nich ginie, tak? To jak?</text:p>
      <text:p text:style-name="P1349"><text:span text:style-name="T1350">Ob. Bożkowa</text:span>:</text:p>
      <text:p text:style-name="P1351">Że z 8% wcześniaków, to nie to, że co drugi ginie<text:span text:style-name="T1352">.<text:s/></text:span>Tylko z 8<text:span text:style-name="T1353">%</text:span><text:s/>wcześniaków pochodzi 55% zgonów, to nie jest to samo.</text:p>
      <text:p text:style-name="P1354"><text:span text:style-name="T1355">Ob. Anna Gra</text:span><text:span text:style-name="T1356">jc</text:span><text:span text:style-name="T1357">arek</text:span><text:span text:style-name="T1358">:</text:span></text:p>
      <text:p text:style-name="P1359">Rozumiem. Nie zmienia tego...</text:p>
      <text:p text:style-name="P1360"><text:span text:style-name="T1361">Ob. Bożkowa</text:span>:</text:p>
      <text:p text:style-name="P1362">Ale zmienia, bo to nie co drugi.</text:p>
      <text:p text:style-name="P1363"><text:span text:style-name="T1364">Ob. Anna Gra</text:span><text:span text:style-name="T1365">jc</text:span><text:span text:style-name="T1366">arek</text:span>:</text:p>
      <text:p text:style-name="P1367">Co ja chciałam powiedzieć, po prostu pani profesor posługiwała się statystykami, no i istotnie statystyki takie są.</text:p>
      <text:p text:style-name="P1368">Natomiast mogę powiedzieć z własnej autopsji, że one nie są prawdziwe. Dlatego że w tych statystykach nie mieszczą się dzieci urodzone poniżej 32 tygodnia i do kilograma wagi ciała. Poniżej kilograma. Te dzieciaki stają się obywatelami naszego kraju, ja to naprawdę bardzo dobrze sprawdziłam, dopiero po przeżyciu, oczywiście, po przeżyciu całej doby, czyli 24 godzin. Przez 24 godziny nie są obywatelami naszego kraju, nie mają żadnych praw i lekarz, który chce mieć dobre wyniki, dobrą statystykę, po prostu tymi dziećmi nie będzie się zajmował, bo nie pomogą tu respiratory, ponieważ takie jest prawo w Polsce<text:span text:style-name="T1369">.</text:span><text:s/>Ja nie wiem, czy ja to mówię jasno, ale to naprawdę chodzi o te dzieciaki, są miejsca na świecie, w których te dzieciaki w 90 czy 100% przeżywają, a u nas niemal wszystkie giną<text:span text:style-name="T1370">.</text:span><text:s/>I nie jest to, i uważam, że jest to jakiś błąd<text:span text:style-name="T1371">.</text:span></text:p>
      <text:p text:style-name="P1372"><text:span text:style-name="T1373">A</text:span><text:s/>prawo jakby demoralizuje ludzi, lekarzy, którzy się nimi opiekują, bo w ich interesie leży jakby, żeby one w tych pierwszych godzinach życia, jakby ten problem się rozwiązał<text:span text:style-name="T1374">.</text:span><text:s/>Nie mają motywacji do tego, żeby walczyć o nie<text:span text:style-name="T1375">.<text:s/></text:span>Bo to im pogarsza statystykę, w razie przypadku, kiedy one giną<text:span text:style-name="T1376">.</text:span></text:p>
      <text:p text:style-name="P1377"><text:span text:style-name="T1378">Ob. Wojtczak</text:span>:</text:p>
      <text:p text:style-name="P1379">Drugie pytanie.</text:p>
      <text:p text:style-name="P1380">Proszę nazwisko<text:span text:style-name="T1381">.</text:span></text:p>
      <text:p text:style-name="P1382"><text:span text:style-name="T1383">Ob.</text:span><text:span text:style-name="T1384"><text:s/>Marek Kulerski</text:span><text:s/>/Oddział Intensywnej Terapii Dziecięcej w Warszawie/:</text:p>
      <text:soft-page-break/>
      <text:p text:style-name="P1385">Ja chciałam troszkę uściślić to co kol<text:span text:style-name="T1386">e</text:span>żanka przed chwil<text:span text:style-name="T1387">ą</text:span><text:s/>powiedziała<text:span text:style-name="T1388">.</text:span><text:s/>Właśnie chodzi o to, że w polskim prawie funkcjonuje pojęcie noworodka czy wcześniaka żywo urodzonego niezdolnego do życia, który jest taki, że waży po<text:span text:style-name="T1389">wyżej</text:span><text:s/>600 g do 601 do 1 000 g. Jeśli nie przeżyje 24 godzin, nie jest brany w statystykę śmiertelności. Jaki to ma efekt?</text:p>
      <text:p text:style-name="P1390">Proszę państwa, wskaźnik umieralności niemowląt, ja mam dane za 1985 r., według wersji oficjalnej wynosi 18,4,<text:s/><text:span text:style-name="T1391">z</text:span><text:s/>uwzględnieniem wersji obowiązu<text:span text:style-name="T1392">ją</text:span>cej czy podanej przez Światową Organizację Zdrowia, która uważa za urodzonego noworodka wcześniaka powyżej 600 g, który przejawia chociaż jeden element życia przy uwzględnieniu tej poprawki ten wskaźnik za rok 1985 wynosi 22,1, jest to różnica blisko 4 promile, i jest to bardzo dużo, proszę państwa. Więc te wszystkie statystyki to jest wpływ nie tylko na statystykę śmiertelnoś<text:span text:style-name="T1393">c</text:span>i noworodków, ale także niemowląt i całą dalszą statystykę umieralności. Ja nie jestem statystykiem ani demografem, więc mogę tutaj pewne nieścisłości powiedzieć.</text:p>
      <text:p text:style-name="P1394">Proszę państwa, jaki to ma dalszy efekt? To co koleżanka mówiła o wpływie prawa na postawy ludzkie. Jest konkurencja w obniżaniu śmiertelności<text:span text:style-name="T1395">.</text:span><text:s/>I proszę sobie wyobrazić, że województwach niektórych, np. wskaźnik umieralności neonatalnej według definicji obowiązującej w Polsce wynosi np. 10,2 z uwzględnieniem poprawki wynosi 18,5; to jest blisko 50%. Wzrost śmiertelności neonatalne<text:span text:style-name="T1396">j.</text:span><text:s/>Dalej proszę państwa, jaki to ma dalszy wpływ? Jeśli przyjrzeć się rozkładowi liczby urodzeń w zależności od wagi, to okazuje się, że kobiety polskie doskonale dostosowywują się do przepisów prawa, mianowicie nagle w jednym z lat na przykład, urodziło się w grupie wagowej 950<text:s/>–<text:s/>1 000 gramów,<text:s/><text:span text:style-name="T1397">1</text:span> <text:span text:style-name="T1398">2</text:span>00 noworodków, a w grupie wagowej pow<text:span text:style-name="T1399">y</text:span>ż<text:span text:style-name="T1400">e</text:span>j 1 000 do 1 050<text:s/><text:span text:style-name="T1401">-</text:span><text:s/>78<text:span text:style-name="T1402">.</text:span><text:s/>Jest to chyba statystycznie absurdalnie proszę państwa<text:span text:style-name="T1403">.</text:span><text:s/>Dalej, do czego to doprowadziło? Mianowicie w niektórych województwach śmiertelność w tej grupie wagowej przekracza 100%<text:span text:style-name="T1404">.</text:span><text:s/>Wydaje się to śmieszne<text:span text:style-name="T1405">.</text:span><text:s/>I jest śmieszne, ale jest także tragiczne<text:span text:style-name="T1406">.<text:s/></text:span>Jest to podanie wagi urodzeniowej na wstępie, po zgonie jeśli ta waga przekraczała 1 000 g, zaniżanie wagi. Myślę, że tego typu sytuacji statystycznych można by było może znaleźć więcej, ale wydaje mi się, że to jest jedno z najtragiczniejszych<text:span text:style-name="T1407">.</text:span><text:s/>Było wystąpienie do Ministerstwa Zdrowia przed paru lat, w sprawie przystosowania tychże polskich przepisów do zaleceń Światowej Organizacji Zdrowia, jakby Ministerstwo Zdrowia nie zareagowało na tą sprawę<text:span text:style-name="T1408">.</text:span><text:s/>To jest jeden problem, który chciałem<text:s/><text:span text:style-name="T1409">po</text:span>ruszyć<text:span text:style-name="T1410">.</text:span><text:s/>Oczywiście w skali europejskiej to nas plasuje jeszcze dalej niż 20 któreś miejsce, bo schodzimy rzeczywiście na przedostatnie jeśli nie ostatnie<text:span text:style-name="T1411">.</text:span></text:p>
      <text:p text:style-name="P1412">Proszę państwa, odnośnie noworodka<text:span text:style-name="T1413">.</text:span><text:s/>Ja się spodziewałem wypowiedzi pani profesor może bardziej skonkretyzowanej wizji tego co będzie robione, niż powiedzmy takich szerokich omówień pewnych zagadnień ogólnozdrowotnych, które chyba były właściwie dla nas wszystkich, no nie dyskusyjne, bo jasne. Natomiast ja chciałem na jedną rzecz zwrócić uwagę<text:span text:style-name="T1414">.</text:span><text:s/>Mianowicie na sytuację w oddziałach noworodkowych rzeczywiście jak ona wygląda<text:span text:style-name="T1415">.</text:span></text:p>
      <text:p text:style-name="P1416">Proszę państwa<text:span text:style-name="T1417">,</text:span><text:s/>to jest pustynia<text:span text:style-name="T1418">.</text:span><text:s/>Tam nie ma nic. Oczywiście<text:s/><text:span text:style-name="T1419">są</text:span><text:s/>niektóra ośrodki, niektóre kliniki, niektóre oddziały, które ma<text:span text:style-name="T1420">j</text:span>ą jako takie wyposaż<text:span text:style-name="T1421">e</text:span>nie. Ja śmiem twierdzi<text:span text:style-name="T1422">ć</text:span>,<text:s/><text:span text:style-name="T1423">ż</text:span>e noworodek, szczególnie wcześniak, urodzony w złym stanie, nie otrzymuje pomocy lekarskiej. Tzn<text:span text:style-name="T1424">.</text:span><text:s/>robi się wokół ni<text:span text:style-name="T1425">e</text:span>go pewne rzeczy<text:span text:style-name="T1426">,</text:span><text:s/>ale to w świetle dzisiejszej wiedzy medycznej jest właściwie brakiem pomocy.</text:p>
      <text:p text:style-name="P1427">W tej grupie wagowe<text:span text:style-name="T1428">j</text:span>, o której wspominał<text:span text:style-name="T1429">e</text:span>m, 600<text:s/>–<text:s/><text:span text:style-name="T1430">1</text:span> 000 g śmiertelność w statystykach krajowych w tej chwili jest około 50%, u n<text:span text:style-name="T1431">a</text:span>s jest blisko 100%, prawie 100%.</text:p>
      <text:soft-page-break/>
      <text:p text:style-name="P1432">Budowa, rozwój oddziałów intensywnej terapii noworodkow<text:span text:style-name="T1433">ej</text:span>, tak<text:span text:style-name="T1434">,</text:span><text:s/>jest to rzecz, idea bardzo słuszna. Rzeczywiście te oddziały są potrzebn<text:span text:style-name="T1435">e</text:span>, rzeczywiście kosztuje bardzo dużo, i ponieważ kosztu<text:span text:style-name="T1436">je</text:span><text:s/>szalenie dużo, powinny być w jakiś sposób oszcz<text:span text:style-name="T1437">ę</text:span>dny tworzony. Podstawą mu<text:span text:style-name="T1438">s</text:span>i być poprawa sytuac<text:span text:style-name="T1439">ji<text:s/></text:span>w oddziałach noworodkowych i to w momencie urodzenia dziecka.</text:p>
      <text:p text:style-name="P1440">Innym zagadnieniem jest opieka pren<text:span text:style-name="T1441">at</text:span>alna, przedporodowa i okołoporodowa, która też w moim odczuciu, ja nie jestem położnikiem, więc mnie jest bardzo trudno to oceniać. Ale z tego co śledzę w tzw. literaturze<text:span text:style-name="T1442">,</text:span><text:s/>wydaje mi się, że tu jest wiele niedostatków także. Ale proszę państwa, reanimacja noworodka czy wcześniaka, która si<text:span text:style-name="T1443">ę</text:span><text:s/>odbywa na przeciętnym oddziale noworodkowym, jest praktycznie biorąc żadn<text:span text:style-name="T1444">a</text:span>.</text:p>
      <text:p text:style-name="P1445"><text:span text:style-name="T1446">J</text:span>eśli chodzi o udokumentowanie tego. Do nasz<text:span text:style-name="T1447">e</text:span>go oddziału intensywnej terapii 14% noworodków j<text:span text:style-name="T1448">e</text:span>st przywożonych martwych, nieżywych<text:span text:style-name="T1449">,</text:span><text:s/><text:span text:style-name="T1450">w</text:span><text:s/>stanie śmierci klinicznej<text:span text:style-name="T1451">.</text:span><text:s/><text:span text:style-name="T1452">W</text:span><text:s/><text:span text:style-name="T1453">p</text:span>i<text:span text:style-name="T1454">e</text:span>rwszej dobie śmiertelność tych noworodków jest rzędu 20<text:s/><text:span text:style-name="T1455">-</text:span><text:s/>25%.<text:s/><text:span text:style-name="T1456">O</text:span><text:s/>czym to świadczy<text:span text:style-name="T1457">,</text:span><text:s/>ż<text:span text:style-name="T1458">e</text:span><text:s/>do momentu przywiezienia ono nie miały udzielonej<text:s/>prawidłowej pomocy<text:span text:style-name="T1459">.</text:span><text:s/>Ja nie chcę wnikać w tej chwili w szczegóły<text:span text:style-name="T1460">,<text:s/></text:span>jak to wy<text:span text:style-name="T1461">g</text:span>lądać powinno itd<text:span text:style-name="T1462">.</text:span><text:s/>Natomiast w oddziałach noworodkowych przecię<text:span text:style-name="T1463">tn</text:span>ych<text:span text:style-name="T1464">,</text:span><text:s/>nie ma podstawowego wyposażenia do prowadzenia prawidłowej resuscytacji i leczenia noworodka. Wszystko się odbywa na tej zasadzie, urodził się w złym stanie, rurka i odesłać. J<text:span text:style-name="T1465">e</text:span>st to błąd w postępowaniu i póki my nie poprawimy sytuacji zarówno personalnej, jak i jeśli chodzi o kwalifikacje jak i chodzi o wyposażenie w podstawowej komórce jakim jest oddział noworodkowy, żadna rozbudowa oddziałów intensywnej terapii nie rozwiąże, nie poprawi w istotny sposób sytuacji<text:span text:style-name="T1466">.</text:span></text:p>
      <text:p text:style-name="P1467"><text:span text:style-name="T1468">J</text:span>a mogę mieć najwspanialsze respiratory, inkubatory, jeś<text:span text:style-name="T1469">l</text:span>i martwy noworodek przyjeżdża ja nic z nim nie zrobię<text:span text:style-name="T1470">.<text:s/></text:span>To jest kolejna sprawa.</text:p>
      <text:p text:style-name="P1471">Kolejna sprawa to są problemy natury organizacy<text:span text:style-name="T1472">jn</text:span>ej w oddziałach noworodkowych. Nazwijmy to prawno-organizacyjnej<text:span text:style-name="T1473">. J</text:span><text:span text:style-name="T1474">e</text:span>st cały szereg zarz<text:span text:style-name="T1475">ą</text:span>dzeń<text:span text:style-name="T1476">,</text:span><text:s/>które maję na celu jakby poprawę sytuac<text:span text:style-name="T1477">ji</text:span><text:s/>w oddziałach noworodkowych<text:span text:style-name="T1478">.</text:span><text:s/>Wielokrotnie wydaje się, że one maję na celu poprawę sytuacji typu adminis<text:span text:style-name="T1479">tr</text:span>acyjnego<text:span text:style-name="T1480">. J</text:span>e<text:span text:style-name="T1481">s</text:span>t taki, ja nie trafiłem, nie dostałem, nie widziałem dokumen<text:span text:style-name="T1482">t</text:span>u, ale ta wieść, że tak powiem, krąży, że jest zalecenie, zarządzenie Instytutu Matki i Dziecka, czy Ministerstwa, nie potrafię tutaj s<text:span text:style-name="T1483">p</text:span>recyzować, bo wszyscy tym pojęciem operują, a nikt mi tego nie pokazał, że chory noworodek musi być natychmiast odesłany do oddziału noworodkowego<text:span text:style-name="T1484">.</text:span><text:s/>Sprecyzowano mi to bliżej, że dotyczy noworodków z infekcją, z objawami infekc<text:span text:style-name="T1485">ji.</text:span><text:s/>W zasadzie swojej założenie można czy dyskutować, czy nawet wstępnie uznać za słuszne, że groźba infekc<text:span text:style-name="T1486">ji<text:s/></text:span>w oddziale noworodkowym, wobec tego ten noworodek powinien być odesłany<text:span text:style-name="T1487">.</text:span><text:s/>Ale to zarządzenie dość konsekwentnie egzekwowane prowadzi do kolejnych absurdów. Że oddziały noworodkowe skarżą się, że nie uzyskują akceptacji na zakup pewnych leków z importu typu antybiotyki i inne rzeczy<text:span text:style-name="T1488">,</text:span><text:s/>które niekoniecznie muszą służyć do stosowania normalnego leczenia, ale zanim ten noworodek zostanie przeniesiony on musi być już leczony. To jest jedna sprawa.</text:p>
      <text:p text:style-name="P1489">A druga sprawa, że istnieje cały szereg rzeczy, które powinny być stosowane w profilaktyce tych now<text:span text:style-name="T1490">or</text:span>odków, a one nie są stosowane, przez to, że mówi się wy nie macie prawa leczyć, wobec tego nie dostaniecie zgody na zakup takiego czy innego leku, czy takiego, czy innego sprzętu.</text:p>
      <text:p text:style-name="P1491">Tak jak mówię, to dalej dotyczy całego sz<text:span text:style-name="T1492">a</text:span>rego innych problemów,<text:s/><text:span text:style-name="T1493">da</text:span>lej nie stworzono rzeczywiście, mówi się<text:s/>„odesłać”, ale nie ma gdzie odesłać. Nie chodzi tu o oddziały intensywnej terapii, bo to jest inna sprawa, ale o odziały, które by mogły prowadzić leczenie noworodków chorych, ale n<text:span text:style-name="T1494">i</text:span>e wymaga<text:span text:style-name="T1495">j</text:span>ących<text:s/><text:soft-page-break/>jeszcze oddziału typowego intensywnej terapii. Formalnie one zostały stworzone, natomiast faktycznie one nie spełnia<text:span text:style-name="T1496">j</text:span>ą swojej roli z bardzo wielu względów szczegółowych. Nie chcę tutaj wnosić.</text:p>
      <text:p text:style-name="P1497">Wydaje m<text:span text:style-name="T1498">i</text:span><text:s/>się<text:span text:style-name="T1499">,</text:span><text:s/>jeśli mówimy o noworodku<text:span text:style-name="T1500">,</text:span><text:s/>bo tak zrozumiałem, że ten problem jest poruszany<text:span text:style-name="T1501">.</text:span><text:s/>To wydaje mi s<text:span text:style-name="T1502">i</text:span>ę, że zasadniczą sprawą<text:span text:style-name="T1503">,</text:span><text:s/>mówię, budowa oddziałów patologii czy rozwijania patologii noworodka, czy oddziałów intensywnej opieki typu noworodkowego, bo tych w gruncie rzeczy, to są pojedyncze, w W<text:span text:style-name="T1504">a</text:span>rszawie są 3 oddziały reanimacji, ale żaden z nich nie jest nastawiony stricte na noworodka.<text:s/>Al<text:span text:style-name="T1505">e</text:span><text:s/>najpierw podniesienie, umożliwienie, kontynuowanie lecze<text:span text:style-name="T1506">n</text:span>ia potem przez poprawienie sytuac<text:span text:style-name="T1507">ji</text:span><text:s/>w momencie urodzenia się dziecka, bo to dop<text:span text:style-name="T1508">i</text:span>e<text:span text:style-name="T1509">ro</text:span><text:s/>s<text:span text:style-name="T1510">t</text:span>w<text:span text:style-name="T1511">a</text:span>r<text:span text:style-name="T1512">za</text:span><text:s/>możliwość uzyskania efektów. To co ja mówię dotyczy tylko od momentu urodzenia, bo do tego momentu istnieje cały szereg innych jeszcze rzeczy<text:span text:style-name="T1513">.</text:span></text:p>
      <text:p text:style-name="P1514">Konkludu<text:span text:style-name="T1515">j</text:span>ąc, wydaje mi się, że w tym aspekcie powinny być jakieś konkretne, ja wiem<text:span text:style-name="T1516">,</text:span><text:s/>że to bardzo drogo kosztuje, ale wielokrotnie umożliwienie prawidłowego postępowania po porodzie ogranicza, już pomija<text:span text:style-name="T1517">j</text:span>ą<text:span text:style-name="T1518">c</text:span><text:s/>wszy<text:span text:style-name="T1519">s</text:span>tkie inne aspekty, w ogóle koszty leczenia. To jest sprawa ekonomiczna także<text:span text:style-name="T1520">.<text:s/></text:span>Nie tylko ściśle lekarska. Oddziały reanimacji typowej kosztuję potwornie drogo.</text:p>
      <text:p text:style-name="P1521"><text:span text:style-name="T1522">J</text:span>eśli chodzi o wyposażenie, krótko. Przez 15 lat pracy w oddziale reanimacji nie zdarzyło mi si<text:span text:style-name="T1523">ę</text:span>, żeby przyszedł noworodek z dokonanym pomiarem ciśnienia tętniczego krwi. Tak jakby noworodki, wcześniaki nie miały ciśnienia krwi<text:span text:style-name="T1524">.</text:span><text:s/>Nie ma możliwości<text:span text:style-name="T1525">.</text:span><text:s/>Nie ma tak podstawowego sprzętu dla wcześniaków jak inkubatory<text:span text:style-name="T1526">.</text:span><text:s/>Te, które są nie nada<text:span text:style-name="T1527">j</text:span>ą się do użytku. To są pojedyncze egzemplarze, które rzeczywiście spełnia<text:span text:style-name="T1528">j</text:span>ą rolę inkubatora jako takiego<text:span text:style-name="T1529">.</text:span><text:s/>Nie ma stanowisk do resuscytacji z prawdziwego zdarzenia.</text:p>
      <text:p text:style-name="P1530">Ja nie mówię już o tym, że nie ma żadnych układów monitorowania itd<text:span text:style-name="T1531">.</text:span></text:p>
      <text:p text:style-name="P1532">Wobe<text:span text:style-name="T1533">c</text:span><text:s/>tego wyda<text:span text:style-name="T1534">je</text:span><text:s/>mi się,<text:s/><text:span text:style-name="T1535">ż</text:span>e należałoby po pierwsze zmienić spo<text:span text:style-name="T1536">jr</text:span>zenie na statystyk<text:span text:style-name="T1537">ę</text:span>, w ogóle śmiertelności pod tym kątem, pod którym j<text:span text:style-name="T1538">a</text:span><text:s/>wspomniałem o zmianie tego przepisu<text:s/>obowi<text:span text:style-name="T1539">ą</text:span>zujące<text:span text:style-name="T1540">g</text:span>o u n<text:span text:style-name="T1541">a</text:span>s, bo to nas z<text:span text:style-name="T1542">a</text:span><text:s/>bardzo może czasami uspoka<text:span text:style-name="T1543">j</text:span>a<text:span text:style-name="T1544">,</text:span><text:s/><text:span text:style-name="T1545">i</text:span><text:s/>wzięcie, rzeczywiście stworzenie jakiegoś programu poprawy w tym zakresie noworodkowym<text:span text:style-name="T1546">.</text:span><text:s/>Ja nie chcę, oczywiście truizmem<text:s/><text:span text:style-name="T1547">je</text:span>st powiedzenie<text:span text:style-name="T1548">,</text:span><text:s/>że sytua<text:span text:style-name="T1549">cja</text:span><text:s/>noworodka zależy od stanu matki i całego środowiska itd., i od sytuacji ekonomiczne<text:span text:style-name="T1550">j,</text:span><text:s/>to jest jasne.</text:p>
      <text:p text:style-name="P1551">Dziękuję<text:span text:style-name="T1552">.</text:span></text:p>
      <text:p text:style-name="P1553"><text:span text:style-name="T1554">Ob. Wojtczak</text:span>:</text:p>
      <text:p text:style-name="P1555">Dziękuję bardzo<text:span text:style-name="T1556">.</text:span><text:s/>Czy można prosić panią profesor.</text:p>
      <text:p text:style-name="P1557"><text:span text:style-name="T1558">Ob. Bożkowa</text:span>:</text:p>
      <text:p text:style-name="P1559">Może razem z profesorem Troszyńskim, to jest to jednak spółka.</text:p>
      <text:p text:style-name="P1560"><text:span text:style-name="T1561">J</text:span>a część odpowiem<text:span text:style-name="T1562">,</text:span><text:s/>ale pana prof<text:span text:style-name="T1563">.</text:span><text:s/>Troszyńskiego poproszę, bo nie chciałabym w położnictwo wchodzić, a tu s<text:span text:style-name="T1564">i</text:span>ę pewne rzeczy zazębiają jakby to nie było, a ponieważ uważam, że jednak ten zespół położnik - p<text:span text:style-name="T1565">e</text:span>diatra jest nierozerwalny, to wtedy będziemy może odpowiadać razem.</text:p>
      <text:p text:style-name="P1566">Może tak, co<text:s/><text:span text:style-name="T1567">d</text:span>o statystyki pan profesor też już mi m<text:span text:style-name="T1568">ó</text:span>wił, że będzie na ten temat odpowiadał, ustosunkuje się, my wiemy o tym. To jest około 4 promile różnicy. Ten system obliczania wprowadziliśmy w 1960 r. W instytucie wyda<text:span text:style-name="T1569">j</text:span>emy, taki biuletyn,<text:s/><text:span text:style-name="T1570">p</text:span>rof<text:span text:style-name="T1571">.</text:span><text:s/>Brzeziński go publikuje, z danymi zarówno liczonymi według obowiązu<text:span text:style-name="T1572">j</text:span>ących przepisów, jak<text:s/><text:span text:style-name="T1573">i<text:s/></text:span>według Świtowej Organizacji Zdrowia. My tą dwoistość<text:s/><text:span text:style-name="T1574">p</text:span>rowadziliśmy ju<text:span text:style-name="T1575">ż</text:span>, żeby widzieć, że to jest różnica i zdajemy sobie sprawę. Natomiast wydaje mi się, że jeśli chodzi o to co<text:s/><text:span text:style-name="T1576">j</text:span>uż, jeżeli obowiąz<text:span text:style-name="T1577">uj</text:span>e od sześćdziesiątego roku życia to jest to porównywalne, więc<text:s/><text:span text:style-name="T1578">n</text:span>ie<text:s/><text:soft-page-break/>ma tego, że my zmieniamy<text:s/>potem już właściwie nie wiadomo, ile n<text:span text:style-name="T1579">a</text:span>m tych dzieci umiera<text:span text:style-name="T1580">.<text:s/></text:span>Czyli jak jest 60, a mamy 88<text:span text:style-name="T1581">,</text:span><text:s/>to ja się trzymam tego, że ja widzę, czy pogarsza<text:s/><text:span text:style-name="T1582">s</text:span>ię, czy nie pogarsza<text:span text:style-name="T1583">.</text:span><text:s/><text:span text:style-name="T1584">Jak</text:span><text:s/>zaczną mi zmieniać to ja już wt<text:span text:style-name="T1585">e</text:span>dy w ogóle nie wiem, czy ja stoję na lepiej, czy na gorze<text:span text:style-name="T1586">j.</text:span><text:s/>Bo jed<text:span text:style-name="T1587">e</text:span>n mi będzie t<text:span text:style-name="T1588">ak</text:span>, a drugi inaczej tłumaczył.</text:p>
      <text:p text:style-name="P1589">Zaraz, zaraz. Bądźmy znowu ści<text:span text:style-name="T1590">ś</text:span>li.<text:s/><text:span text:style-name="T1591">J</text:span>a mam tutaj z<text:s/><text:span text:style-name="T1592">f</text:span>rancuskiego czasopisma podaną definicję i nie ws<text:span text:style-name="T1593">zys</text:span>tkie kraje tak według Światowej Organizacji Zdrowia wprowadzili u siebie<text:span text:style-name="T1594">,</text:span><text:s/>czyli<text:span text:style-name="T1595">,</text:span><text:s/>ja się zgadzam z tym, że to jest definicja, i że prawdopodobnie po jakimś przygotowaniu będziemy<text:s/><text:span text:style-name="T1596">c</text:span>h<text:span text:style-name="T1597">c</text:span>i<text:span text:style-name="T1598">e</text:span>li.<text:s/><text:span text:style-name="T1599">Ja</text:span><text:s/>bym nie twierdziła, ż<text:span text:style-name="T1600">e</text:span><text:s/>akurat moje stanowisko jest takie<text:span text:style-name="T1601">,</text:span><text:s/>że niech te dzieci giną, przeciwnie. Chciałabym, żebyśmy jak najwięcej dzieci utrzymali przy życiu. Natomiast nie wszystki<text:span text:style-name="T1602">e</text:span><text:s/>kraje to wprowadziły.<text:s/><text:span text:style-name="T1603">I</text:span><text:s/>mam tutaj, które wprowadziły, mam takie krzyżyki, nie krzyżyki, każdy ma tam jakiś swój sposób oceniania<text:span text:style-name="T1604">.</text:span><text:s/>Np. są kraje, które w ogóle nie liczą zgonów w domu. Czyli te statystyki są różnie prowadzone. I muszę powiedzieć, że jakbyśmy tak weszli to prawie każdy kraj ma jakieś tajemnice, które, może<text:s/>z wyjątkiem<text:s/>krajów skandynawskich. Ja bym powiedziała, że Skandynawii to ja wierzę, bo tam każde dziecko jest rzeczywiście obliczone i ocenione. Reszta, to każdy coś ma, są kraje, w których statystyka, państwo darują, ale ja zupełnie nie wierzę.<text:s/><text:span text:style-name="T1605">A</text:span>le to jest sprawa statystyki, to jest do domówienia co my przyjmiemy. Mnie się wydaje, że ważniejsze jest to, w pewnym sensie oskarżenie lekarzy.<text:s/><text:span text:style-name="T1606">Ż</text:span>e to prowadzi do demoralizac<text:span text:style-name="T1607">ji<text:s/></text:span>i że lekarze nie ratują dzieci.<text:s/><text:span text:style-name="T1608">Ja</text:span><text:s/>się mogę zgodzić, że oni<text:s/>mogą przesunąć do takiej czy do innej jak dziecko zmarło, natomiast ja bym była bardzo ostrożna z oskarżaniem, że lekarz nie ratuje dziecka<text:span text:style-name="T1609">.</text:span><text:s/>On może nie mieć czym i może zrobić błąd, ja się z tym zgadzam, dlatego że<text:s/><text:span text:style-name="T1610">w</text:span><text:s/>tej chwili wzięliśmy program opieki nad matkę i noworodkiem jako rzecz n<text:span text:style-name="T1611">aj</text:span>ważniejszą<text:span text:style-name="T1612">.</text:span><text:s/><text:span text:style-name="T1613">I</text:span><text:s/>z prof<text:span text:style-name="T1614">.</text:span><text:s/>Troszyńskim już te zagadnienia wypun<text:span text:style-name="T1615">kto</text:span>waliśmy, ale byłabym absolutnie przeciwna temu<text:span text:style-name="T1616">,</text:span><text:s/>że lekarz już tak nisko zszedł, że nie ratuje dziecka tylko dlatego<text:span text:style-name="T1617">,</text:span><text:s/>żeby mu statystyki nie zepsuł<text:span text:style-name="T1618">.</text:span><text:s/>To już nie. Bo potem jak już dziecko umrze, to oni się ratują, bym się z tym zgodziła<text:span text:style-name="T1619">.</text:span><text:s/>Ale jak już n<text:span text:style-name="T1620">i</text:span>e żyje to czy przesunie czy nie przesunie, to jest w moim punkcie, jeśli chodzi o moją etykę to jest mniej ważne<text:span text:style-name="T1621">,</text:span><text:s/>niż to, żeby on miał, bo tamto jest nie do przyjęcia<text:span text:style-name="T1622">.</text:span><text:s/>Natomiast dramatem jest jedna rzecz<text:span text:style-name="T1623">.</text:span><text:s/>Że nam nie tylko giną dzieci, które ważę 600 czy 700<text:s/><text:span text:style-name="T1624">g</text:span>, nam giną dzieci, które ważą<text:s/>2 000. I przecież to najprędzej można załatwić<text:span text:style-name="T1625">.</text:span><text:s/>Bo 2 000 dziecko nie powinno w ogóle umrzeć<text:span text:style-name="T1626">.</text:span><text:s/>A teraz jak to wygląda.</text:p>
      <text:p text:style-name="P1627"><text:span text:style-name="T1628">J</text:span>a się zgadzam z panem doktorem Kulerskim, że każdy ma prawo i rzeczywiście ma prawo<text:span text:style-name="T1629">.</text:span><text:s/>I że głoszę zawsze to,<text:span text:style-name="T1630"><text:s/></text:span>że dziecko jest obywatelem od pocz<text:span text:style-name="T1631">ą</text:span>tku<text:span text:style-name="T1632">.</text:span><text:s/>I nie powinno si<text:span text:style-name="T1633">ę<text:s/></text:span>mówić mały człowiek, bo to jest człowiek<text:span text:style-name="T1634">.</text:span><text:s/>I to jest człowiek ze wszystkimi jego atrybutami. I on ma prawo jako obywatel, bo jest również obywatelem<text:span text:style-name="T1635">.</text:span><text:s/>Ale, przecież ja nie wiem czym się różnimy.<text:s/><text:span text:style-name="T1636">Ja</text:span><text:s/>powiedziałam, że trzeba od najniższego poziomu tzn<text:span text:style-name="T1637">.</text:span><text:s/>od poziomu Z<text:span text:style-name="T1638">O</text:span>Z to wszystko zorganizować. I myślę, że może nasze różnice polegają na nomen<text:span text:style-name="T1639">kl</text:span>a<text:span text:style-name="T1640">t</text:span>urze. Bo ja się zgadzam z tym, że dziecko tam gdzie się rodzi powinno by<text:span text:style-name="T1641">ć</text:span>, powinno być zaintubowane, ja to nazwałam respiratorem, on może być gorszy czy mnie<text:span text:style-name="T1642">j,<text:s/></text:span>więc my<text:span text:style-name="T1643">ś</text:span>lę, że tutaj są raczej nomenkla<text:span text:style-name="T1644">tu</text:span>rowe różnice niż różnice w pojęc<text:span text:style-name="T1645">i</text:span>u, że trzeba<text:span text:style-name="T1646">.</text:span></text:p>
      <text:p text:style-name="P1647">Dla mnie lekarz jest lekarzem<text:span text:style-name="T1648">.</text:span></text:p>
      <text:p text:style-name="P1649">Nie jest dla pana lekarzem?</text:p>
      <text:p text:style-name="P1650">No to wtedy musielibyśmy go<text:s/><text:span text:style-name="T1651">s</text:span>ądzić<text:span text:style-name="T1652">.</text:span><text:s/>Ale to już zostawmy ten margines<text:span text:style-name="T1653">.</text:span></text:p>
      <text:p text:style-name="P1654"><text:span text:style-name="T1655">Ja</text:span><text:s/>jednak wolę podejść optymistycznie<text:span text:style-name="T1656">.</text:span><text:s/>I myśl<text:span text:style-name="T1657">ę</text:span><text:s/>że tutaj my się różnimy w jednym<text:span text:style-name="T1658">.</text:span><text:s/>W nazwie tego<text:s/><text:soft-page-break/>prz<text:span text:style-name="T1659">yr</text:span>ządu, który ma nam pozwolić na to, żeby każdy noworodek po<text:span text:style-name="T1660">tr</text:span>zebu<text:span text:style-name="T1661">j</text:span>ący interwenc<text:span text:style-name="T1662">ji</text:span><text:s/><text:span text:style-name="T1663">z</text:span>ac<text:span text:style-name="T1664">z</text:span>ął oddychać jeżeli ma takie czy inne zaburzenia w oddychaniu. I czy my to nazwiemy respirator, czy my to nazwiemy inacze<text:span text:style-name="T1665">j</text:span>, to jest kwesti<text:span text:style-name="T1666">a<text:s/></text:span>załatwienia tego na n<text:span text:style-name="T1667">aj</text:span>niższym poziomie.</text:p>
      <text:p text:style-name="P1668">I panie do<text:span text:style-name="T1669">k</text:span>torze<text:span text:style-name="T1670">,</text:span><text:s/><text:span text:style-name="T1671">j</text:span>aszc<text:span text:style-name="T1672">z</text:span>em p<text:span text:style-name="T1673">a</text:span>n profesor powie, myśmy przygotowali celowo taki<text:s/><text:span text:style-name="T1674">p</text:span>ro<text:span text:style-name="T1675">g</text:span>ram, który wypróbowujemy w czterech województwach, bo jest niemożliwe żebyśmy dojrzeli we wszystkich województwach, żeby jak najmniej dzieci było<text:s/><text:span text:style-name="T1676">tr</text:span>ans<text:span text:style-name="T1677">po</text:span>r<text:span text:style-name="T1678">to</text:span>w<text:span text:style-name="T1679">an</text:span>e. To ja się z panem w 100<text:span text:style-name="T1680">%</text:span><text:s/>zgadzam, ż<text:span text:style-name="T1681">e<text:s/></text:span>w tej chwili transport<text:s/>jest fa<text:span text:style-name="T1682">t</text:span>alny i że to musi się zmienić<text:span text:style-name="T1683">.</text:span><text:s/>I transport noworodka jest w ogóle niebezpieczny<text:span text:style-name="T1684">.</text:span><text:s/>W związku z czym zasadą u na<text:span text:style-name="T1685">s,</text:span><text:s/>to co powie jeszcze<text:s/><text:span text:style-name="T1686">p</text:span>rof<text:span text:style-name="T1687">.</text:span><text:s/>Troszyński, jest, żeby dziecko było transportowane in utero, czyli w macicy<text:span text:style-name="T1688">.</text:span><text:s/>I żeby rodziło się w tym ośrodku, w którym coś już w ogóle jest<text:span text:style-name="T1689">.</text:span><text:s/>Czy jest co<text:span text:style-name="T1690">ś</text:span><text:s/>w ogóle,<text:span text:style-name="T1691"><text:s/></text:span>no, ja my<text:span text:style-name="T1692">ś</text:span>lę, że<text:s/><text:span text:style-name="T1693">są</text:span><text:s/>początki, ale na p<text:span text:style-name="T1694">e</text:span>wno to trzeba rozbudować<text:span text:style-name="T1695">.</text:span></text:p>
      <text:p text:style-name="P1696"><text:span text:style-name="T1697">T</text:span><text:span text:style-name="T1698">e</text:span>r<text:span text:style-name="T1699">a</text:span>z<text:span text:style-name="T1700">,</text:span><text:s/>myślę,<text:s/><text:span text:style-name="T1701">ż</text:span>e po to zrobiliśmy ten program wdrożeniowy, żeby zobaczyć ile to kosztuje<text:span text:style-name="T1702">,</text:span><text:s/>bo na dobrą sprawę to w tej chwili nikt nie umie odpowiedzieć ile kosztuje wyposażenie czego i jak wygląda ekonomizacja czegokolwiek i w związku z tym podjęliśmy ten trud<text:span text:style-name="T1703">,</text:span><text:s/>żeby wreszcie dojść chociaż do jakiegoś rachunku, że ja będę mogła mojemu minis<text:span text:style-name="T1704">t</text:span>rowi powiedzieć, można zrobić to i to<text:span text:style-name="T1705">,</text:span><text:s/>ale kosztuje to tyle i tyle w takim wariancie, w innym wariancie kosztuje tyle i<text:s/><text:span text:style-name="T1706">tyl</text:span>e, i wtedy zastanówmy się wszyscy razem jaki my wariant my będziemy wybierać<text:span text:style-name="T1707">.</text:span><text:s/>Stąd myślę<text:span text:style-name="T1708">,</text:span><text:s/>że jest to już zacz<text:span text:style-name="T1709">ą</text:span>tek, aczkolwiek droga jest bardzo długa<text:span text:style-name="T1710">.</text:span></text:p>
      <text:p text:style-name="P1711">Żadnych zarządzeń myśmy nie wydawali,<text:s/>z wyjątkiem<text:s/>tego, i to się pan doktor chyba zgodzi, że noworodki z infekcją nie mogą leżeć wśród zdrowych noworodków<text:span text:style-name="T1712">.</text:span><text:s/>A jak powinna wyglądać organizacja, to się pan zgodzi, bo to jest<text:s/>truizm, ż<text:span text:style-name="T1713">e</text:span><text:s/>to nie można<text:span text:style-name="T1714">.</text:span><text:s/>Natomiast organizacja patologii ciąży natrafia na duże bariery, nie tylko finansowe, ale również<text:s/>bariery w my<text:span text:style-name="T1715">ś</text:span>l<text:span text:style-name="T1716">e</text:span>niu lek<text:span text:style-name="T1717">a</text:span>rzy<text:span text:style-name="T1718">,</text:span><text:s/>którzy teoretycznie się ze wszystkim zgadzają, ale jak przychodzi do organizacji patologii ciąży<text:s/>patologii noworodka w wysokospecjalistycznej, nawet akademickim instytucie, to wtedy czasem bywa gorzej, dlatego że to jednak nakłada duże trudności<text:span text:style-name="T1719">.</text:span><text:s/>Mimo wszystko jestem optymistką, dlatego że m<text:span text:style-name="T1720">y</text:span>śl<text:span text:style-name="T1721">ę</text:span>, że część oddziałów dzieci starszy<text:span text:style-name="T1722">c</text:span>h bez wielkich kłopotów da<text:s/><text:span text:style-name="T1723">się</text:span><text:s/>przerobić na oddziały patologii ciąży.<text:s/><text:span text:style-name="T1724">P</text:span><text:span text:style-name="T1725">rz</text:span><text:span text:style-name="T1726">y</text:span><text:s/>czym musi być kadra wyszkolona i musi być wyposażenie<text:span text:style-name="T1727">.</text:span><text:s/>Bo danie samego szyldu, to nie o to chyba chodzi.</text:p>
      <text:p text:style-name="P1728">Ale ja nie powiedziałam wszystkiego<text:span text:style-name="T1729">.</text:span></text:p>
      <text:p text:style-name="P1730"><text:span text:style-name="T1731">Przewodniczący</text:span>:</text:p>
      <text:p text:style-name="P1732">Dziękuję bardzo<text:span text:style-name="T1733">.</text:span></text:p>
      <text:p text:style-name="P1734">I<text:span text:style-name="T1735"><text:s/></text:span>poproszę prof.<text:s/><text:span text:style-name="T1736">T</text:span>roszy<text:span text:style-name="T1737">ń</text:span>s<text:span text:style-name="T1738">k</text:span>iego.</text:p>
      <text:p text:style-name="P1739"><text:span text:style-name="T1740">Ob</text:span><text:span text:style-name="T1741">.</text:span><text:span text:style-name="T1742"><text:s/>Troszyńsk</text:span><text:span text:style-name="T1743">i</text:span>:</text:p>
      <text:p text:style-name="P1744">Wyjaśnienia po prostu<text:span text:style-name="T1745">.</text:span><text:s/>Co do kwestii w jaki sposób my liczymy. Czy to jest wbrew, czy zgodne z międzynarodowymi ustaleniami<text:span text:style-name="T1746">.</text:span><text:s/>Więc<text:span text:style-name="T1747">,</text:span><text:s/>nie<text:s/><text:span text:style-name="T1748">jest</text:span><text:s/>zgodne<text:span text:style-name="T1749">.</text:span><text:s/>My<text:s/><text:span text:style-name="T1750">je</text:span>steśmy jedni na świecie, że jesteśmy niezgodni, ale pewne uzgodnienia<text:s/><text:span text:style-name="T1751">są</text:span>,<text:span text:style-name="T1752"><text:s/></text:span>i to jest przes<text:span text:style-name="T1753">tr</text:span>zegane. Dla porównań międzynarodowych wszystkie kraje europejskie i nieeurope<text:span text:style-name="T1754">js</text:span>kie podaje od 1 000<text:span text:style-name="T1755"><text:s/></text:span>gramów wzwyż<text:span text:style-name="T1756">.</text:span><text:s/>Od 1 000 gramów wzwyż do porównań międzynarodowych<text:span text:style-name="T1757">.</text:span><text:s/>Natomiast w porównaniach krajowych, czyli wewnętrzn<text:span text:style-name="T1758">y</text:span>ch dla celów analizy wewnę<text:span text:style-name="T1759">tr</text:span>zn<text:span text:style-name="T1760">ej</text:span>, jeżeli<text:s/><text:span text:style-name="T1761">się</text:span><text:s/>stosują do zaleceń Światowej Organizacji Zdrowia liczą od 500 gramów nie jak od 600 my<text:span text:style-name="T1762">.</text:span><text:s/>Ale są i takie, które poniżej, od 300 itd., każd<text:span text:style-name="T1763">e</text:span>, które<text:s/><text:span text:style-name="T1764">się</text:span><text:s/>żywe urodziło. Wobec czego nie fałszujemy statystyki, dlatego że podajemy od 1 000. Liczy to od dawna<text:span text:style-name="T1765">.</text:span><text:s/>Natomiast mamy naddatek pewien tych, które są od 600 do 1 000 przeżyły, a które my włączamy i one są w porównaniach do<text:s/><text:soft-page-break/>międzynarodowych porównań włączone<text:span text:style-name="T1766">.</text:span><text:s/>Czyli, że o tyle mamy<text:s/><text:span text:style-name="T1767">o</text:span>bciążoną statystykę tą grupą<text:span text:style-name="T1768">.</text:span></text:p>
      <text:p text:style-name="P1769"><text:span text:style-name="T1770">Ja</text:span><text:s/>próbowałem uzgodnić to w Głównym Urzędzie Statystycznym<text:span text:style-name="T1771">,</text:span><text:s/>od niego to właśnie zależy,<text:span text:style-name="T1772"><text:s/></text:span>głównie, żebyśmy przeszli na klasyfikację międzynarodową, tzn<text:span text:style-name="T1773">.</text:span><text:s/>liczyli od 500 do i wzwyż, i tutaj w klasach co 500 gramów<text:span text:style-name="T1774">,</text:span><text:s/>natomiast do porównań międzynarodowych podawalibyśmy powyżej 1 000 gramów, te które się urodziły, martwe czy żywe. Nie włączali<text:span text:style-name="T1775">b</text:span>yśmy wtedy do tej grupy tych, które przeżyły 24 godziny.</text:p>
      <text:p text:style-name="P1776">Teraz co do tego, czy on jest obywatelem czy nie. My w tej chwili<text:span text:style-name="T1777">,</text:span><text:s/>jeżeli to się rodzi, to w ten sposób nikt na niego nie patrzy, na metrykę. Nie jest to sposób ani kąt widzenia żadnego z lekarzy<text:span text:style-name="T1778">.</text:span><text:s/>Co innego jest zgłoszenie do Urzędu Stanu Cywilnego, nawet martwe też są zresztą zgłasz<text:span text:style-name="T1779">an</text:span>e, nie wchodzę tylko do ruchu ludności<text:span text:style-name="T1780">.</text:span><text:s/>Natomiast każde z nich w takich warunkach w jakich może być ratowane, ratowane jest. A że nasze warunki są takie jakie znamy, wobec czego i wyniki nie mogę być inne.</text:p>
      <text:p text:style-name="P1781"><text:span text:style-name="T1782">J</text:span>a tylko chcę jeszcze powiedzieć co to tej intensywnej terapii, to ja mogę przytoczyć w tym miejscu Kanadę<text:span text:style-name="T1783">,</text:span><text:s/>gdzie w<text:span text:style-name="T1784"><text:s/></text:span>ciągu 5 lat zrobiono ogromny postęp, bo był czas... lata wczesne '80, kiedy ich umieralność okołoporodowa była równa naszej wówczas, równa nasze<text:span text:style-name="T1785">j</text:span>, 25 mln ogromny kra<text:span text:style-name="T1786">j.</text:span><text:s/>2 mln km<text:span text:style-name="T1787">2</text:span><text:span text:style-name="T1788">.</text:span><text:s/><text:span text:style-name="T1789">I</text:span><text:s/>oni zrobili ogromny skok w ciągu 5 lat. Przez co, przez właśnie stworzenie tych ośrodków,<text:s/><text:span text:style-name="T1790">w</text:span>ykształcenie kadry i przez system, a system był na pocz<text:span text:style-name="T1791">ą</text:span>tku<text:span text:style-name="T1792">.</text:span><text:s/>Jaki system? Trójstopniowej<text:s/><text:span text:style-name="T1793">se</text:span>lektywnej, a więc tam są ogromne przestrzenie, wobec czego kobieta, która jest w cięży zagrożonej, a to wiadomo z g<text:span text:style-name="T1794">ó</text:span>ry w takich przypadkach, jeżeli wiadomo<text:span text:style-name="T1795">,</text:span><text:s/>to ona musiała rodzić w ośrodku, gdzie cała intensywna była. Jeżeli urodził się taki noworodek w jakimkolwiek innych warunkach, co też może się zawsze zdarzyć, w każdym kraju, to zabierano z tamtego miejsca. Ekipa, która przyjeżdżała z oprzyrządowaniem i ona odpowiadała od momentu przejęcia. Czyli transport. I tu różnica była tego typu, że np. jeżeli transport był wykonywany przez niefachową, takie porównania są przecież opisywane w piśmiennictwie, to w stosunku do tej ekipy, która była wdrożona i robiła to umiejętnie, to była kolosalna różnica. Te noworodki nie ginęły od razu, one ginęły po tygodniu, po dwóch, po trzech. A wszystko leżało w pierwszych minutach wręcz życia.<text:s/><text:span text:style-name="T1796">J</text:span>ak one były od początku poprowadzone<text:span text:style-name="T1797">.</text:span><text:s/>To tyle na temat tego może momentu.</text:p>
      <text:p text:style-name="P1798">Dziękuję.</text:p>
      <text:p text:style-name="P1799"><text:span text:style-name="T1800">Przewodniczący</text:span>:</text:p>
      <text:p text:style-name="P1801">Dz<text:span text:style-name="T1802">i</text:span>ęk<text:span text:style-name="T1803">u</text:span>ję bardzo.</text:p>
      <text:p text:style-name="P1804">Czy są jakieś pytania? N<text:span text:style-name="T1805">i</text:span>e ma.</text:p>
      <text:p text:style-name="P1806"><text:span text:style-name="T1807">Ob.</text:span><text:span text:style-name="T1808"><text:s/>Edelman</text:span>:</text:p>
      <text:p text:style-name="P1809">Panie ministrze<text:span text:style-name="T1810">,</text:span><text:s/>pani prof. Bożkowa szalenie nas poparła w całym swoim referacie. Bo n<text:span text:style-name="T1811">i</text:span>e chodzi tu o szczegóły statystyczne. Chodzi tu o zasadę. Tych szczegółów statystycznych<text:span text:style-name="T1812">,</text:span><text:s/>ile trzeba oddziałów, jakich trzeba lekarzy, a ile trzeba dać tego, to my nie wiemy.<text:s/><text:span text:style-name="T1813">I</text:span><text:s/>my tutaj tych spraw nie rozwiążemy. Nie o to chodzi. Tu chodzi o politykę. I ta polityka w pani profesor wydaniu jak dotychczas była bardzo zła<text:span text:style-name="T1814">.</text:span><text:s/>I polityka demogr<text:span text:style-name="T1815">af</text:span>iczna<text:span text:style-name="T1816">,</text:span><text:s/>i polityka szpitalna, a to jest czysto polityczna spr<text:span text:style-name="T1817">a</text:span>wa<text:span text:style-name="T1818">,</text:span><text:s/>panie ministrze. Więc nie uciekajmy od polityki. I załatwmy tą sprawę polityczną. Tu są dwie rzeczy. Polityczna jest sprawa finansów i polityczna jest sprawa kadry.<text:s/><text:span text:style-name="T1819">I</text:span><text:s/>ja bym radził zatrzymać się przy tym<text:s/>„okrągłym stole”<text:s/>czy<text:s/>„kwadratowym stole”, nad tej rozmowie. Bo tutaj nikt nie jest poza panią profesor, może doktor Kulerski, jeszcze ktoś, Chmielowa<text:span text:style-name="T1820">,</text:span><text:s/>nie są kompetentni w tych sprawach. My nie będziemy rozwiązywali gdzie ma być oddział intensywnej terapii, a gdzie ma lekarz mieć respirator. To jest niemożliwe. Będą zespoły, podzespoły. Al<text:span text:style-name="T1821">e</text:span><text:s/>musimy załatwić<text:s/><text:soft-page-break/>pierwszą rzecz, sprawę polityki finansowej i polityki kadrowej.<text:s/><text:span text:style-name="T1822">I</text:span><text:s/>to jest zasadnicza rzecz. Dlatego obstajemy, ż<text:span text:style-name="T1823">e</text:span><text:s/>wszystko co tutaj robimy, nie jest spraw<text:span text:style-name="T1824">ą</text:span><text:s/>szczególną, te wszystkie problemy<text:span text:style-name="T1825">,</text:span><text:s/>które tutaj stają szczegółowe muszą w pierwszym rzędzie być podporządkowane polityce<text:span text:style-name="T1826">.</text:span><text:s/>Bo, pan<text:span text:style-name="T1827">i</text:span><text:s/>profesor powie jedno<text:span text:style-name="T1828">,</text:span><text:s/>pan<text:s/>doktor powie drugie, ja n<text:span text:style-name="T1829">i</text:span>e w<text:span text:style-name="T1830">i</text:span>em<text:s/><text:span text:style-name="T1831">i</text:span>le 16 promile, 18 promile, jak to jest naprawdę<text:span text:style-name="T1832">.</text:span><text:s/>Ale musimy wiedzieć jedno, ile dajemy na to pieniędzy i skąd j<text:span text:style-name="T1833">e</text:span><text:s/><text:span text:style-name="T1834">b</text:span>ierzemy.<text:s/><text:span text:style-name="T1835">J</text:span>akie ciało będzie je kontrolowało<text:span text:style-name="T1836">.</text:span><text:s/>Czy to będzie w<text:s/><text:span text:style-name="T1837">ZOZ</text:span>, czy to będzie przez adminis<text:span text:style-name="T1838">tr</text:span>ac<text:span text:style-name="T1839">j</text:span>ę<text:span text:style-name="T1840">,</text:span><text:s/>czy to bę<text:span text:style-name="T1841">d</text:span>zie uspołecz<text:span text:style-name="T1842">n</text:span>ione. To s<text:span text:style-name="T1843">ą</text:span><text:s/>rzeczy istotne, a tych szczegółów naprawdę nie<text:s/><text:span text:style-name="T1844">j</text:span>esteśmy w stanie tutaj rozwiązywać<text:span text:style-name="T1845">.</text:span><text:s/>Tu nie ma fachowców do tego. Resztę potrzebują fachowcy. Niech fachowcy powiedzą potrzebujemy 3 m<text:span text:style-name="T1846">ln</text:span><text:s/>zł, proszę bardzo, bo to, to i to, ale my musimy wpierw powiedzieć<text:s/><text:span text:style-name="T1847">s</text:span>kąd wziąć pieniądze<text:span text:style-name="T1848">,</text:span><text:s/>na co je wydać, co jest priorytetem i na tym sko<text:span text:style-name="T1849">ń</text:span>czyć<text:span text:style-name="T1850">.</text:span><text:s/>Bo tutaj zginiemy w tym<text:span text:style-name="T1851">.</text:span><text:s/>Ta rozmowa do niczego nie doprowadzi<text:span text:style-name="T1852">.</text:span></text:p>
      <text:p text:style-name="P1853">Dziękuję<text:span text:style-name="T1854">.</text:span></text:p>
      <text:p text:style-name="P1855"><text:span text:style-name="T1856">Przewodnicząc</text:span><text:span text:style-name="T1857">y</text:span>:</text:p>
      <text:p text:style-name="P1858">Ja bym się zgodził z doktorem Edelmanem, że jest to problem nie do rozwiązywania tutaj w drodze dyskusji pomiędzy specjalistami<text:span text:style-name="T1859">,</text:span><text:s/>natomiast przedstawiliśmy sytuację z uwagi na t<text:span text:style-name="T1860">o</text:span>, że po pierwsze w czasie naszej pierwszej se<text:span text:style-name="T1861">s</text:span>ji wyraziliśmy zaniepokojenie sytuacją, jeżeli chodzi o umieralność niemowląt. Po drugie<text:span text:style-name="T1862">,</text:span><text:s/>wyrażono i strona solidarnościowa tak samo wyrażała bardzo duże zaniepokojenie, problemami matki i noworodka. I dlatego ja mam propozycję idącą w podobnym kierunku<text:span text:style-name="T1863">,</text:span><text:s/>tzn<text:span text:style-name="T1864">.</text:span><text:s/>nie będziemy rozstrzygać tutaj ani programu szczegółowego, tylko chodzi nam o pewne priorytety w polityce zdrowotnej<text:span text:style-name="T1865">,</text:span><text:s/>która w tym wypadku tak<text:s/><text:span text:style-name="T1866">sa</text:span>mo mu<text:span text:style-name="T1867">s</text:span>i b<text:span text:style-name="T1868">y</text:span><text:span text:style-name="T1869">ć</text:span><text:s/>części<text:span text:style-name="T1870">ą</text:span><text:s/>polityki społecznej całego państwa<text:span text:style-name="T1871">. I</text:span><text:s/>w związku z tym chciałbym<text:s/><text:span text:style-name="T1872">p</text:span>rzedstawić, jeżeli uzyskamy zgodę, to stanowisko całego podzespołu, odczytam<text:span text:style-name="T1873">,</text:span><text:s/>że podzespół stoi na stanowisku, ż<text:span text:style-name="T1874">e</text:span><text:s/>opieka nad kobietą ci<text:span text:style-name="T1875">ę</text:span>żarną oraz opieka zdrowotna nad noworodkiem i niemowlęciem winna mieć priorytetowe znaczenie w sy<text:span text:style-name="T1876">st</text:span>emie opieki zdrowotne<text:span text:style-name="T1877">j.</text:span></text:p>
      <text:p text:style-name="P1878">Można realizować poprzez zapewnienie właściwego wyposażenia oddziałów noworodkowych w sprzęt i aparaturę, stałe i systemowe doskon<text:span text:style-name="T1879">al</text:span>enie kwalifikacji kadr medycznych odpowiedzialnych za opiekę nad tą częścią populacji oraz właściwą organizację tej opieki.</text:p>
      <text:p text:style-name="P1880"><text:span text:style-name="T1881">J</text:span>ednocześnie stwierdzamy, że rozwiązanie tych kwestii powinno być ujęte w programie polityki społecznej państwa<text:span text:style-name="T1882">.<text:s/></text:span>Takie kierunki działania powinny stać się ważnym elementem realizacji Narodowego Programu Zdrowia.</text:p>
      <text:p text:style-name="P1883"><text:span text:style-name="T1884">Ob. Edelman</text:span>:</text:p>
      <text:p text:style-name="P1885">Ale<text:s/><text:span text:style-name="T1886">t</text:span>utaj trzeba w pierwszym rzędzie postawić sprawę finansową<text:span text:style-name="T1887">.</text:span><text:s/>Bo to wszystko to są słowa. Dopóki nie będzie pieniędzy, że trzeba dużo oddziałów to mówimy od 10 lat, ale trzeba dać na to pieniądze i to jest pierwsza rzecz. Trzeba sprawy finansowe noworodków czy dzieci, czy niemowląt. Finansowe, to musi być postawione<text:span text:style-name="T1888">,</text:span><text:s/>bo przecież ciągle mówimy takimi ogólnikami, że naprawdę to nic nie da.<text:s/><text:span text:style-name="T1889">Jeżeli</text:span><text:s/>nie napiszemy konkretnie czego my chcemy, nie że chcemy 2 mln zł, tylko że potrzebujemy z tej puli, która wypadnie na służbę zdrowia priorytetu dla noworodków według programu zorgani<text:span text:style-name="T1890">z</text:span>ow<text:span text:style-name="T1891">an</text:span>e<text:span text:style-name="T1892">g</text:span>o przez tego, tego i tego, to to jest jasno powiedziane. A że my chcemy zapewnić, to my zawsze chcieliśmy zapewnić, tylko że mieliśmy spadek demogra<text:span text:style-name="T1893">fi</text:span>czny, i tutaj trzeba<text:s/><text:span text:style-name="T1894">j</text:span>eszcze poruszyć sprawę, bo to jest bezwzględna rzecz, tu się mówi, że szkoły ma<text:span text:style-name="T1895">j</text:span>ą wychowywać, że rodzina ma wychowywać, dobrze<text:span text:style-name="T1896">,</text:span><text:s/>ale mydło musi być<text:span text:style-name="T1897">.</text:span><text:s/><text:span text:style-name="T1898">I</text:span><text:s/>to tanie mydło.<text:s/><text:span text:style-name="T1899">I</text:span><text:s/>to też musi być powiedziane. Jeżeli państwo ma coś subsydiować to nie lekarzy tylko mydło. I to musi być<text:s/><text:soft-page-break/>powiedziane.<text:s/><text:span text:style-name="T1900">J</text:span>a nie mam sformułowania tego teraz. Ale w zasadzie trzeba to uogólnić, bo powiedzieć, że my chcemy zapewnić,<text:s/>to jest dym.</text:p>
      <text:p text:style-name="P1901"><text:span text:style-name="T1902">Przewodniczący</text:span>:</text:p>
      <text:p text:style-name="P1903">Doktor Kulerski.</text:p>
      <text:p text:style-name="P1904"><text:span text:style-name="T1905">Ob. Marek Kulerski</text:span>:</text:p>
      <text:p text:style-name="P1906"><text:span text:style-name="T1907">Ja</text:span><text:s/>chciałbym poruszyć jeszcze jedną sprawę. Oczywiście ja się zgadzam z tym co zostało przez doktora Edelmana powiedziane przed chwilą, ale jest problem także wykorzystania tych pieniędzy, które zostaną przydzielone. Rozumiem, czy chciałbym to tak widzieć<text:span text:style-name="T1908">,</text:span><text:s/>że odpowiednia instytucja resortowa<text:span text:style-name="T1909">,</text:span><text:s/>czy Ministerstwo Zdrowi<text:span text:style-name="T1910">a</text:span>, rozumiem że Insty<text:span text:style-name="T1911">t</text:span>ut Matki i Dziecka opracuje jakiś konkretny bardzo program działania, z tym że widzę potrzebę, ja osobiście przynajmniej, konsultacji nazwijmy to znowu społecznej, nazwijmy to w cudzysłowie oczywiście. Bo chodzi mi o to, żeby taki projekt został przedyskutowany szeroko w środowisku medycznym, bo wydaje mi się, że stworzenie tylko przez zespół Instytutu Matki i Dziecka jakby bez innej jeszcze konsultacji nieco szerszej, może w praktyce być więcej wart niż taki, który będzie szerzej przekonsultowany,<text:s/><text:span text:style-name="T1912">i</text:span><text:s/>ewentualnie potem jakaś kontrola w pewnym stopniu realizacji tego, bo to są konkrety, pieniądze mogę być, ale nie raz były pieniądze na zdrowie<text:span text:style-name="T1913">,</text:span><text:s/>na dzieci, ale jakby nie przyniosły one rzeczywistego profitu w stanie zdrowia<text:span text:style-name="T1914">.</text:span></text:p>
      <text:p text:style-name="P1915">Dziękuję.</text:p>
      <text:p text:style-name="P1916"><text:span text:style-name="T1917">Prz</text:span><text:span text:style-name="T1918">e</text:span><text:span text:style-name="T1919">wodnicząc</text:span><text:span text:style-name="T1920">y</text:span>:</text:p>
      <text:p text:style-name="P1921">Dziękuję bardzo<text:span text:style-name="T1922">.</text:span></text:p>
      <text:p text:style-name="P1923">Czy w takim razie można zaproponowa<text:span text:style-name="T1924">ć</text:span>.<text:span text:style-name="T1925">..</text:span></text:p>
      <text:p text:style-name="P1926">Proszę bardzo, pani profesor,<text:s/><text:span text:style-name="T1927">bar</text:span>d<text:span text:style-name="T1928">zo</text:span><text:s/>przepraszam.</text:p>
      <text:p text:style-name="P1929"><text:span text:style-name="T1930">Ob. Maria Chmielowa</text:span>:</text:p>
      <text:p text:style-name="P1931">Według mnie dyskusja nt. zdrowia noworodka powinna się zacz<text:span text:style-name="T1932">ą</text:span>ć od sytuacji dziecka, które się jeszcze nie urodziło, od dziecka rozwijaj<text:span text:style-name="T1933">ą</text:span>cego się w łonie matki. I tutaj informacje według danych oficjalnych mówię o 25 mln dzieci, które straciły życie na skutek zabiegów przerywania cięży.<text:s/><text:span text:style-name="T1934">I</text:span><text:s/>z tym się wiąże problem małego bardzo rozpowszechnienia i spopularyzowania antykoncepc<text:span text:style-name="T1935">ji</text:span><text:s/>oraz propagowania naturalnych metod regulacji urodzeń.</text:p>
      <text:p text:style-name="P1936">Sądzę, że traktowanie sprawy, zaczyna<text:span text:style-name="T1937">j</text:span>ąc tylko od noworodka, jest wysoce niewłaściwe w stosunku do tego najmłodszego i najbardziej bezbronnego dziecka. Bo noworodek spośród tych już urodzonych też, dlatego pewnie że taki mały, jest bezbronny, nie jest traktowany jako pacjent i tak wiele brakuje w wyposażeniu nawet oddziałów noworodkowych. Ale powracam do togo problemu tego dziecka rozwijającego się w łonie matki<text:span text:style-name="T1938">.</text:span><text:s/>Wiemy o tym<text:span text:style-name="T1939">,</text:span><text:s/>że jest ta ustawa o przerywaniu cięży, że odbywa się bardzo wiele tych zabiegów. Równocześnie obserwujemy zjawisko w latach 50, zupełnie nieznane<text:span text:style-name="T1940">,</text:span><text:s/>tzw. podtrzymywanych ciąż. Dzisiaj prawie każda kobieta ciężarna od 2 miesiąca ciąży leży, bo nie może normalnie prosperować, normalnie funkcjonować<text:span text:style-name="T1941">.</text:span><text:s/>Ponadto otrzymuje cały szereg leków, jest to tzw. ciąża podtrzymywana<text:span text:style-name="T1942">. I</text:span><text:s/>rodzi się dziecko<text:span text:style-name="T1943">,</text:span><text:s/>właśnie dziecko takie trudne<text:span text:style-name="T1944">,</text:span><text:s/>mało wartościowe, dziecko, u którego mamy kłopoty, potem pediatrzy przez wiele miesięcy jego życia<text:span text:style-name="T1945">.</text:span>.. I mogłabym powiedzieć,<text:span text:style-name="T1946"><text:s/></text:span>że prawdopodobnie, może to nie jest jedyny czynnik, ale prawdopodobnie te wartościowe, zdrowe pierwsze dzieci, odbiera im się prawo brutalnie do życia, a potem w stosunku do tych kolejnych z wielkim nakładem<text:s/><text:soft-page-break/>sił i środków usiłuje się je utrzymać przy życiu, i to nie zawsze z powodzeniem<text:span text:style-name="T1947">.</text:span><text:s/>Tak że prosiłabym bardzo o rozważenie również i tego bardzo istotnego, według mnie, problemu.</text:p>
      <text:p text:style-name="P1948"><text:span text:style-name="T1949">Przewodnicz</text:span><text:span text:style-name="T1950">ą</text:span><text:span text:style-name="T1951">c</text:span><text:span text:style-name="T1952">y</text:span>:</text:p>
      <text:p text:style-name="P1953">Dziękuję bardzo.</text:p>
      <text:p text:style-name="P1954">P<text:span text:style-name="T1955">ro</text:span>szę bardzo.</text:p>
      <text:p text:style-name="P1956"><text:span text:style-name="T1957">Ob. Zofia Kuratowsk</text:span><text:span text:style-name="T1958">a</text:span>:</text:p>
      <text:p text:style-name="P1959">W związku z pro<text:span text:style-name="T1960">j</text:span>ektem, który przedstawił pan przewodniczący, wydaje mi się, że tak jak mówił doktor Edelman to trzeba go troszkę ukonkretnić<text:span text:style-name="T1961">.</text:span><text:s/>Nie w szczegółach, ale ukonkretnić. A przynajmniej przedstawić terminy, po pierwsze przygotowania takich programów, po drugie, mo<text:span text:style-name="T1962">że ju</text:span>ż tutaj zaznaczenia sk<text:span text:style-name="T1963">ą</text:span>d, czy żądań<text:span text:style-name="T1964">,</text:span><text:s/>otrzymania na to funduszy i również też jakiś termin kiedy taki<text:span text:style-name="T1965">,</text:span><text:s/>do kiedy muszą być takie opracowania oraz zdobyte i wykazane fundusze<text:span text:style-name="T1966">.</text:span><text:s/>My oczywiście o tych funduszach będziemy znowu mówić. To jest, mnie się wydaje konieczne, żebyśmy nie podejmowali tylko deklaracji ogólnych i opartych tylko na naszych wspólnych bardzo dobrych intencjach<text:span text:style-name="T1967">.</text:span></text:p>
      <text:p text:style-name="P1968">Drug<text:span text:style-name="T1969">a</text:span><text:s/>r<text:span text:style-name="T1970">z</text:span>ecz, którą chciałam taką tylko uwagę powied<text:span text:style-name="T1971">z</text:span>ieć, ż<text:span text:style-name="T1972">e</text:span><text:s/>pani profesor mówiła sporo o sprawie rodzin i wróciło tu jakby to hasło, które ja w pewien sposób już atakowałam przy naszym pierwszym posiedzeniu, że twoje zdrowie zależy od ciebie, a więc zdrowie dziecka zależy od zdrowia rodziny i naszych postępowań<text:span text:style-name="T1973">.</text:span><text:s/><text:span text:style-name="T1974">I</text:span><text:s/>powtarzam to raz jeszcze<text:span text:style-name="T1975">,<text:s/></text:span>że to musi by<text:span text:style-name="T1976">ć</text:span><text:s/>w jakimś programie, ażeby tak jak doktor powiedział mydło było, tak samo muszą być środki czystościowe. To co dzieje się w oddziałach położniczych<text:span text:style-name="T1977">,</text:span><text:s/>to przecież dobrze wiemy, jest po pro<text:span text:style-name="T1978">s</text:span>tu brud, ale brakuje określonych środków. Musi być pełne zaopatrzenie w środki higieniczne, w środki dla kobiet<text:span text:style-name="T1979">,</text:span><text:s/>środki dla dzieci. Przecież<text:s/><text:span text:style-name="T1980">ni</text:span>emo<text:span text:style-name="T1981">ż</text:span>ność<text:span text:style-name="T1982"><text:s/></text:span>dostania pieluszek, czy czegoś takiego, to jest zupełny skand<text:span text:style-name="T1983">al.</text:span></text:p>
      <text:p text:style-name="P1984">A więc to wszystko składa się na tę sferę<text:span text:style-name="T1985">.</text:span><text:s/>Nie możemy wymagać od ludzi, żeby zachowywali się czysto i zdrowo, abstrahuję ja wiem, że my nie mamy tradyc<text:span text:style-name="T1986">ji</text:span><text:s/>czystości w tym kraju. Ale to się bardzo poprawiło, i później w pewnym momencie były kartki na mydło i jeden z minis<text:span text:style-name="T1987">tr</text:span>ów powiedział, że wystarczy pół kostki na miesiąc. Teraz oczywiście żaden minister by czegoś podobnego nie powiedział. Ale to było parę lat temu. Bardzo niedawno, bo w stanie wojennym<text:span text:style-name="T1988">.</text:span></text:p>
      <text:p text:style-name="P1989"><text:span text:style-name="T1990">J</text:span>eżeli z<text:span text:style-name="T1991">ac</text:span>z<text:span text:style-name="T1992">ęliś</text:span>my w<text:span text:style-name="T1993">yc</text:span>how<text:span text:style-name="T1994">ywać</text:span><text:s/>ludzi czystych, to to wszystko się zepsuło. Więc musimy zapewnić możliwości tak jak mówiła pani profesor słusznie o tych poradniach dla przyszłych m<text:span text:style-name="T1995">a</text:span>tek i ojców, musimy zapewnić możliwości<text:s/><text:span text:style-name="T1996">g</text:span>imnastyki, znowu do tego wracam, mówili o tym pa<text:span text:style-name="T1997">ń</text:span>stwo ze wsi w zeszłym roku. Musi być możliwość dla uprawiania sportu, dla młodych kobiet i młodych mężczyzn, ażeby ta ciąża przebiegały jakoś prawidłowo<text:span text:style-name="T1998">.</text:span><text:s/>Przecież nie tylko przyczyną tych patologicznych ciąż są uprzednie przerywania ciąży<text:span text:style-name="T1999">.</text:span><text:s/>To jest ważny czynnik, ale nie jedyn<text:span text:style-name="T2000">y</text:span>. Mnie to zadziwia jak dużo kobiet młodych w pierwsze<text:span text:style-name="T2001">j</text:span><text:s/>cięży, w tej chwili ma już ciążę zagrożoną<text:span text:style-name="T2002">.</text:span></text:p>
      <text:p text:style-name="P2003">Druga sprawa to są w<text:span text:style-name="T2004">ar</text:span>unki pracy dla kobiet. My o tym tutaj nie wiem, pewnie nie będziemy mieli w ogóle czasu mówić, ale jest to sprawa niesłychanie ważna. Mamy zakłady włókiennicze o straszliwych warunkach, o warunkach niezwykle szkodliwych dla wszystkich pracu<text:span text:style-name="T2005">j</text:span>ących, ale dla kobiet szczególności. O tych sprawach mówi się za mało, wtedy kiedy chodzi nam o profilaktykę zdrowia najmłodszego pokolenia czyli noworodków.</text:p>
      <text:p text:style-name="P2006">Ja chcę tutaj powiedzieć państwu, ponieważ niewątpliwie naszym partnerom ze strony p<text:span text:style-name="T2007">artyjn</text:span>o-<text:soft-page-break/><text:span text:style-name="T2008">r</text:span>ządowej nie są znane publikacje, które myśmy, mimo bardzo trudnych warunków wydawali. My<text:s/>wydaj<text:span text:style-name="T2009">e</text:span>my<text:s/>od lat takie pismo, które się nazywa<text:s/>„Zeszyty niezależnej myśli lekarskie<text:span text:style-name="T2010">j</text:span>”<text:span text:style-name="T2011">.</text:span><text:s/>Tam, nie ak<text:span text:style-name="T2012">u</text:span>rat w tym numerze, który mam, ale w jednym z poprzednich były sprawy warunków pracy dla kobie<text:span text:style-name="T2013">t.</text:span><text:s/>Wydaliśmy również przez tę samą firmę, wydany był i u nas drukowany raport o Łodzi, który przedstawiał rzeczywiste sprawy w sposób rzeczywiście dramatyczny. Wydaliśmy również specjaln<text:span text:style-name="T2014">ą</text:span><text:s/>książkę zawierającą badania przede wszystkim socjologiczne, ale ta część<text:s/>„Zdrowie kobiety”<text:s/>było tam bardzo obszernie omówione p<text:span text:style-name="T2015">t.</text:span><text:s/>„Kobieta lat 80”. Była to książka dosyć, powiedzia<text:span text:style-name="T2016">ł</text:span>abym rozrywana, boję<text:s/><text:span text:style-name="T2017">s</text:span>ię jednak, że nie trafiła do decydentów<text:span text:style-name="T2018">,</text:span><text:s/>gdyż wtedy gdybyśmy kolportowali wśród państwa, no to znaleźlibyśmy się w więzieniu, co nas tak specjalnie nie pasjonowało, jako program życiowy.</text:p>
      <text:p text:style-name="P2019">Więc chciałam zwrócić na to uwagę, że już takie opracowania są i trzeba z nich wyciągnąć wnioski. Tak że jeżeli jakiekolwiek będziemy podejmowali tutaj ogólne stanowiska może niekoniecznie dzisiaj, ale na ten temat<text:span text:style-name="T2020">,</text:span><text:s/>o którym była mowa, sprawa warunków pracy i życia kobiety w ciąży, lub która jest potencjalną matką muszą być rozpatrzone i muszą to być stanowcze dezyderaty dla rządu. W ubiegłym tygodniu powiedział pan prof.<text:s/><text:span text:style-name="T2021">Ż</text:span>ochowski rzecz, która mi się tak ogromnie spodobała<text:span text:style-name="T2022">,</text:span><text:s/>że jest hańbą, że dotowany jest sport wyczynowy. Właśnie te pieniądze są nam potrzebne dla tego wychowania zdrowego, młodego pokolenia.</text:p>
      <text:p text:style-name="P2023">Dziękuję bardzo.</text:p>
      <text:p text:style-name="P2024"><text:span text:style-name="T2025">Przewodnicząc</text:span><text:span text:style-name="T2026">y</text:span><text:span text:style-name="T2027">:</text:span></text:p>
      <text:p text:style-name="P2028">Dziękuję bardzo.</text:p>
      <text:p text:style-name="P2029">Proszę, zaraz, tutaj jest pan Waleczek, pan poseł.</text:p>
      <text:p text:style-name="P2030"><text:span text:style-name="T2031">Ob. Jan Walecze</text:span><text:span text:style-name="T2032">k</text:span>:</text:p>
      <text:p text:style-name="P2033">Jeżeli szanowni państwo pozwolicie, to chciałam nawiązać do wypowiedzi pani prof. Chmiel. Wcześniej tutaj to zagadnienie jakoś się nie przewijało. Mianowicie mówimy o ratowaniu dzieci już urodzonych i tutaj służba zdrowia dokonuje ogromnych wysiłków, natomiast nie mówimy o dziecku poczętym<text:span text:style-name="T2034">,</text:span><text:s/>jak gdyby to tutaj z pola widzenia zupełnie zniknęło<text:span text:style-name="T2035">.<text:s/></text:span>Ja wiem, że są różne szkoły<text:span text:style-name="T2036">,</text:span><text:s/>są<text:s/>różne<text:s/>opinie, są różne światopoglądy i różne jest odczucie tego tem<text:span text:style-name="T2037">at</text:span>u. Natomiast wydaje mi s<text:span text:style-name="T2038">i</text:span>ę<text:span text:style-name="T2039">,</text:span><text:s/>że jest to problem przede wszystkim moralny i jest to zjawisko przeogromne. Rocznie w Polsce dokonuje<text:s/>się sztucznych poronień<text:span text:style-name="T2040">,</text:span><text:s/>jedni twierdzą kilkaset tysięcy, inni mówią,<text:s/><text:span text:style-name="T2041">ż</text:span>e jest to o wiele większa liczba. I tutaj chciałam zwrócić uwagę na stanowisko Kościoła ka<text:span text:style-name="T2042">to</text:span>lickiego, który jednoznacznie w tej materii się wypowiada<text:span text:style-name="T2043">.</text:span><text:s/>Dla katolików jest to sprawa zupełnie oczywista, ale wydaje mi się, również dla innych ludzi, którzy posługuję się światopoglądami religijnymi. Papież<text:s/><text:span text:style-name="T2044">J</text:span>an Paweł II w takim dokumencie Adhortacja Apostolska Familiaris<text:s/>consortio mówi, tutaj cytat jednego zdania o pladze przerywania ciąży, iż<text:s/>„jest to jedno z głównych przejawów degradacji podstawowych wartości współczesnego świata”. I w ostatnim czasie jest szczególna inicjatywa, aktywność, zresztą zawsze w nauczaniu, a w tej chwili i w konkretnym działaniu Kościoła katolickiego<text:span text:style-name="T2045">,<text:s/></text:span>określonych środowisk katolickich, klubów inteligencji katolickiej<text:span text:style-name="T2046">,</text:span><text:s/>ostatnio odbyło się spotkanie z inicjatywy księdza arcybiskupa Dąbrowski<text:span text:style-name="T2047">e</text:span>go, grupy posłów w siedzibie episkopa<text:span text:style-name="T2048">t</text:span>u. Jest podjęta inicjatywa poselska w calu uchwalenia nowej ustawy, która by wyeliminowała z życia ustawę o warunkach dopuszczalności przerywania ciąży z 1956 r<text:span text:style-name="T2049">.</text:span></text:p>
      <text:p text:style-name="P2050">Po prostu chciał<text:span text:style-name="T2051">e</text:span>m zwrócić uwag<text:span text:style-name="T2052">ę</text:span><text:s/>na ten wielki aspekt moralny, którego trudno przy tej okazji nie<text:s/><text:soft-page-break/>widzieć, kiedy mówimy o dziecku, no i ewentualnie chciałam prosić szanowny, wysoki podzespół, o poparcie tej podjętej inicjatywy. To już nie jest istotne czy ten Sejm czy następny, ale powinien tę problematykę podjąć i do końca to zagadnienie przeanalizować<text:span text:style-name="T2053">.</text:span></text:p>
      <text:p text:style-name="P2054">Dziękuję bardzo<text:span text:style-name="T2055">.</text:span></text:p>
      <text:p text:style-name="P2056"><text:span text:style-name="T2057">Przewodnicząc</text:span><text:span text:style-name="T2058">y</text:span><text:span text:style-name="T2059">:</text:span></text:p>
      <text:p text:style-name="P2060">Dziękuję bardzo. Proszę uprzejmie, tylko proszę podać nazwisko<text:span text:style-name="T2061">.</text:span></text:p>
      <text:p text:style-name="P2062"><text:span text:style-name="T2063">Ob. Alicja Włodarz</text:span>:</text:p>
      <text:p text:style-name="P2064">J<text:span text:style-name="T2065">e</text:span>stem lekarzem<text:span text:style-name="T2066">,</text:span><text:s/>neonatologiem, od 25 lat prowadzę oddział noworodkowy szpitala wojewódzkiego w Tychach. Ale ja nie w tej sprawie chciałam wy<text:span text:style-name="T2067">st</text:span>ąpić. Ale ja nie chciałam podjąć dyskus<text:span text:style-name="T2068">ji</text:span><text:s/>z panem do<text:span text:style-name="T2069">k</text:span>torem, tylko chciałam ustosunkować się troszeczkę do wypowiedzi pani prof. Kuratowskiej<text:span text:style-name="T2070">.</text:span></text:p>
      <text:p text:style-name="P2071">Oprócz tego jestem działaczem Ligi Kobiet<text:span text:style-name="T2072">.</text:span><text:s/>Może nie wszyscy tę naszą organizację traktuję zbyt poważnie, niemniej ona istnieje, liczy 500 tys. członków i moje koleżanki siedzące po przeciwnej s<text:span text:style-name="T2073">tr</text:span>onie chyba powinny to zrozumie<text:span text:style-name="T2074">ć</text:span>, je<text:span text:style-name="T2075">ś</text:span>li tam jest 500 tys. kobiet, coś tam się dzieje.</text:p>
      <text:p text:style-name="P2076">Chciałam powiedzieć na temat stanowisk pracy chronionej i oszczędzania pracy. Nasza organizacja zrobiła bardzo dużo. Wydaliśmy bardzo dużo czasopism, nasz biuletyn, k<text:span text:style-name="T2077">t</text:span>óry też może nie jest czytany przez stronę solidarnościową, zawiera bardzo wiele z naszej działalności. I nie jest to działalność stricte partyjna, jest to działalność czysto kobieca.</text:p>
      <text:p text:style-name="P2078"><text:span text:style-name="T2079">J</text:span>edną mam tutaj uwagę, czy w dobie reformy, kiedy zakłady pracy przejdą na taki inny system pracy, czy miejsca pracy chronione, czy stanowiska pracy chronione dla kobiet w okresie<text:s/><text:span text:style-name="T2080">p</text:span>ro<text:span text:style-name="T2081">k</text:span>reac<text:span text:style-name="T2082">j</text:span>i, ciężarnych<text:span text:style-name="T2083">,</text:span><text:s/>a także proszę państwa, co tu dużo mówić, dla mężczyzn, którzy z tych czy innych wypadków nie będę mogli pracować w pełnym wymiarze godzin. Czy takie miejsca pracy zgodnie<text:s/><text:span text:style-name="T2084">z</text:span><text:s/>reformą i z tym co tu się mówi, będę preferowane.</text:p>
      <text:p text:style-name="P2085">A sprawą, o której tu pani profesor powiedziała leżą nam bardzo na sercu. Zdajemy sobie sprawę, jak wielkie zagrożenie dla kobiety jest praca,<text:s/><text:span text:style-name="T2086">a</text:span><text:s/>jeszcze nie powiedziano tutaj<text:span text:style-name="T2087">,</text:span><text:s/>tego co ja bym<text:s/><text:span text:style-name="T2088">s</text:span>obie życzyła<text:span text:style-name="T2089">,</text:span><text:s/>żeby zniesiono w ogóle nocną zmianę dla kobiet<text:span text:style-name="T2090">.</text:span><text:s/>Naturalnie nie mówię tu o służbie zdrowia, bo jest to niemożliwe<text:span text:style-name="T2091">,</text:span><text:s/>natomiast w innych dziedzinach naszego przemysłu włókienniczego jest właśnie to zagrożenie.</text:p>
      <text:p text:style-name="P2092">Dziękuję bardzo, ja tylko tyle.</text:p>
      <text:p text:style-name="P2093"><text:span text:style-name="T2094">Przewodniczący</text:span>:</text:p>
      <text:p text:style-name="P2095">Doktor<text:s/><text:span text:style-name="T2096">U</text:span>miastowski.</text:p>
      <text:p text:style-name="P2097"><text:span text:style-name="T2098">Ob. Jerzy Umiastowski</text:span>:</text:p>
      <text:p text:style-name="P2099">W związku z projektem pana ministra, wspólnego stanowiska, chciałbym żeby ono było wzbogacone o dwa elementy. Mianowicie o taką zmianę statystyki dotyczącej śmiertelności noworodków, aby była ona zgodna z zaleceniami Światowej Organizacji Zdrowia oraz taką zmianę prawodawstwa, aby chroniło ono życie noworodków o niskiej wadze.</text:p>
      <text:p text:style-name="P2100">Dziękuję.</text:p>
      <text:p text:style-name="P2101"><text:span text:style-name="T2102">Przewodniczący</text:span>:</text:p>
      <text:p text:style-name="P2103">Proszę uprzejmie.</text:p>
      <text:p text:style-name="P2104"><text:span text:style-name="T2105">Ob. Zo</text:span><text:span text:style-name="T2106">f</text:span><text:span text:style-name="T2107">ia Kurnatowska</text:span>:</text:p>
      <text:soft-page-break/>
      <text:p text:style-name="P2108">Taki jeden punkt, który jest w postulatach<text:s/>„Solidarności”<text:s/>„stolika”<text:s/>gospodarczego i polityki społecznej.<text:s/>Otóż tu właśnie o tych sprawach to mówi.</text:p>
      <text:p text:style-name="P2109">Tam, że wymagać będzie następujących decyzji ten punkt jeden.</text:p>
      <text:p text:style-name="P2110">Dwa, wprowadzenia w ciągu trzech miesięcy zakazu pracy kobiet na nocnej zmianie kobiet wychowujących dzieci do lat 15 i ustalenia programu stopniowego, całkowitego zakazu pracy nocnej kobiet. Więc to jest to właśnie, o czym pani mówił<text:span text:style-name="T2111">a</text:span>.</text:p>
      <text:p text:style-name="P2112"><text:span text:style-name="T2113">Ob. Edelman</text:span>:</text:p>
      <text:p text:style-name="P2114">Tam trzeba dopisać kobiet w ciąży.</text:p>
      <text:p text:style-name="P2115"><text:span text:style-name="T2116">Przewodnicząc</text:span><text:span text:style-name="T2117">y</text:span>:</text:p>
      <text:p text:style-name="P2118">Dziękuję bardzo.</text:p>
      <text:p text:style-name="P2119"><text:span text:style-name="T2120">J</text:span>a bym, jeżeli się państwo zgodzą, w<text:span text:style-name="T2121">yst</text:span>ą<text:span text:style-name="T2122">pi</text:span>ł<text:span text:style-name="T2123">by</text:span>m z propozycją pani docent. Gdybyśmy powołali zespół redakcyjny, który sformułuje stanowisko podzespołu, który ujmie te elementy, które tu padały. Bo ja muszę powiedzieć, że ideą b<text:span text:style-name="T2124">y</text:span>ła wymiana, przedstawienie problemu, wymiana poglądów<text:s/><text:span text:style-name="T2125">i</text:span><text:s/>sformułowanie stanowiska.<text:s/><text:span text:style-name="T2126">J</text:span>a myślę, że jesteśmy zgodni zupełnie, że jest to jeden z ważniejszych albo najważniejszych problemów<text:span text:style-name="T2127">,</text:span><text:s/>decydu<text:span text:style-name="T2128">ją</text:span>cych, które zadecydują o zdrowotności.</text:p>
      <text:p text:style-name="P2129">Zaraz, przepraszam bardzo.<text:s/><text:span text:style-name="T2130">Ja</text:span><text:s/>udzielę jeszcze głosu. W związku z tym może w trybie roboczym, pani profesor by się zastanowiła, kto z pani zespołu wejdzie do zespołu redakcyjnego i tak samo ja zaproponuję nazwiska dwóch osób, bo to wyst<text:span text:style-name="T2131">ar</text:span>czy.</text:p>
      <text:p text:style-name="P2132">Proszę bardzo, jeszcze pan doktor.</text:p>
      <text:p text:style-name="P2133"><text:span text:style-name="T2134">O</text:span><text:span text:style-name="T2135">b</text:span><text:span text:style-name="T2136">.</text:span><text:span text:style-name="T2137"><text:s/>Mirosław C</text:span><text:span text:style-name="T2138">yb</text:span><text:span text:style-name="T2139">ulko</text:span>:</text:p>
      <text:p text:style-name="P2140">Mam troszeczkę niedosyt dzisiejszej dyskusji, pomimo tego, że nie jestem pediatrą, na temat noworodka. Otóż, w związku z propozycją pana doktora nt<text:span text:style-name="T2141">.</text:span><text:s/>opracowania nowego programu opieki nad noworodkiem<text:span text:style-name="T2142">.</text:span><text:s/>Przed dwoma laty taki program został opracowany<text:span text:style-name="T2143">,</text:span><text:s/>skonsultowany ze środowiskiem pediatrów i położników, a także zatwierdzony przez nadzór krajowy w zakresie położnictwa i ginekologii oraz pediatrii. I mam niedosyt również z tego względu, że dzisiaj w zasadzie ten program w jakiejś części nawet nie został państwu przedstawiony. Stąd idąc za słowami pana prof<text:span text:style-name="T2144">.</text:span><text:s/>Wojtczaka sądzę, że dobrze byłoby, żeby ten program był państwu przedstawiony<text:span text:style-name="T2145">,</text:span><text:s/>tej nawet grupie robocze<text:span text:style-name="T2146">j</text:span>, żeby nie tworzyć nowych programów, a żeby zobaczyć, c<text:span text:style-name="T2147">z</text:span>y t<text:span text:style-name="T2148">en</text:span><text:s/>program opracowany wspólnie przez Instytut Matki i Dziecka i Ministerstwa Zdrowia je<text:span text:style-name="T2149">s</text:span>t dobry<text:span text:style-name="T2150">,</text:span><text:s/>w czym go należy uzupełnić i jeśli tak to wprowadzić go w życie. Dlatego że on był bardzo szczegółowy. Dotyczyło to również opracowania dokładnego wyposażenia każdego stanowiska, włącznie z resuscytacją<text:span text:style-name="T2151">.</text:span></text:p>
      <text:p text:style-name="P2152">Pieniądz<text:span text:style-name="T2153">e.</text:span></text:p>
      <text:p text:style-name="P2154"><text:span text:style-name="T2155">Ob.</text:span><text:span text:style-name="T2156"><text:s text:c="23"/></text:span>:</text:p>
      <text:p text:style-name="P2157">Ano właśnie, proszę pana, pieniądze. No tak.</text:p>
      <text:p text:style-name="P2158"><text:span text:style-name="T2159">Przewodnicząc</text:span><text:span text:style-name="T2160">y</text:span><text:span text:style-name="T2161">:</text:span></text:p>
      <text:p text:style-name="P2162">Dzięku<text:span text:style-name="T2163">j</text:span>ę<text:span text:style-name="T2164">,</text:span><text:s/>jeszcze ostatnia uwaga. Pani profesor Bożkowa.</text:p>
      <text:p text:style-name="P2165"><text:span text:style-name="T2166">Ob. Bożkowa</text:span>:</text:p>
      <text:p text:style-name="P2167">Pieniądze po raz pierwszy i to jest najważnie<text:span text:style-name="T2168">js</text:span>ze, bo jak nie ma armat, to nie ma czym strzelać. Ale<text:s/><text:span text:style-name="T2169">ja</text:span><text:s/><text:span text:style-name="T2170">m</text:span>u<text:span text:style-name="T2171">s</text:span>zę powiedzieć, że część tego programu<text:s/><text:span text:style-name="T2172">j</text:span>est wprowadzana gwoli prawdzie. Tzn<text:span text:style-name="T2173">.</text:span><text:s/>nie w Polsce całej, ale<text:s/><text:soft-page-break/>w 4 wo<text:span text:style-name="T2174">j</text:span>ewództwach<text:span text:style-name="T2175">.</text:span><text:s/><text:span text:style-name="T2176">Jest</text:span><text:s/>to droga bardzo trudna, nie robi to tylko sam Instytut<text:span text:style-name="T2177">.</text:span><text:s/>Chciałam z góry powiedzieć, że tutaj nastąpiło,<text:s/><text:span text:style-name="T2178">t</text:span>o co może je<text:span text:style-name="T2179">s</text:span>t po raz pierwszy. I warto by może było do tego programu dojść, żeby go przedyskutować<text:span text:style-name="T2180">.<text:s/></text:span>Dlatego<text:span text:style-name="T2181">,</text:span><text:s/>ż<text:span text:style-name="T2182">e</text:span><text:s/>jest to program robiony z czterema województwami, z których dwa województwa mają akade<text:span text:style-name="T2183">m</text:span>i<text:span text:style-name="T2184">ę</text:span><text:s/>medyczn<text:span text:style-name="T2185">ą,</text:span><text:s/>m<text:span text:style-name="T2186">.</text:span>in<text:span text:style-name="T2187">.<text:s/></text:span>jest Pozna<text:span text:style-name="T2188">ń</text:span><text:s/>w tym wszystkim, jest tzn. województwo poznańskie<text:span text:style-name="T2189">,</text:span><text:s/>dwa województwa nie mają akademii medycznych, jedno województwo jak wałbrzyskie jest najbardziej z<text:span text:style-name="T2190">anie</text:span>czyszczonym miejscem w Polsce. Czyli my chcielibyśmy ten program uściślić, bo to był dość ogólny program. I teraz chcemy przy nowocześnie zaprogramowanej, wspólnie z innymi co biorą w tym udział dokumentac<text:span text:style-name="T2191">ji</text:span>, prześledzić w których miejscach są jakie<text:span text:style-name="T2192">ś</text:span><text:s/>trudności. To już są szczegóły, ale<text:s/><text:span text:style-name="T2193">wyda</text:span>je mi się,<text:span text:style-name="T2194"><text:s/></text:span>że może on być dobrym przykładem na to, jak już daleko pewne rzeczy wyszły i co można z nich wykorzystać.<text:s/><text:span text:style-name="T2195">Ż</text:span>eby nie rozpoczynać od początku, bo ja wcale nie twierdzę, że jest to idealne. My mamy pełno rad, na które się napotykamy, ale niemniej chciałabym powiedzieć, że idziemy mimo trudności,<text:s/><text:span text:style-name="T2196">w</text:span><text:s/>pewnym sensie trochę naprzód.</text:p>
      <text:p text:style-name="P2197">D<text:span text:style-name="T2198">zi</text:span>ękuj<text:span text:style-name="T2199">ę.</text:span></text:p>
      <text:p text:style-name="P2200"><text:span text:style-name="T2201">Przewodniczący</text:span>:</text:p>
      <text:p text:style-name="P2202">Dziękuję bardzo. Wracamy do tego uzgodnienia,<text:s/><text:span text:style-name="T2203">ż</text:span>e powołamy podzespół redakcyjny, który zapozna się z programem, który był opracowany przed dwoma laty i przygotuje krótkie stanowisko podzespołu w sprawie programu opieki nad kobietę ciężarną, noworodkiem i niemowlęciem.</text:p>
      <text:p text:style-name="P2204">Zanim ogłoszę prz<text:span text:style-name="T2205">e</text:span>rwę obiadową, chciałbym państwu poprawić może samopoczucie, wszystkim uczestnikom, i zakomunikować<text:span text:style-name="T2206">,</text:span><text:s/>dać dwa komunika<text:span text:style-name="T2207">ty.</text:span><text:s/>Pierwszy<text:span text:style-name="T2208">,</text:span><text:s/>obydwa wiążą się i z oświadczeniem rannym, i z sytu<text:span text:style-name="T2209">a</text:span>cją, jaka zaistniała na początku naszych obrad.</text:p>
      <text:p text:style-name="P2210">Z uzyskanych informacji wynika, że nie było ost<text:span text:style-name="T2211">a</text:span>tecznych żadnych uzgodnień między panem Mazowieckim i sekretarzem Cioskiem, że taka dyskusja była co do współzawodnictwa, współprzewodnictwa, tak, współ<text:span text:style-name="T2212">pr</text:span>zewodni<text:span text:style-name="T2213">ct</text:span>wa. Natomiast, ja myślę, że ta wymiana poglądów w naszej grupie i późniejsza wymiana poglądów prowadzi do pewnego rozwiązania sytuacji. Rozmawialiśmy z panią współprzewodniczącą i z uwagi na to, że nastąpiła zgoda na to, żeby mój limit przewodnictwa połowę tego limitu udzielić doktorowi Guglasowi na współ<text:span text:style-name="T2214">pr</text:span>zewodnicze<text:span text:style-name="T2215">ni</text:span>e. Strona, Federacja Związków Zawodowych Ochrony Zdrowia będzie, dołączy do naszych obrad w poniedziałek i weźmie udział w obradach w naszych dyskusjach nad kierunkami reformy ochrony zdrowia.</text:p>
      <text:p text:style-name="P2216">Panie doktorze, no są jakieś koszty w ekonomice. Czy pani<text:s/><text:span text:style-name="T2217">pr</text:span>zewod<text:span text:style-name="T2218">ni</text:span>cząca chciałaby coś dodać?</text:p>
      <text:p text:style-name="P2219"><text:span text:style-name="T2220">Ob. Kuratowska</text:span>:</text:p>
      <text:p text:style-name="P2221">Pan profesor powiedział o dwóch komunikatach.</text:p>
      <text:p text:style-name="P2222"><text:span text:style-name="T2223">Przewodniczący</text:span>:</text:p>
      <text:p text:style-name="P2224">To są dwa komunikaty. Jeden związany z oświadczeniem, a drugi związany z rozwiązaniem.</text:p>
      <text:p text:style-name="P2225"><text:span text:style-name="T2226">Ob. Kuratowska</text:span>:</text:p>
      <text:p text:style-name="P2227">Ja chciałam tylko, przepraszam, wszyscy państwo powiedzą, że jesteśmy beznadzie<text:span text:style-name="T2228">jn</text:span>ie nudni, ale tutaj chcę powiedzie<text:span text:style-name="T2229">ć</text:span>, że znaczenie rekomendacji partyjnych w nadzorze<text:s/>specjalistycznym też ma bardzo, jest bardzo duże i wpływa na na<text:span text:style-name="T2230">jr</text:span>ozmaitsze sprawy, jak m.in. rozdziały różnych aparatów<text:span text:style-name="T2231">,<text:s/></text:span>czy co<text:span text:style-name="T2232">ś</text:span><text:s/>takiego, co ma związek też i z tą sprawą pediatryczną<text:span text:style-name="T2233">.</text:span><text:s/><text:span text:style-name="T2234">Ja</text:span><text:s/>ty<text:span text:style-name="T2235">t</text:span>ko to chciałam dorzucić<text:span text:style-name="T2236">.</text:span></text:p>
      <text:p text:style-name="P2237">I jeżeli pan przewodnicząc<text:span text:style-name="T2238">y</text:span><text:s/>pozwoli, ponieważ dzi<text:span text:style-name="T2239">ś</text:span><text:span text:style-name="T2240"><text:s/></text:span>nie będziemy, tak jak żeśmy to ustalili, mówić o<text:s/><text:soft-page-break/>sprawach wsi, to właściwie nie tyle do dyskus<text:span text:style-name="T2241">ji</text:span>, chciałabym przeczytać nasze oświadczenie, które będzie do protokołu, i które jest pewną deklaracją z naszej strony wobec tych bardzo dramatycznych danych dotyczących wsi, a przede wszystkim możliwości posiadania kadry lekarskiej na wsi, które przedstawiła pani Zielińska na poprzednim naszym posiedzeniu i pan Trylski również.</text:p>
      <text:p text:style-name="P2242">Otóż myśmy, takie składamy oświadczenie:<text:s/>„Nawiązując do wypowiedzi pani Janiny Zielińskiej na poprzednim spotkaniu Zespołu do spraw Zdrowia dotyczącej katastrofalnej sytuacji zdrowotnej wsi i utrudnionego dostępu młodzieży wiejskiej do studiów medycznych proponujemy utworzenie w ośrodkach akademickich roku przygotowawczego dla młodzieży ze wsi i małych ośrodków miejskich<text:span text:style-name="T2243">.</text:span><text:s/>Rekrutacja na ten rok winna się odbywać przez egzaminy wstępne lub wolny nabór, a nie drogą typowania przez szkoły lub organizacje społeczne i polityczne<text:span text:style-name="T2244">.</text:span><text:s/>Ukończenie roku przygotowawczego nie oznaczałoby automatycznego przyjęcia na studia. Absolwent podlegałby normalnej procedurze egzaminacyjnej przyjętej dla danego kierunku studiów. Przyjęcie na rok<text:s/><text:span text:style-name="T2245">pr</text:span>zygo<text:span text:style-name="T2246">to</text:span>wawczy automatycznie powodowałoby odroczenie zasadniczej służby wo<text:span text:style-name="T2247">js</text:span>kowej na okres nau<text:span text:style-name="T2248">ki.</text:span><text:s/>Rok<text:s/><text:span text:style-name="T2249">pr</text:span>zygotowawczy<text:s/><text:span text:style-name="T2250">z</text:span>równ<text:span text:style-name="T2251">ał</text:span>by szanse przyjęcia na studia medyczne młodzieży ze wsi<text:span text:style-name="T2252">,</text:span><text:s/>małych miasteczek i dużych miast<text:span text:style-name="T2253">.</text:span><text:s/>W jego organizowaniu<text:s/><text:span text:style-name="T2254">w</text:span>idzimy miejsce współdzi<text:span text:style-name="T2255">ał</text:span>ania<text:s/>„Solidarności”, Rolników Indywidu<text:span text:style-name="T2256">al</text:span>nych i<text:s/>„Solidarności”<text:s/>Służby Zdrowia<text:span text:style-name="T2257"><text:s/></text:span>oraz wszystkich innych organizacji działających na wsi. Podkreślamy, że proponowane rozwiązanie uważamy jedynie<text:s/><text:span text:style-name="T2258">z</text:span>a tymczasowe, rodzaj protezy dla kalekiego systemu szkolnictwa wiejskiego i nieprawidłowego systemu rekrutacji na wyższe uczelnie”.</text:p>
      <text:p text:style-name="P2259">Tu nie ma jeszcze uwzględnionego, należy tutaj w tym dopisać,<text:s/><text:span text:style-name="T2260">ż</text:span>e nie uważamy, ażeby to miał być wyłączenie młodego człowieka na cały rok z działalności jako rolnika,<text:span text:style-name="T2261"><text:s/></text:span>gdyż te szkolenia mogłyby się odbywać w sposób zblokowany w ciągu jakiegoś okresu.</text:p>
      <text:p text:style-name="P2262">My jako<text:s/>„Solidarność”<text:s/>Służby Zdrowia pode<text:span text:style-name="T2263">jmuj</text:span>emy się takie działania w tym kierunku rozpocząć i przygotować. Zarówno kadry do szkolenia, jak i jakiejś podstawy do zorganizowania tego.</text:p>
      <text:p text:style-name="P2264"><text:span text:style-name="T2265">Przewodniczący</text:span>:</text:p>
      <text:p text:style-name="P2266">Dziękuję bardzo. Czy można pani profesor prosić o przekazanie nam całego, dlatego że to trudno podążyć. Oczywiście, że my jesteśmy zgodni, że podejmiemy właśnie wspólne stanowisko uzgodnimy<text:span text:style-name="T2267">.</text:span><text:s/><text:span text:style-name="T2268">J</text:span>a bym proponował troszeczkę rozszerzyć. Dlatego że my mamy materiał tak samo dotyczący spraw zdrowotnych wsi. Chcielibyśmy ten m<text:span text:style-name="T2269">at</text:span>eriał przedstawić państwu nawet w formie jako powielonej jako informację, dlatego że liczę się z czynnikiem czasu, którego zespół nie ma dużo i wtedy można sformułować będzie wspólne stanowisko<text:s/>poszerzone<text:span text:style-name="T2270">.</text:span></text:p>
      <text:p text:style-name="P2271">Jeszcze doktor Cybulko chciał.</text:p>
      <text:p text:style-name="P2272"><text:span text:style-name="T2273">Ob. Mirosław Cybulko:</text:span></text:p>
      <text:p text:style-name="P2274">Chciałem podziękować pani docent za poruszenie problemu zdrowotnego i w ogóle spraw wsi, ze względu na to<text:span text:style-name="T2275">,</text:span><text:s/>że jestem również działaczem ludowym, ale chciałbym proponować powtórzyć to co mówił pan profesor Wojtczak, że jednak problemy 40<text:span text:style-name="T2276">%</text:span><text:s/>grupy naszego społeczeństwa, bo stanowi ona 40% naszego społeczeństwa<text:span text:style-name="T2277">,</text:span><text:s/>by jednak rozpatrzyć na naszym plenarnym posiedzeniu, po otrzymaniu tych materiałów, o których mówił pan prof<text:span text:style-name="T2278">e</text:span>sor.</text:p>
      <text:p text:style-name="P2279">Dziękuję dzisiaj<text:span text:style-name="T2280">.</text:span></text:p>
      <text:p text:style-name="P2281"><text:span text:style-name="T2282">Przew</text:span><text:span text:style-name="T2283">odni</text:span><text:span text:style-name="T2284">c</text:span><text:span text:style-name="T2285">zą</text:span><text:span text:style-name="T2286">cy</text:span><text:span text:style-name="T2287">:</text:span></text:p>
      <text:soft-page-break/>
      <text:p text:style-name="P2288">To już nie dzisiaj.</text:p>
      <text:p text:style-name="P2289"><text:span text:style-name="T2290">Ja</text:span><text:s/>my<text:span text:style-name="T2291">ś</text:span>lę, że jeżeli się państwo zgodzą, my wrócimy do problemu ws<text:span text:style-name="T2292">i</text:span>,<text:s/><text:span text:style-name="T2293">d</text:span>l<text:span text:style-name="T2294">a</text:span>tego że chciałbym prosić, że jeżeli będziemy jeszcze dyskutowali pod koniec, że jeżeli poprosimy stanowisko tak samo państwa w stosunku do zgłoszonego dokumentu. Kierunki reformy i tam w pewnych, pewne rozdziały będą zazębiały<text:s/><text:span text:style-name="T2295">s</text:span>ię za zagadnienia wsi<text:span text:style-name="T2296">,</text:span><text:s/>wtedy tak samo przedstawimy dokument, czy to na następnym posiedzeniu, po prostu na kole<text:span text:style-name="T2297">jn</text:span>ym<text:span text:style-name="T2298">.</text:span></text:p>
      <text:p text:style-name="P2299">Jeżeli nikt się nie zgłasza do głosu, chciałbym bardzo podziękować i zaprosić na obiad do godziny, ja myślę 45 minut, dl<text:span text:style-name="T2300">at</text:span>ego że z doświadczenia ubiegłego dnia to wiem, że wyznaczyliśmy sobie pół godziny, a jednak były trudności z dojściem. 45.</text:p>
      <text:p text:style-name="P2301"/>
      <text:p text:style-name="P2302">/Przerwa/.</text:p>
      <text:p text:style-name="P2303"/>
      <text:p text:style-name="P2304"><text:span text:style-name="T2305">/</text:span>P<text:span text:style-name="T2306">o</text:span><text:s/>przerwie/.</text:p>
      <text:p text:style-name="P2307"/>
      <text:p text:style-name="P2308"><text:span text:style-name="T2309">P</text:span><text:span text:style-name="T2310">rzewod</text:span><text:span text:style-name="T2311">n</text:span><text:span text:style-name="T2312">iczą</text:span><text:span text:style-name="T2313">c</text:span><text:span text:style-name="T2314">y</text:span>:</text:p>
      <text:p text:style-name="P2315"><text:span text:style-name="T2316">J</text:span>eśli można prosić wszystkich o zajęcie miejsc<text:span text:style-name="T2317">.<text:s/></text:span>Dajemy pierwszeństwo zawsze publik<text:span text:style-name="T2318">at</text:span>orom, telewizji<text:span text:style-name="T2319">,</text:span><text:s/>wywiadom, ale cza<text:span text:style-name="T2320">s</text:span><text:s/>nagli, a program mamy jeszcze dość boga<text:span text:style-name="T2321">t</text:span>y.</text:p>
      <text:p text:style-name="P2322">Proszę państwa zgodnie z ustaleniami poprzednimi przeds<text:span text:style-name="T2323">t</text:span>awimy państwu dwie informację.<text:s/><text:span text:style-name="T2324">J</text:span>a myślę, że te informacje będą służyły łatwiejszemu poprowadzeniu dyskusji nad kierunkami reformy<text:span text:style-name="T2325">.</text:span><text:s/><text:span text:style-name="T2326">Z</text:span><text:s/>uwagi na to, że kwestia zasilania i tych mechanizmów ekonomicznych jest bardzo istotną. Trudno m<text:span text:style-name="T2327">ó</text:span>wić o mechanizmach ekonomicznych, jeżeli nie ma jasnej, klarownej wizji aktualnych środków i źródeł<text:s/><text:span text:style-name="T2328">fi</text:span>nansowania. Dlatego chciałbym prosić, w tej chwili mgr Wysockiego o przedstawienie materiału informacyjnego.</text:p>
      <text:p text:style-name="P2329">Można prosić.</text:p>
      <text:p text:style-name="P2330"><text:span text:style-name="T2331">Ob. Jerzy Wysocki</text:span>:</text:p>
      <text:p text:style-name="P2332">Panie Przew<text:span text:style-name="T2333">od</text:span>niczący! Szanowni Państwo! Ja bym chciał przedstawić informację o sytuacji jaka aktualnie się w<text:s/><text:span text:style-name="T2334">s</text:span>łużbie zdrowia kształtuje w zakresie następujących zagadnień. Po pierwsze<text:span text:style-name="T2335">,</text:span><text:s/>źródeł<text:s/><text:span text:style-name="T2336">fi</text:span>nansowa<text:span text:style-name="T2337">ni</text:span>a, po drugie nakładów na ochronę zdrowia i po trzecie zasad gospodarki<text:span text:style-name="T2338">,</text:span><text:s/>czyli w jaki sposób te<text:s/><text:span text:style-name="T2339">ś</text:span>rodki są wykorzystywane na co są przeznaczane.</text:p>
      <text:p text:style-name="P2340">Nie chciałbym oczywiście zacząć od powiedzenia pewnego filozofa<text:span text:style-name="T2341">,</text:span><text:s/>który m<text:span text:style-name="T2342">ó</text:span>wił<text:span text:style-name="T2343">,</text:span><text:s/><text:span text:style-name="T2344">ż</text:span>e tyle jest innych pięknych rzeczy na świecie, po cóż mi tam pieniądze. Ponieważ gdy się zastanowił uzn<text:span text:style-name="T2345">a</text:span>ł, że ileś trzeba mieć pieniędzy, żeby te piękne rzeczy zdobyć.</text:p>
      <text:p text:style-name="P2346">Podobnie rzecz ma się w zdrowiu. Podstawowym źródłem finansowania w okresie od kilku dziesiątek lat jest budżet państwa. Z budżetu państwa pokrywa się 93% wszelkich wydatków na ochronę zdrowia. Przy czym jak wiadomo budżet ten jest tworzony, ustalany na okresy 5-letnie przez Sejm, a n<text:span text:style-name="T2347">as</text:span>tępnie na okresy roczne przez Sejm, jeśli chodzi o budżet centralny i rady narodowe, jeśli chodzi o budżety<text:s/><text:span text:style-name="T2348">t</text:span>e<text:span text:style-name="T2349">r</text:span>enowe.</text:p>
      <text:p text:style-name="P2350">I tu chciałbym od razu odpowiedzieć na jedną bardzo istotną rzecz. Przed trzema laty nastąpiła istotna zmiana zasad gospodarowania i planowania budżetowego. Tak jak do ro<text:span text:style-name="T2351">ku</text:span><text:s/>1983 włącznie, minister i ministerstwo miały bezpośredni wpływ na poziom finansowania służby zdrowia, od 1983 roku,<text:s/><text:span text:style-name="T2352">s</text:span>ytua<text:span text:style-name="T2353">cj</text:span>a<text:s/><text:soft-page-break/>zdecydowania uległa zmianie. Minister i ministerstwo ma wpływ na zasady podziału środków i na podział środków w odniesieniu do jednostek centralnych, już nie ma wpływu jeśli chodzi o wysokość<text:s/><text:span text:style-name="T2354">fi</text:span>nansowania, podział ś<text:span text:style-name="T2355">r</text:span>odków, kierunki wydatkowania jeśli chodzi o budżety terenowe<text:span text:style-name="T2356">.<text:s/></text:span>Ponieważ obowiązuje zasada samodzi<text:span text:style-name="T2357">el</text:span>ności finansowej rad narodowych<text:span text:style-name="T2358">.</text:span><text:s/>Ma to istotne konsekwencje m<text:span text:style-name="T2359">.</text:span>in<text:span text:style-name="T2360">.</text:span><text:s/>na temat<text:span text:style-name="T2361">,</text:span><text:s/>który był omawiamy przed południem, tzn<text:span text:style-name="T2362">.</text:span><text:s/>matka, dziecko, noworodek, ponieważ rada narodowa samodzielnie decyduje o wysokości środków i sposobie ich podziału<text:span text:style-name="T2363">.</text:span></text:p>
      <text:p text:style-name="P2364">Paradoksem niemal jest przypadek z roku 1989, kie<text:span text:style-name="T2365">d</text:span>y Minister Zdrowia uznał, że szereg województw za mało przeznacza na ochronę zdrowia<text:span text:style-name="T2366">.</text:span><text:s/>Były nawet dwa województwa, które mniej niż w ubiegłym roku. Minister wystąpił do przewodniczących wojewódzkich rad narodowych i prezydentów, i w<text:span text:style-name="T2367">o</text:span>jewodów o rozważenie możliwości powiększenia nakładów, bo postawi to służbę zdrowia w naprawdę złej sytuacji<text:span text:style-name="T2368">.</text:span></text:p>
      <text:p text:style-name="P2369">Nie wszystkie odpowiedzi jak dotychczas, były w tej sprawie pozytywne<text:span text:style-name="T2370">.</text:span></text:p>
      <text:p text:style-name="P2371">Budżet ten, czyli 93% tego bochenka chleba, który dla ochrony zdrowia jest przeznaczany, dzielony je<text:span text:style-name="T2372">s</text:span>t na budżet centralny i terenowy. Budżet centralny jest ok<text:span text:style-name="T2373">.</text:span><text:s/>30% wydatków i budżety terenowe ok. 70% wyda<text:span text:style-name="T2374">t</text:span>k<text:span text:style-name="T2375">ó</text:span>w. Innymi słowy większość wyd<text:span text:style-name="T2376">atk</text:span>ów czyli większość tego bochenka jest ustalana i realizowana w planach terenowych, to znaczy w planach głównie województw, ale od niedawna także miast i gmin<text:span text:style-name="T2377">.</text:span></text:p>
      <text:p text:style-name="P2378"><text:span text:style-name="T2379">W</text:span><text:s/>roku bieżącym, ponieważ nie będę sięgał do historii, ile to było w latach ubiegłych, w budżecie centralnym na te zadania centralne, na ochronę zdrowia, podkreślam jeszcze raz na ochronę zdrowia, czyli to nie jest nauka, szkolnictwo tylko ochrona zdrowia, bo tak to byśmy kilkakrotnie liczyli, minister edukacji licz<text:span text:style-name="T2380">ył</text:span>by, szkolnictwo wyższe dwa razy, minister zdrowia jeszcze raz<text:span text:style-name="T2381">.</text:span><text:s/>Przeznaczono 34<text:span text:style-name="T2382">7</text:span>,9 miliarda złotych oraz 77 miliardów na inwestycje. Czyli w sumie ponad 400 miliardów jest w planie centralnym. Z tego utrzymywane są szpitale kliniczne akademii medycznych, działalność lecznicza instytutów naukowo-badawczych. Z tego utrzymywane są wszelkie inwestycje centralne i dopłaty do niektórych inwestycji terenowych oraz do tego roku z tych środków finansowane były dopłaty do leków wydawanych w aptekach na recepty.</text:p>
      <text:p text:style-name="P2383"><text:span text:style-name="T2384">W</text:span><text:s/>działalności służby zdrowia finansowane jest z budżetów terenowych i w budżetach na rok 1989 na ten cel przewiduje się prawie 900 mld złotych plus ponad 180 mld na inwestycje. Jest to w sumie z kolei ponad 1 bilion złotych na działalność służby zdrowia w roku 1989.</text:p>
      <text:p text:style-name="P2385">Poza tymi<text:s/><text:span text:style-name="T2386">dw</text:span>oma elementami, dla ochrony zdrowia jeszcze Rada Ministrów posiada rezerwę, co do znacznej części już dyspozycja nast<text:span text:style-name="T2387">ą</text:span>piła, tj. 450 miliardów złotych na s<text:span text:style-name="T2388">fi</text:span>nansowanie podwyżki od 1 stycznia. Ponadto jeszcze jest w rezerwie 140 miliardów złotych na s<text:span text:style-name="T2389">fi</text:span>nansowanie zwiększonych cen leków. Podwyżka cen leków spowodowała że będzie trzeba z budżetu do działalności szpitalnictwa i innych obiektów na ten cel przeznaczyć środki.</text:p>
      <text:p text:style-name="P2390"><text:span text:style-name="T2391">I</text:span><text:s/>to jest te 93% jakie w ochronie zdrowia jest przeznaczane z budżetu państwa. Pozostałe 7% czyli porównywalnie mniejsza kwota<text:span text:style-name="T2392">,</text:span><text:s/>cóż to jest. Od bieżącego roku<text:span text:style-name="T2393">,<text:s/></text:span>czyli od<text:s/><text:span text:style-name="T2394">1</text:span>989 r. są to środki funduszu<text:s/><text:span text:style-name="T2395">u</text:span>bezpieczeń społecznych przeznaczone na s<text:span text:style-name="T2396">fi</text:span>nansowanie leków dla uprawnionych, czyli to co dotychczas finansowane było z budżetu centralnego czyli dopłata te 70% do każdej recepty lub 100% w przypadku osób uprawnionych do leków bezpłatnych<text:span text:style-name="T2397">,</text:span><text:s/>od tego roku będzie nadal finansowana przez Ministerstwo<text:s/>Zdrowia, ale ze środ<text:span text:style-name="T2398">k</text:span>ów funduszu ubez<text:span text:style-name="T2399">p</text:span>iec<text:span text:style-name="T2400">ze</text:span>ń społecznych. I do obecnego roku ze środków z funduszu<text:s/><text:span text:style-name="T2401">ub</text:span>e<text:span text:style-name="T2402">zp</text:span>ieczeń społecznych żadna działalność opiekuńczo-zdrowotna w sensie działalności służby zdrowia<text:s/><text:soft-page-break/>nie była finansowana<text:span text:style-name="T2403">.</text:span></text:p>
      <text:p text:style-name="P2404">Z informacji, jakie żeśmy przed dzisiejszym posiedze<text:span text:style-name="T2405">n</text:span>i<text:span text:style-name="T2406">e</text:span>m zbierali od kierownictwa ZUS wynika, że podstawowym źródłem funduszu ubezpieczeń społecznych jest składka ubezpieczeniowa, która pokrywa wydatki w 80 kilku do 90%, a pozostała część finansowana jest z dotacji budżetowej, przy czym jedyny raz w roku 1987 200 miliardów złotych było nadwyżki i zostały ulokowane w banku na 12%.</text:p>
      <text:p text:style-name="P2407">Z tej kwoty całej jaka<text:s/><text:span text:style-name="T2408">jest</text:span><text:s/>w ZUS-ie, tzn. w roku 1988 było to 2,7 biliona złotych, na rok 1989 zakładany jest 4 biliony złotych z ZUS, ja tu wchodzę troszeczkę w nie swoje kompetencje, ponieważ ZUS nie jest w resorcie zdrowia, tylko w resorcie ministra płacy i polityki socjalnej, niemniej jednak reprezen<text:span text:style-name="T2409">tuje</text:span>my stronę rządową i w związku z tym informacja musi być n<text:span text:style-name="T2410">i</text:span>e z podziałem na resorty, ale międzyresortowa<text:span text:style-name="T2411">,</text:span><text:s/>z tych kwot 75% s<text:span text:style-name="T2412">ą</text:span><text:s/>to wydatki na r<text:span text:style-name="T2413">a</text:span>nty, emerytury i 24,8% są to na zasiłki i świadczenia<text:span text:style-name="T2414">.</text:span></text:p>
      <text:p text:style-name="P2415">Gdyby były pytania, ponieważ wiem, że w odczuciu wielu osób środki ZUS są znaczące, bo jest to 38 dotychczas procent, była to składka od pracujących, potem składka od rolników, wydawałoby się w potocznym takim odczuciu<text:span text:style-name="T2416">,</text:span><text:s/>że<text:s/><text:span text:style-name="T2417">s</text:span>ą to duże pieniądze, które w znacznym stopniu powinny by<text:span text:style-name="T2418">ć<text:s/></text:span>przeznaczone na ochroną zdrowia. Jak wynika tutaj z tych rozlicze<text:span text:style-name="T2419">ń</text:span><text:s/>i informacji ZUS nie sądzą, nie mamy podstaw twierdzić, żeby nie były wiarygodne, żeby ZUS gdzieś chował te pieniądze przed nami wynika, że faktycznie wolnych środków w ZUS-i<text:span text:style-name="T2420">e</text:span><text:s/>nie ma, a nawet przeniesienie w roku bieżącym finansowania zamiast z budżetu do ZUS-u leków dla u<text:span text:style-name="T2421">p</text:span>raw<text:span text:style-name="T2422">n</text:span>i<text:span text:style-name="T2423">o</text:span>ny<text:span text:style-name="T2424">c</text:span>h, zdaje się będzie musiało spowodować odpowiednie niewysokie, ale podniesienie składki<text:span text:style-name="T2425">.</text:span></text:p>
      <text:p text:style-name="P2426">Gdyby były jakieś pytania w sprawie głębiej ZUS,<text:span text:style-name="T2427"><text:s/></text:span>są eksperci z kierownictwa ZUS, którzy ewentualnie bliżej te t<text:span text:style-name="T2428">e</text:span>maty będą mogli przybliżyć i wyjaśnić<text:span text:style-name="T2429">.</text:span></text:p>
      <text:p text:style-name="P2430"><text:span text:style-name="T2431">J</text:span>a tylko gwoli informacji, ponieważ od tego roku ZUS już jest jednym ze źródeł<text:s/><text:span text:style-name="T2432">fi</text:span>nansowania, a jak się okazuj w bardzo niewielkim stopniu.</text:p>
      <text:p text:style-name="P2433">Następne to są bardzo drobne źródła, ale są. Gwoli porządku trudno je pominąć<text:span text:style-name="T2434">. Jest</text:span><text:s/>to fundusz prewencyjny PZU, na podstawie umowy sprzed kilku laty między Ministrem Zdrow<text:span text:style-name="T2435">i</text:span>a i władzami PZU, co roku przeznaczana jest kwota z PZU w ramach środków na prewencje, na budowę ośrodków zdrowia na ws<text:span text:style-name="T2436">i.</text:span><text:s/>Program przewiduje sfinansowanie 49 ośrodków w 49 wo<text:span text:style-name="T2437">je</text:span>wództwach<text:span text:style-name="T2438">. Jest</text:span><text:s/>to dosyć dobrze realizowany program co do umowy z PZU<text:span text:style-name="T2439">.</text:span><text:s/>Na rok 1989 1 miliard złotych z PZU będzie przeznaczony dla ochrony zdrowia<text:span text:style-name="T2440">.</text:span></text:p>
      <text:p text:style-name="P2441">I kolejna sprawa, są to środki już minimalne, są to dwa fundusze, centralne, fundusz dobrowolnych świadczeń społecznych i fundusz pomocy rodzinie. Po wprowadzeniu stanu wojennego z darów pań<text:span text:style-name="T2442">s</text:span>tw socjalistycznych został utworzony fundusz pomocy rodzinie i z darów państw kapitalistycznych fundusz dobrowolnych świadczeń społecznych<text:span text:style-name="T2443">.</text:span><text:s/>Praktycznie nie m<text:span text:style-name="T2444">a</text:span><text:s/>wpływów na obydwa te fundusze od wielu lat. Pozostałość z środków jaka jest niewielka<text:span text:style-name="T2445">,</text:span><text:s/>finansowane są te programy, a zwłaszcza związane z budownictwem pomocy społecznej i szpitalnictwa, jako ciąg dalszych rozpoczętych programów w pocz<text:span text:style-name="T2446">ą</text:span>tku lat 80. I dla porządku powiem, ponieważ to nie jest nigdzie re<text:span text:style-name="T2447">je</text:span>s<text:span text:style-name="T2448">tr</text:span>owane, istnieje znaczący udział zakładów przemysłowych w finansowaniu służby zdrowia. Oceniamy to na zasadzie szacunku, że jest to rocznie, w roku bieżącym będzie ponad 14 miliardów złotych<text:span text:style-name="T2449">.</text:span><text:s/>Są to kwoty wydatkowane na utrzymanie przemysłowej służby zdrowia<text:span text:style-name="T2450">.</text:span></text:p>
      <text:p text:style-name="P2451">I tyle jeśli chodzi o sprawę źródeł<text:span text:style-name="T2452">.</text:span><text:s/>Nie mówię o źródle, które jest publikowane w roczniku st<text:span text:style-name="T2453">at</text:span>ystycznym<text:s/><text:soft-page-break/>jest to udział własny ludności w finansowaniu ochrony<text:s/><text:span text:style-name="T2454">z</text:span>drowia<text:span text:style-name="T2455">,</text:span><text:s/>oczywiście mam na myśli ten udział oficjalny, gdzie poprzez różne formy czy odpłatności, czy zapłaty za leki czy za inne, z kieszeni ludności także finansowana jest ochrona zdrowia<text:span text:style-name="T2456">.</text:span></text:p>
      <text:p text:style-name="P2457">Jak wyglądają nakłady państwa, na ochronę zdrowia<text:span text:style-name="T2458">. J</text:span>a cały czas powtarzam, dotyczy to działu ochrona zdrowia, czyli samej służby zdrowia i nie dotyczy to działalności naukowo-badawczej służby zdrowia, działalności dotacji do przedsiębiorstw w sferze zdrowia itd<text:span text:style-name="T2459">.,</text:span><text:s/>dotyczy samej działalności<text:s/>ochrony zdrowia<text:span text:style-name="T2460">,</text:span><text:s/>tak jak je<text:span text:style-name="T2461">s</text:span>t to w nomenklaturze międzynarodowe<text:span text:style-name="T2462">j</text:span><text:s/><text:span text:style-name="T2463">W</text:span>HO-owskiej jak i naszej własnej stosowanej<text:span text:style-name="T2464">.</text:span></text:p>
      <text:p text:style-name="P2465">Nie będę sięgał do historii, ponieważ oczywiście i eksperci i z<text:span text:style-name="T2466">ai</text:span>nteresowani mogli sobie sięgnąć do roczników statystycznych i ogólnych, i specjalistycznych, jak to się kształtowało na przestrzeni wielu ostatnich lat, proporcje, udziały<text:span text:style-name="T2467">.</text:span><text:s/>Sięgnę do ostatniego roku, tzn. 1988 i 1989<text:span text:style-name="T2468">.r.,</text:span><text:s/>Na ten temat brak jeszcze po prostu publikac<text:span text:style-name="T2469">j</text:span>i, a<text:s/><text:span text:style-name="T2470">je</text:span>st to nasz dzień dzisiejszy.</text:p>
      <text:p text:style-name="P2471"><text:span text:style-name="T2472">W</text:span><text:s/>roku 1988 na ochronę zdrowia według przewidywań, bo jeszcze nie mamy sprawozdawcz<text:span text:style-name="T2473">oś</text:span>ci, GUS nie ogłosił żadnych wyników ostatecznych w tym przedmiocie, wydatki wynosiły bilion 305 miliardów złotych, w tym na działalność bieżącą około biliona złotych, na inwestycje powyżej 210 miliardów złotych, inne drobne nie będę poruszał<text:span text:style-name="T2474">.</text:span></text:p>
      <text:p text:style-name="P2475">Na rok 1989 w warunkach nominalnych tzn. to co jest zapisane w ustawach budżetowych zakłada<text:s/><text:span text:style-name="T2476">się</text:span><text:s/>na ochronę zdrowia bilion 653 miliardy złotych, ale w warunkach porównywalnych tzn. uwzględni<text:span text:style-name="T2477">aj</text:span>ąc środki FUZ po raz pierwszy, bo one w ubiegłym roku były finansowane z budżetu, rezerwę która został<text:span text:style-name="T2478">a</text:span><text:s/>już uruchomiona na podwyżkę wynagrodzeń, będzie to 2 biliony 259 miliardów złotych, w tym wydatki<text:s/><text:span text:style-name="T2479">bieżące</text:span><text:s/>bilion 700, inwestycje około 250 miliardów złotych, ZUS 145 miliardów, traktujemy, że według aktualnych szacunków będzie musiała przeznaczyć na dopłaty do leków no i rezerwa rzędu 140 miliardów złotych na dopłatę w związku ze zwyżką cen leków.</text:p>
      <text:p text:style-name="P2480"><text:span text:style-name="T2481">J</text:span>ak się przedstawiają relacje, gdzie my jesteśmy jako kraj, jeśli w ogóle możemy się porównywać. Bo powiedzmy sobie szczerze<text:span text:style-name="T2482">,</text:span><text:s/>porównanie do państw socjalistycznych jest możliwe, bo sposób liczenia dochodu narodowego i relacjonowanie jest podobne jak w Polsce.<text:s/><text:span text:style-name="T2483">J</text:span>uż porównywanie się z państwami zachodnimi będzie utrudnione, bo inny sposób jest i liczenia dochodu narodowego, udziału ochrony zdrowia w tym dochodzie narodowym, tak że te porównania są nieobiektywne<text:span text:style-name="T2484">,</text:span><text:s/>ale jednak się porównujemy. I tak jeśli chodzi o udział wydatków na ochronę zdrowia do budżetu państwa, jest to porównanie najprostsze<text:span text:style-name="T2485">,</text:span><text:s/>to w roku 1988 kwoty nominalne, czyli tak jak one były wydatkowane<text:span text:style-name="T2486">,</text:span><text:s/>jest to 13,1% w wysokości nominalnej czy<text:span text:style-name="T2487">l</text:span>i bez FUS<text:span text:style-name="T2488">,</text:span><text:s/>bez uruchomionych rezerw w roku 1989 jest to 9,1%,<text:s/><text:span text:style-name="T2489">a</text:span><text:s/>w warunkach porównywalnych tzn. uwzględnia<text:span text:style-name="T2490">j</text:span>ąc warunki porównywalne do ubiegłego roku i lat poprzednich, jest to rok ubiegły i rok bieżący jest wskaźnik około 14% z ułamkiem po przecinku podobnym.</text:p>
      <text:p text:style-name="P2491">Gdybyśmy wzięli same wydatki bieżące, czyli bez inwestycji<text:span text:style-name="T2492">,</text:span><text:s/>bez remontów, jest rok ubiegły 13%, rok bieżący też około 13%.</text:p>
      <text:p text:style-name="P2493">Jest to liczenie też bardzo złudne, ponieważ ono na nic nie odpowiada, bo powiedzmy sobie szczerze, zmienia się struktura budżetu od razu inny jest udział, czyli jakiś pewien pogl<text:span text:style-name="T2494">ą</text:span>d może nam w przestrzeni iluś lat dawać, ale to nie jest coś do czego można się w sposób bardzo obiektywny odnieś<text:span text:style-name="T2495">ć</text:span>, ponieważ<text:span text:style-name="T2496">,</text:span><text:s/>powiedzmy sobie szczerze, w roku bieżącym dynamiczny wzrost wydatków na dotacje dla przedsiębiorstw czy przejęcie przez budżet państwa obsługi zadłużenia zagranicznego, które w ubiegłym roku inaczej było<text:s/><text:soft-page-break/>rozwiązywane, od razu powoduje zwichnięcie relacji budże<text:span text:style-name="T2497">to</text:span>wych i trudno nawet porównywać do roku ubiegłego czy lat poprzednich, aczkolwiek dla celów jakiś takich bardzo statystycznych się czyni<text:span text:style-name="T2498">.</text:span><text:s/><text:span text:style-name="T2499">B</text:span>ardziej obiektywne jest odniesienie do dochodu narodowego, aczkolwiek powiedzmy sobie szczerze,<text:s/><text:span text:style-name="T2500">ż</text:span>e dochód narodowy w naszym kraju to nie jest dochód narodowy powiedzmy<text:s/><text:span text:style-name="T2501">ja</text:span>k Szwecji, ja już nie mówię o takich bogatych, ale Hiszpanii czy innych, jest to inna wielkość dochodu narodowego, czyli gdybyśmy to przeliczyli czy na głowę<text:span text:style-name="T2502">,</text:span><text:s/>czy globalnie, są to troszeczkę inne wielkości. I z drugiej strony dochód narodowy nasz licząc w cenach realnych w roku 1988 czy 1989 to nie jest dochód narodowy z roku 1978 czy nawet z roku 1979<text:span text:style-name="T2503">.</text:span><text:s/>O tych uwarunkowaniach musimy zdać sobie sprawę, jaka kondycja jest służby zdrowia wynika<text:span text:style-name="T2504">j</text:span>ąca zresz<text:span text:style-name="T2505">t</text:span>ą z kondycji gospodarki. Ale powiedzmy sobie, chciałbym też takie porównanie zacytować, jeśli chodzi o udział w dochodzie narodowym.<text:s/><text:span text:style-name="T2506">W</text:span><text:s/>stosunku do krajów socjalistycznych, bo to jest w pewnym sensie porównywalne, jak jesteśmy posadowieni. Prezentuję dane z roku 198<text:span text:style-name="T2507">4,</text:span><text:s/>czyli jako ostatnie dane dostępne, przekazane w ubiegłym roku na takim pierwszym<text:s/>„workshopie”<text:s/>WHO, RWPG przez Światową Organizację Zdrowia. Polska miała w tym czasie 5,2 nakładów na ochronę zdrowia w stosunku do dochodu narodowego do podziału<text:span text:style-name="T2508">,</text:span><text:s/>czyli to nie jest ten... tylko dochód narodowy do podziału<text:span text:style-name="T2509">,</text:span><text:s/>w tym czasie najwyżej miała Bułgaria 6,1; ZSRR - 3,9 najniżej; Jugosławia - 4,1, jeśli traktujemy Jugosławię, że to jest ten sam obóz, podobna wielkość; Węgry - 5,1 mniej niż Polska; NRD - 5,3 trochę więcej niż Polska i Czechosłowac<text:span text:style-name="T2510">ja<text:s/></text:span>- 5,1 trochę mniej niż Polska. Czyli Polska z tym 5,2 kształtowała się gdzieś tak, cały czas musimy jednak pamiętać, ż<text:span text:style-name="T2511">e</text:span><text:s/>jest to realnie rzecz biorąc, inny dochód niż dochód w Czechosłowa<text:span text:style-name="T2512">cj</text:span>i<text:span text:style-name="T2513">,</text:span><text:s/>NRD<text:span text:style-name="T2514">,</text:span><text:s/>czy Bułgarii<text:span text:style-name="T2515">.</text:span><text:s/>Te uwarunkowania proszę mieć<text:span text:style-name="T2516">.</text:span><text:s/>No, ale trudno nie prezentować wskaźników udziału dochodu<text:span text:style-name="T2517">.</text:span></text:p>
      <text:p text:style-name="P2518">A jak się ma do państw kapitalistycznych.<text:s/><text:span text:style-name="T2519">Ja</text:span><text:s/>tu zaprezentuję dwie wielkości, jedną wielkość starsz<text:span text:style-name="T2520">ą</text:span><text:s/>z roku 1983 i drugą opublikowaną w ubiegłorocznym<text:s/>„Newsweek”<text:s/>gdzie pisze się o kryzysie służby zdrowia na Zachodzie i podaje się niektóre wielkości z niektórych państw<text:span text:style-name="T2521">.<text:s/></text:span>Te starsze dane z lat z połowy lat 80, aczkolwiek powtarzam są to nieporównywalne wielkości, bo sposób liczenia jest inny, ale dla poglądu bod<text:span text:style-name="T2522">a</text:span>jże<text:span text:style-name="T2523">,</text:span><text:s/>stosunkowo wysoko, były to wielkości w Szwecji - 9,6% - jest to relacja do dochodu narodowego brutto, Austria - 7,3, Portugalia - 5,7 - jeden z niższych, Grecja - 4,7 - bardzo niski, chyba najniższy w Europie Zachodniej, Wielka Brytania - 6,2. Tak się rzecz miała na przełomie lat 85. Z tych ostatnich publikacji wynika, że Wielka Brytania zmniejszyła swój udział do 5,9 w roku 1987, bo publikacja z 1988, Hiszpania ma 5,8, RFN 8,2 i Stany Zjednoczone najwięce<text:span text:style-name="T2524">j</text:span><text:s/>zdecydowanie najwięcej -<text:s/><text:span text:style-name="T2525">11</text:span>, aczkolwiek tam jest inne uwarunkowanie. W wydatkach n<text:span text:style-name="T2526">a</text:span><text:s/>ochronę zdrowia ponad 60% stanowię środki z prywatnych ubezpieczeń<text:span text:style-name="T2527">.</text:span><text:s/>Czyli bezpośrednio przez klienta wniesione do przeróżnych instytucji ubezpieczeniowych<text:span text:style-name="T2528">.</text:span><text:s/>I to jest główny dochód, czyli źródło nakładów na ochronę zdrowia w S<text:span text:style-name="T2529">t</text:span>anach Zjednoczonych<text:span text:style-name="T2530">,</text:span><text:s/>przy bardzo wysokim, bodaj najwyższym udziale nakładów ze wszystkich innych krajów świata<text:span text:style-name="T2531">.</text:span></text:p>
      <text:p text:style-name="P2532"><text:span text:style-name="T2533">J</text:span>akie są kierunki wyd<text:span text:style-name="T2534">atk</text:span>owania, powiedziałem tyle pieniędzy mamy. Zresztą to są nominalne wielkości. Jakie są kierunki wydatkowania tych środków<text:span text:style-name="T2535">.</text:span><text:s/>Na co te pieniądze są wydawane, c<text:span text:style-name="T2536">o</text:span><text:s/>ile z grubsza kosztuje. A więc globalna ta kwo<text:span text:style-name="T2537">ta</text:span>, ja odniosę to do roku 1989 czyli do tego co nas czeka aktualnie<text:span text:style-name="T2538">,</text:span><text:s/>ta kwota 2 miliardy 200 z ułamkiem, 258, większość tych pieniędzy<text:span text:style-name="T2539">,</text:span><text:s/>najwięcej ze wszystkich, są to wydatki na wynagrodzenia. Bilion złotych w roku bieżącym, aktualnie, tzn. bez korekt jakie najprawdopodobniej będ<text:span text:style-name="T2540">ą</text:span><text:s/>mus<text:span text:style-name="T2541">i</text:span>ały mieć miejsce wobec wysokich wypłat w sferze produkc<text:span text:style-name="T2542">ji<text:s/></text:span>materialnej w II półroczu<text:span text:style-name="T2543">.</text:span><text:s/>Jest to bilion 42 miliony złotych. Ale są to złotówki, na czyste płace, czyli to co nasi pracownicy otrzymają<text:span text:style-name="T2544">,</text:span><text:s/>jest to około 815<text:s/><text:soft-page-break/>miliardów złotych. Ponieważ pozostałe to jest składka do ZUS, którą każdą płaci w służbie zdrowia, czy każdy zakład w służbie podobnie jak i w przemyśle<text:span text:style-name="T2545">.</text:span><text:s/>Ale w sumie jest to bilion złotych. Prawie 300 miliardów złotych jest to finansowanie kosztów utrzymania drobnego wyposażenia baz i sprzęt jednorazowego użytku i tego co jest związane z bieżącą eksploatacją służby zdrowia<text:span text:style-name="T2546">.</text:span><text:s/>70 miliardów, n<text:span text:style-name="T2547">a</text:span><text:s/>r<text:span text:style-name="T2548">a</text:span>zie 70 miliardów, są to na leki<text:span text:style-name="T2549">,</text:span><text:s/>artykuły sanitarne w zakładach służby zdrowia. Ponieważ był<text:s/><text:span text:style-name="T2550">to</text:span><text:s/>budżet robiony w warunkach przed podwyżką cen leków, wiadomo, że trzeba to będzie co najmniej około do tych 70 miliardów dołożyć co najmniej<text:s/><text:span text:style-name="T2551">140</text:span>, żeby wykupić te leki dla szpitali, środki pomocnicze jakie są do wykupienia. Ś<text:span text:style-name="T2552">r</text:span>odki na ten cel są w rezerwie budżetu centralnego. 53 miliardy złotych są to koszty żywienia chorych<text:span text:style-name="T2553">,</text:span><text:s/>funkcjonariuszy w zakładach służby zdrowia. Był projekt wprowadzenia odpłatności za żywienie w szpitalach. Przy czym te 53 miliardy to dzisiaj tylko koszty surowca, a nie koszty całości żywienia. Od tego projektu rzecz jasna odstąpiono. 118 miliardów są to dotacje dla żłobków, domów dziennej pomocy, organizacji społecznych itd. Przy czym w tej kwocie 118 miliardów złotych<text:span text:style-name="T2554">,</text:span><text:s/>51,5 mili<text:span text:style-name="T2555">a</text:span>rda złotych są to środki dla dwóch funduszy, zapobiegania narkomanii, przeciwdziałania alkoholizmowi, ponieważ te fundusze nie są tworzone z jakiś wpłat, tylko normalnie z tych środków budżetowych. Czyli budżet oddaje część środków<text:span text:style-name="T2556">, które</text:span><text:s/>przej<text:span text:style-name="T2557">ą</text:span>ł m.in. z podatków wpłacanych od obrotu alkoholem. Następnie są to 103,9 miliarda złotych są to zasiłki dla podopiecznych,<text:span text:style-name="T2558"><text:s/></text:span>jest to cała pomoc społeczna<text:span text:style-name="T2559">, ale</text:span><text:s/>tylko te pozaza<text:span text:style-name="T2560">k</text:span>ładowa, nie zakładowa, zakup środków ortopedycznych, przejazdy chorych do lekarzy specjalistów, sanatoriów itd. Inwestycje i remonty szacuje się w roku bieżącym na około 260 miliardów złotych, w ramach tego przewiduje się uzyskanie, oddanie do użytku trzech nowych szpitali, 3 tys. łóżek, tysiąca miejsc w domach pomocy, 40 przychodni, 50 ośrodków zdrowia. Nie będę mówił o porównywalnie drobnej kwocie,<text:span text:style-name="T2561"><text:s/></text:span>końcówce, ponad 25 miliardów złotych, jest to szereg działalności promocyjnych zdrowia,<text:s/><text:span text:style-name="T2562">pr</text:span>ze<text:span text:style-name="T2563">ci</text:span>wdzi<text:span text:style-name="T2564">ał</text:span>a<text:span text:style-name="T2565">ni</text:span>e AIDS, eksperymenty organizacyjne i inne.</text:p>
      <text:p text:style-name="P2566">Tak wyglądają te podstawowe kierunki i ch<text:span text:style-name="T2567">c</text:span>iałbym zatrzymać<text:s/><text:span text:style-name="T2568">się</text:span>, kilka zdań o dwóch funduszach ponieważ<text:s/><text:span text:style-name="T2569">i</text:span><text:span text:style-name="T2570"><text:s/></text:span>je pan doktor Wnuk-Lipiński m.in. takie pytanie zadał na poprzednim naszym posiedzeniu. Ile pieniędzy i na co się to wydaje. Fundusz<text:s/><text:span text:style-name="T2571">p</text:span>rze<text:span text:style-name="T2572">c</text:span>iw<text:span text:style-name="T2573">a</text:span>l<text:span text:style-name="T2574">k</text:span>oholowy, tworzony z odpisu środków, czyli wpłat do budżetu od obrotu alkoholem.<text:s/>W roku 1989 jest to 2,3<text:span text:style-name="T2575">%</text:span><text:s/>procenta od obrotu alkoholem i stanowi to kwotę 39,5 miliarda złotych. Czyli tyle wynosi ten fundusz w roku bieżącym. Na co ma być przeznaczony. Prawie 20 mld jest to budowa, czyli wszelkiego rodzaju działalność inwestycyjna, modernizacy<text:span text:style-name="T2576">jn</text:span>a bazy lecznictwa odwykowego, domów pomocy społecznej, zakłady pracy chronionej, izb wytrzeźwień. Czyli więcej niż połowa przeznaczana<text:s/>n<text:span text:style-name="T2577">a</text:span><text:s/>poprawę bazy związanej z psychiatrią, z działalnością odwykową i pomocy społeczne<text:span text:style-name="T2578">j</text:span>. 3<text:s/><text:span text:style-name="T2579">m</text:span>iliardy 700 są to inwestycje<text:span text:style-name="T2580">,</text:span><text:s/>adaptacje, remonty placówek opiekuńczo-wychowawczych, czyli przechodzi do gestii Ministra Edukacji Narodowej<text:span text:style-name="T2581">,</text:span><text:s/>od razu na początku on te pieniądze dzieli dla poszczególnych województw. Miliard 800 jest to dzi<text:span text:style-name="T2582">ała</text:span>ln<text:span text:style-name="T2583">oś</text:span>ć oświatowo-zdrowotna, in<text:span text:style-name="T2584">fo</text:span>rmacyjna, kulturalna i inna, która jest realizowana zwłaszcza przez województwa, a także przez poszczególne organizacje społeczne, szczebla centralnego. 853 miliony są to prace naukowo-badawcze, jest to program centralny, program badawczo-rozwo<text:span text:style-name="T2585">jo</text:span>wy, zapobieganie skutkom alkoholizmu i narkomanii. Obligatoryjna wpłata na fundusz rozwoju kultury tj. 15% wpływów jest to kwota 5 - prawie 6 miliardów złotych. Obligatoryjna wpłata z kolei na szkolenia, kursy, kształcenie specjalistów, zatrudnienie osób w niepełnym wymiarze czasu pracy w związku z walką z alkoholizmem, jest to kwota prawie 2 miliardów złotych.</text:p>
      <text:p text:style-name="P2586">I teraz jeśli chodzi o fundusz zapobiegania narkomanii<text:span text:style-name="T2587">,</text:span><text:s/>12 miliardów złotych, w roku tzn. mamy<text:s/><text:soft-page-break/>zapreliminowane w roku bieżącym 12 miliardów złotych, jest to też z odpisu procent od obrotu alkoholem na rok 1989 jest to 0,7. Na co te 12 mld złotych ma być przeznaczone w roku bieżącym. Po pierwsze też na bazę, na rozwój bazy 7,6 mld zł, chodzi szczególnie o organizację, adaptację oddziałów de<text:span text:style-name="T2588">to</text:span>ksykacy<text:span text:style-name="T2589">jn</text:span>ych dla narkomanów<text:span text:style-name="T2590">,</text:span><text:s/>pomocy społecznej. Prawie miliard 800 jest to działalność oświatowo-zdrowotna, informacy<text:span text:style-name="T2591">jn</text:span>a, kulturalna i inna. 360 kilka milionów jest to pomoc osobom uzależnionym i 303 mili<text:span text:style-name="T2592">o</text:span>ny zł są to też, druga część wpłaty na centralny program badawczo-rozwo<text:span text:style-name="T2593">jo</text:span>wy zapobiegania skutkom alkoholizmu i narkomanii<text:span text:style-name="T2594">,</text:span><text:s/>no i inne wydatki. Jest to kwota stosunkowo drobna, jest miliard 900 milionów złotych<text:span text:style-name="T2595">.</text:span><text:s/>Jeśli chodzi o sprawę zatrudnienia organizacji społecznych, kształcenia specjalistów, kursy, szkolenia i inne<text:span text:style-name="T2596">.</text:span></text:p>
      <text:p text:style-name="P2597">T<text:span text:style-name="T2598">a</text:span>k wyglądałaby sprawa źródeł finansowania oraz kierunków wydatkowania środków.</text:p>
      <text:p text:style-name="P2599">Teraz dwa słowa chciałbym powiedzieć o zasadach rządzących, w jaki sposób się to planuje, wykorzystuje,<text:span text:style-name="T2600"><text:s/></text:span>w jaki sposób jest to dzielone, jeśli można mówić o dzieleniu<text:span text:style-name="T2601">.</text:span><text:s/>Chciałbym powiedzieć<text:span text:style-name="T2602">, że</text:span><text:s/>znowu w odczuciu społecznym, w tym także organizatorów ochrony zdrowia tkwią jeszcze sprzed lat nawyki związane z bardzo sztywnym systemem finansowania służby zdrowia<text:span text:style-name="T2603">.</text:span><text:s/>On jest w porównaniu do przedsiębiorstw<text:span text:style-name="T2604">, czyli</text:span><text:s/>do tej sfery rozrachunku gospodarczego nadal bardzo sztywny z prostej przyczyny<text:span text:style-name="T2605">, że</text:span><text:s/>wszystkie wydatki w ochronie zdrowia realizowane są poprzez system jednostek budżetowych, a jednostka polega na tym, że wszystko c<text:span text:style-name="T2606">o</text:span><text:s/>mi potrzeba mam otrzymać z budżetu, ale wszystko co zarobiłem mam oddać do budżetu<text:span text:style-name="T2607">.</text:span><text:s/>Rodzi to system braku zainteresowania, braku motywacji ogólnej do tego<text:span text:style-name="T2608">, żebym</text:span><text:s/>oszczędniej, lepiej gospodarował za jednym wyjątkiem, jeśli mam poczucie obowiązku, to tak ewentualnie jeśli kontrola mnie w ten sposób ukierunkuje czy złapie<text:span text:style-name="T2609">.</text:span><text:s/>Czyli brak jest tej motywac<text:span text:style-name="T2610">ji</text:span>.<text:span text:style-name="T2611"><text:s/></text:span>Ten system w ten sposób, system jednostek budżetowych stymuluje gospodarność lub brak tej gospodarnoś<text:span text:style-name="T2612">ci.</text:span><text:s/>Aczkolwiek przez wiele lat był bardzo wygodny, bo nie zmuszał nikogo do tego, żeby liczył co ile kosztuje<text:span text:style-name="T2613">.</text:span><text:s/>Po prostu zdrowie człowieka jest najwyższym dobrem i tyle ile nas stać mamy na to dać i w związku z tym mamy tak si<text:span text:style-name="T2614">ę</text:span><text:s/>gospodarzyć<text:span text:style-name="T2615">.<text:s/></text:span>Szpitale, jednostki<text:span text:style-name="T2616">,</text:span><text:s/>domy pomocy finansowane są w formie jako jednostki budżetowe. Nieliczne tylko, bo domy dziennego pobytu<text:span text:style-name="T2617">,</text:span><text:s/>żłobki,<text:s/><text:span text:style-name="T2618">są</text:span><text:s/>zakładami budżetowymi, gdzie jest finansowana różnica, wynik<text:span text:style-name="T2619">,</text:span><text:s/>że jeśli brakuje należy do tego dopłacić, ale wszystkie dochody zaliczane są dla tej jednostki.</text:p>
      <text:p text:style-name="P2620">Rzecz oczywiście<text:span text:style-name="T2621">,</text:span><text:s/>rodzi to swoje określone konsekwencje. Gdybyśmy chcieli powiedzieć z kolei na ile mamy wpływ na dzielenie. Chyba niezupełnie ten wpływ jest, jeśli chodzi o skalę makro.<text:s/><text:span text:style-name="T2622">W</text:span><text:s/>skali makro największe uprawnienia aktualnie co do podziału środków, aczkolwiek też<text:s/><text:span text:style-name="T2623">są</text:span><text:s/>to uprawnienia teoretyczne, bo jest to znowu wybieranie między ochronę zdrowia<text:span text:style-name="T2624">,</text:span><text:s/>między gospodarką komunalną, oświatą i tymi wszystkimi dziedzinami, które w sferze budżetowej tkwią i od lat są niedo<text:span text:style-name="T2625">f</text:span>inansowane, niemniej jednak nie ma pojęcia, że Minister Zdrowia dzieli pieniądze na cokolwiek. Tak<text:span text:style-name="T2626">,</text:span><text:s/>dzieli w stosunku do swoich jednostek. Tzn. w stosunku do szpitali klinicznych, ale nie na szpitale tylko dla<text:s/>akademii,<text:s/>a już rektor dzieli na szpitale<text:span text:style-name="T2627">,</text:span><text:s/>w stosunku do jednostek bezpośrednio podległych.<text:s/>Za to<text:s/><text:span text:style-name="T2628">n</text:span>ie dzieli już, że na matkę z dzieckiem to damy tyle w tym roku<text:span text:style-name="T2629">,</text:span><text:s/>a powiedzmy sobie na człowieka starego to przeznaczymy tyle, ponieważ taki podział z wprowadzeniem decentralizacji uprawnień<text:span text:style-name="T2630">,</text:span><text:s/>takiego podziału na szczeblu centralnym się nie dokona. Dokonuje się za to przez zbitkę projektów co rady narodowej, zamierz<text:span text:style-name="T2631">ają</text:span><text:s/>przeznaczyć na ochronę zdrowia, oczywiście na etapie planowania wiemy ile będzie przeznaczone na pomoc społeczną, ile będzie<text:s/><text:soft-page-break/>przeznaczone na szp<text:span text:style-name="T2632">it</text:span>alni<text:span text:style-name="T2633">ct</text:span>wo, a ile na inspekcję sanitarną<text:span text:style-name="T2634">,</text:span><text:s/>czyli na te elementy, które s<text:span text:style-name="T2635">ą</text:span><text:s/>planowane na etapie budżetu państwa<text:span text:style-name="T2636">.</text:span></text:p>
      <text:p text:style-name="P2637">Czego za to nie wiemy i co jest jedną z podstawowych przeszkód, żebyśmy wiedzieli. Jest to brak rachunku kosztów w służbie zdrowia. Czyli przy dosyć szerokiej wiedzy, bo na szczeblu szpitala można dużo wiedzieć<text:span text:style-name="T2638">,</text:span><text:s/>można ocenić każdy oddział co do kos<text:span text:style-name="T2639">zt</text:span>ów, każdą jednostkę niemalże, ale wymagałoby to większej pracy, generalnie brak jest rachunku kosztów w ochronie zdrowia.<text:s/><text:span text:style-name="T2640">W</text:span><text:s/>związku z tym przy wiedzy<text:span text:style-name="T2641">, że</text:span><text:s/>ile nas kosztuje jeden pacjent np.; ale w Polsce w województwie, ale ile nas kosztuje pacjent leczony według oddziału już tego nie jesteśmy w stanie powiedzieć. Ile nas kosztuje zabieg, nie jesteśmy w stanie powiedzieć. Może być zabieg bardziej kosztowny, i mniej kosztowny. Był przypadek na przykład w roku 1981, gdzie w Gdańsku wydatki na jednego leczonego tylko na leki wynosiły około 2 tys. z groszami, podczas gdy średnio w kraju 1 200. Skąd się wzi<text:span text:style-name="T2642">ę</text:span>ło, okazało się<text:span text:style-name="T2643">,</text:span><text:s/><text:span text:style-name="T2644">ż</text:span>e z<text:span text:style-name="T2645">e</text:span><text:s/>względu na warunki sanitarne w szpitalach przy każdym zabiegu jest osłona antybiotykowa stosowana. Kosztuje to. Ale dopiero po badaniu, trudno było porównać jeden oddział z drugim, jeden szpital z drugim szpitalem.</text:p>
      <text:p text:style-name="P2646">I kolej<text:span text:style-name="T2647">n</text:span>a<text:s/><text:span text:style-name="T2648">s</text:span>prawa<text:span text:style-name="T2649">,</text:span><text:s/>jest to sprawa związana, jako mankament, jest to sprawa tzw. finansowania poprzez resztę.<text:s/><text:span text:style-name="T2650">J</text:span>esteśmy instytucją, aczkolwiek bardzo po<text:span text:style-name="T2651">tr</text:span>zebną, to trzeba powiedzieć w stosunku w udziale do innych wydatków, dosyć kosztowną. W związku z tym nawet w radach narodowych prze<text:span text:style-name="T2652">b</text:span>icie się poprzez lobby poszczególnych innych sfer dziedzin działalności nie ukrywam<text:span text:style-name="T2653">,</text:span><text:s/><text:span text:style-name="T2654">ż</text:span>e jest bardzo trudne.</text:p>
      <text:p text:style-name="P2655">I kolejna sprawa, jest to sprawa stworzenia, to znaczy zapewnienia w sposób systemowy stabilnych środków dla działalności ochrony zdrowia. Bo jak powiedziałem, są województwa, gdzie te środki są nie tyle wystarcza<text:span text:style-name="T2656">ją</text:span>ce,<text:s/>ale w wysokości niezbędnej<text:s/><text:span text:style-name="T2657">i</text:span><text:s/>w szeregu województw w zależności od sytuacji politycznej na miejscu lobby poszczególnych, środki te mogą być niewystarcza<text:span text:style-name="T2658">ją</text:span>ce.</text:p>
      <text:p text:style-name="P2659">W zw<text:span text:style-name="T2660">i</text:span>ązku z tym co jako firma, jako ministerstwo w ostatnim okresie robiono, żeby tą sytuację zmienić, poprawić, bo przecież nie jest - tu pan prof. Indulski na jednym z posiedzeń powiedział przy reformie - nie jest tylko problem braku środków, ale sposobu ich wyk<text:span text:style-name="T2661">or</text:span>zystywani<text:span text:style-name="T2662">a.</text:span><text:s/>Jakie te środki przynoszą efekt, czy stwarza się warunki do tego, żeby te środki efektywnie wykorzystać.</text:p>
      <text:p text:style-name="P2663">Co w związku z tym w ostatnim okresie zrobiono? A więc mimo stwierdzeń, że system, polski system finansowania, gospodarki finansowej w zakładach służby zdrowia jest bardzo sztywny, mało elastyczny, nie można się zgodzić z takim poglądem.<text:s/><text:span text:style-name="T2664">J</text:span>est zdecydowanie bardziej elastyczny niż w szeregu państw socjalistycznych i także w szeregu państw kapitalistycznych. Czy to jest bardzo dobrze, ja tego nie wiem. Bo też pytanie, czy to tak bardzo dobrze, żeby pozostawiono szeroką swobodę nawet w systemie budżetowym dyrektorom zakładów i kierownictwom zakładów pracy. Ponieważ praktycznie od kilku lat, tzn. od sześciu lat nie ustala się żadnych norm na wydatki w ochronie zdrowia,<text:s/>z wyjątkiem<text:s/>jednej - normy na żywienie.</text:p>
      <text:p text:style-name="P2665">I kolejna sprawa, to jest odetatyzowanie - czyli odlimitowanie zatrudnienia w służbie zdrowia<text:span text:style-name="T2666">.</text:span><text:s/>Od połowy ubiegłego roku nie ma pojęcia, że przekroczę etaty, brakuje mi etatów albo nie mogę czegoś uruchomić, bo nie mam etatu. Pojęcie etat ma charakter informacyjny, liczy się ile mam pieniędzy i od kierownictwa zależy czy będzie miał wyższe<text:s/>w<text:span text:style-name="T2667">yn</text:span>a<text:span text:style-name="T2668">gr</text:span>odze<text:span text:style-name="T2669">n</text:span>ia wykonane przez mniej liczny zespół<text:span text:style-name="T2670">,</text:span><text:s/>czy po prostu w ramach tych środków niższe wynagrodzenie wykonane większą liczbą<text:s/><text:span text:style-name="T2671">z</text:span>espołu<text:span text:style-name="T2672">.</text:span><text:s/>O tyle ma to zaletę, że nie płaci się podatku od p<text:span text:style-name="T2673">p</text:span>w, tzn. od ponadnormatywnych wynagrodzeń<text:span text:style-name="T2674">,</text:span><text:s/>który stanowił gilotynę w sferze<text:s/><text:soft-page-break/>produkcji materialnej.</text:p>
      <text:p text:style-name="P2675">I kolejny element<text:span text:style-name="T2676">,</text:span><text:s/>jest to przekazanie upoważnienia przez ministra zdrowia też w końcu ubiegłego roku wszystkich ki<text:span text:style-name="T2677">e</text:span>rowników zakładów centralnego podporządkowania do dysponowania środkami budżetowymi w takim zakresie<text:span text:style-name="T2678">,</text:span><text:s/>jak przysługuje on ministrowi. Czyli dyrektor szpitala w II półroczu ubiegłego roku uzyskał uprawnienie tych wszystkich przesunięć w budżecie, takie same jak posiadał minister.</text:p>
      <text:p text:style-name="P2679"><text:span text:style-name="T2680">Z</text:span><text:s/>podobną prośbą zwrócono się do wojewodów, różnie w województwach to zaskoczyło. Czyli nie wszyscy wojewodowie chcieli podzielić się tymi uprawnieniami z dyrektorami swoich zakładów. Ale w tym roku będziemy konsekwentnie pilnować, żeby takie podzielenie się tą władzą z dyrektorami zakładów nastąpiło.</text:p>
      <text:p text:style-name="P2681"><text:span text:style-name="T2682">I</text:span><text:s/>po tym wszystkim co powiedziałem rodzi się pytanie, skoro to źródło jest<text:span text:style-name="T2683">,</text:span><text:s/>powiedzmy sobie szczerze, w świecie istnieją różne systemy, tam gdzie jest w ocenie przynajmniej światowych przekrojów, najlepsza służba zdrowia tam jest akurat system budżetowy. M<text:span text:style-name="T2684">a</text:span>m na myśli kraje skandynawskie. Tam gdzie jest dobra służba zdrowia albo afektywna służba zdrowia<text:span text:style-name="T2685">,</text:span><text:s/>mam na myśli system finansowania ubezpieczeniowego prawie 100 lat w RFN, od Bismarcka poczynając, tzw. system samop<text:span text:style-name="T2686">o</text:span>mocy społecznej<text:span text:style-name="T2687">,</text:span><text:s/>gdzie jest efektywna służba zdrowia, co wcale nie znaczy, że tania ta służba zdrowia jest, bo<text:s/>ona tania nie je<text:span text:style-name="T2688">s</text:span>t<text:span text:style-name="T2689">,</text:span><text:s/>je<text:span text:style-name="T2690">s</text:span>t to system ubezpieczeniowy. Czyli wcale jak tu widzimy nie tylko decyduje czy to będą środki z budżetu czy skądinąd, decyduje po pierwsze ile tych środków bę<text:span text:style-name="T2691">d</text:span>zie, i po pierwsze czy sposób podziału<text:span text:style-name="T2692">,</text:span><text:s/>czyli dystrybuc<text:span text:style-name="T2693">ji</text:span><text:s/>tych środków wykorzystania będzie motywował do efektów uzyskanych. Poprzez to że np. nie mamy rachunków kosztów, nie jesteśmy w stanie uczynić dwóch podstawowych analiz, koszty efektywne a koszt efekt, czy koszt bene<text:span text:style-name="T2694">fi</text:span>t a koszt korzyść wyrażony w pieniądzu<text:span text:style-name="T2695">,</text:span><text:s/>która jest niezmiernie potrzebna m.in. do oceny programów typu program matka - dziecko, gdzie można poczynić tzw. alternatywne oceny tego programu czy alternatywne sposoby wykorzystania środków.</text:p>
      <text:p text:style-name="P2696">Czyli konkluzje rodzą się co najmniej dwie, należy w ramach reformy stworzyć wydajne i stabilna źródła finansowania, i tutaj opowiadamy się za tzw. pluralizmem finansowym czyli nie jedno<text:span text:style-name="T2697">,</text:span><text:s/>nie monokultura, a kilka źródeł finansowania, i to żeby nie było jedno 90<text:span text:style-name="T2698">%</text:span><text:s/>i od niego jesteśmy tylko uzależnieni. I takim proponowanym modelem jest fundusz ubezpieczeń zdrowotnych, ja celowo podkreślam nie społecznych<text:span text:style-name="T2699">,</text:span><text:s/>a zdrowotnych, bo gdyby propozycja dotyczyła społecznych<text:span text:style-name="T2700">,</text:span><text:s/>znowu byłby problem.<text:s/><text:span text:style-name="T2701">W</text:span><text:s/>tej chwili jest w budżecie problem kultura czy edukacja, edukacja czy zdrowie. B<text:span text:style-name="T2702">y</text:span>łby problem<text:span text:style-name="T2703">,</text:span><text:s/>renciści - emeryc<text:span text:style-name="T2704">i,</text:span><text:s/>a zasiłki - czy zdrowie. A jesteśmy nie ukrywam drodzy, tzn. drodzy w sensie potrzeby są tego typu, środki są potrzebne wysokie.</text:p>
      <text:p text:style-name="P2705">Dlatego jest propozycja tego funduszu ubezpieczeń zdrowotnych<text:span text:style-name="T2706">,</text:span><text:s/>ale nie tylko. Także budżetu, tzn. wspomagania budżetem działalności tej zwłaszcza z programami zdrowotnymi<text:s/>związanymi, z pomocą społeczną, inwestycjami, no nie będę wymieniał tych drobiazgów, będzie czas na dyskusję.</text:p>
      <text:p text:style-name="P2707">I sprawa kolejna, to sprawa wprowadzenia ewidencji rachunku kosztów. To się nie podoba znacznej części, zwłaszcza w naszych warunkach<text:span text:style-name="T2708">,</text:span><text:s/><text:span text:style-name="T2709">pr</text:span>zyzwycz<text:span text:style-name="T2710">ajo</text:span>nych do nieliczenia si<text:span text:style-name="T2711">ę</text:span><text:s/>z groszem pracowników służby zdrowia<text:span text:style-name="T2712">.</text:span><text:s/>Ponieważ zaczęcie się liczyć<text:span text:style-name="T2713">,</text:span><text:s/>wyliczenie się z czegoś<text:span text:style-name="T2714">,</text:span><text:s/>odniesienie tego do efektu, nie jesteśmy do tego<text:s/><text:span text:style-name="T2715">pr</text:span>zyzwycz<text:span text:style-name="T2716">aje</text:span>ni, ale bez tego trudno mówić o ocenie efektywności.</text:p>
      <text:p text:style-name="P2717">I po trzecie, to jest w jaki sposób dzielić te pieniądze, korzystać z tych pieniędzy. I to jest sposób jeden, nic innego nie wymyślił jak samofinansowanie, samodzielność<text:span text:style-name="T2718">, a</text:span><text:s/>w związku z tym samorządność. Niech<text:s/><text:soft-page-break/>każdy odpowiada pod kontrolą społeczną za to ile zarobi, jaka będzie jego kondycja. Rzecz jasna nie może być tego typu firma nastawiona na zysk<text:span text:style-name="T2719">,</text:span><text:s/>ale na zaspokojenie potrzeb społecznych.</text:p>
      <text:p text:style-name="P2720">I to są takie trzy chyba podstawowe elementy, sposobu wyjścia z tej<text:s/><text:span text:style-name="T2721">s</text:span>y<text:span text:style-name="T2722">t</text:span>uac<text:span text:style-name="T2723">ji,</text:span><text:s/>a już bym wkroczył w obszar re<text:span text:style-name="T2724">fo</text:span>rmy co nie jest przedmiotem dzisiejszego posiedzenia.</text:p>
      <text:p text:style-name="P2725">Dziękuję.</text:p>
      <text:p text:style-name="P2726"><text:span text:style-name="T2727">Pr</text:span><text:span text:style-name="T2728">ze</text:span><text:span text:style-name="T2729">wodnicząc</text:span><text:span text:style-name="T2730">y</text:span><text:span text:style-name="T2731">:</text:span></text:p>
      <text:p text:style-name="P2732">Dziękuję bardzo.</text:p>
      <text:p text:style-name="P2733">Jest to, mnie się wydaje<text:span text:style-name="T2734">,</text:span><text:s/>dobre przygotowanie do dyskusji nad mechanizmami ekonomicznymi reformy, które nas czekają, a które jedna z podgrup grupy roboczej chciała dyskutować.</text:p>
      <text:p text:style-name="P2735"><text:span text:style-name="T2736">J</text:span>a może poproszę teraz o głos w dyskusji, ja już wiem, jedną dyskutantkę mam, widziałem. Tak, tak pytania.<text:s/><text:span text:style-name="T2737">J</text:span>a myślę, że w tej chwili pytania, dlatego że mamy tak<text:s/>samo ekspertów ZUS<text:span text:style-name="T2738">,</text:span><text:s/>jeżeli s<text:span text:style-name="T2739">ą</text:span><text:s/>pytania, to muszę powiedzieć, że mam wyrzuty sumienia, ponieważ prosiłem na ranną sesję, myślałem, że te mechanizmy ekonomiczne przejdą rano i odsiedzieli razem z nami eksperci ZUS<text:span text:style-name="T2740">.</text:span></text:p>
      <text:p text:style-name="P2741">Proszę bardzo<text:s/><text:span text:style-name="T2742">p</text:span>ytania.</text:p>
      <text:p text:style-name="P2743"><text:span text:style-name="T2744">Ob</text:span><text:span text:style-name="T2745">.</text:span><text:span text:style-name="T2746"><text:s/>Janina Zielińska</text:span><text:span text:style-name="T2747">:</text:span></text:p>
      <text:p text:style-name="P2748">Ja mam pytanie do przedmówcy. Wiemy, że mamy przecież Narodowy Fundusz Ochrony Zdrowia. Chciałabym wiedzieć, jaka to jest kwota w skali kraju, bo zrobiłam rozeznanie w skal<text:span text:style-name="T2749">i<text:s/></text:span>województwa, wiem że na dole są to minimalne złotówki, ale w skali województwa bydgoskiego mamy tego 270 milionów i wiem co z tego było zrobione i co można zrobić. Jaka to jest kwota w skali kraju.</text:p>
      <text:p text:style-name="P2750">Na razie tyle.</text:p>
      <text:p text:style-name="P2751"><text:span text:style-name="T2752">Pr</text:span><text:span text:style-name="T2753">zewodnicząc</text:span><text:span text:style-name="T2754">y</text:span><text:span text:style-name="T2755">:</text:span></text:p>
      <text:p text:style-name="P2756">D<text:span text:style-name="T2757">zi</text:span>ękuję.</text:p>
      <text:p text:style-name="P2758">Może od razu magistrze.</text:p>
      <text:p text:style-name="P2759"><text:span text:style-name="T2760">Ob. Wysocki</text:span>:</text:p>
      <text:p text:style-name="P2761">Nie podawałem funduszu, Narodowego Funduszu Ochrony Zdrowia, ponieważ są to środki nie państwowe, tylko są środki społeczne. Jest to aktualnie niewielka kwota, jest to kwota około 5 miliardów złotych zbiórki Narodowego Funduszu Ochrony Zdrowia. Po to, żebyśmy zrealizowali program NFOZ z budżetu pań<text:span text:style-name="T2762">s</text:span>twa dokłada się co roku i w roku bieżącym dołoży się 22 miliardy złotych, żeby ciągnąć progr<text:span text:style-name="T2763">a</text:span>m rozpoczęty z Narodowego Funduszu Ochrony Zdrowia.</text:p>
      <text:p text:style-name="P2764"><text:span text:style-name="T2765">Przewodnicząc</text:span><text:span text:style-name="T2766">y</text:span><text:span text:style-name="T2767">:</text:span></text:p>
      <text:p text:style-name="P2768">Dziękuję bard<text:span text:style-name="T2769">zo.</text:span></text:p>
      <text:p text:style-name="P2770">Doktor Umiastow<text:span text:style-name="T2771">s</text:span>ki.</text:p>
      <text:p text:style-name="P2772"><text:span text:style-name="T2773">Ob. Umiastowski</text:span><text:span text:style-name="T2774">:</text:span></text:p>
      <text:p text:style-name="P2775">Mam kilka krótkich pyt<text:span text:style-name="T2776">a</text:span>ń<text:span text:style-name="T2777">.</text:span><text:s/>Pierwsze, dlaczego ZUS jest de<text:span text:style-name="T2778">f</text:span>icytowy. Drugie, dlaczego środki z monopolu spirytusowego nie idą na służbę zdrowia. Trzecie<text:span text:style-name="T2779">,</text:span><text:s/>co się dzieje z dochodem<text:span text:style-name="T2780">!</text:span><text:s/>dewizowymi kontraktów medycznych polskiej służby zdrowia. Czwarte, czy przemysł farmaceutyczny jest dochodowy czy deficytowy, je<text:span text:style-name="T2781">ś</text:span>li deficytowy to dlaczego,<text:span text:style-name="T2782"><text:s/></text:span>jeśli dochodowy to co się dzieje...</text:p>
      <text:p text:style-name="P2783"><text:span text:style-name="T2784">Ob. Wysocki</text:span>:</text:p>
      <text:p text:style-name="P2785"><text:span text:style-name="T2786">J</text:span>eśli mam odpowiedzieć na pytania, to powoli, bo zapisać nie mogę.</text:p>
      <text:soft-page-break/>
      <text:p text:style-name="P2787"><text:span text:style-name="T2788">Ob. Umiastowski</text:span><text:span text:style-name="T2789">:</text:span></text:p>
      <text:p text:style-name="P2790">Dobrze, bardzo przepraszam.</text:p>
      <text:p text:style-name="P2791">Czemu ZUS deficytowy - pierwsze. Drugie - co się dzieje z dochodami z monopolu spirytusowego i tytoniowego?</text:p>
      <text:p text:style-name="P2792">Trzecie - co si<text:span text:style-name="T2793">ę</text:span><text:s/>d<text:span text:style-name="T2794">z</text:span>ieje z dochodami dewizowymi kontraktów służby zdrowia, zagranicznych, zbiorowych i indywidualnych<text:span text:style-name="T2795">.<text:s/></text:span>Wiem<text:span text:style-name="T2796">, że</text:span><text:s/>idą do banku handlowego, co potem?</text:p>
      <text:p text:style-name="P2797">Czwarte<text:s/><text:span text:style-name="T2798">-</text:span><text:s/>czy przemysł farmaceutyczny jest dochodowy czy deficytowy?<text:s/><text:span text:style-name="T2799">J</text:span>eśli deficytowy, to dlaczego? Jeś<text:span text:style-name="T2800">l</text:span>i dochodowy, to dokąd idzie dochód?</text:p>
      <text:p text:style-name="P2801">I piąte<text:s/><text:span text:style-name="T2802">-</text:span><text:s/>czy można ustalić, ile polski podatnik płaci na służbę zdrowia<text:span text:style-name="T2803">.</text:span></text:p>
      <text:p text:style-name="P2804">Dziękuję<text:span text:style-name="T2805">.</text:span></text:p>
      <text:p text:style-name="P2806"><text:span text:style-name="T2807">Przewodnicząc</text:span><text:span text:style-name="T2808">y</text:span>:</text:p>
      <text:p text:style-name="P2809"><text:span text:style-name="T2810">Ja</text:span><text:s/>my<text:span text:style-name="T2811">ś</text:span>lę, że może na to pierwsze pytanie odnośnie ZUS ja poproszę naszych gości z ZUS<text:span text:style-name="T2812">.</text:span></text:p>
      <text:p text:style-name="P2813"><text:span text:style-name="T2814">Ob</text:span><text:span text:style-name="T2815">.</text:span><text:span text:style-name="T2816"><text:s/>Kuratowska</text:span>:</text:p>
      <text:p text:style-name="P2817">Ponieważ to do ZUS pytanie właśnie, króciutkie bardzo<text:span text:style-name="T2818">.<text:s/></text:span>Czy wszystkie resorty<text:span text:style-name="T2819">,</text:span><text:s/>a więc i Resort Obrony Narodowej, i MSW płacą składki ZUS-owskie, bo tutaj jest trochę nieporozumienie<text:span text:style-name="T2820">.</text:span></text:p>
      <text:p text:style-name="P2821"><text:span text:style-name="T2822">Ob. T</text:span><text:span text:style-name="T2823">e</text:span><text:span text:style-name="T2824">resa Madejska</text:span>:</text:p>
      <text:p text:style-name="P2825">Tak zrozumiałam to pytania, że jednak będę musiała odpowiedzieć szerzej,<text:s/><text:span text:style-name="T2826">a</text:span><text:s/>nie wprost czy ZUS jest deficytowy, bo oczywiście w dniu dzisiejszym jeszcze deficytowy nie jest<text:span text:style-name="T2827">.</text:span><text:s/>O środkach ZUS, środkach Zakładu Ubezpieczeń Społecznych możemy mówić od 1968 r<text:span text:style-name="T2828">.</text:span>, kiedy to część naszej działalności została wył<text:span text:style-name="T2829">ą</text:span>czona z budżetu państwa, utworzony został fundusz emerytalny. W 1968 r<text:span text:style-name="T2830">.</text:span><text:s/>funduszem emerytalnym objęte zostały świadczenia emerytalno-rentowe i świadczenia na wypadek choroby i macierzyństwa<text:span text:style-name="T2831">.</text:span><text:span text:style-name="T2832"><text:s/></text:span>Z tytułu wypadków przy pracy<text:span text:style-name="T2833">.</text:span><text:s/>Natomiast te<text:s/><text:span text:style-name="T2834">ś</text:span>wiadczenia, krótkoterminowe nadal pozostały w budżecie<text:span text:style-name="T2835">, czyli</text:span><text:s/>że wszystkie zasiłki pozostały w budżecie państw<text:span text:style-name="T2836">a.</text:span><text:s/>Stad już w 1968 r<text:span text:style-name="T2837">.<text:s/></text:span>wpływy ze składek były dzielone na fundusz i na budże<text:span text:style-name="T2838">t. W</text:span><text:s/>skali globalnej to był podział - 70% wpływów otrzymywał fundusz, 30% budżet państwa.</text:p>
      <text:p text:style-name="P2839">I w okresie lat 1968 - 1986, kiedy funkcjonował fundusz emerytalny występowały corocznie nadwyżki funduszu z wyjątkiem dwóch lat<text:span text:style-name="T2840">.</text:span><text:s/>Pierwsze załamanie było w roku 1980, drugie w 1982<text:span text:style-name="T2841">.</text:span><text:s/>W 1980 r. zabrakło nam 17 mld zł, było to związane z podwyżką świadczeń emerytalno-rentowych i niedobór ten został pok<text:span text:style-name="T2842">r</text:span>y<text:span text:style-name="T2843">t</text:span>y ze środków nagromadzonych w latach poprzednich<text:span text:style-name="T2844">.</text:span><text:s/>W 1982 r<text:span text:style-name="T2845">.</text:span><text:s/>zabrakło nam. I muszę powiedzieć, że już w 1981 r<text:span text:style-name="T2846">.</text:span><text:s/>podwyższono składkę po tym pierwszym załamaniu<text:span text:style-name="T2847">.</text:span></text:p>
      <text:p text:style-name="P2848">W 1982 r. zabrakło nam 21 mld zł, dochody były niższe od wydatków i środków nagromadzonych nie było, budżet państwa udzielił nam dotacji uzupełnia<text:span text:style-name="T2849">ją</text:span>cej, o którą nigdy się do tej pory nie upomniał, po prostu dofinansował fundusz emerytalny.</text:p>
      <text:p text:style-name="P2850">W 1987 r<text:span text:style-name="T2851">.</text:span><text:s/>został utworzony fundusz ubezpieczenia społecznego<text:span text:style-name="T2852">.</text:span><text:s/>Funduszem tym jest objęta całość dochodów i całość wydatków ubezpieczeń społecznych<text:span text:style-name="T2853">.</text:span><text:s/>Od momentu utworzenia funduszu budżet państwa nie dost<text:span text:style-name="T2854">aj</text:span>e od nas grosza<text:span text:style-name="T2855">.<text:s/></text:span>Natomiast my czerpiemy środki z budżetu w formie dotacji, to będzie w tej chwili odpowiedź na pytanie pani docent. Finansujemy bowiem, wypłacamy, bo przyznaje resort Ministerstwa Obrony Narodowej, MSW, służba więzienna, to są te resorty na całym świecie finansowane z budżetu państwa,<text:span text:style-name="T2856"><text:s/></text:span>w Polsce również świadczenia te przyznawane są przez te<text:s/>resorty, natomiast my<text:s/><text:soft-page-break/>jesteśmy kas<text:span text:style-name="T2857">ą,</text:span><text:s/>która te kwoty wypłaca.<text:s/><text:span text:style-name="T2858">I</text:span><text:s/>na ten cel otrzymujemy dotacje z budżetu państwa do wysokości dokonanych wpłat. To są systemy zaopatrzeniowe, a więc systemy nieoparte na składkach. Składki na ubezpieczenie społeczne dla funkcjonariuszy tych resortów nie są płacone, st<text:span text:style-name="T2859">ą</text:span>d budżet państwa pokrywa.</text:p>
      <text:p text:style-name="P2860">Niezależnie od tego, są drobne inne dotacje, np. niektóre grupy ludności płacą niższą składkę niż powszechnie obowiązu<text:span text:style-name="T2861">ją</text:span>ca. Taką grupą są rolnicze spółdzielnie produkcyjne, są państwowe gospodarstwa rolne. Na te grupy ludności otrzymujemy również dotacje do wysokości powszechnie obowiązującej składki, a więc do wysokości 38, bo jak państwo wiedzą w 1977 r. składka z 43 została obniżona do 38%. W 1989 r<text:span text:style-name="T2862">.</text:span><text:s/>na te dwa rodzaje dotacji uzupełnia<text:span text:style-name="T2863">ją</text:span>ce składki i pokrycie wydatków, no przepraszam jeszcze nie tylko MON, MSW i służba więzienna, świadczenia kombatanckie do 1987 r. istniał fundusz kombatantów<text:span text:style-name="T2864">,</text:span><text:s/>którzy refundował nam wydatki, a w tej chwili myśmy przejęli wypłaty świadczeń kombatanckich i tak samo budżet państwa zwraca nam co do złotówki świadczenia wypłacane inwalidom wo<text:span text:style-name="T2865">je</text:span>nnym i wojskowym. Muszę powiedzieć, że my nie jesteśmy tacy dobrzy, że my nawet opłaty pocztowe ściągamy z budżetu państwa. Jak ja za przekazaną emeryturę płacę 60 zł, to ja sobie też do dotacji doliczam<text:span text:style-name="T2866">.<text:s/></text:span>Ryczałty energetyczne wypłacane kombatantom też są objęte dotacją budżetu państwa.</text:p>
      <text:p text:style-name="P2867">Łącznie, to już mówił mój poprzednik pan dyrektor Wysocki, łącznie dochody ZUS w 1989 r. wyniosą 3 biliony 964 zł, ale wydatki wyniosą 4 biliony 209 miliardów złotych. I muszę powiedzieć, że plan nasz został skonstruowany tak,<text:s/>że ja w tym planie mam<text:span text:style-name="T2868">,</text:span><text:s/>zgodnie z obowiązu<text:span text:style-name="T2869">ją</text:span>cymi przepisami, tylko uwzględnione wydatki, które można by<text:span text:style-name="T2870">ł</text:span>o przewidzieć przed opracowaniem planu, a więc mam tylko środki na waloryzację, na skutki waloryzacji ubiegłorocznej, w danym roku mamy 10 miesięcy<text:span text:style-name="T2871">,</text:span><text:s/>więc 2 miesiące musiałam doplanować. Skutki waloryzacji ubiegłorocznej, skutki waloryzacji tegorocznej od 1 marca, skutki podwyżek najniższych emerytur i rent od 1 stycznia, od 1 marca, no i mam też tą dodatkową waloryzację<text:span text:style-name="T2872">,</text:span><text:s/>którą zostali objęci emeryci, którym świadczenia zostały przyznane w 1988 r.</text:p>
      <text:p text:style-name="P2873">A nie łudźmy się, na pewno będą dodatkowe działania osłonowe w II połowie roku<text:span text:style-name="T2874">.</text:span><text:s/>A już przy tym planie dzisiejszym mam w roku 1989 niedobór 250 mld zł, stąd nagromadzone środki przez nas na koniec<text:s/><text:span text:style-name="T2875">1</text:span>989 r<text:span text:style-name="T2876">.</text:span><text:s/>spada<text:span text:style-name="T2877">ją</text:span><text:s/>do 477 mld zł<text:span text:style-name="T2878">.<text:s/></text:span>A<text:span text:style-name="T2879">,</text:span><text:s/>tak jak każdy fundusz, tak i nasz fundusz musi na koniec roku zawsze mieć pewną rezerwę ś<text:span text:style-name="T2880">r</text:span>odków obrotowych.</text:p>
      <text:p text:style-name="P2881">Proszę pamiętać<text:span text:style-name="T2882">, że</text:span><text:s/>składki na ubezpieczenia społeczna płacone<text:s/><text:span text:style-name="T2883">są</text:span><text:s/>z dołu, świadczenia wypłacamy z góry co 5 dni, waloryzacja świadczeń, dodatkowe osłonowe działania powodują skoki wydatków w danym miesiącu, to nie jest równomierny w całym roku, wzrost wydatków. A poza tym nie wszystkie województwa stały się samowyst<text:span text:style-name="T2884">ar</text:span>czalne samo<text:span text:style-name="T2885">fi</text:span>nansu<text:span text:style-name="T2886">ją</text:span>ce, są takie tereny<text:span text:style-name="T2887">,</text:span><text:s/>gdzie składki płacone przez zakłady pracy i przez samych ubezpieczonych nie starczają na pokrycie świadczeń.<text:s/><text:span text:style-name="T2888">J</text:span>a muszę mieć rezerwę ś<text:span text:style-name="T2889">r</text:span>odków na redys<text:span text:style-name="T2890">tr</text:span>ybuc<text:span text:style-name="T2891">ję<text:s/></text:span>i dofinansowywanie niektórych oddziałów ZUS. W 1988 r. dofinansowyw<text:span text:style-name="T2892">al</text:span>iśmy 28 oddziałów ZUS.</text:p>
      <text:p text:style-name="P2893">Tak że stan środków, który nam<text:s/><text:span text:style-name="T2894">z</text:span>o<text:span text:style-name="T2895">st</text:span>anie na koniec roku nie pozwala nam na żadne inne przeznaczenie ich na żadne inne cele poza celami ubezpieczeniowymi<text:span text:style-name="T2896">.</text:span><text:s/>Ten stan spowoduje to, że rezerwa, o której wspominał pan dyrektor Wysocki 200 mld zł umieszczona w banku na o<text:span text:style-name="T2897">pr</text:span>ocentowanym rachunku w formie lokaty będzie musiała być w ciągu tego roku wycofana, bo 486 mld zł to jest kwota, która jest<text:s/>nam<text:s/>bezwzględnie potrzebna na właściwe gospod<text:span text:style-name="T2898">a</text:span>rowanie funduszem, a nie pójście do rzędu i powiedzenie<text:span text:style-name="T2899">,</text:span><text:s/>że<text:s/><text:span text:style-name="T2900">n</text:span>ie mamy z czego płacić emerytur czy rent.</text:p>
      <text:soft-page-break/>
      <text:p text:style-name="P2901">Ponadto chciałam zwrócić uwagę, że Sejm 16 lutego po<text:span text:style-name="T2902">dj</text:span>ął ustawę o zmianie ustawy o organizac<text:span text:style-name="T2903">ji</text:span><text:s/>i finansowaniu ubezpieczeń społecznych i zobowiązał nas do prowadzenia działalności dotyczącej<text:span text:style-name="T2904">,</text:span><text:s/>zmierza<text:span text:style-name="T2905">j</text:span>ącej do zapobiegania zachorowaniom<text:span text:style-name="T2906">,</text:span><text:s/>inwalidztwu i wypadkom oraz wspierania działalności rehabi<text:span text:style-name="T2907">l</text:span>itacji zawodowe<text:span text:style-name="T2908">j</text:span>. Mamy ws<text:span text:style-name="T2909">p</text:span>i<text:span text:style-name="T2910">e</text:span>r<text:span text:style-name="T2911">a</text:span>ć, rozumie się<text:span text:style-name="T2912">,<text:s/></text:span>że finansowo<text:span text:style-name="T2913">,</text:span><text:s/>edukację z<text:span text:style-name="T2914">a</text:span>wodową, rozwijanie ośrodków reh<text:span text:style-name="T2915">a</text:span>bilit<text:span text:style-name="T2916">a</text:span>c<text:span text:style-name="T2917">ji</text:span><text:s/>zawodowej<text:span text:style-name="T2918">,</text:span><text:s/>rozwijanie produkcji protez<text:span text:style-name="T2919">,</text:span><text:s/>przedmiotów ortopedycznych<text:span text:style-name="T2920">,</text:span><text:s/>sprzętu rehabilitacy<text:span text:style-name="T2921">jn</text:span>ego, prowadzić badania i analizy przyczyn inwalidztwa,<text:s/><text:span text:style-name="T2922">a</text:span><text:s/>zwłaszcza w zakresie wypadków przy pracy i chorób zawodowych. ZUS został również tą ustawą zobowiązany do wspierania rozwoju sieci domów, pensjon<text:span text:style-name="T2923">a</text:span>tów dla emerytów<text:s/><text:span text:style-name="T2924">i</text:span><text:s/>rencistów.</text:p>
      <text:p text:style-name="P2925">Oczywiście działanie te będziemy podejmować w takim zakresie<text:span text:style-name="T2926">,</text:span><text:s/>na jaki będę nam pozwalały środki funduszu.</text:p>
      <text:p text:style-name="P2927">Wystarczy?</text:p>
      <text:p text:style-name="P2928"><text:span text:style-name="T2929">Ob.</text:span><text:span text:style-name="T2930"><text:s/>Edelman</text:span>:</text:p>
      <text:p text:style-name="P2931"><text:span text:style-name="T2932">...</text:span>miliony<text:span text:style-name="T2933">,</text:span><text:s/>miliardy lecą, a ja nic nie rozumiem. Ode mnie pani bierze przez 25 lat 38%. Tak?</text:p>
      <text:p text:style-name="P2934"><text:span text:style-name="T2935">O</text:span><text:span text:style-name="T2936">b</text:span><text:span text:style-name="T2937">.</text:span><text:span text:style-name="T2938"><text:s/>Madejska</text:span><text:span text:style-name="T2939">:</text:span></text:p>
      <text:p text:style-name="P2940">Nieprawda. 15,5 brałam od zarobków 3 000.</text:p>
      <text:p text:style-name="P2941"><text:span text:style-name="T2942">Ob</text:span><text:span text:style-name="T2943">.</text:span><text:span text:style-name="T2944"><text:s/>Edelman</text:span>:</text:p>
      <text:p text:style-name="P2945">3 t<text:span text:style-name="T2946">ys</text:span>. to jest warte złotówki<text:span text:style-name="T2947">,</text:span><text:s/>to jest inflacja, to pani źle gospodaruje tym in<text:span text:style-name="T2948">t</text:span>eresem, że pani nie zabezpieczyła tych pieniędzy. To pani wina. Oczywiście. Ale 15% czy ileś bierzecie 38% od daty, nie dzisiaj, już parę lat<text:span text:style-name="T2949">. I</text:span><text:s/>przepraszam bardzo, ja potem dostaję renty przeciętnie, znaczy się człowiek, 5 lat powiedzmy, nawet też nie, nie, emerytury znaczy się - 5 lat. To ja się pytam, gdzie moje 15 - 20 lat tego co ja mało płacę, malutko płacę<text:span text:style-name="T2950">, ale</text:span><text:s/>gdzie one są. To znaczy, że pani pozwoliła, jak ja pani płaciłem, włożyć sobie te pieniądze do kieszeni, trzymać pod poduszką i nie zrobić u<text:span text:style-name="T2951">żyt</text:span>k<text:span text:style-name="T2952">u</text:span>, żeby one się zdewaluował<text:span text:style-name="T2953">y.<text:s/></text:span>Bo nic innego nie widzę<text:span text:style-name="T2954">,</text:span><text:s/>bo jak pani mi płaciła 2 tys. zł emerytury 15 lat temu, a dziś pani mi płaci 40, a ja płacę mniej więcej ten sam procent, to pani zmarnowała moje pieniądze. Tak, czy nie? Pani będzie mi płaciła 5 lat, ja dłużej niż do 80 lat nie przeżyję<text:span text:style-name="T2955">.</text:span><text:s/>85, ile człowiek przeżyje, do 100? Nie chodzi o mnie. To jest nielogiczne co wy mówicie albo zmarnowaliście te pieniądze, albo wtedy kiedy mieliście pieniądze od<text:span text:style-name="T2956">pr</text:span>owadz<text:span text:style-name="T2957">al</text:span>iście do budżetu państwa, albo wydawaliście na co innego, co ja w ogóle nie jestem w stanie zrozumieć. Bo 30 lat przeciętnie, 25 lat każdy człowiek płaci do ZUS i nie ma tych pieniędzy. 30 lat płaci, nie wiem. Więc gdzie są te pieniądze, to mi wytłumaczcie. Dobrze, dziś nie macie, dziurę macie. Ale gdzie macie te pieniądze za te 30 lat.</text:p>
      <text:p text:style-name="P2958"><text:span text:style-name="T2959">Ob</text:span><text:span text:style-name="T2960">.</text:span><text:span text:style-name="T2961"><text:s/>Madejska</text:span>:</text:p>
      <text:p text:style-name="P2962"><text:span text:style-name="T2963">J</text:span>a chyba od tego zaczęłam.</text:p>
      <text:p text:style-name="P2964"><text:span text:style-name="T2965">Ob. Edelman</text:span>:</text:p>
      <text:p text:style-name="P2966">Nie.</text:p>
      <text:p text:style-name="P2967"><text:span text:style-name="T2968">Ob. Made</text:span><text:span text:style-name="T2969">js</text:span><text:span text:style-name="T2970">k</text:span><text:span text:style-name="T2971">a</text:span>:</text:p>
      <text:p text:style-name="P2972"><text:span text:style-name="T2973">Ż</text:span>e finanse ZUS ma<text:s/><text:span text:style-name="T2974">w</text:span><text:s/>budżecie państwa.<text:s/>System budżetu państwa jest taki<text:span text:style-name="T2975">,</text:span><text:s/>ż<text:span text:style-name="T2976">e</text:span><text:s/>całość dochodów zostaje w budżecie<text:span text:style-name="T2977">.</text:span>.<text:span text:style-name="T2978">.</text:span></text:p>
      <text:p text:style-name="P2979"><text:span text:style-name="T2980">Ob. Edelman</text:span>:</text:p>
      <text:p text:style-name="P2981">Aha, zabiera<text:span text:style-name="T2982">j</text:span>ą<text:span text:style-name="T2983">,</text:span><text:s/>nareszcie wiemy o co chodzi.</text:p>
      <text:soft-page-break/>
      <text:p text:style-name="P2984"><text:span text:style-name="T2985">O</text:span><text:span text:style-name="T2986">b.</text:span><text:span text:style-name="T2987"><text:s/>Made</text:span><text:span text:style-name="T2988">j</text:span><text:span text:style-name="T2989">ska</text:span>:</text:p>
      <text:p text:style-name="P2990">Na wydatki otrzymuje ś<text:span text:style-name="T2991">r</text:span>odki z budżetu. Powiedziałam, że o środkach ZUS możemy mówić od 1968 r<text:span text:style-name="T2992">.</text:span>, kiedy powstał fundusz emerytalny.</text:p>
      <text:p text:style-name="P2993"><text:span text:style-name="T2994">Ob. Edelman</text:span>:</text:p>
      <text:p text:style-name="P2995">To też 20 lat.</text:p>
      <text:p text:style-name="P2996"><text:span text:style-name="T2997">Ob. Madejska</text:span>:</text:p>
      <text:p text:style-name="P2998"><text:span text:style-name="T2999">I</text:span><text:s/>powiedziałam, że w każdym roku jakaś nadwyżka zostawała na tym funduszu, tylko dwa lata zabrakło nam środków funduszu emerytalnego.</text:p>
      <text:p text:style-name="P3000"><text:span text:style-name="T3001">Ob. Edelman</text:span>:</text:p>
      <text:p text:style-name="P3002">Ale przecież to jest niemożliw<text:span text:style-name="T3003">e.</text:span>.<text:span text:style-name="T3004">.</text:span><text:s/>Przecież 20 lat ludzie płacą pieniądze i pracują dalej.</text:p>
      <text:p text:style-name="P3005"><text:span text:style-name="T3006">Ob</text:span><text:span text:style-name="T3007">.</text:span><text:span text:style-name="T3008"><text:s/>Madejska</text:span>:</text:p>
      <text:p text:style-name="P3009">Renta jest świadczeniem płaconym bardzo długo. Bo na rentę można iść mając lat 20 i brać ją do 80 roku życia<text:span text:style-name="T3010">.</text:span><text:s/>Emerytura jest płacona przeciętnie około 15 lat. Oczywiście. I na tym polega ryzyko ubezpieczeniowe.</text:p>
      <text:p text:style-name="P3011"><text:span text:style-name="T3012">Ob. Edelman</text:span>:</text:p>
      <text:p text:style-name="P3013">Przeciętna 72 lata, a idzie na emeryturę i rentę 65, więc gdzie tu jest 15 lat płacenia. Przecież tu nie chodzi o poszczególnego człowieka, tylko ogólnie. Państwo zmarnowali od 1968 r. kupę pieniędzy, boście ich nie zabezpieczyli<text:span text:style-name="T3014">.</text:span><text:s/>To jest oczywiste. I wobec tego trzeba się zastanowić co z tym zrobić, bo tak n<text:span text:style-name="T3015">i</text:span>e może być. Ludzie płacą pieniądze, a potem nie dost<text:span text:style-name="T3016">ają</text:span><text:s/>swoich wartości<text:span text:style-name="T3017">.<text:s/></text:span>Bo te pieniądze, które pani bierze z mojej pensji to ja nie dostaję w za<text:span text:style-name="T3018">k</text:span>ł<text:span text:style-name="T3019">a</text:span>dzie pracy, to są moje pieniądze. Wartości tego garnituru jest tylko 5<text:span text:style-name="T3020">%</text:span><text:s/>mojej pracy.<text:s/>A reszta to jest<text:s/>nie wiadomo<text:s/>co. Pani bierze też z tego, czyli gdyby pani nie brała<text:span text:style-name="T3021">,</text:span><text:s/>to by było 7,5%, a pani bierze. Bo przecież poza tymi 38% jeszcze 20% co się płaci już nie wiem na co, na socjalne, jeszcze 28<text:span text:style-name="T3022">%</text:span>. 20%, gdzie tamto jest, kto to<text:s/><text:span text:style-name="T3023">b</text:span>ierze? Też państwo biorą część z tego. Zmarnowaliście te pieniądze<text:span text:style-name="T3024">.</text:span><text:s/><text:span text:style-name="T3025">T</text:span>o jest oczywis<text:span text:style-name="T3026">t</text:span>a rzecz. Nikogo nie przekonacie, żebyście podawali te biliony i miliardy, to nikogo nie przekonacie, żeście nie zrobili źle z tymi pieniędzmi. Czyli oddawaliście te pieniądze do budżetu państwa i państwo wam dawało ile wy chcecie. I to jest wsz<text:span text:style-name="T3027">y</text:span>s<text:span text:style-name="T3028">tk</text:span>o<text:span text:style-name="T3029">.</text:span><text:s/>Zamiast zabezpieczyć moje pieniądze, to w ogóle do sądu was podać.</text:p>
      <text:p text:style-name="P3030"><text:span text:style-name="T3031">Przewodniczący</text:span><text:span text:style-name="T3032">:</text:span></text:p>
      <text:p text:style-name="P3033">Zaraz pani dyrektor.</text:p>
      <text:p text:style-name="P3034">Muszę powiedzieć, że się bardzo cieszę, że mamy ekspertów.</text:p>
      <text:p text:style-name="P3035"><text:span text:style-name="T3036">Ob. Edelman</text:span>:</text:p>
      <text:p text:style-name="P3037"><text:span text:style-name="T3038">J</text:span>a nie jestem ekspertem, ja dbam o moje 200 zł.</text:p>
      <text:p text:style-name="P3039"><text:span text:style-name="T3040">Przewodniczący</text:span><text:span text:style-name="T3041">:</text:span></text:p>
      <text:p text:style-name="P3042">Nie<text:span text:style-name="T3043">,</text:span><text:s/>nie pan.</text:p>
      <text:p text:style-name="P3044">Dlatego my poprosimy teraz o udzielenie odpowiedzi, a jeszcze może zbierzemy te pytania, które będą do ZUS.</text:p>
      <text:p text:style-name="P3045">Proszę bardzo.</text:p>
      <text:p text:style-name="P3046"><text:span text:style-name="T3047">Ob</text:span><text:span text:style-name="T3048">.</text:span><text:span text:style-name="T3049"><text:s/>Chmielowa</text:span>:</text:p>
      <text:p text:style-name="P3050">Czy możemy się dowiedzieć, ilu mamy rencistów, ilu mamy emerytów? Czy to jest możliwe, bo<text:s/><text:soft-page-break/>słyszałam, że pracujących obecnie jest tylko 11 mln, a blisko 5 mln jest emerytów i rencistów.<text:s/><text:span text:style-name="T3051">I</text:span><text:s/>teraz interesowałby mnie wiek, w jakim wieku są przeciętnie ci renciści i emeryci. Bo inaczej to ten rachunek się naprawdę nie zgadza.<text:s/>Bo my wszyscy umier<text:span text:style-name="T3052">a</text:span>my w biegu<text:span text:style-name="T3053">.</text:span><text:s/>Pracujemy do końca i umieramy<text:span text:style-name="T3054">.</text:span><text:s/>Ja prawie nie znam emeryta wśród lekarzy<text:span text:style-name="T3055">.</text:span><text:s/>To gdzie s<text:span text:style-name="T3056">ą</text:span><text:s/>ci emeryci<text:span text:style-name="T3057">,</text:span><text:s/>którzy te nasze pieniądze biorą.</text:p>
      <text:p text:style-name="P3058"><text:span text:style-name="T3059">Przewodnic</text:span><text:span text:style-name="T3060">zą</text:span><text:span text:style-name="T3061">cy</text:span>:</text:p>
      <text:p text:style-name="P3062">Czy są jakieś jeszcze pytania?</text:p>
      <text:p text:style-name="P3063">Proszę.</text:p>
      <text:p text:style-name="P3064"><text:span text:style-name="T3065">Ob. Kul</text:span><text:span text:style-name="T3066">er</text:span><text:span text:style-name="T3067">ski</text:span>:</text:p>
      <text:p text:style-name="P3068">Ja mam jeszcze pytanie odnośnie tych rent. Ja nie jestem ekspertem, ale mam wątpliwości. Mianowicie, jest powiedziane, że w tej chwili ZUS płaci renty i emerytury pracownikom resortu Mini<text:span text:style-name="T3069">s</text:span>terstwa Obrony Narodowej i MSW, i to jest refundowane jakby, czy dawane nazwijmy to<text:span text:style-name="T3070">,<text:s/></text:span>z budżetu p<text:span text:style-name="T3071">a</text:span>ństwa. Tak to zrozumiałem. I teraz wobec tego mam pytanie<text:span text:style-name="T3072">,</text:span><text:s/>czy do tych przeciętnych wieku, o których państwo mówicie jaka to jest kwoto łącznie w tej chwili, bo rozumiem, że państwo macie 3 biliony, a wydatkowane będą 4 biliony 200. Czy to jest ta różnica. Nie. Dobrze<text:span text:style-name="T3073">,</text:span><text:s/>to jest jedne sprawa.</text:p>
      <text:p text:style-name="P3074">Druga sprawa, mówi się tutaj o niskim wieku osób idących na renty i emerytury. Czy również jest to średnia wszystkich grup, bo ja znowuż nie wiem<text:span text:style-name="T3075">,</text:span><text:s/>ale wydaje mi<text:s/><text:span text:style-name="T3076">s</text:span>ię, że grupa, te dwie grupy o których wspomniałem, przechodzą na renty, na emerytury, bo renty to też swoj<text:span text:style-name="T3077">ą</text:span><text:s/>drogą, ale trudniej jest uchwycić, ale na emerytury znacznie wcześniej.</text:p>
      <text:p text:style-name="P3078"><text:span text:style-name="T3079">I</text:span><text:s/>trzecie pytanie, czy fundusz, który jest przez p<text:span text:style-name="T3080">a</text:span>ństwo przeznaczany dla tej grupy emerytów i rencistów je<text:span text:style-name="T3081">s</text:span>t wliczany w fundusz przeznaczony dla tych dwóch r<text:span text:style-name="T3082">e</text:span>sor<text:span text:style-name="T3083">tó</text:span>w generalnie?</text:p>
      <text:p text:style-name="P3084">Takie pytanie może śmieszne, ale może ja nie mam ra<text:span text:style-name="T3085">cj</text:span>i, świadczenia kombatanckie na jakim mniej więcej<text:s/>poziomie<text:s/><text:span text:style-name="T3086">s</text:span>ię kształtują w stosunku do lat poprzednich, mnie nie chodzi o wartości bezwzględne, a raczej czy jest to spadkowa tendencja, czy się utrzymuje, czy wzrastająca<text:span text:style-name="T3087">.</text:span></text:p>
      <text:p text:style-name="P3088"><text:span text:style-name="T3089">Przew</text:span><text:span text:style-name="T3090">odni</text:span><text:span text:style-name="T3091">czą</text:span><text:span text:style-name="T3092">cy</text:span><text:span text:style-name="T3093">:</text:span></text:p>
      <text:p text:style-name="P3094">Czy są jeszcze jakieś pytania? Jeśli nie, można prosić panią dyrektor.</text:p>
      <text:p text:style-name="P3095"><text:span text:style-name="T3096">Ob. Madejska</text:span>:</text:p>
      <text:p text:style-name="P3097">Nie wszystkie pytania zanotowałam<text:span text:style-name="T3098">.</text:span></text:p>
      <text:p text:style-name="P3099"><text:span text:style-name="T3100">P</text:span>ierwsze<text:span text:style-name="T3101">,</text:span><text:s/>pamiętam pytanie jest, w systemie ubezpieczenie społecznego pracownika i systemie pochodnym mamy przeciętnie miesięcznie 5 mln 585 to są emeryci i renciści.<text:s/><text:span text:style-name="T3102">Jeżeli</text:span><text:s/>dodamy do tego rolników to w<text:span text:style-name="T3103">y</text:span>chodzimy na liczbę 6 mln 990, to je<text:span text:style-name="T3104">s</text:span>t nasza roczna liczba emerytów,<text:s/>rencistów.</text:p>
      <text:p text:style-name="P3105">Nie, ja nie planuję takimi danymi, to już, rocznik statystyczny mam, to możemy zerknąć.</text:p>
      <text:p text:style-name="P3106">To jest jedno. Drugie. Wrócę do tych składek. Składka przeciętna jest 38%, nie wszystkie grupy ubezpieczonych płacą<text:span text:style-name="T3107">,</text:span><text:s/>za nie wszystkie grupy ubezpieczonych płaci się 38<text:span text:style-name="T3108">%</text:span>, za<text:s/><text:span text:style-name="T3109">e</text:span>merytó<text:span text:style-name="T3110">w</text:span>, rencistów, inwalidów składka jest płacona w wysokości 5%. Stąd średnia ważona stopa procentowa składek w roku 1988 dla przykładu, wyniosła tylko 35,35. To nie jest pełne 38%.</text:p>
      <text:p text:style-name="P3111">MON, MSW, służba więzienna.<text:s/><text:span text:style-name="T3112">J</text:span>a mówiąc przedtem, już powiedziałam. Łączna dotacja moja, nie mam podziału dotacji ze sobą, nie spodziewałam się, bo nasza komisja, ta komisja nie jest komisją ubezpieczeń społecznych, więc nie wzięłam szczególnych danych. Natomiast całość dotacji<text:span text:style-name="T3113">,<text:s/></text:span>dotacja dla wojska, milicji, służby więziennej i ta dotacja uzupełnia<text:span text:style-name="T3114">ją</text:span>ca, o której mówiłam za niektóre grupy płatników w planie 1989<text:s/><text:soft-page-break/>r. wyni<text:span text:style-name="T3115">ó</text:span>s<text:span text:style-name="T3116">ł</text:span><text:s/>356 miliardów złotych.<text:s/><text:span text:style-name="T3117">I</text:span><text:s/>jest ona po stronie dochodów i po stronie wydatków, to jest kwo<text:span text:style-name="T3118">t</text:span>a w wydatkach.</text:p>
      <text:p text:style-name="P3119">St<text:span text:style-name="T3120">ą</text:span>d nie m<text:span text:style-name="T3121">a</text:span><text:s/>mowy o tym, żeby ta różnica, o której ja mówiłam<text:span text:style-name="T3122">,</text:span><text:s/>że wydatki przekraczają dochody, miała coś wspólnego z tymi świadczeniami.</text:p>
      <text:p text:style-name="P3123">Kombatanci. Były dwa rodzaje świadczeń dla kombatantów jak pamiętam przed laty. Jedni mieli od zarobków, jeżeli jakiś okres czasu przepracowali, wymiar. Inni mieli od ryczałtowej podstawy. Ta ryczałtowa podst<text:span text:style-name="T3124">a</text:span>wa była najpierw 3 tys<text:span text:style-name="T3125">.</text:span>, później 7<text:span text:style-name="T3126">,</text:span><text:s/>później 9. I te 9 tys. jest teraz waloryzowane, tym samym współczynnikiem co system pracowniczy. Tak że przeciętna wysokość świadczenia nie jest tam wysoka</text:p>
      <text:p text:style-name="P3127"><text:span text:style-name="T3128">Ob.</text:span><text:span text:style-name="T3129"><text:s text:c="23"/></text:span>:</text:p>
      <text:p text:style-name="P3130">Mnie nie chodziło o wysokość świadczeń. Bo to jest inna sprawa. Tylko czy liczba.</text:p>
      <text:p text:style-name="P3131"><text:span text:style-name="T3132">O</text:span><text:span text:style-name="T3133">b</text:span><text:span text:style-name="T3134">.</text:span><text:span text:style-name="T3135"><text:s/>Made</text:span><text:span text:style-name="T3136">js</text:span><text:span text:style-name="T3137">ka</text:span><text:span text:style-name="T3138">:</text:span></text:p>
      <text:p text:style-name="P3139">Portfel się zmniejsza.</text:p>
      <text:p text:style-name="P3140">Liczba spada, oczywiście z roku na rok spada.</text:p>
      <text:p text:style-name="P3141"><text:span text:style-name="T3142">Ob.</text:span><text:span text:style-name="T3143"><text:s text:c="23"/></text:span>:</text:p>
      <text:p text:style-name="P3144">Dziękuję.</text:p>
      <text:p text:style-name="P3145"><text:span text:style-name="T3146">Przewodniczący</text:span><text:span text:style-name="T3147">:</text:span></text:p>
      <text:p text:style-name="P3148">Prawidłowo<text:span text:style-name="T3149">,</text:span><text:s/>uznajemy za prawidłową sytuację.</text:p>
      <text:p text:style-name="P3150">Czy w takim razie...</text:p>
      <text:p text:style-name="P3151">Proszę bardzo.</text:p>
      <text:p text:style-name="P3152"><text:span text:style-name="T3153">O</text:span><text:span text:style-name="T3154">b</text:span><text:span text:style-name="T3155">.</text:span><text:span text:style-name="T3156"><text:s/>Madejska</text:span><text:span text:style-name="T3157">:</text:span></text:p>
      <text:p text:style-name="P3158">P<text:span text:style-name="T3159">a</text:span>dł tu zarzut<text:span text:style-name="T3160">,</text:span><text:s/>w tej chwili sobie przypomniałam, że zmarnowałam pieniądze. Ponieważ tylko z środków ZUS wydawane były pieniądze na świadczenia społeczne do tej pory, i takie dane mam.<text:s/><text:span text:style-name="T3161">J</text:span>a mogę od<text:s/><text:span text:style-name="T3162">19</text:span>6<text:span text:style-name="T3163">8</text:span><text:s/>r. do 1988, rok po roku podać kwotę nadwyżki, jaka była na koniec roku i podać kwotę oprocentowania. Sekundkę, mam tu gdzieś karteczkę<text:span text:style-name="T3164">,</text:span><text:s/>zsumowałam sobie specjalnie. Do roku 1988 odsetki od naszych pieniędzy wyniosły 37 miliardów, natomiast bank od tej lokaty, o której tu mówiliśmy nie przypisał nam jeszcze odsetek, bowiem termin lokaty mija w sierpniu 1989 r. i wtedy zostaną przypisane odsetki. 12% za rok 1988<text:span text:style-name="T3165">,</text:span><text:s/>55% za rok 1989<text:span text:style-name="T3166">.</text:span><text:s/>Przypuszczam, że to bę<text:span text:style-name="T3167">d</text:span>zie kwota stanowiąca około 30 mld złotych.</text:p>
      <text:p text:style-name="P3168"><text:span text:style-name="T3169">Przewodniczący</text:span><text:span text:style-name="T3170">:</text:span></text:p>
      <text:p text:style-name="P3171">Tak<text:span text:style-name="T3172">,</text:span><text:s/>proszę uprze<text:span text:style-name="T3173">jm</text:span>ie.</text:p>
      <text:p text:style-name="P3174"><text:span text:style-name="T3175">Ob</text:span><text:span text:style-name="T3176">.</text:span><text:span text:style-name="T3177"><text:s/>Górski /wiceprezes ZUS/</text:span><text:span text:style-name="T3178">:</text:span></text:p>
      <text:p text:style-name="P3179">Wolałem, żeby moja koleżanka odpowiadała na te pytani<text:span text:style-name="T3180">a,</text:span><text:s/>po pros<text:span text:style-name="T3181">tu</text:span><text:s/>pra<text:span text:style-name="T3182">cuj</text:span>e w ZUS od urodzenia, czyli od skończenia studiów, ja zdecydowanie krócej i jest osobą bardziej kompetentną. Tą pracę prowadzi.</text:p>
      <text:p text:style-name="P3183">Pros<text:span text:style-name="T3184">z</text:span>ę państwa<text:span text:style-name="T3185">,</text:span><text:s/>dwie czy trzy uwagi na tle tych postawionych dwóch zarzutów, co się z tymi pieniędzmi dzieje?<text:span text:style-name="T3186"><text:s/></text:span>I po pierwsze, czy ZUS te pieniądze zmarnował.<text:s/><text:span text:style-name="T3187">Ja</text:span><text:s/>jednoznacznej odpowiedzi na to pytanie w zrozumieniu rachunku, który powinna prowadzić klasyczna, podkreślam klasyczna, instytucja ubezpieczeniowa<text:span text:style-name="T3188">,</text:span><text:s/>jednoznacznej odpowiedzi na to pytanie dać nie mogę<text:span text:style-name="T3189">,</text:span><text:s/>zwłaszcza do sytuacji, która panowała do roku 1987. Od roku 1987, tzn. od momentu kiedy wydana została<text:s/><text:span text:style-name="T3190">z</text:span>r<text:span text:style-name="T3191">e</text:span>s<text:span text:style-name="T3192">zt</text:span>ą przy dużej inicjatywie Zakładu Ubezpieczeń Społecznych, prezesa Zakładu Ubezpieczeń Społecznych, a obecnie wiceprezesa Rady Ministrów Sekuły, nowa ustawa o organizacji i finansowaniu ub<text:span text:style-name="T3193">e</text:span>zpieczeń stworzony<text:s/><text:soft-page-break/>został względnie czysty system finansowy dla Zakładu Ubezpieczeń Społecznych, ten, który pozwala w ramach jednego funduszu gromadzić środki pochodzące ze składek, nimi gospodarować, przy czym wyniki będę różne w różnych latach. My jesteśmy instytucją wykonawczą, natomiast realizujemy szereg decyzji podwyżkowych, decydowanych zdecydowanie wyże<text:span text:style-name="T3194">j.</text:span><text:s/>Nierozmywana jest natomiast odpowiedzialność w przepływie pieniędzy pomiędzy budżetem a funduszem<text:span text:style-name="T3195">.</text:span><text:s/>Uczyniona zo<text:span text:style-name="T3196">st</text:span>ała wreszcie rzecz jeszcze jedna bardzo ważna, uczyniona w ramach tej poprawki do ustawy, o której pani Madejska przed chwilę mówiła, uchwalonej 16 lutego, i która nas bardzo bolała<text:span text:style-name="T3197">.</text:span><text:s/>Mianowicie, rzeczywiście Zakład Ubezpieczeń Społecznych mógł swoje ś<text:span text:style-name="T3198">r</text:span><text:span text:style-name="T3199">o</text:span>dki pochodzące z n<text:span text:style-name="T3200">a</text:span>dw<text:span text:style-name="T3201">y</text:span>żki, myślę o roku 1987, 1988<text:span text:style-name="T3202">,</text:span><text:s/>mógł swoje środki dawać do banku na oprocentowanie delikatnie mówiąc, powiedzmy nie najbardziej korzystne z punktu widzenia wielkości<text:s/>procentów i inflacji. To jest dokładnie ten san proces jaki mieli poszczególni obywatele.</text:p>
      <text:p text:style-name="P3203">Proszę państwa, żeby była jasność, panie doktorze, ja naprawdę mam do pana tak wielki szacunek, ale w grę wchodziły kwoty i ewentualne utraty kwot<text:span text:style-name="T3204">,</text:span><text:s/>czy relatywne utraty kwo<text:span text:style-name="T3205">t</text:span>, które w stosunku do całego budżetu ZUS i w<text:span text:style-name="T3206">ydat</text:span>ków ZUS mogły wynosi około 6%, 6%<text:span text:style-name="T3207">.</text:span><text:s/>W tej chwili ta poprawka wprowadzona do ustawy, uchwalonej 16 lutego br., pozwala Zakładowi Ubezpieczeń Społecznych lokować pieniądze w sposób maksymalnie korzystny, i takie zobowiązanie na nas, wyboru banku, wyboru, łącznie z przedsięwzięciami quasi gospod<text:span text:style-name="T3208">ar</text:span>czymi, takimi jak to miały miejsce przed wojną itd<text:span text:style-name="T3209">.</text:span></text:p>
      <text:p text:style-name="P3210">Oczywiście znowu cała ta nadwyżka nasza w tej chwili jest bardzo niewielka, bardzo niewielka, i oczywiście znowu to nie jest wielkość, która cokolwiek może uratować czy rzutować na finanse ZUS, natomiast z punktu widzenia poprawnej gospodarki<text:span text:style-name="T3211">,</text:span><text:s/>gospodarności i uniknięcia zarzutu, żeście zmarnowali moje pieniądze, jest to sytua<text:span text:style-name="T3212">cj</text:span>a dla naszej instytucji, jako instytucji finansowej, zdecydowanie normalniejsza<text:span text:style-name="T3213">,</text:span><text:s/>tak bym ją nazwał<text:span text:style-name="T3214">.</text:span></text:p>
      <text:p text:style-name="P3215">Teraz, jeszcze dwa zdania i kończę. Jeśli idzie o ten zarzut zmarnowania tych pieniędzy i porównanie takie proste, porównanie typu przeciętna długość życia, moment uzyskiwania emerytury i renty, no i wysokość płaconych składek. To jest oczywiście rzecz s<text:span text:style-name="T3216">t</text:span>rasznie ekspercka i wymagałaby zbadania naszych ksiąg, tak bym to powiedział. Rzecz jest stosunkowo prosta, tylko wymagałaby zbadania roku po roku.</text:p>
      <text:p text:style-name="P3217">Proszę państwa, znakomita część n<text:span text:style-name="T3218">a</text:span>szej emerytury, której my znowu nie możemy odnosić do tego przeciętnego wieku 60-65<text:span text:style-name="T3219">,</text:span><text:s/>bo są i okresy zdecydowanie krótsze, stanowią mamy około 4 mln emerytów, ponad 2 czy 2,5 miliona to są renciści, którzy korzystaj<text:span text:style-name="T3220">ą</text:span><text:s/>z tych świadczeń z różnych grup<text:span text:style-name="T3221">,</text:span><text:s/>korzystają zdecydowanie wcześni<text:span text:style-name="T3222">ej.</text:span><text:s/>Do tego dochodzą renty rodzinne, do tego dochodzi re<text:span text:style-name="T3223">fi</text:span>nansowanie świadczeń z tytułu zachorowań<text:span text:style-name="T3224">.</text:span><text:s/>Po prostu ta mozaika jest zdecydowanie bardziej złożona, żeby można było robić to proste porównanie<text:span text:style-name="T3225">, że</text:span><text:s/>przeciętny wiek mężczyzny w tej chwili zdaje się 68,5 roku, a powszechnie obowiązu<text:span text:style-name="T3226">ją</text:span>cy wiek odejścia na emeryturę 65<text:span text:style-name="T3227">,</text:span><text:s/>wobec tego tylko odłóżcie z moich składek na te<text:span text:style-name="T3228"><text:s/></text:span>3,5 roku<text:span text:style-name="T3229">.</text:span><text:s/>Po prostu rachunek byłby nieprawdziwy. Można badać rok po roku i przy mankamentach, o których mówiłem, których jestem świadom, w samym systemie finansowania dotychczasowych instytucji, przy świadomości tych mankamentów,<text:s/>„nie tu pies jest pogrzebany”.</text:p>
      <text:p text:style-name="P3230">Dziękuję bardzo.</text:p>
      <text:p text:style-name="P3231"><text:span text:style-name="T3232">Przewodniczący</text:span>:</text:p>
      <text:p text:style-name="P3233">Dziękuję bardzo.</text:p>
      <text:soft-page-break/>
      <text:p text:style-name="P3234"><text:span text:style-name="T3235">Ob. Edelman</text:span>:</text:p>
      <text:p text:style-name="P3236">Żeby to wygospod<text:span text:style-name="T3237">ar</text:span>ować to<text:span text:style-name="T3238"><text:s/></text:span>p<text:span text:style-name="T3239">ł</text:span>atnik się nie musi martwić.<text:span text:style-name="T3240"><text:s/>J</text:span>eżeli ZUS bierze od niego pieniądze, to ZUS jest za nie odpowiedzialny. To moja sprawa nie jest, to jest pana sprawa<text:span text:style-name="T3241">.</text:span><text:s/>Jak, żeby było dla mnie na te trzy lata<text:span text:style-name="T3242">.</text:span><text:s/>To jest pana sprawa. A jeżeli pan ze mnie płaci na inne rzeczy, to pan musi z moich pieniędzy zarobić na<text:s/><text:span text:style-name="T3243">t</text:span>e inne rzeczy, a pan nie zarabia. Pan nie zarabia, to pan spla<text:span text:style-name="T3244">jt</text:span>ował.<text:s/>A jeżeli pan splajtował, to pana zamknął ten interes.</text:p>
      <text:p text:style-name="P3245"><text:span text:style-name="T3246">Ob.</text:span><text:span text:style-name="T3247"><text:s text:c="23"/></text:span>:</text:p>
      <text:p text:style-name="P3248">Panie<text:s/><text:span text:style-name="T3249">pr</text:span>zewodniczący, krótko jeszcze<text:span text:style-name="T3250">.</text:span></text:p>
      <text:p text:style-name="P3251"><text:span text:style-name="T3252">Przewodnicząc</text:span><text:span text:style-name="T3253">y:</text:span></text:p>
      <text:p text:style-name="P3254">Tak proszę bardzo, panie prezesie.<text:span text:style-name="T3255">..</text:span><text:s/>Po tośmy pana prosili.</text:p>
      <text:p text:style-name="P3256"><text:span text:style-name="T3257">Ob. Górski</text:span>:</text:p>
      <text:p text:style-name="P3258">Zgadzam się na 100% z panem, z wywodem pana doktora. Natomiast myśmy nigdy nie dopuścili z winy ZUS, poza tymi dwoma przypadkami o niewielkiej skali<text:span text:style-name="T3259">,</text:span><text:s/>o których mówiła pani Madejska, że przez dwa lata kończyliśmy bilans ZUS minusowym wynikiem.</text:p>
      <text:p text:style-name="P3260">Dodatkowo m<text:span text:style-name="T3261">i</text:span>eć, i to była sprawa tych rekompensat i operacji podwyżkowych. Stąd musimy mieć ten fundusz rezerwowy, o którym również pani Madejska mówiła, który by nam jakieś skokowe różnice pozwalał wyrównywać.</text:p>
      <text:p text:style-name="P3262">Zarzut pana doktora może sprowadzać się do tej bardzo<text:span text:style-name="T3263"><text:s/></text:span>obszernej listy celów uzupełnia<text:span text:style-name="T3264">ją</text:span>cych, które zostawały w<text:span text:style-name="T3265">p</text:span>rowadzone w ustawie, na które ZUS może dodatkowo pieniądze przeznaczać. Li<text:span text:style-name="T3266">s</text:span>ta jest rzeczy<text:span text:style-name="T3267">w</text:span>iście imponująca. Od budowy domów starców poprzez ośrodki rehabilitacyjne itd., itd.</text:p>
      <text:p text:style-name="P3268">Proszę państwa, to w tej chwili z naszych kalkulac<text:span text:style-name="T3269">ji</text:span>, ta ustawa<text:s/><text:span text:style-name="T3270">i</text:span><text:s/>ta poprawka do ustawy weszła 16 lutego, wpływają już pierwsze oferty<text:span text:style-name="T3271">.</text:span><text:s/>Dla przykładu rozmawiałem wczoraj z panem prof. Rudnickim, który bardzo agituje nas fundacją<text:s/>„Nie jedno serce”<text:s/>na rozbudowę ośrodka rehabilitacji kardiologicznej w Konstancinie, podobno rzeczy szalenie potrzebnej. Nam również potrzebnej. Ta rozbudowa kosztowałaby 5, 6, 7 mld - w tych granicach. To jest tego<text:s/>typu kwota. Tych ofert mamy sporo.</text:p>
      <text:p text:style-name="P3272">My przy obecnym stanie naszych finansów możemy, tak j<text:span text:style-name="T3273">a</text:span>k w tej chwili te finanse widzimy w roku bieżącym, przeznaczyć na to kwotę około 30 - 40 miliardów złotych. Nie więce<text:span text:style-name="T3274">j.</text:span><text:s/>Ideałem, byłoby, żeby te dwa przedsięwzięcia które wprowadziła ta nowa ustawa, czyli możliwość lokowania korzystnego i możliwość jednocześnie realizacji celów, które społecznie zbożnych i wspiera<text:span text:style-name="T3275">ją</text:span>cych służbę zdrowia, żeby to b<text:span text:style-name="T3276">yło</text:span><text:s/>iunctim.<text:s/><text:span text:style-name="T3277">Ż</text:span>ebym ja mógł znajdować<text:span text:style-name="T3278"><text:s/></text:span>interesy, które byłyby społecznie korzystne, np. budowa<text:span text:style-name="T3279"><text:s/></text:span>protezowni, sprzęt rehabilitacyjny itd., i żeby mnie to przynosiło zyski. Natomiast takich układów jeszcze u nas w gospodarce nie ma.</text:p>
      <text:p text:style-name="P3280">Z punktu widzenia interesów środków, które pan doktor i państwo włożyliście w ZUS przymusowo, płacąc składki, to z tego punktu widzenia powinienem to lokować w interesy choćby najbardziej podejrzane moralnie, ale dające mi największy zysk, z punktu widzenia tego drugiego celu, muszę dokonywać niejako wyboru<text:span text:style-name="T3281">, że</text:span><text:s/>ja to robię z dużym marginesem ostrożności, ale powiedzmy sobie, w jakimś tam stopniu kosztem świadczeń<text:s/><text:span text:style-name="T3282">p</text:span>ieniężnych, które są naszą podstawową domeną.</text:p>
      <text:p text:style-name="P3283">Dziękuję bardzo.</text:p>
      <text:p text:style-name="P3284"><text:span text:style-name="T3285">Przewodniczący</text:span>:</text:p>
      <text:soft-page-break/>
      <text:p text:style-name="P3286"><text:span text:style-name="T3287">J</text:span>a chciałbym serdecznie<text:span text:style-name="T3288">,</text:span><text:s/>tak, tak, ja wiem będą odpowiedzi. Natomiast chciałbym serdecznie podziękować naszym gościom i ekspertom z ZUS, bo mnie się wydaje, że my nie rozwiążemy dzisiaj w tej dyskusji problemów ZUS jako instytucji, rentowności, czy powiedzmy iść jak fundacja Rockefellera, czy Rockefeller, który swoje przedsiębiorstwo prowadzi. Natomiast przyjmujemy tą informację, ponieważ jest to tak jakżeśmy zapowiedzieli, informacja, i bym poprosił w tej chwili, dziękując<text:s/><text:span text:style-name="T3289">b</text:span>ardzo panu prezesowi i pani dyrektor za to, że tak długo z nami spędzili tyle czasu i tyle czasu czekali na swój występ. A doktora Edelmana muszę zastrzec panie prezesie, nie jest łatwo zadowolić. W związku z tym proszę to wziąć pod uwagę.</text:p>
      <text:p text:style-name="P3290">Natomiast chciałbym, żeby dyrektor Wysocki odpowiedział na te pozostałe pytania, możliwie też informacy<text:span text:style-name="T3291">jn</text:span>ie, dlatego, że czas ucieka.</text:p>
      <text:p text:style-name="P3292"><text:span text:style-name="T3293">Ob.</text:span><text:span text:style-name="T3294"><text:s text:c="23"/></text:span>:</text:p>
      <text:p text:style-name="P3295">Ponieważ państwo z ZUS maj<text:span text:style-name="T3296">ą</text:span><text:s/>odejść, to może jeszcze jedno pytanie<text:span text:style-name="T3297">.</text:span><text:s/>Gdyby tą składkę ubezpieczenia zdrowotnego ZUS miał liczyć, to słyszałam, że państwo dokonywali jakiś szacunków<text:span text:style-name="T3298">,</text:span><text:s/>o<text:s/><text:span text:style-name="T3299">i</text:span>le by z t<text:span text:style-name="T3300">e</text:span>go tytułu wzrosły koszty funkcjonowania ZUS<text:span text:style-name="T3301">.</text:span><text:s/>Nie robiliście państwo<text:span text:style-name="T3302">.</text:span></text:p>
      <text:p text:style-name="P3303"><text:span text:style-name="T3304">Ob. Made</text:span><text:span text:style-name="T3305">j</text:span><text:span text:style-name="T3306">ska</text:span>:</text:p>
      <text:p text:style-name="P3307">Muszę powiedzieć, że gdyby komisja doszła do takiego wniosku, że służbę zdrowia trzeba poratować jakąś dodatkową składką<text:span text:style-name="T3308">,</text:span><text:s/>to ZUS nie uchyla się od tego, że może być pomocny swym aparatem<text:span text:style-name="T3309">.</text:span><text:s/>Bowiem zbieramy składkę na ub<text:span text:style-name="T3310">e</text:span>zpieczenie społeczne, moglibyśmy równie dobrze zbierać dodatkową składką na ubezpieczenia zdrowotne i przekazywać ją do Ministerstwa Zdrowia, czy na Fundusz Ochrony Zdrowia. Przepisy w tej chwili są takie, że w sumie prawo do świadczeń wynik<text:span text:style-name="T3311">a</text:span><text:s/>nadal nie z prawa konstytucy<text:span text:style-name="T3312">j</text:span>nego, a z prawa objęcia ubezpieczeniem społecznym. Ale nie możemy<text:span text:style-name="T3313">,</text:span><text:s/><text:span text:style-name="T3314">ja</text:span>k przedstawiają nasze<text:span text:style-name="T3315"><text:s/>f</text:span>in<text:span text:style-name="T3316">an</text:span>se, z naszych finansów finansować, z naszych środków przeznaczyć coś na ochronę zdrowia. Natomiast możemy być tym robotnikiem, który ściągnie i przekaże tą składkę. Z tym że każda podwyżka składki to jak wiemy to jest wzrost kosztów działalności przedsiębiorstwa, to jest czynnikiem in<text:span text:style-name="T3317">fl</text:span>a<text:span text:style-name="T3318">cj</text:span>ogenny<text:span text:style-name="T3319">m.</text:span></text:p>
      <text:p text:style-name="P3320"><text:span text:style-name="T3321">Ob. Górski</text:span><text:span text:style-name="T3322">:</text:span></text:p>
      <text:p text:style-name="P3323">Jeżeli zostaliśmy j<text:span text:style-name="T3324">e</text:span>szcz<text:span text:style-name="T3325">e</text:span><text:s/>powołani do głosu, przepraszam jeszcze bardzo państwa, znamy ten temat. Tak samo jak przyjacielem państwa, tak i moim jest pan doktor Krasucki, jego memoriały też mam<text:span text:style-name="T3326">.</text:span><text:s/>Bezpośrednia odpowiedź na pytanie<text:s/>pani jaka musiałaby to być wielkość składki, w sensie rachunkowym musielibyśmy mieć jakieś licz<text:span text:style-name="T3327">yd</text:span>ełko<text:span text:style-name="T3328">,</text:span><text:s/>jest nie<text:span text:style-name="T3329">s</text:span>łyc<text:span text:style-name="T3330">h</text:span>anie prosta. Bo jest ten bilion 400 milionów<text:span text:style-name="T3331">,</text:span><text:s/>o którym mówił pan dyrektor Wysocki, tyle kosztuje służba zdrowia zdaje się, że mniej więcej tyle kosztuje<text:span text:style-name="T3332">,</text:span><text:s/>to podzielić to przez liczbę osób ubezpieczonych, od których składk<text:span text:style-name="T3333">uj</text:span>emy podzielić przez 12 i mielibyśmy mniej więcej, odnieść do funduszu płac, i byśmy mieli poziom składki.</text:p>
      <text:p text:style-name="P3334">Tylko teraz powstaje pytanie następujące, bo ja się też nad tym tematem m.in. na skutek dyskusji z Piotrusiem Krasuckim bardzo zastanawiałem. Na pewno, mówił o tym pan dyrektor Wysocki, że mamy służbę zdrowia funkcjonu<text:span text:style-name="T3335">ją</text:span>cą bardzo dobrze,<text:s/><text:span text:style-name="T3336">a</text:span><text:s/>finansowaną z budżetu w Skandynawii, i też dobrze pracującą w oparciu o inny model RFN-owski ubezpieczeniowy.</text:p>
      <text:p text:style-name="P3337">My jako in<text:span text:style-name="T3338">s</text:span>tytu<text:span text:style-name="T3339">cj</text:span>a<text:s/><text:span text:style-name="T3340">ub</text:span>ez<text:span text:style-name="T3341">pi</text:span>eczeniowa w obecnym kształcie, proszę państwa proszę pamiętać, że wspominana z łzą w oku ubezpieczalnia społeczna była zlikwidowana w 1949 czy 1950 r. Myśmy się stali w tej chwili instytuc<text:span text:style-name="T3342">ją<text:s/></text:span>typowo finansowo-świadczeniową. Gdyby to miała być operacja nie tylko finansowa,<text:s/><text:soft-page-break/>tzn., że my pobieramy składki, przekazujemy to na kogoś powiedzmy sobie, potrzeba miliard 400 to ustalamy składkę, która zapewnia, bilion 400 przepraszam, ale jeżeli to miałoby być związane z kontrolą przez nas zasadności wydatkowania pieniędzy przez służbę zdrowia, rachunkiem kosztów określonych jakiś normatywów na każdego chorego, każdy zastrzyk, każde urządzenie itd. to my byśmy musieli się jako instytucja przekszt<text:span text:style-name="T3343">ał</text:span>cić. To by musiała by<text:span text:style-name="T3344">ć</text:span><text:s/>całkiem inna instytucja, z przynajmniej całym pionem silnie wyspecjalizowanym, który może działałby o wiele lepiej od obecnego Ministerstwa Zdrowia, ale czy, ja też takiej gwarancji nie potrafię dać<text:span text:style-name="T3345">.</text:span><text:s/>Więc w pierwszej fazie, gdyby taka koncepcja zwyciężyła, oskładkowania, to byłaby to po prostu koncepcja tylko innego sposobu przekazywania pieniędzy, bo my w poborze składek to mamy dużą wprawę, to potrafimy robić, my gwarantować, że nie zmarnujemy tych pieniędzy teraz dzięki tym możliwościom korzystnie<text:span text:style-name="T3346">js</text:span>zego lokowania, to też byśmy zagwarantowali. Natomiast musielibyśmy być płatnikiem rachunków, które nam by organizacje służby zdrowia wystawiały bez rzeczywistej kontroli, dopóki byśmy jakiegoś aparatu, czy jakiegoś modelu kontroli tych wydatków sami nie wypracowali.</text:p>
      <text:p text:style-name="P3347">Dziękuję bardzo.</text:p>
      <text:p text:style-name="P3348"><text:span text:style-name="T3349">Przewodniczący</text:span>:</text:p>
      <text:p text:style-name="P3350">Czy można przyją<text:span text:style-name="T3351">ć,</text:span><text:s/>że nie ma więcej pytań do ZUS<text:span text:style-name="T3352">.<text:s/></text:span>Ja myślę, że to było bardzo pomocne, dlatego że wielokrotnie wydawało się, że prosty zabieg przerzucenia całych wydatków na Zakład Ubezpieczeń Społecznych, na ubezpieczenia zdrowotne rozwiązuje sprawę. Jest to zagadnienie oczywiście, które jest aktualne i stawiane w reformie w tych kierunkach reformy<text:span text:style-name="T3353">,</text:span><text:s/>ale musimy zdawać sobie sprawę, że to nie jest takie proste przestawienie łatwe i w krótkim czasie<text:span text:style-name="T3354">,</text:span><text:s/>bardzo krótkim czasie może nastąpić. Ja dziękuję bardzo państwu.</text:p>
      <text:p text:style-name="P3355">A teraz wracamy do tych pytań, które były postawione przez pana doktora Umias<text:span text:style-name="T3356">to</text:span>wskiego i poproszę magistra Wysockiego o odpowiedź.</text:p>
      <text:p text:style-name="P3357"><text:span text:style-name="T3358">Ob. Wysocki</text:span>:</text:p>
      <text:p text:style-name="P3359">Dziękuję bardzo. Nie wiem czy potrafię na wszystkie kompetentnie odpowiedzieć, bo część pytań jest nie do naszego resortu<text:span text:style-name="T3360">,</text:span><text:s/>nie do resortu zdrowia. Ale na ile mi wiedza pozwala oczywiście postaram się odpowiedzieć.</text:p>
      <text:p text:style-name="P3361">Pytanie<text:s/><text:span text:style-name="T3362">p</text:span>ierwsze, co się dzieje z podatkami od monopolu spirytusowego. A więc podatki od działalności, od produkcji alkoholu wpłacane są jak wszystkie inne podatki dochodowe i obrotowe do fiskusa. Tzn. do izb skarbowych. Co się z nimi dzieje, a idą do budżetu centralnego i idą na wszelkie cele. To są jedne z dochodów budżetu. Za to to, co my otrzymujemy na fundusz przeciwalkoholowy to jest nie odpis od produkc<text:span text:style-name="T3363">ji</text:span><text:s/>alkoholu<text:span text:style-name="T3364">,</text:span><text:s/>tylko odpis od obrotu alkoholem. To jest od wartości obrotu alkoholem. My dost<text:span text:style-name="T3365">aj</text:span>emy tylko, tak jak tu podawałem, tylko 2,3%<text:span text:style-name="T3366">, a</text:span><text:s/>reszta stanowi dochód budżetu centralnego.</text:p>
      <text:p text:style-name="P3367">Druga sprawa kontrakty zagraniczne. Normalnie wszystkie kontrakty zagraniczne, te zbiorowe<text:span text:style-name="T3368">,</text:span><text:s/>indywidualne, które prowadzi<text:s/>„Polservice”, rozlicza<text:s/>„Polservice”. Z tego, na ile zorientowany jestem, połowę dewiz odsprzed<text:span text:style-name="T3369">aj</text:span>e państwu, tzn. do Narodowego Banku<text:span text:style-name="T3370">, a</text:span><text:s/>połowę zostaje jemu, tzn. on posiada tylko połowę dewiz. Do nielicznych kontraktów, bodaj do dwóch<text:span text:style-name="T3371">,</text:span><text:s/>jest taka decyzja, podejrzewam przez pomyłkę nie uchylona, jeszcze Prezydium Rządu z lat siedemdziesiątych, gdzie w odniesieniu do dwóch kontraktów, z Lee i jeszcze któryś nie pamiętam nazwy miejscowości, z tej połówki, która zostaje<text:s/>„Polservicowi”, połowa jest przekazywana na konto Ministrowi Zdrowia i Opieki Społeczne<text:span text:style-name="T3372">j.</text:span><text:s/>W ubiegłym roku było to ponad 200<text:s/><text:soft-page-break/>tys. dolarów i te 200 tys<text:span text:style-name="T3373">.</text:span><text:s/>dolarów z kolei jest dzielone<text:s/><text:span text:style-name="T3374">g</text:span>łów<text:span text:style-name="T3375">n</text:span>i<text:span text:style-name="T3376">e</text:span><text:s/>między realizatorów kontraktu<text:span text:style-name="T3377">, którzy</text:span><text:s/>te kontrakty realizują<text:span text:style-name="T3378">.</text:span><text:s/>Realizatorów, tzn. do szpitali, w Białymstoku czy w Krakowie, czy w Gdańsku, tam gdzie lekarze<text:s/><text:span text:style-name="T3379">są</text:span>, na sprzęt, aparaturę<text:span text:style-name="T3380">.</text:span><text:s/>Tylko powiedzmy sobie szczerze, że jest to porówn<text:span text:style-name="T3381">ywa</text:span>l<text:span text:style-name="T3382">n</text:span>ie niewielka, niska kwota. Co to jest kilkaset tysięcy dolarów w skali kraju.</text:p>
      <text:p text:style-name="P3383">Przemysł farmaceutyczny. Kondycja ka<text:span text:style-name="T3384">ż</text:span>dego przemysłu w tym samym farmaceutycznego, uzależniona jest od cen, tzn. za ile się produkuje i za ile się sprzedaje. Na całym świecie jest to przemysł wyjątkowo dochodowy, ponieważ akumulacja jest potężna. U nas w Polsce do lat początków osiemdziesiątych, był to bardzo dochodowy przemysł, ponieważ akumulacja wynosiła jak na początek lat osiemdziesiątych, czy do 1982 bardzo dużo, bo około 10 - 12 miliardów złotych, co na owe czasy jest bardzo dużo. Tylko po wprowadzeniu cen urzędowych i nie podwyższaniu cen w<text:s/>„Cefarmach”, tzn. u kupuj<text:span text:style-name="T3385">ą</text:span>cych leki przemysł ten w produkcji na kraj przestał być przemysłem dochodowym.<text:s/>Na eksport jest nadal dochodowy<text:span text:style-name="T3386">.</text:span><text:s/>W produkcji na kraj, dlaczego, bo obowiązywały ceny urzędowe. Efekt jest taki, że w ubiegłym roku to co<text:s/>„Cefarm”<text:s/>kupił od przemysłu farmaceutycznego, czyli ta kwota, którą wydał na zakup leków, a ta kwota za którą<text:span text:style-name="T3387"><text:s/></text:span>sprz<text:span text:style-name="T3388">e</text:span>d<text:span text:style-name="T3389">a</text:span>ł leki<text:span text:style-name="T3390">,</text:span><text:s/>detaliczne, wyrównując dopłaty do recept, że to są zupełnie odrębne środki, że budżet państwa dopłaca do każdej recepty określoną kwotę, to po to, żeby pokryć różnicę w cenie, między ceną zakupu i ceną sprzedaży, oczywiście ł<text:span text:style-name="T3391">ą</text:span>cznie z lekami z importu, bo przecież te leki z importu też są kupowane, d<text:span text:style-name="T3392">o</text:span>l<text:span text:style-name="T3393">a</text:span>ry są przeliczane po cenie określonej<text:span text:style-name="T3394">, a</text:span><text:s/>lek jest sprzedawany po cenie polskiej<text:span text:style-name="T3395">,</text:span><text:s/>tzn. nie kosztuje 10 tys. czy 20, tylko odpowiednio mniej. To ta dopłata wyniosła 140 mld zł.<text:s/>Czyli jakb<text:span text:style-name="T3396">yś</text:span>my powiedzieli ujemny bilans przemysłu farmaceutycznego w ubiegłym roku w odniesieniu tylko do obrotów z<text:s/>„Cefarmem”, wyniósł 140 miliardów złotych<text:span text:style-name="T3397">.</text:span></text:p>
      <text:p text:style-name="P3398">Rzecz jasna poza tym przemysł otrzymywał<text:s/><text:span text:style-name="T3399">s</text:span>wo<text:span text:style-name="T3400">j</text:span>ą cenę<text:span text:style-name="T3401">,<text:s/></text:span>czyli przemysł do tego nie dopłacał. Straty nie miał. Ale nie miał normalnych, godziwych zysków na tyle, gdyby pozwolono mu dać cenę umown<text:span text:style-name="T3402">ą</text:span><text:s/>czyli taką cenę, która byłaby ceną negocjowaną. W związku z tym możemy dzisiaj generalnie powiedzieć, że kondycja przemysłu, czy sytuacja<text:s/><text:span text:style-name="T3403">f</text:span>inansowa przemysłu farmaceutycznego w tej produkcji na kraj nie jest porównywalną z tymi normalnymi firmami na Zachodzie, które bardzo dobrze<text:span text:style-name="T3404">,</text:span><text:s/>nie tylko ten przemysł,<text:s/>ale i fiskus, bardzo dobrze z tego żyją.</text:p>
      <text:p text:style-name="P3405">Przy czym może to nie być pełna odpowiedź, bo ja mówię to z pozycji Minist<text:span text:style-name="T3406">e</text:span>rstwa Zdrowia, nie z pozycji Ministra Przemysłu czy Ministra Finansów<text:span text:style-name="T3407">.</text:span></text:p>
      <text:p text:style-name="P3408">I sprawa następna, to jest sprawa, ile każdy podatnik płaci. A więc tak, po pierwsze trzeba powiedzieć, że generalnie obywatel jako osoba fizyczna, generalnie podatków nie płaci, poza podatkiem wyrównawczym, jeśli ma bardzo duże dochody. Te nasze wydatki, które są na ochronę zdrowia pochodzą głównie z różnego rodzaju podatków, m.in<text:span text:style-name="T3409">.<text:s/></text:span>z<text:s/><text:span text:style-name="T3410">t</text:span>ych<text:s/><text:span text:style-name="T3411">po</text:span>datków nazwijmy, które fiskus pozbiera typu obrotowego od alkoholu, od tych wszystkich monopoli, tak, że w związku z tym trudno powiedzieć ile podatnik płaci, bo takiej ewidencji nie ma. Bo jak tego podatnika liczyć<text:span text:style-name="T3412">.<text:s/></text:span>Są to głównie podatnicy uspołecznieni<text:span text:style-name="T3413">.</text:span><text:s/>Za to można to odnieść ile w ubiegłym roku w stosunku do wydatków na ochronę zdrowia, ja podawałem, że te nakłady na ochronę zdrowia wynosiły bilion 300 miliardów złotych, podzielić przez liczbę mieszkańców<text:span text:style-name="T3414">,</text:span><text:s/>ile by to wypadło na mieszkańca<text:span text:style-name="T3415">.</text:span><text:s/>Wypada to około 35 tys. złotych na jednego mieszkańca, wydatki ubiegłoroczne. Czyli gdyby każdy mieszkaniec chciał t<text:span text:style-name="T3416">ę</text:span><text:s/>służbę zdrowia mieć j<text:span text:style-name="T3417">a</text:span>ką miał w ubiegłym roku i te nakłady odnieść do każdego, byłoby to 35 tys. zł. W skali roku. Licząc osesk<text:span text:style-name="T3418">i</text:span><text:s/>i<text:s/><text:soft-page-break/>każdy mieszkaniec z<text:span text:style-name="T3419">ar</text:span>e<text:span text:style-name="T3420">je</text:span>s<text:span text:style-name="T3421">tr</text:span>owany.</text:p>
      <text:p text:style-name="P3422">Wydaje mi się, ż<text:span text:style-name="T3423">e</text:span><text:s/>odpowiedzi<text:span text:style-name="T3424">ał</text:span>em na wszystkie p<text:span text:style-name="T3425">y</text:span>tania.</text:p>
      <text:p text:style-name="P3426"><text:span text:style-name="T3427">Przewodnicząc</text:span><text:span text:style-name="T3428">y</text:span>:</text:p>
      <text:p text:style-name="P3429">Tak jest. Proszę bardzo<text:span text:style-name="T3430">.</text:span></text:p>
      <text:p text:style-name="P3431"><text:span text:style-name="T3432">Ob.</text:span><text:span text:style-name="T3433"><text:s/>Kuratowska</text:span>:</text:p>
      <text:p text:style-name="P3434">Mnie tutaj szokuje nie od dziś, to co pan dyrektor powiedział<text:span text:style-name="T3435">,</text:span><text:s/>to mnie tylko upewniło w tym szoku, ten Narodowy Fundusz Zdrowia. To jest zupełne nieporozumienie. Płacą niby na to niemal wszyscy, tzn. deklarują, jedni płacą, inni nie. Od razu, mówię, że ja na to nie płacę, dlatego, że uznałam, że to jest absurdalna sprawa.<text:s/><text:span text:style-name="T3436">I</text:span><text:s/>jak widać, jest to absurdalne. Wtedy tylko tego typu fundusz, który jest funduszem minimalnym jak wynika z tego co pan powiedział<text:span text:style-name="T3437">,</text:span><text:s/>tylko wtedy taki fundusz miałby sens i ludzie mogliby się<text:span text:style-name="T3438">,</text:span><text:s/>bo to jest dobrowolne opodatkowanie, wobec czego ludzie by się opod<text:span text:style-name="T3439">atk</text:span>owyw<text:span text:style-name="T3440">al</text:span>i na to gdyby wiedzieli na co to idzie konkretnie. Nie to, że pan dyrektor dzisiaj powiedział, że tyle, a tam tyle, a jeszcze można by to na pewno rozbić, jakie tam placówki zostały wzmocnione<text:s/><text:span text:style-name="T3441">t</text:span>ym funduszem. Ale gdyby czy komunalna jakaś grupa ludzi<text:span text:style-name="T3442">,</text:span><text:s/>czy pracownicy służby zdrowia, którzy też mają właśnie podlegać tym opod<text:span text:style-name="T3443">at</text:span>kowaniom, czy mogą, wiedzieli, że będzie to ich udział w jakiejś bardzo konkretnej inwestyc<text:span text:style-name="T3444">ji</text:span>, czy innego zabezpieczenia aparatury, bardzo konkretnej i bardzo im potrzebnej. Jednym słowem, żeby to znowu nie był wspólny garnek. Tak jak z tym budżetem państwa, że<text:s/><text:span text:style-name="T3445">i</text:span>dą pieni<text:span text:style-name="T3446">ą</text:span>dze, i pan też o nich mówił, idą sobie do budżetu i gdzieś tam giną, i wydawane są na<text:s/>nie wiadomo<text:s/>co.</text:p>
      <text:p text:style-name="P3447">Muszę powiedzieć, że w stosunku do Narodowego Funduszu Zdrowia od dawna nie ma ten fundusz żadnego zaufania społecznego. Jeżeli ludzie płacą, to dlatego, że jest nacisk w miejscach pracy, i b<text:span text:style-name="T3448">oj</text:span>ę się nie. Na pewno to są zmarnowane pieniądze i zmarnowana inicjatywa społeczna, któr<text:span text:style-name="T3449">ą</text:span><text:s/>pewnie można<text:s/>byłoby znacznie lepiej wykorzystać. To jest pierwsza sprawa<text:span text:style-name="T3450">.</text:span></text:p>
      <text:p text:style-name="P3451">Druga<text:span text:style-name="T3452">,</text:span><text:s/>interesuje nas, mówiliśmy tutaj o emeryturach w resorcie Obrony Narodowej i MSW, że one s<text:span text:style-name="T3453">ą</text:span><text:s/>płacone z ZUS, a ZUS na to bierze pieniądze z budżetu państwa. Według mnie to też jest jakiś absurd. A drugie, kto właściwie finansuje służbę zdrowia w tych resortach, czy te resorty, czy też dochodzi, jeżeli tak, to jaki jest udział budżetu centralnego zdrowia, czyli Ministerstwa Zdrowia do tej służby zdrowia. To byłoby to co mnie w tej chwili interesuje.</text:p>
      <text:p text:style-name="P3454"><text:span text:style-name="T3455">Przewodnicząc</text:span><text:span text:style-name="T3456">y</text:span>:</text:p>
      <text:p text:style-name="P3457">Bardzo proszę.</text:p>
      <text:p text:style-name="P3458"><text:span text:style-name="T3459">Ob.</text:span><text:span text:style-name="T3460"><text:s text:c="23"/></text:span>:</text:p>
      <text:p text:style-name="P3461">Ja może powiem kilka słów o NFOZ. Ja podałam ostatnie dane z danych publikowanych, było 5 - 6,5 miliarda złotych<text:span text:style-name="T3462">.<text:s/></text:span>Aktualnie tzn<text:span text:style-name="T3463">.</text:span><text:s/>za rok 1988, to s<text:span text:style-name="T3464">ą</text:span><text:s/>dane jeszcze niepublikowane, wykonanie<text:s/><text:span text:style-name="T3465">p</text:span>rzewidywane wyniesie 11 miliardów, planuje się na rok 1989 - 13 miliardów zł zbiórki i wydatków NFOZ<text:span text:style-name="T3466">.</text:span></text:p>
      <text:p text:style-name="P3467">Przy czym chciałam tu jedną rzecz podkreślić, być może, to jest fundusz autentycznie społeczny, tzn. co znaczy autentycznie społeczny.<text:s/><text:span text:style-name="T3468">Ż</text:span>e org<text:span text:style-name="T3469">a</text:span>ny administrac<text:span text:style-name="T3470">ji</text:span><text:s/>państwowej nie mają nic do niego. Po prostu są petentami u niego. Można powiedzieć na ile jest to samorządny fundusz, a więc jest to komitet narodowy, prezesem jest prof. Kostrzewski, tego funduszu, i on nie ma nic wspólnego z administracją państwową ani z ministrem finansów, ani z innymi organami administrac<text:span text:style-name="T3471">ji</text:span><text:s/>państwowej.</text:p>
      <text:p text:style-name="P3472"><text:span text:style-name="T3473">J</text:span>a tu chciałam powiedzieć jedną rzecz. Być może ten fundusz w za małym stopniu propaguje swoją<text:s/><text:soft-page-break/>działalność. Bo ja chciałam powiedzieć, że tylko w latach 1973<text:s/>-<text:s/>1987, bo takie dane mam, posiadam te dane, z funduszu zostało wybudow<text:span text:style-name="T3474">a</text:span>nych prawie 1 700 obiektów w Polsce. 1 700 obiektów.<text:s/><text:span text:style-name="T3475">W</text:span><text:s/>tym 22 szp<text:span text:style-name="T3476">it</text:span>ale o prawie 8 tys. łóżkach.<text:s/><text:span text:style-name="T3477">W</text:span><text:s/>początku lat osiemdziesiątych, 1/4 całości nakładów na inwestycje to był NFOZ. Teraz odwrotnie jest, z budżetu państwa dokłada się do inwestyc<text:span text:style-name="T3478">ji,<text:s/></text:span>bo by ich nigdy nie skończono z prostej przyczyn<text:span text:style-name="T3479">y</text:span>, że kiedyś deklarowano 0,<text:span text:style-name="T3480">5</text:span>, 0,25 od poborów. A teraz deklaruje się 100, 200 zł. Tylko 100, 200 zł 1 stycznia to jest to samo 100 co 200 zł w listopadzie, już w grudniu nie pomnę. W związku z tym kondycja tego funduszu<text:s/><text:span text:style-name="T3481">j</text:span>est coraz bardziej podła. Najprawdopodobniej, gdyby w większym stopniu interesowano społeczeństwo efektami<text:span text:style-name="T3482">,</text:span><text:s/>to ofiarność n<text:span text:style-name="T3483">a</text:span>jprawdopodobniej byłaby inna<text:span text:style-name="T3484">.</text:span><text:s/>Tu jest związany jeszcze jeden problem<text:span text:style-name="T3485">. Ż</text:span>e trudno, żeby np<text:span text:style-name="T3486">.</text:span><text:s/>Biała Podlaska, czy radomskie czy inne ze swoich środków wybudowało szpital, w związku z tym część swoich środków przekazuje na cele centralne, i jest to taki trochę bezimienny szpital<text:span text:style-name="T3487">,</text:span><text:s/>bo pieniądze przychodzą z komitetu Narodowego Funduszu Ochrony Zdrowia w Warszawie, nie jest to związane z konkretnym terenem<text:span text:style-name="T3488">,</text:span><text:s/>bo trudno, żeby dane województwo nawet z NFOZ po 10 latach zbiórki zbudowało tenże szpital.</text:p>
      <text:p text:style-name="P3489"><text:span text:style-name="T3490">J</text:span>a już nie będę podawał pozostałych efektów NFOZ, one naprawdę są dosyć znaczące.</text:p>
      <text:p text:style-name="P3491">Kolejna sprawa to jest sprawa MON i MSW<text:span text:style-name="T3492">.</text:span><text:s/>Służba zdrowia MON nie wchodzi do tych kwot, które ja tutaj podawałem<text:span text:style-name="T3493">.<text:s/></text:span>Te kwoty, które tu prezentowałem to są nakłady na ochronę zdrowia<text:span text:style-name="T3494">,</text:span><text:s/>nie wchodzi służba zdrowia MON,<text:s/>z wyjątkiem<text:s/>około 2 - 2<text:span text:style-name="T3495">,5</text:span><text:s/>mld zł, które kiedyś chyba przed 2, 3 czy czterema laty z MON były przekazane z budżetu MON do budżetu ochrony zdrowia, a w tej chwili są co roku przekazywane MON na zasadzie umowy wykorzystania, czyli działalności MON na rzecz ludności cywilnej<text:span text:style-name="T3496">.</text:span><text:s/>MON się rozlicza ile osób obejmował<text:span text:style-name="T3497">a<text:s/></text:span>opieką<text:span text:style-name="T3498">,</text:span><text:s/>ile hospitalizował, czy w szpitalach MON-owskich, ile badań było przeprowadzonych. Jest to kwota, dotychczas, do tego roku<text:span text:style-name="T3499">,</text:span><text:s/>około 2 -<text:s/><text:span text:style-name="T3500">2</text:span>,5 miliarda złotych, co było z naszych pieniędzy z ochrony zdrowia<text:span text:style-name="T3501">.</text:span><text:s/><text:span text:style-name="T3502">Pozos</text:span>tała służba zdrowia jest poza ochroną zdrowia.</text:p>
      <text:p text:style-name="P3503">Za to MSW. Tak z budżetu centralnego, te 2 - 2,5 miliarda złotych było z budżetu centralnego. Za to MSW nie jest ani koordynowana, ani finansowana z budżetu Ministerstwa Zdrowia,<text:span text:style-name="T3504"><text:s/></text:span>z bud<text:span text:style-name="T3505">ż</text:span>etu centralnego<text:span text:style-name="T3506">, jest</text:span><text:s/>ustalana w dziale ochrona zdrowia jako zupełnie odrębna kwota, do której minister zdrowia nie ma żadnej dyspozycyjności, na zasadzie części wydatków z budżetu centralnego na ochronę zdrowia MSW<text:span text:style-name="T3507">.<text:s/></text:span>I ona obci<text:span text:style-name="T3508">ą</text:span>ża, tzn<text:span text:style-name="T3509">.</text:span><text:s/>ona doliczana jest.</text:p>
      <text:p text:style-name="P3510"><text:span text:style-name="T3511">Przewodniczący</text:span>:</text:p>
      <text:p text:style-name="P3512">Dziękuję bardzo.</text:p>
      <text:p text:style-name="P3513">Proszę państwa, ja bym chciał się zwrócić teraz do współprzewodniczącej, dlatego, że jest za 20 piąta. Pozostały nam co najmniej dwa punkty, tzn<text:span text:style-name="T3514">.</text:span><text:s/>jeden tj. informacja nt. zaopatrzenia w sprzęt jednorazowy i jeszcze krótkie sprawozdanie z grup roboczych jako wprowadzenie do tematyki następnego posiedzenia. I teraz moje pytanie jest skierowane do pani, jak będziemy dysponować i programem, i czasem. Dlatego, że ja oceniam, sądząc<text:span text:style-name="T3515">,</text:span><text:s/>ja wiem, że nic tak nie wzbudza emocji jak dyskusja o pieniądzach, że rzeczy bardziej materialne, powiedzmy mniej budzą dyskusji. Czyli pytanie moje jest bardzo proste. Czy państwo uważają<text:span text:style-name="T3516">,</text:span><text:s/>że teraz powinniśmy prze<text:span text:style-name="T3517">jś</text:span>ć i dać jeszcze informację o zaopa<text:span text:style-name="T3518">tr</text:span>zeniu<text:span text:style-name="T3519">, czy</text:span><text:s/>przenieść informację o zaopatrzeniu wtedy, kiedy będziemy dyskutować reformę i<text:s/><text:span text:style-name="T3520">bę</text:span>dzie problem zaopatrzenia. Ale nie byłoby to dobre<text:span text:style-name="T3521">, bo</text:span><text:s/>byśmy skończyli z informacjami.</text:p>
      <text:p text:style-name="P3522">Czyli rozumiem<text:span text:style-name="T3523">,</text:span><text:s/>że możemy teraz prze<text:span text:style-name="T3524">jś</text:span>ć do informac<text:span text:style-name="T3525">ji</text:span>, bo ja ciągle podkreślam, chcielibyśmy<text:s/><text:soft-page-break/>pracować na podobnym podejściu, żebyśmy wyzbyli się pewnych mitów. Ja nie mówię<text:span text:style-name="T3526">,</text:span><text:s/>czy mity są zawinione, czy niezawinione, ale jest jaśniejsze spojrzenie na mechanizmy ekonomiczne. Czyli jeżeli można zaproponować państwu<text:span text:style-name="T3527">, to</text:span><text:s/>byśmy może 5 minut przerwy zrobili.</text:p>
      <text:p text:style-name="P3528"><text:span text:style-name="T3529">Ob.</text:span><text:span text:style-name="T3530"><text:s/>E</text:span><text:span text:style-name="T3531">d</text:span><text:span text:style-name="T3532">elma</text:span><text:span text:style-name="T3533">n</text:span>:</text:p>
      <text:p text:style-name="P3534"><text:span text:style-name="T3535">J</text:span>a bym jeszcze raz sprawę finansów i pot<text:span text:style-name="T3536">e</text:span>m przerwa.</text:p>
      <text:p text:style-name="P3537"><text:span text:style-name="T3538">Przewodnicząc</text:span><text:span text:style-name="T3539">y</text:span>:</text:p>
      <text:p text:style-name="P3540">Dobrz<text:span text:style-name="T3541">e.</text:span></text:p>
      <text:p text:style-name="P3542"><text:span text:style-name="T3543">O</text:span><text:span text:style-name="T3544">b</text:span><text:span text:style-name="T3545">.</text:span><text:span text:style-name="T3546"><text:s/>Edelman</text:span>:</text:p>
      <text:p text:style-name="P3547">Bo o finansach mówiliśmy co jest źle. Ale trzeba do tego następnego tygodnia trzeba pomyśleć jak ma być dobrze. Więc proszę bardzo<text:span text:style-name="T3548">.</text:span></text:p>
      <text:p text:style-name="P3549"><text:span text:style-name="T3550">Przewodniczący</text:span>:</text:p>
      <text:p text:style-name="P3551">Przepraszam bardzo<text:span text:style-name="T3552">,</text:span><text:s/>do finansów pan... dobrze.</text:p>
      <text:p text:style-name="P3553"><text:span text:style-name="T3554">Ob</text:span><text:span text:style-name="T3555">. Edelman</text:span>:</text:p>
      <text:p text:style-name="P3556">Źródła finansowania służby zdrowia muszą być samodzielne<text:span text:style-name="T3557">.</text:span><text:s/>Od tego się zaczyna<text:span text:style-name="T3558">.</text:span><text:s/>Jak widzimy to z ZUS, że wpłaca si<text:span text:style-name="T3559">ę</text:span><text:s/>do tego kotła, i państwo daje ile oni potrzebują<text:span text:style-name="T3560">.<text:s/></text:span>Proszę państwa<text:span text:style-name="T3561">, jest</text:span><text:s/>lobby węglowe, jest lobby stalowe, jest lobby kolejowe i jest lobby telekomunikacyjne<text:span text:style-name="T3562">, ale</text:span><text:s/>nie ma lobby zdrowotnego<text:span text:style-name="T3563">.</text:span><text:s/>Ja proponuj<text:span text:style-name="T3564">ę</text:span>, żeby się tutaj umówili wszyscy razem, że będziemy stanowili jedno lobby<text:span text:style-name="T3565">. Ż</text:span>e my ten rząd weźmiemy za<text:s/><text:span text:style-name="T3566">h</text:span>alc, nasze lobby będzie mocne, bo oni też chorują, wprawdzie mają swoje oddziały<text:span text:style-name="T3567">, ale</text:span><text:s/>lekarze muszą się leczyć i muszę się leczyć u lekarzy. I muszą być tak samo zainteresowani w zdrowiu jak my<text:span text:style-name="T3568">.</text:span><text:s/>Mamy na nich<text:s/><text:span text:style-name="T3569">ś</text:span>rodki.<text:s/><text:span text:style-name="T3570">I</text:span><text:s/>proponuję następujące rzeczy<text:span text:style-name="T3571">.</text:span><text:s/>Następujące rzeczy<text:span text:style-name="T3572">.</text:span></text:p>
      <text:p text:style-name="P3573">Samofinansowanie<text:span text:style-name="T3574">.</text:span><text:s/>Skąd wziąć pieniądze<text:span text:style-name="T3575">.</text:span><text:s/>Raz<text:span text:style-name="T3576">.</text:span><text:s/>ZUS czy inna instytucja musi mieć fundusz jak on się nazywa, FUZ<text:span text:style-name="T3577">, to</text:span><text:s/>jest raz. Dwa, musimy wydębić od przemysłu farmaceutycznego, nie od rządu, żeby te 40<text:span text:style-name="T3578">%</text:span><text:s/>podatku, które wchodzą do kasy państwowej nie szły do kasy państwowej, do kotła gdzie my się dopchać nie możemy, tylko żeby szły bezpośrednio te 40% ich podatków do naszego resortu<text:span text:style-name="T3579">.</text:span><text:s/>Ja nie mówię jak<text:span text:style-name="T3580">.<text:s/></text:span>To są bardzo duże sumy<text:span text:style-name="T3581">.</text:span><text:s/>Bo to opowiadanie<text:span text:style-name="T3582">, że</text:span><text:s/>oni dokładają,<text:span text:style-name="T3583"><text:s/></text:span>niech oni babci opowiadają<text:span text:style-name="T3584">.</text:span><text:s/>To jest nieprawda<text:span text:style-name="T3585">.</text:span><text:s/>Bo jeżeli oni dokładają, to się nie nadają do tego<text:span text:style-name="T3586">,</text:span><text:s/>żeby prowadzić przemysł f<text:span text:style-name="T3587">ar</text:span>maceutyczny<text:span text:style-name="T3588">, bo</text:span><text:s/>na całym świecie. Zresztą, muszę państwu powiedzieć, że w ostatniej tabeli najbardziej dochodowych przedsiębiorstw jest przemysł farmaceutyczny<text:span text:style-name="T3589">.</text:span><text:s/>Więc nie wiem co oni opowiadają<text:span text:style-name="T3590">.</text:span><text:s/>Ja rozumiem jak woda destylowana kosztuje 150 zł pół litra, to oni do tego dokł<text:span text:style-name="T3591">a</text:span>da<text:span text:style-name="T3592">j</text:span>ą, to trudno, ja już na to nie mam rady<text:span text:style-name="T3593">.</text:span><text:s/>Prawda? To jest druga<text:span text:style-name="T3594"><text:s/></text:span>rzec<text:span text:style-name="T3595">z</text:span>.</text:p>
      <text:p text:style-name="P3596">Trzecia rzecz<text:span text:style-name="T3597">.</text:span><text:s/>Fundusz alkoholowy, nie mówię o całym podatku<text:s/><text:span text:style-name="T3598">al</text:span>koholowym, ale jeżeli my bierzemy 2,5% z funduszu antyalkoholowego, a nikt się anty-alkoholizmem nie zajmuje poza służb<text:span text:style-name="T3599">ą</text:span><text:s/>zdrowia<text:span text:style-name="T3600">,</text:span><text:s/>dobrze czy źle, niech daj<text:span text:style-name="T3601">ą</text:span><text:s/>cały fundusz antyalkoholowy do nas. To jest trzecie źródło<text:span text:style-name="T3602">.</text:span></text:p>
      <text:p text:style-name="P3603">Czwarte źródło, które nie jest wielkie, prawdopodobnie te kontrakty, ja nie umiem powiedzieć ile z tego wyniknie pieniędzy, ale coś tam będzie, są to dewizy.</text:p>
      <text:p text:style-name="P3604">A czwarte źródło będzie źródło rządowe. Rząd będzie płacił, bo my go nie zwolnimy z tego, będzie płacił, ale nie będzie jedynym, że tek powiem, funkc<text:span text:style-name="T3605">jo</text:span>nariuszem tych pieniędzy. Będą udziałowcy. Każdy udziałowiec będzie pilnował swoich pieniędzy, żeby się nie zmarnowały<text:span text:style-name="T3606">.</text:span><text:s/>To jest zasadnicza rzecz<text:span text:style-name="T3607">.</text:span></text:p>
      <text:p text:style-name="P3608">Może są jeszcze źródła, trudno mi w tej chwili powiedzieć,<text:s/><text:span text:style-name="T3609">s</text:span>kąd<text:s/><text:span text:style-name="T3610">j</text:span>eszcze można<text:span text:style-name="T3611">.</text:span><text:s/>To jest prawda, że to<text:s/><text:soft-page-break/>jest branie pieniędzy z jednej kieszeni i wkładanie do drugie<text:span text:style-name="T3612">j.<text:s/></text:span>Tylko że my do tej kieszeni gdzie te pieniądze leżą, nie możemy się dopchać<text:span text:style-name="T3613">.</text:span></text:p>
      <text:p text:style-name="P3614">Może s<text:span text:style-name="T3615">ą</text:span><text:s/>jeszcze. Ale je wam mówię<text:span text:style-name="T3616">.</text:span><text:s/>Bo my się nigdy nie dopchamy do tych pieniędzy<text:span text:style-name="T3617">,</text:span><text:s/>bo nasi ministrowie<text:s/><text:span text:style-name="T3618">s</text:span>ą delikatni<text:span text:style-name="T3619">.</text:span><text:s/><text:span text:style-name="T3620">I</text:span><text:s/>najlepszy dowód to jest to, że w GUS nie ma procentu, bo ja tam byłem u nich<text:span text:style-name="T3621">,</text:span><text:s/>ja się ich zapytałem, ile z Narodowego Funduszu<text:span text:style-name="T3622">,</text:span><text:s/>dochodu narodowego podzielonego dostaje służba zdrowia<text:span text:style-name="T3623">.</text:span><text:s/>My nie prowadzimy tego rachunku<text:span text:style-name="T3624">.</text:span><text:s/>A co wy za rachunek... żadnego rachunku nie prowadzimy, bo to prowadzi tylko Ministerstwo Zdrowia<text:span text:style-name="T3625">.</text:span><text:s/><text:span text:style-name="T3626">Ja</text:span><text:s/>mówię, ile im rz<text:span text:style-name="T3627">ą</text:span>d dorzuci, tyle biorą<text:span text:style-name="T3628">.</text:span><text:s/>Tak jest. I nie mamy żadnej statystyki. Statystykę ma tylko Ministerstwo Zdrowia<text:span text:style-name="T3629">, która<text:s/></text:span>jest na łasce pana ministra finansów czy innego ministra, szczególnie jest najbardziej na łasce ministra górnictwa<text:span text:style-name="T3630">,</text:span><text:s/>bo tamten bierze wszystko<text:span text:style-name="T3631">,</text:span><text:s/>żeby tę tonę węgla wydobywać za 100 dolarów, a sprzedawać za 45.<text:s/><text:span text:style-name="T3632">I</text:span><text:s/>my do tego płacimy. Ona ma chorych górników, których my mamy leczyć.</text:p>
      <text:p text:style-name="P3633">Są możliwości, od górnictwa, od przemysłu. Więc, żeby to wszystko zostało tutaj złożone. I z tych wszystkich funduszy<text:span text:style-name="T3634">,</text:span><text:s/>razem z rządem<text:span text:style-name="T3635">.</text:span><text:s/>Np. Akademia Medyczna, co to znaczy, że z akademii medycznej, że się płaci 2 godziny lekarzowi dodatkowo za obsługę pacjentów. Przecież to trzeba mieć źle w głowie. On ma 20 pacjentów na tej wielkiej klinice i niech on prowadzi studentów bez tych 20 pacjentów, to co on będzie robił, bawił się tak? Będzie przychodził do trzeciego szpitala<text:span text:style-name="T3636">.</text:span><text:s/>To była dotacja dla lekarzy te 700 zł kiedyś, a dziś może jest to 3 tys<text:span text:style-name="T3637">.</text:span><text:s/>To była dotacja. To jest dotacja z naszych pieniędzy. To powinna płacić edukacja. Niech płaci, niech im podniesie pensje.<text:s/><text:span text:style-name="T3638">J</text:span>a nie mam nic przeciwko<text:span text:style-name="T3639"><text:s/></text:span>temu<text:span text:style-name="T3640">, ale</text:span><text:s/>dlaczego my mamy za to płacić. Niech oni płacą, przecież to jest tylko dotacja. To jest niesłychana rzecz, itd., itd.<text:s/><text:span text:style-name="T3641">Ja</text:span><text:s/>nie umiem tutaj wyliczyć wszystkich, ale tak ma być budowany fundusz zdrowia. I trzeba żądać, żeby te podatki z tych przemysłów, które są związane ze zdrowiem, szły jeżeli nie w całych 100%, a z przemysłu farmaceutycznego wszystko zabrać, bo oni z nas tylko żyj<text:span text:style-name="T3642">ą</text:span>, a od innych przemysłów część zabrać i dołożyć do funduszu tutaj<text:span text:style-name="T3643">.</text:span><text:s/>Niech rząd nie robi łaski. On robi łaskę jak daje.</text:p>
      <text:p text:style-name="P3644"><text:span text:style-name="T3645">Ob. Kuratowska</text:span>:</text:p>
      <text:p text:style-name="P3646">A szczególnie zabrać<text:s/><text:span text:style-name="T3647">ni</text:span>e tym, którzy pracują dla zdrowia, ale tym którzy zdrowiu szkodzą, tzn. monopol spirytusowy, tytoniowy itd. Tu podatki powinny być wzięte.</text:p>
      <text:p text:style-name="P3648"><text:span text:style-name="T3649">Ob. Edelman</text:span><text:span text:style-name="T3650">:</text:span></text:p>
      <text:p text:style-name="P3651">Ja chciał<text:span text:style-name="T3652">a</text:span>m zwrócić uwagę, że w bogatych krajach<text:s/>„Marlboro”<text:s/>płaci na fundusz antyrakowy 60<text:span text:style-name="T3653">%</text:span><text:s/>podatków<text:span text:style-name="T3654">.</text:span><text:s/>„Marlboro”, ta firma, gdzie się u nas też reklamuje, w<text:s/>„PEWEX-ach”. Jeżeli państwo są [nieczytelne] z tym, to ja nie mówię, żeby to dzi<text:span text:style-name="T3655">ś</text:span><text:s/>ustalić do końca, ale jeżeli to<text:s/><text:span text:style-name="T3656">p</text:span>aństwu odpowiada w zasadzie, to trzeba to opracować, ja nie jestem ekonomistą. Żeby to było w przyszłości tak podan<text:span text:style-name="T3657">e.</text:span>.<text:span text:style-name="T3658">.</text:span></text:p>
      <text:p text:style-name="P3659"><text:span text:style-name="T3660">Przewodnicząc</text:span><text:span text:style-name="T3661">y</text:span>:</text:p>
      <text:p text:style-name="P3662">Ja muszę powiedzieć, że intencją było, że te grupy robocze, które, ta grupa robocza ds<text:span text:style-name="T3663">.</text:span><text:s/>reformy, która się podzieliła na dwa zespoły, ekonomiczny, miała się zajęć dyskusją nad źródłami<text:s/><text:span text:style-name="T3664">fi</text:span>nansowania. Bo jeżeli państwo ci, którzy przejrzeli ten dokument, oczywiście tam jest te<text:span text:style-name="T3665">ż<text:s/></text:span>ź<text:span text:style-name="T3666">r</text:span>ódła finansowania nie są wyczerpujące, ale one są, idą w tym kierunku co mówił pan doktor. Ten przykład z<text:s/>„Marlboro”<text:s/>to tam też jest zróżnicowanie składki w zależności od ryzyka. Czyli, po prostu, ponieważ to jest tylko kierunkowy materiał, dlatego ta dyskusja nad szczegółowymi mechanizmami i źródłami..<text:span text:style-name="T3667">.</text:span></text:p>
      <text:p text:style-name="P3668"><text:span text:style-name="T3669">Ob. Edelman</text:span>:</text:p>
      <text:soft-page-break/>
      <text:p text:style-name="P3670">Ona nie jest tutaj<text:span text:style-name="T3671">...</text:span><text:s/>kierunkowo<text:s/></text:p>
      <text:p text:style-name="P3672"><text:span text:style-name="T3673">Przewodnicząc</text:span><text:span text:style-name="T3674">y</text:span>:</text:p>
      <text:p text:style-name="P3675">Kierunkowo<text:span text:style-name="T3676">,</text:span><text:s/>oczywiście<text:span text:style-name="T3677">.</text:span><text:s/>I dlatego mnie się wydaje, że to możemy przyjąć i chciałbym, żebyśmy mieli jakiś porządek w dyskusji, ponieważ my przedstawiliśmy materiał, ja spodziewam się, że na następnym posiedzeniu otrzymamy komentarz<text:span text:style-name="T3678">.</text:span><text:s/>Czy państwo się zgadzają z tymi kierunkowymi rozwiązaniami, gdzie należałoby zmieniać. Może macie jeszcze inne propozycje. Dlatego, że chcielibyśmy, żeby jako wynik naszych jeszcze dwóch posiedzeń<text:span text:style-name="T3679">,</text:span><text:s/>bo nie możemy więcej ciągnąć<text:span text:style-name="T3680">,</text:span><text:s/>musimy skończyć i dojść do protokołu, żeby był to poprawiony kierunkowy materiał, wzbogacony o przeróżne rozwiązania i w finansowaniu, i w organizac<text:span text:style-name="T3681">ji</text:span>,<text:s/><text:span text:style-name="T3682">i</text:span><text:s/>w tej samorządności. To cośmy dyskutowali.</text:p>
      <text:p text:style-name="P3683">Proszę bardzo. Proszę bardzo. I dojdziemy do sformułowań, tylko oprzyjmy na czymś co jest przeds<text:span text:style-name="T3684">ta</text:span>wione. I dlatego, jeżeli państwo się zgodzą, ja przepraszam, że tak troszeczkę pilnuję czasu, jeżeli się zgodzicie, to my do tych spraw<text:s/><text:span text:style-name="T3685">fi</text:span>nansowych, traktujemy jako informację wzbogaconą przez głos w dyskusji pana doktora, gdzie musimy poszukiwać tych nowych źródeł<text:s/><text:span text:style-name="T3686">fi</text:span>nansowania, przenieść to do dyskusji nad reformą, tzn. dzisiaj nie robić żadnego zapisu<text:span text:style-name="T3687">,</text:span><text:s/>bo to i tak nie wyczerpuje. Musimy to oddać jakiejś grupie<text:span text:style-name="T3688">,</text:span><text:s/>która się zna,<text:s/><text:span text:style-name="T3689">k</text:span>tóra nam podpowie. Obecnie przedstawić tą informację o zaopa<text:span text:style-name="T3690">tr</text:span>zeniu, krótką i poprosić, chciałbym poprosić jeszcze prof. Indulskiego na zakończenie, żeby dał swoje impresje odnośnie grupy roboczej ds. reformy.</text:p>
      <text:p text:style-name="P3691"><text:span text:style-name="T3692">Ob. Edelman</text:span>:</text:p>
      <text:p text:style-name="P3693"><text:span text:style-name="T3694">Ja</text:span><text:s/>bym nie przenosił tego na grupę roboczą, bo grupa<text:s/>robocza w trzy dn<text:span text:style-name="T3695">i</text:span><text:s/>nic nie zrobi<text:span text:style-name="T3696">.</text:span><text:s/><text:span text:style-name="T3697">Ja</text:span><text:s/>proponuję<text:span text:style-name="T3698">,</text:span><text:s/>żeby była komisja z 2 - 3 osób<text:span text:style-name="T3699">,</text:span><text:s/>która sformułuje to. Bo tu wiadomo o co chodzi<text:span text:style-name="T3700">.</text:span><text:s/>I na następnym zebraniu prz<text:span text:style-name="T3701">yj</text:span>miemy to. Więc, żeby nie było żadnych komisji, podkomisji, bo zginiemy.</text:p>
      <text:p text:style-name="P3702"><text:span text:style-name="T3703">Pr</text:span><text:span text:style-name="T3704">zewodniczący</text:span>:</text:p>
      <text:p text:style-name="P3705">Przepraszam, ja mówiłem, że to było intencją grupy roboczej. Myśmy się zgodzili na pocz<text:span text:style-name="T3706">ą</text:span>tku<text:span text:style-name="T3707">,</text:span><text:s/>że przenosimy obrady na plen<text:span text:style-name="T3708">ar</text:span>kę.</text:p>
      <text:p text:style-name="P3709"><text:span text:style-name="T3710">Ob. Edelman</text:span><text:span text:style-name="T3711">:</text:span></text:p>
      <text:p text:style-name="P3712">To musi być przygotowane.</text:p>
      <text:p text:style-name="P3713"><text:span text:style-name="T3714">Przewodnicząc</text:span><text:span text:style-name="T3715">y</text:span>:</text:p>
      <text:p text:style-name="P3716">To mus<text:span text:style-name="T3717">i</text:span><text:s/>być przygotowane i dlatego<text:s/><text:span text:style-name="T3718">ta</text:span>ki zespół musimy powołać<text:span text:style-name="T3719">,</text:span><text:s/>2<text:span text:style-name="T3720">,</text:span><text:s/>3 osoby redakcyjne<text:span text:style-name="T3721">,</text:span><text:s/>które nam sformułują.</text:p>
      <text:p text:style-name="P3722"><text:span text:style-name="T3723">Ob. Edelman</text:span><text:span text:style-name="T3724">:</text:span></text:p>
      <text:p text:style-name="P3725">5 minut przerwy<text:span text:style-name="T3726">,</text:span><text:s/>tak?</text:p>
      <text:p text:style-name="P3727"><text:span text:style-name="T3728">Ob.</text:span><text:span text:style-name="T3729"><text:s text:c="23"/></text:span>:</text:p>
      <text:p text:style-name="P3730">...czy ja będą mogła parę słów powiedzieć.</text:p>
      <text:p text:style-name="P3731"><text:span text:style-name="T3732">Przewodniczący</text:span>:</text:p>
      <text:p text:style-name="P3733">Oczywiście<text:span text:style-name="T3734">,</text:span><text:s/>nawet pierwsza. Teraz ja bym proponował<text:span text:style-name="T3735">,</text:span><text:s/>żebyśmy zrobili 10 minut przerwy. Bo to się zanosi, że to się jeszcze troszeczkę pociągnie. Za 10 minut. Dziękuję bardzo.</text:p>
      <text:p text:style-name="P3736"/>
      <text:p text:style-name="P3737">/P<text:span text:style-name="T3738">r</text:span>zerwa/.</text:p>
      <text:p text:style-name="P3739"/>
      <text:soft-page-break/>
      <text:p text:style-name="P3740"><text:span text:style-name="T3741">Przewodniczący Andrzej Wojtczak</text:span>:<text:s/><text:span text:style-name="T3742">/</text:span><text:span text:style-name="T3743">p</text:span>o<text:s/>prz<text:span text:style-name="T3744">er</text:span>wie/</text:p>
      <text:p text:style-name="P3745">..<text:span text:style-name="T3746">.</text:span>dłuższej nieco niż planowanej przerwie, ale jesteśmy nie zawsze lordami własnego czasu, i chęci, w związku z tym przystępujemy do ostatniej informacji,<text:span text:style-name="T3747"><text:s/></text:span>przed wystąpieniami naszych współprzewodniczących grupy roboczej<text:span text:style-name="T3748">.</text:span><text:s/>Poproszę może pana dyr<text:span text:style-name="T3749">.</text:span><text:s/>Gierczyńskiego o przedstawienie w sposób syntetyczny informacji na temat interesujący nas wszystkich<text:span text:style-name="T3750">,</text:span><text:s/>ta informacja jest nieco może zawężona, w tej chwili jedynie do zaopatrzenia w sprzęt jednorazowy, natomiast sprawy leków przeniesiemy na następną sesję, przy czym wyjaśniam dlacz<text:span text:style-name="T3751">e</text:span>go. My mamy przygotowany materiał, tylko trudno rozmawiać o zaopatrzeniu w leki, kiedy przemysł farmaceutyczny jest w rękach innych - chemii, to znaczy przemysłu, i osoba, która jest odpowiedzialna za współpracę z przemysłem farmaceutycznym<text:span text:style-name="T3752">,</text:span><text:s/>jest nieobecna po<text:s/><text:span text:style-name="T3753">p</text:span>rostu w kraju<text:span text:style-name="T3754">.</text:span><text:s/>I to spowodowało, że musieliśmy przesunąć tę informację<text:span text:style-name="T3755">,</text:span><text:s/>co zresztą wyjdzie na zdrowie dla nas, dlatego że informacja będzie krótsza.</text:p>
      <text:p text:style-name="P3756">Poproszę bardzo o przedstawienie.</text:p>
      <text:p text:style-name="P3757"><text:span text:style-name="T3758">P</text:span><text:span text:style-name="T3759">. Andrzej Gierczyński</text:span>:</text:p>
      <text:p text:style-name="P3760">Państwo Przewodniczący! Panowie! Państwo!</text:p>
      <text:p text:style-name="P3761">Sprawne działanie służby zdrowia zależy w znacznej mierze od stopnia zaopatrzenia w wyroby techniki medycznej. Znaczenie techniki w medycynie rośnie w<text:span text:style-name="T3762">yk</text:span>ładniczo i obecnie nikt już nie kwestionuje<text:span text:style-name="T3763">,</text:span><text:s/>że odgrywa ono decydującą rolę w procesach nowoczesnej diagnostyki i terapii. Wyroby techniki medycznej stanowią całą grupę rozwiązań, prostych<text:span text:style-name="T3764">,</text:span><text:s/>jak igła, do najbardziej złożonych - jak tomograf komputerowy, urządzenia magnetycznego rezonansu jądrowego.</text:p>
      <text:p text:style-name="P3765">Wbrew powszechnemu przekonaniu, wydatki jednostek służby zdrowia w krajach rozwiniętych nie są determinowane zakupami złożonej aparatury medyczn<text:span text:style-name="T3766">e</text:span>j, ale przede wszy<text:span text:style-name="T3767">s</text:span>tkim wyrobami jednorazowego użytku<text:span text:style-name="T3768">.</text:span><text:s/>Wymogi nowoczesnej medycyny<text:span text:style-name="T3769">,</text:span><text:s/>za<text:span text:style-name="T3770">s</text:span>ady septyki i wreszcie pojawi<text:span text:style-name="T3771">a</text:span>nie się nowyc<text:span text:style-name="T3772">h,<text:s/></text:span>nieznanych dot<text:span text:style-name="T3773">ą</text:span>d zagrożeń<text:span text:style-name="T3774">,</text:span><text:s/>jakim jest AIDS, powodują<text:span text:style-name="T3775">,</text:span><text:s/>że zapotrzebowanie na wyroby jednorazowego użytku gwałtownie rosną. Z uwagi na ich powszechne użytkowanie<text:span text:style-name="T3776">,</text:span><text:s/>wymagane ilości określone są nawet w setkach milionów sztuk rocznie. Warunki te determinuje konieczność zapewnienia dostaw tych wyrobów z produkcji kra<text:span text:style-name="T3777">jo</text:span>wej<text:span text:style-name="T3778">.</text:span><text:s/>W Polsc<text:span text:style-name="T3779">e</text:span>,<text:s/><text:span text:style-name="T3780">p</text:span>onad 38-milionowym kraju, musimy zapewnić kra<text:span text:style-name="T3781">jo</text:span>wi produkcję podstawowych wyrobów medycznych j<text:span text:style-name="T3782">e</text:span>dnorazowego użytku. Niezbyt skomplikowana technologia wytwarzania oraz olbrzymie potrzeby stwarza<text:span text:style-name="T3783">j</text:span>ą warunki do pełnej opłacalności produkcji i nie kwes<text:span text:style-name="T3784">ti</text:span>onowanej gwarancji zbytu.</text:p>
      <text:p text:style-name="P3785">A jak wygląda aktualnie sytuacja w zakresie zaopatrzenia służby zdrowia w wyroby techniki medycznej jednorazowego użytku? Z uwagi na bardzo duży asortyment tych wyrobów<text:span text:style-name="T3786">,</text:span><text:s/>pozwolę sobie przytoczyć dane liczbowe dotyczące trzech podstawowych wyrobów<text:span text:style-name="T3787">,</text:span><text:s/>jakim<text:s/><text:span text:style-name="T3788">są</text:span><text:s/>igły<text:span text:style-name="T3789">,</text:span><text:s/>strzykawki i zestawy do przetaczania krwi i płynów infuzyjnych.</text:p>
      <text:p text:style-name="P3790">Potrzeby kraju naszego, Ministerstwo Zdrowia w tym asortymencie wyrobów określa w sposób następujący: przy czym od razu wyjaśnia, że samo określenie potrzeb kraju jest co na<text:span text:style-name="T3791">j</text:span>mniej dyskusyjne potrzeb służby zdrowia. Każdy<text:s/><text:span text:style-name="T3792">m</text:span>oże to robić w zupełnie inny sposób, w zależności od danych zamówień, można określić potrzeby kraju, zreszt<text:span text:style-name="T3793">ą<text:s/></text:span>one też sinusoidalnie wręcz się zmieniają.</text:p>
      <text:p text:style-name="P3794">Dane, które tutaj państwu podaję, określamy w zasadzie jako pewną pochodną współczynników WHO, które są przyjęte<text:s/>średnio na populację jako 10 infekc<text:span text:style-name="T3795">ji</text:span><text:s/>na statystycznego obywatela rozumiem<text:span text:style-name="T3796">.</text:span><text:s/>Określamy<text:s/><text:soft-page-break/>to jako n<text:span text:style-name="T3797">a</text:span>sze potrzeby, powinny być nieco większe z uwagi na deficyt ich dotychczasowy<text:span text:style-name="T3798">.</text:span></text:p>
      <text:p text:style-name="P3799">A więc igły jednorazowego użytku określamy jako potrzeby około 450 mln sztuk, te dane proszę traktować plus -<text:s/><text:span text:style-name="T3800">m</text:span>inus 10%, bo one mogę się zmieniać.</text:p>
      <text:p text:style-name="P3801">Strzykawki 260 do 300 mln, zestawy do przetocze<text:span text:style-name="T3802">ń</text:span><text:s/>około 22 - 25 mln sztuk.</text:p>
      <text:p text:style-name="P3803">Krajowi producenci strzykawek jednorazowego użytku dostarczyli służbie zdrowia w 1988 r<text:span text:style-name="T3804">.</text:span><text:s/>138 mln sztuk, tj. o 24 mln mniej niż w 1987 r., a więc krajowa produkcja mamy dostawy igieł jednorazowego użytku osiągnęły poziom 225 mln sztuk, tj. około 5 mln sztuk więcej niż w 1987 r., ale było to blisko 60 mln sztuk mniej niż potwierdzenie dostaw przez producentów, nie mówiąc już o rzeczywistych potrzebach, które określiłem nieco wcześni<text:span text:style-name="T3805">ej</text:span>.</text:p>
      <text:p text:style-name="P3806">I w trzecim asortymencie jedyny znaczący producent zestawów do przetaczania krwi<text:s/><text:span text:style-name="T3807">-</text:span><text:s/>lubelska<text:s/>„Polfa”,<text:s/><text:span text:style-name="T3808">d</text:span>ostarczyła krajowej służbie zdrowia 7 mln kompletów tych urządzeń, wielkość tej produkcji pokrywa około 30% potrzeb kraju.</text:p>
      <text:p text:style-name="P3809">Jak wynika z wyżej podanych przykładów, krajowa produkcja tych wyrobów nie zapewnia nawet minimum potrzeb słu<text:span text:style-name="T3810">ż</text:span>by zdrowia. Resort służby zdrowia, będący przecież tylko odbiorcą wyrobów wyprodukowanych przez krajowych producentów, zmuszony jest przeznaczać środki dewizowe na interwencyjny import tych wyrobów, ponieważ żaden<text:s/>z krajów socjalistycznych nie produkuje w n<text:span text:style-name="T3811">a</text:span>dmi<text:span text:style-name="T3812">a</text:span>rze tego asortymen<text:span text:style-name="T3813">t</text:span>u sprzętu medycznego<text:span text:style-name="T3814">,</text:span><text:s/>pozostaje konieczność importu wyłącznie z I<text:span text:style-name="T3815">I</text:span><text:s/>obszaru płatniczego<text:span text:style-name="T3816">.</text:span><text:span text:style-name="T3817"><text:s/></text:span>Na zakup sprzętu infekcyjnego jednorazowego użytku zmu<text:span text:style-name="T3818">s</text:span>zeni byliśmy wydać, w 1987 r. 2<text:span text:style-name="T3819">,</text:span>5 mln dolarów<text:span text:style-name="T3820">,</text:span><text:s/>w 1988 r<text:span text:style-name="T3821">.<text:s/></text:span>około 1 mln dolarów<text:span text:style-name="T3822">.</text:span><text:s/>Na uzupełnienie dostaw zestawu do przetaczania krwi i płynów infuzy<text:span text:style-name="T3823">j</text:span>nych przeznaczamy około 4 mln dolarów w clearingu jugosłowiańskim,<text:s/><text:span text:style-name="T3824">to</text:span><text:s/>nie jest taki normalny dolar dlatego, że nasz budżet<text:span text:style-name="T3825">,</text:span><text:s/>o którym mogę później udzielić informacji<text:span text:style-name="T3826">,</text:span><text:s/>mówię o budżecie dewizowym, resortu, składa się z wielu kieszeni, na ogół operuje<text:s/><text:span text:style-name="T3827">s</text:span>ię pojęciem w dolarach USA, ale są to ściśle określone kierunk<text:span text:style-name="T3828">i,</text:span><text:s/>poza gotówką są kredyty, clearingi, clearing jugosł<text:span text:style-name="T3829">o</text:span>wiański i chi<text:span text:style-name="T3830">ń</text:span>ski.</text:p>
      <text:p text:style-name="P3831">Czego spodziewamy się w roku bieżącym od naszych producentów? Istotnej poprawy przede wszystkim w dostawie igieł jednorazowego użytku<text:span text:style-name="T3832">,</text:span><text:s/>bowiem drugi krajowy producent,<text:s/>„Polfa Bolesławiec”<text:span text:style-name="T3833">,</text:span><text:s/>uporał się już z rozruchem produkc<text:span text:style-name="T3834">ji</text:span><text:s/>i wraz z fabryką<text:s/>„Mi<text:span text:style-name="T3835">fa</text:span>m Milanówek”<text:span text:style-name="T3836">,</text:span><text:s/>pracującą zresztą na maksimum swych dotychczasowych możliwości produkcyjnych, deklarują dostawy w bieżącym roku 350 mln sztuk igieł. Niestety<text:span text:style-name="T3837">,</text:span><text:s/>nie będzie poprawy w dostawach strzykawek<text:span text:style-name="T3838">.</text:span><text:s/>Potwierdzenie dostaw na 155 mln sztuk to nadal o 7 mln mniej niż dostawy krajowe sprzed 2 lat<text:span text:style-name="T3839">.</text:span></text:p>
      <text:p text:style-name="P3840">Optymizmem napawać natomiast może potwierdzenie tegorocznych dostaw zestawów do przetaczania. Na poziomie 22 - 25 mln sztuk, co zapewniałoby realizację pełnych potrzeb służby zdrowia<text:span text:style-name="T3841">.</text:span><text:s/>Na tle<text:s/><text:span text:style-name="T3842">j</text:span>ednak dotychczasowych doświadczeń chcemy zabezpieczyć się przed niespodziankami z tytułu uruchomienia nowych linii<text:span text:style-name="T3843">,</text:span><text:s/>jak to już nieraz bywało w naszym przemyśle i rezerwujemy pewną kwotę na zestawy do przetaczania krwi i płynów infuzyjnych w imporcie z Jugosławii.</text:p>
      <text:p text:style-name="P3844">Spodziewamy się również po raz pierwszy<text:span text:style-name="T3845">,</text:span><text:s/>że producenci krajowi dostarczę nam około 9 mln sztuk insulinówek jednorazowego użytku. Mówiąc o sprzęcie jednorazowego użytku musimy wiedzieć o jego olbrzymim asortymencie<text:span text:style-name="T3846">.<text:s/></text:span>To nie tylko igły, strzykawki, czy zestawy do przetaczania, to cała gama cewników, zgłębników, kaniul, ru<text:span text:style-name="T3847">r</text:span>ek, drenów, worków, filtrów itp. Krajowi dostawcy zapewniają służbie zdrowia około 30-35<text:span text:style-name="T3848">%</text:span><text:s/>całego asortymentu. Mówię o asortymencie, a nie o ilości. Pozostała część musi<text:s/><text:soft-page-break/>być importowana.</text:p>
      <text:p text:style-name="P3849">Jesteśmy stale w ścisłym kontakcie z przemysłem medycznym<text:span text:style-name="T3850">,</text:span><text:s/>spółdzielczymi organizacjami producentów sprzętu medycznego, rzemieślnikami produkującymi na rzecz służby zdrowia<text:span text:style-name="T3851">,</text:span><text:s/>spółkami i przedsiębiorstwami z udziałem kapitału zagranicznego.</text:p>
      <text:p text:style-name="P3852">Przemysł medyczny w Polsce, oczywiście mówię o przemyśle wytwarza<text:span text:style-name="T3853">j</text:span>ącym wyroby techniki medycznej, w<text:span text:style-name="T3854">ył</text:span>ączam tu w tej chwili farmację<text:span text:style-name="T3855">,</text:span><text:s/>to w zasadzie 9 specjalistycznych przedsiębiorstw, zgrupowanych w zrzeszeniu OMEL. Zatrudnia on<text:span text:style-name="T3856">o</text:span><text:s/>około 6 t<text:span text:style-name="T3857">ys</text:span>. pracowników zaledwie, a więc nie powinno to by<text:span text:style-name="T3858">ć</text:span><text:s/>problemem w skali ewentualnie stworzenia priorytetów czy bodźców dla tego przemysłu.<text:s/>Ich dostawy stanowią niestety tylko 14% wszystkich dostaw, jakie otrzymuje służbę zdrowia. Cały przemysł, łącznie z przemysłem<text:span text:style-name="T3859">,</text:span><text:s/>jak już tu mówiliśmy<text:span text:style-name="T3860">,</text:span><text:s/>farmaceutycznym, chemicznym<text:span text:style-name="T3861">,</text:span><text:s/>dostarcza 31% wyrobów techniki medycznej j<text:span text:style-name="T3862">a</text:span>ką otrzymuje służba zdrowia. Spółdzielczość dostarcza 6%, rzemiosło około 5% i pozostałe jednostki organizacyjne około 3%. Państwo już mogą się zorientować, że na import przeznaczamy, znaczy z importu pochodzi 55% wszystkich dóbr wyrobów techniki medycznej w naszej służbie zdrowia. A więc przeszło połowę niestety musimy przeznaczać na impor<text:span text:style-name="T3863">t.</text:span></text:p>
      <text:p text:style-name="P3864">Proszę państwa<text:span text:style-name="T3865">,</text:span><text:s/>odrębnym zagadnieniem, które chciałem króciutko zasygnalizować, są, jest gospodarka aparaturą i sprzętem medycznym, która ściśle wiąże się z problemami eksploatacy<text:span text:style-name="T3866">jn</text:span>ymi w służbie zdrowia. W sytuacji istotnego niedoboru wyrobów techniki medycznej i braku środków finansowych na ich zakup problemem efektywnego wykorzystania sprzętu i właściwej<text:span text:style-name="T3867">,</text:span><text:s/><text:span text:style-name="T3868">o</text:span>szczędnej gospodarki aparaturą jest zagadnieniem ró<text:span text:style-name="T3869">wn</text:span>ie ważnym jak i poszukiwanie środków na jej zdobycie. Nadal krytyczn<text:span text:style-name="T3870">i</text:span>e oceniamy zagospodarowanie zakupionej aparatury, postępowanie ze zbę<text:span text:style-name="T3871">dn</text:span>y<text:span text:style-name="T3872">m<text:s/></text:span>wyposażeniem<text:span text:style-name="T3873">,</text:span><text:s/>wykorzystanie specjalistycznej aparatury medycznej<text:span text:style-name="T3874">.</text:span></text:p>
      <text:p text:style-name="P3875">Ministerstwo Zdrowia podjęło szereg działań mających na celu eliminowanie niekorzystnych zjawisk w gospodarce aparaturą medyczną. Opracowano po raz pierwszy komputerowy system ewidencji aparatury medycznej<text:s/><text:span text:style-name="T3876">i</text:span><text:s/>wdrożono go w systemie ogólnopolskim w 20 ośrodkach regionalnych - wszystkie jednostki służby zdrowia w całej<text:s/><text:span text:style-name="T3877">P</text:span>olsce. Trwająca przeszło ro<text:span text:style-name="T3878">k</text:span><text:s/>czasu praca zbliża się do końca<text:span text:style-name="T3879">.</text:span><text:s/>W chwili obecnej ewidencją objęto około 3,5 ty<text:span text:style-name="T3880">s</text:span>. typów najważnie<text:span text:style-name="T3881">js</text:span>zej aparatury medycznej. Aktualnie wprowadzono do komputerów informacje o blisko 160 tys<text:span text:style-name="T3882">.</text:span><text:s/>aparatury. Wiedza ta słu<text:span text:style-name="T3883">ż</text:span>yć będzie kierującym na wszystkich szczeblach zarządzania w służbie zdrowia. Będzie pomocna również dyrektorowi szpitala<text:span text:style-name="T3884">,</text:span><text:s/>lekarzowi wo<text:span text:style-name="T3885">je</text:span>wódzkiemu, rektorowi lub Ministrowi Zdrowia<text:span text:style-name="T3886">.</text:span></text:p>
      <text:p text:style-name="P3887">Informacje t<text:span text:style-name="T3888">e</text:span><text:s/>winny wspomagać decyzje związane z przydziałem aparatury i<text:s/><text:span text:style-name="T3889">p</text:span>rzemieszczeniem, kasowaniem,<text:span text:style-name="T3890"><text:s/></text:span>typizacją w przyszłości, oceną wykorzystania i ocenienia kosztów jej utrzymania.</text:p>
      <text:p text:style-name="P3891">Ważnym elementem<text:span text:style-name="T3892">,</text:span><text:s/>mającym istotn<text:span text:style-name="T3893">y</text:span><text:s/>wpływ na wykorzystanie szczególnie cennej aparatury jest bodźcowy system płac personelu ją obsługującego. Pewne elementy motywacyjne zostały już częściowo uwzględnione przy obecnej regulacji płac<text:span text:style-name="T3894">y</text:span>, ale uważamy<text:span text:style-name="T3895">, że</text:span><text:s/>w zespołach, o których dzisiaj była mowa i systemach<text:span text:style-name="T3896">, które</text:span><text:s/>wspólnie będą tworzone, należy większą uwagę poświęcić na określenie bodźcowego systemu płac, dla personelu obsługu<text:span text:style-name="T3897">ją</text:span>cego<text:span text:style-name="T3898">,</text:span><text:s/>powtarzam<text:span text:style-name="T3899">,</text:span><text:s/>proszę nie mylić tylko z personelem tylko technicznym<text:span text:style-name="T3900">.</text:span><text:s/>Mówię o tym, którego właśnie niestety nie ma w pe<text:span text:style-name="T3901">ł</text:span>nej ilości, gdyż są tu na pewno jakieś rezerwy lepszego wykorzystania tej cennej aparatury medyczne<text:span text:style-name="T3902">j.</text:span></text:p>
      <text:p text:style-name="P3903">Ostatnio zwiększono również znacznie środki dewizowe na zakup części zamiennych<text:span text:style-name="T3904">, które</text:span>,<text:s/><text:span text:style-name="T3905">b</text:span>ez<text:s/><text:soft-page-break/>których niestety<text:s/>aparatura też nie będzie właściwie eksploatowan<text:span text:style-name="T3906">a.<text:s/></text:span>W 1987 r. przeznaczono na części zamienne 3 mln dolarów<text:span text:style-name="T3907">,<text:s/></text:span>w 19<text:span text:style-name="T3908">8</text:span>8 r<text:span text:style-name="T3909">.</text:span><text:s/>już 6 mln dolarów, w bieżącym roku planujemy blisko 8 mln dolarów<text:span text:style-name="T3910">.</text:span></text:p>
      <text:p text:style-name="P3911">Proszę państwa<text:span text:style-name="T3912">,</text:span><text:s/>chciałam również dodać, że jest to czysta gotówka. Części zamienne,<text:s/><text:span text:style-name="T3913">w</text:span>br<text:span text:style-name="T3914">ew,</text:span><text:s/>w przeciwieństwie do innych form handlowych zakupu aparatury medycznej odbywają się tylko w gotówce<text:span text:style-name="T3915">,</text:span><text:s/>której mamy bardzo mało<text:span text:style-name="T3916">.<text:s/></text:span>Taka informacja, że w bieżącym roku<text:span text:style-name="T3917">,</text:span><text:s/>na wyroby techniki medycznej mamę 62 mln dolarów, ale w gotówc<text:span text:style-name="T3918">e</text:span><text:s/>tylko 45. Z tego właśnie 8 przeznaczamy na części zamienne. Ale sądzimy, że jest to, że to pomoże do usprawnienia serwisu, a w konsekwencji zwiększy stopień wykorzystania, eksploatowanej już aparatury<text:span text:style-name="T3919">.</text:span></text:p>
      <text:p text:style-name="P3920">Ważnym zadaniem jest kreowanie niewłaściwej polityki zakupu sprzętu i aparatury medyczne<text:span text:style-name="T3921">j.</text:span><text:s/>Musimy bowiem chronić polski rynek przed napływem zbyt różnorodnej aparatury<text:span text:style-name="T3922">.</text:span><text:s/>Być może nie jest to pogląd, może jest to pogląd dyskusyjny, ale przyjęliśmy zasadę umownie taką nazywan<text:span text:style-name="T3923">ą</text:span><text:s/>żargonowo<text:s/><text:span text:style-name="T3924">2,</text:span>5<text:span text:style-name="T3925">,</text:span><text:s/>że w każdej dziedzinie specjalności techniki medycznej powinniśmy mieć nie mniej producentów, mówię o producentach z importu szczególnie<text:span text:style-name="T3926">,</text:span><text:s/>niż dwóch i nie więcej niż pięciu. Służy to po pierwsze<text:span text:style-name="T3927">,</text:span><text:s/>jeden ewentualnie producent to jest monopol, który jest bardzo niekorzystny dla Polski, zbyt du<text:span text:style-name="T3928">ż</text:span>o rodzajów firm i aparatury po prostu w pewnym sensie zaśmieca rynek<text:span text:style-name="T3929">,</text:span><text:s/>utrudnia bardzo gospodarkę aparaturą<text:span text:style-name="T3930">,</text:span><text:s/>sprawia kłopoty ze szkoleniem personel<text:span text:style-name="T3931">u,</text:span><text:s/>z dostawą części zamiennych<text:span text:style-name="T3932">.</text:span><text:s/>Tę zasadę staramy s<text:span text:style-name="T3933">i</text:span>ę utrzymać i wprowadzać j<text:span text:style-name="T3934">ą</text:span><text:s/>konsekwentnie w życie, choć nie zawsze jest to takie proste<text:span text:style-name="T3935">.</text:span></text:p>
      <text:p text:style-name="P3936">Proszę państwa, uważamy, że sama gospodarka sprzętem medycznym ulegnie radykalnej poprawie tylko i wyłącznie w momencie<text:span text:style-name="T3937">, kiedy</text:span><text:s/>wprowadzimy zasady rozliczania rachunku ekonomicznego w służbie zdrowia, o którym tutaj mówił dyrektor i nad tym tema<text:span text:style-name="T3938">t</text:span>em nie będę się rozwodził, ale dopiero wtedy, jeżeli potrafimy rozliczać nasze działania w poszczególnych jednostkach służby zdrowia, stwarzać bodźce do,<text:s/><text:span text:style-name="T3939">s</text:span>y<text:span text:style-name="T3940">s</text:span>temowe bodźce do wykorzyst<text:span text:style-name="T3941">a</text:span>nia tej aparatury, wtedy na pewno gospodarka może ulec wyraźniej poprawie.</text:p>
      <text:p text:style-name="P3942">Dziękuję bardzo za uwagę.</text:p>
      <text:p text:style-name="P3943"><text:span text:style-name="T3944">Przewodniczący</text:span>:</text:p>
      <text:p text:style-name="P3945">Dziękuję panu dyrektorowi i proszę pytania.</text:p>
      <text:p text:style-name="P3946"><text:span text:style-name="T3947">Ob.</text:span><text:span text:style-name="T3948"><text:s text:c="23"/></text:span>:</text:p>
      <text:p text:style-name="P3949"><text:span text:style-name="T3950">J</text:span>akie są powody tego?</text:p>
      <text:p text:style-name="P3951"><text:span text:style-name="T3952">Dyr</text:span><text:span text:style-name="T3953">.</text:span><text:span text:style-name="T3954"><text:s/>Andrzej Gierczyński</text:span>:</text:p>
      <text:p text:style-name="P3955">Już od<text:span text:style-name="T3956">p</text:span>owiadam. Oczywiście, prawidłową odpowiedź powinien znowu nam dać tutaj przemysł, my tylko wiemy, ponieważ występowaliśmy z oficjalnymi pismami, wyrażającymi niepokoje tą dramatyczną dla nas sytuacją, gdyż to oznacza dla nas wyroby dolarowe, jeżeli chodzi o producentów strzykawek<text:span text:style-name="T3957">, bo</text:span><text:s/>o tym właśnie mówiłem, powiedzie<text:span text:style-name="T3958">l</text:span>i, że oni mają, konkretnie mówię o<text:s/>„Polfie”<text:s/>lubelskiej, poinformowano nas, że z uwagi na przestarzały park maszynowy i kłopoty z dostawą itd.<text:span text:style-name="T3959">,</text:span><text:s/>czyli klasyczne obecni<text:span text:style-name="T3960">e</text:span><text:s/>stosowane us<text:span text:style-name="T3961">p</text:span>rawied<text:span text:style-name="T3962">l</text:span>i<text:span text:style-name="T3963">w</text:span>ienia - typu zużyty park maszynowy,<text:s/><text:span text:style-name="T3964">tr</text:span>udności<text:s/>z<text:s/>personelem<text:s/><text:span text:style-name="T3965">i</text:span><text:s/>trudności z zaopatrzeniem materiałowym<text:span text:style-name="T3966">.</text:span></text:p>
      <text:p text:style-name="P3967">/Głos z<text:s/><text:span text:style-name="T3968">s</text:span>ali poza mikrofonem/<text:span text:style-name="T3969">.</text:span></text:p>
      <text:p text:style-name="P3970">No, to nie<text:span text:style-name="T3971">,</text:span><text:s/>dlatego że my jako służba zdrowia mimo że oczywiście chcemy chronić budżet, ale w<text:span text:style-name="T3972">yr</text:span>oby techniki medycznej kształtują się w cenach umownych, także zarówno przedsiębiorstwa w naszym imieniu<text:s/><text:soft-page-break/>handlujące mogą się<text:s/>dogadywać<text:s/>na zasadzie ustalenia<text:s/>cen umownych, więc tu problem samej opłacalności może nie wchodzi w rachubę<text:span text:style-name="T3973">.</text:span></text:p>
      <text:p text:style-name="P3974"><text:span text:style-name="T3975">Ob.</text:span><text:span text:style-name="T3976"><text:s text:c="23"/></text:span>:</text:p>
      <text:p text:style-name="P3977">Mnie się wydaje, że to co usłyszeliśmy, a co wiemy - ja przynajmniej z własnej obserwacji, wiem dobrze - że taka jest właśnie sytuacja, jest to tak fatalne, że nad tym naprawdę nie możemy prz<text:span text:style-name="T3978">ej</text:span>ść do porządku dziennego. To jest tak, ja wiem, ale ja chciałabym poddać jednak jakąś myśl wspólnego oświadczenia zobowiązu<text:span text:style-name="T3979">j</text:span>ącego, nie wiem, przemysł, do końca powiedzmy tego roku, do otwarcia nowych zakładów, zwiększenia maksymalnej produkcji tych, których są<text:span text:style-name="T3980">,</text:span><text:s/>i następnie promować tworzenie spółek produku<text:span text:style-name="T3981">j</text:span>ących t<text:span text:style-name="T3982">e</text:span>n właśnie sprzęt, to<text:s/><text:span text:style-name="T3983">znac</text:span>z<text:span text:style-name="T3984">y</text:span><text:s/><text:span text:style-name="T3985">p</text:span>romow<text:span text:style-name="T3986">ać</text:span><text:s/>w zakresie tym, że można zwolnić te spółki od podatków, jeszcze dłużej niż tamta ustawa<text:span text:style-name="T3987">, która<text:s/></text:span>jest o działalności gospodarczej, umożliwia chyba w dwa lata pierwsze, już nie pamiętam, tam jest zwolnienie, ale zwolnić, dać gwarancje zwolnienia o rok, znacznie dłuższego zwolnienia, powiedzmy 5-letniego<text:span text:style-name="T3988">.<text:s/></text:span>W każdym razie są to sprawy, które trzeba robić szybko, bo to co się w tej chwili dzieje w wielu placówkach z brakiem tego sprzętu, to jest po prostu zbrodnia. Ludzie chorują na żółtaczki szczepienne masowo przecież, wiemy o tym, w końcu AIDS jest za drzwiami, chyba nawet przykład ostatni w Związku Radzieckim zakażeniem siedmiorga dzieci AIDS jest niezwykle groźną przestrogą. Tutaj chyba my musimy na przyszłym posiedzeniu coś takiego postawić.</text:p>
      <text:p text:style-name="P3989"><text:span text:style-name="T3990">Ob.</text:span><text:span text:style-name="T3991"><text:s text:c="23"/></text:span>:</text:p>
      <text:p text:style-name="P3992">To jest przecież strasznie tania produkcja, to nic nie kosztuje.</text:p>
      <text:p text:style-name="P3993"><text:span text:style-name="T3994">Ob.</text:span><text:span text:style-name="T3995"><text:s text:c="23"/></text:span>:</text:p>
      <text:p text:style-name="P3996"><text:span text:style-name="T3997">J</text:span>a m<text:span text:style-name="T3998">y</text:span>ślę, że tutaj ja jestem zupełnie zgodny, ja m<text:span text:style-name="T3999">yś</text:span>lę, że podzespół na pewno wypracuje stanowisko<text:span text:style-name="T4000">,</text:span><text:s/>które musi iść w kierunku<text:span text:style-name="T4001">,</text:span><text:s/>jak bym powiedział pluralizmu form produkcji<text:span text:style-name="T4002">.</text:span><text:s/>Mamy dobry przykład, i tu chyba dyrektor potwierdzi<text:span text:style-name="T4003">,</text:span><text:s/>„Biazet-<text:span text:style-name="T4004">u</text:span>”, który przecież w licencjach Siemensa do<text:span text:style-name="T4005">p</text:span>rowadził<text:s/><text:span text:style-name="T4006">d</text:span>o produkcji aparatury monitorującej<text:span text:style-name="T4007">,</text:span><text:s/>która jest na rynku.<text:s/><text:span text:style-name="T4008">I</text:span><text:s/>dlatego to jest dobry przykład, tak<text:span text:style-name="T4009">,<text:s/></text:span>w Białymstoku, to jest bardzo dobra aparatura, która jest przecież według standardów oceniana światowych. I mnie się wydaje<text:span text:style-name="T4010">,</text:span><text:s/>że właśnie wszelkiego rodzaju czy spółki, czy<text:s/><text:span text:style-name="T4011">z</text:span><text:s/>kapitałów zagranicznych muszą wejść<text:span text:style-name="T4012">.</text:span><text:s/>Szczerze mówiąc przez lata nie wchodziły. To co bardzo odczuwamy to jest brak komponentów. To tak samo przy naszej dyskusji na temat leków będziemy bardzo wyraźnie stawiali problem, bo to jest i produktów, i komponentów do produkcji leków.</text:p>
      <text:p text:style-name="P4013">Czyli ja tu jestem w pełni zgodny ze współprzewodniczącą, ja myślę,<text:s/><text:span text:style-name="T4014">ż</text:span>e tu też będziemy musieli dopracować stanowisko dlatego, że tu nas nic nie może dzielić, tylko łączyć w trosce o prawidłowe zaopatrzenie służby zdrowi<text:span text:style-name="T4015">a.</text:span></text:p>
      <text:p text:style-name="P4016">Czy<text:s/><text:span text:style-name="T4017">je</text:span>st więcej pytań? Dr Umias<text:span text:style-name="T4018">to</text:span>wski.</text:p>
      <text:p text:style-name="P4019"><text:span text:style-name="T4020">Dr<text:s/></text:span><text:span text:style-name="T4021">J</text:span><text:span text:style-name="T4022">erzy Umiastows</text:span><text:span text:style-name="T4023">k</text:span><text:span text:style-name="T4024">i</text:span>:</text:p>
      <text:p text:style-name="P4025"><text:span text:style-name="T4026">...</text:span>brak sprzętu jednorazowego użytku kosztuje znacznie więcej niż jego zakup, dlatego że leczenie skutków braku tego sprzętu przekracza 1000-krotnie chyba brak każdej s<text:span text:style-name="T4027">tr</text:span>zykawki<text:span text:style-name="T4028">,</text:span><text:s/>z ekonomicznego punktu widzenia naprawdę nie opłaca się tego sprzętu nie mieć<text:span text:style-name="T4029">.</text:span><text:s/>Jako argument dla tego zespołu<text:span text:style-name="T4030">,</text:span><text:s/>nie mówiąc o kosztach moralnych<text:span text:style-name="T4031">.</text:span><text:s/>Widzę masę młodych ludzi na przykład umierających n<text:span text:style-name="T4032">a</text:span><text:s/>hepatoma jako powikłanie WZW, ale w czysto ekonomicznym rachunku do tego się bardzo dopłaca, co tego braku<text:span text:style-name="T4033">.</text:span><text:s/>Renty po pobytach w szpitalach itd<text:span text:style-name="T4034">.</text:span></text:p>
      <text:soft-page-break/>
      <text:p text:style-name="P4035"><text:span text:style-name="T4036">Pr</text:span><text:span text:style-name="T4037">zewodnicząc</text:span><text:span text:style-name="T4038">y</text:span>:</text:p>
      <text:p text:style-name="P4039">Dziękuję bardzo, dr Kulerski.</text:p>
      <text:p text:style-name="P4040"><text:span text:style-name="T4041">Dr Marek Kul</text:span><text:span text:style-name="T4042">e</text:span><text:span text:style-name="T4043">rs</text:span><text:span text:style-name="T4044">ki</text:span>:</text:p>
      <text:p text:style-name="P4045"><text:span text:style-name="T4046">J</text:span>a chci<text:span text:style-name="T4047">a</text:span>łem tylko przypomnieć<text:span text:style-name="T4048">,</text:span><text:s/>tu był przykład<text:s/>„Biazet-u”<text:s/>podany<text:span text:style-name="T4049">,</text:span><text:s/>skądin<text:span text:style-name="T4050">ą</text:span>d monitory są rzeczywiście dobre, aczkolwiek myślę<text:span text:style-name="T4051">,</text:span><text:s/>że nie jest to<text:s/>super-światowy<text:s/>standard, powiedzmy sobie szczerze<text:span text:style-name="T4052">,</text:span><text:s/>to jest dobra klasa europejska. Bez przesady z tym standardem wysok<text:span text:style-name="T4053">oś</text:span>wia<text:span text:style-name="T4054">to</text:span>wym. Po drugie<text:span text:style-name="T4055">,</text:span><text:s/>jest<text:s/>t<text:span text:style-name="T4056">o</text:span><text:s/>bardzo drogi sprzęt<text:span text:style-name="T4057">,</text:span><text:s/>ale co bardziej może niepokoić, może jeszcze się na tym etapie, ale to jest to co pan dyrektor wspomniał, co nie byłoby korzystne, że to się staje monopolista i to jest trochę sytuacja nie najlepsza na tym naszym rynku, jeśli chodzi o tę sprawę.</text:p>
      <text:p text:style-name="P4058">Ja krótkie pytanie jeszcze<text:span text:style-name="T4059">,</text:span><text:s/>co z budową fabryki<text:s/>„Vig<text:span text:style-name="T4060">o</text:span>”<text:span text:style-name="T4061">,<text:s/></text:span>która miała być odnośnie igieł, brak odpowiedzi. Ale jeszcze jedna sprawa, sprawa dystrybucji aparatury. Ja rozumiem, że tym się zajmują komisje odbioru specjalistycznego itd.<text:span text:style-name="T4062">,</text:span><text:s/>natomiast tu znowu jest pewne odbicie się problemów, które wcześniej myśmy poruszali<text:span text:style-name="T4063">,</text:span><text:s/>bo jak wiemy, jest,<text:s/><text:span text:style-name="T4064">p</text:span>owiedziano nawet tuta<text:span text:style-name="T4065">j</text:span>,<text:s/><text:span text:style-name="T4066">ż</text:span>e Warszawa jest jednym z najlepiej zaopatrzonych miast<text:span text:style-name="T4067">,</text:span><text:s/>jeśli nie w świecie, to w E<text:span text:style-name="T4068">uro</text:span>pie w tomografy komputerowe, co wydaje się<text:span text:style-name="T4069">,</text:span><text:s/>że rozumiem<text:span text:style-name="T4070">, że</text:span><text:s/>dystrybuc<text:span text:style-name="T4071">ją</text:span><text:s/>tego w efekcie zarządza Ministerstwo<text:span text:style-name="T4072">,</text:span><text:s/>decyduje o rozkładzie<text:span text:style-name="T4073">,</text:span><text:s/>wydaj<text:span text:style-name="T4074">e</text:span><text:s/>mi si<text:span text:style-name="T4075">ę</text:span>, że tutaj w tej materii chyba, jeśli chodzi o zakup pewnego rodzaju aparatury, jak i o dystrybucję tej aparatury<text:span text:style-name="T4076">,</text:span><text:s/>a potem i wykorzystanie chyba<text:span text:style-name="T4077">,</text:span><text:s/>istnieje wiele nieprawidłowości i chyba wiele można byłoby jeszcze tak zwanych odzysków mieć<text:span text:style-name="T4078">.</text:span></text:p>
      <text:p text:style-name="P4079">Dziękuję.</text:p>
      <text:p text:style-name="P4080"><text:span text:style-name="T4081">Przewodnicząc</text:span><text:span text:style-name="T4082">y</text:span><text:span text:style-name="T4083">:</text:span></text:p>
      <text:p text:style-name="P4084">Dzięku<text:span text:style-name="T4085">ję</text:span><text:s/>bardzo<text:span text:style-name="T4086">.</text:span><text:s/>Czy pan dr chciałby usłyszeć odpowiedź czy raczej traktuje to jako głos w dyskus<text:span text:style-name="T4087">ji</text:span>?</text:p>
      <text:p text:style-name="P4088"><text:span text:style-name="T4089">Ob.</text:span><text:span text:style-name="T4090"><text:s text:c="23"/></text:span>:</text:p>
      <text:p text:style-name="P4091">Już od<text:span text:style-name="T4092">p</text:span>owiadam. Od razu chyba odpowiem chyba na wszystkie pytania. Jeżeli chodzi o<text:s/>„Vigo”, to w tym roku jest tz<text:span text:style-name="T4093">w</text:span>.<text:s/>„powieszenie wiechy”, czyli zakończenie stanu pełnej budowy<text:span text:style-name="T4094">,</text:span><text:s/>w 1991 r. będziemy mieli pierwsze kaniule produkc<text:span text:style-name="T4095">ji</text:span><text:span text:style-name="T4096"><text:s/></text:span>Pol-Vigo,<text:s/><text:span text:style-name="T4097">V</text:span>igo-P<text:span text:style-name="T4098">o</text:span>l, bo jeszcze nazwa jest nieustalona.</text:p>
      <text:p text:style-name="P4099">Chciałem zauważyć, zaznaczyć, że inwestycja ta jest rozpoczęta i finansowana w znakomitej części z inicj<text:span text:style-name="T4100">a</text:span>tywy Ministerstwa Zdrowia, które ponosi dosyć duże wydatki,<text:span text:style-name="T4101"><text:s/></text:span>ale wydaje się, że to są<text:span text:style-name="T4102">,</text:span><text:s/>nie, nie, tam również buduje, nie jest wspólnikiem<text:span text:style-name="T4103">,</text:span><text:s/>bo nie ma w sensie dosłownym, prawnym spółki jeszcze, bo wtedy nie mówiło się jeszcze o spółkach, jak zaczęliśmy tę budowę fabryki<text:span text:style-name="T4104">,</text:span><text:s/>to jest sprawa jeszcze zupełnie otwart<text:span text:style-name="T4105">a</text:span>, jest finansowana wspólnie<text:s/>przez Ministerstwo Zdrowia, wojewodę poznańskiego i Urząd Postępu Technicznego<text:span text:style-name="T4106">.</text:span></text:p>
      <text:p text:style-name="P4107">Jeżeli chodzi o dystrybucję<text:span text:style-name="T4108">,</text:span><text:s/>proszę państwa, oczywiście Ministerstwo odpowiada za to co sa<text:span text:style-name="T4109">m</text:span>o dzieli. To<text:span text:style-name="T4110">, że</text:span><text:s/>w chwili obecnej w Warszawie jest 7 tomografów komputerowych, to wynika nie z tego, że Ministerstwo czy kupiło, czy podzieliło, bo kupiło i podzieliło dwa, natomiast reszta jest to wynik działalności resortowych służb zdrowia. Nie mamy na to najmniejszego wpływu, że MON, MSW i PKP kupiło czy jeden z rezerwy powiedzmy rządu również tomograf komputerowy.</text:p>
      <text:p text:style-name="P4111">Ja również chciałbym powiedzieć, że na Hożą również, to nie z pieniędzy Ministerstwa zostało to kupione<text:span text:style-name="T4112">.</text:span><text:s/>Zresztą w ogóle j<text:span text:style-name="T4113">e</text:span>żeli chodzi o zakup, ja chciałem tylko dodać, że taką informację dla państwa, że od dwóch lat resort zdrowia nie kupuje żadnej aparatury medycznej, aparatury medycznej za gotówkę,<text:s/><text:soft-page-break/>nas na to po prostu nie stać<text:span text:style-name="T4114">.<text:s/></text:span>Owszem, kupujemy czasami w cl<text:span text:style-name="T4115">e</text:span>aringach, w kredytach, ale za gotówkę kupujemy wyłącznie wyroby z grupy<text:s/><text:span text:style-name="T4116">„</text:span>ratuj życie<text:span text:style-name="T4117">”</text:span>,<text:span text:style-name="T4118"><text:s/></text:span>żadnej aparatury nie kupujemy. Natomiast jeżeli chodzi o sam<text:s/>„Biazet”, jest to bardzo słuszna uwaga, myśmy w tym roku zaczęli rozliczać pewne, całą kooperację biazetow<text:span text:style-name="T4119">s</text:span>ką, chciałem również zaznaczyć, że to jest nie tylko<text:s/>„Biazet”, bo od 1,5 roku rozpoczęto kooperację w zakresie ultrasonografów w Zabrzu w<text:s/>„Temedzie”, również idzie kooperacja jeżeli chodzi o [nieczytelne] i systemy<text:span text:style-name="T4120">...</text:span><text:s/>nadzoru 24-<text:span text:style-name="T4121">g</text:span>od<text:span text:style-name="T4122">z</text:span>innego w Zabrzu, rusza kooperacja respiratorów firmy<text:s/>„Drager”<text:s/>we Wrocławiu i kardiotokografów jeszcze nie wiemy tylko<text:s/>jakiej firmy, również we Wrocławiu. Tak, że sprawy kooperacyjne s<text:span text:style-name="T4123">ą</text:span><text:s/>jednym z elementów polityki Ministerstwa Zdrowia, dopuszczamy nie tylko państwowe instytucje, nie wykluczamy, że za 2 lata będzie prywatny pewien przedsiębiorca, który rozpocznie produkcję niezwykle potrzebną dla nas dializatorów na licencji firmy<text:s/>„Gambro”<text:s/>ze Szwecji. Każda inicjatywa jest w pełni popierana.</text:p>
      <text:p text:style-name="P4124">Chciałem również powiedzieć<text:span text:style-name="T4125">,</text:span><text:s/>że nie tylko popierana. Ministerstwo Zdrowia zarabia<text:span text:style-name="T4126">,</text:span><text:s/>bo do<text:span text:style-name="T4127">staj</text:span>e wyroby techniki medycznej<text:span text:style-name="T4128">,</text:span><text:s/>panie doktorze.</text:p>
      <text:p text:style-name="P4129">/Głos z sali: Za darmo?/</text:p>
      <text:p text:style-name="P4130">Nie za darmo.</text:p>
      <text:p text:style-name="P4131">/Głos w sali<text:span text:style-name="T4132">:</text:span><text:s/>A w zyskach kto partycypuje?/</text:p>
      <text:p text:style-name="P4133"><text:span text:style-name="T4134">Ob.</text:span><text:span text:style-name="T4135"><text:s text:c="23"/></text:span>:</text:p>
      <text:p text:style-name="P4136">Jak Ministerstwo daje subsydium<text:span text:style-name="T4137">,</text:span><text:s/>po pierwsze im nie oddają tych pieniędzy, co na budowę się wkłada, a po<text:s/><text:span text:style-name="T4138">d</text:span>rugie<text:span text:style-name="T4139">,</text:span><text:s/>sprzedają te towary i zarabiają na tym<text:span text:style-name="T4140">.</text:span><text:s/>Jak tu jest wspólnik Ministerstwo Zdrowia<text:span text:style-name="T4141">,</text:span><text:s/>przecież on bierze od nich pieniądze<text:span text:style-name="T4142">.</text:span></text:p>
      <text:p text:style-name="P4143"><text:span text:style-name="T4144">Ob.</text:span><text:span text:style-name="T4145"><text:s text:c="23"/></text:span>:</text:p>
      <text:p text:style-name="P4146">Myślimy o wejściu w spółki również jeżeli chodzi o Polfa<text:s/>/?/<text:span text:style-name="T4147">.</text:span><text:s/>Natomiast mogę tylko państwu powiedzieć<text:span text:style-name="T4148">,</text:span><text:s/>bo my tak tutaj m<text:span text:style-name="T4149">ó</text:span>wimy o ściąganiu podatków od tych producentów, my tym producentom w chwili obecnej płacimy 178 mln dol<text:span text:style-name="T4150">a</text:span>rów jako wsad dewizowy na produkcję komponentów, znaczy na produkcję. Mówię wszystkiego, nie wyrobów techniki medycznej, ale również rzemieślnikom i fabrykom również farmaceutycznym. W porównaniu do całego budżetu dewizowego jest to bardzo poważny procent<text:span text:style-name="T4151">,</text:span><text:s/>a więc my wspomagamy przemysł<text:span text:style-name="T4152">,</text:span><text:s/>a niestety, nie odwrotnie.</text:p>
      <text:p text:style-name="P4153">Dając 1 dolar wsadu możemy otrzymać wyrób za 10 dol<text:span text:style-name="T4154">a</text:span>rów i jest to w pewnym sensie dla nas interes.</text:p>
      <text:p text:style-name="P4155">Dziękuję<text:span text:style-name="T4156">.</text:span></text:p>
      <text:p text:style-name="P4157"><text:span text:style-name="T4158">Przewodniczący</text:span>:</text:p>
      <text:p text:style-name="P4159">Proszę państwa, czy są jeszcze pytania, dlatego ja zaznaczam, że to jest informacja. Jeżeli nie ma, czy mogę prosić w tej chwili panią prof. Chmielową o przedstawie<text:span text:style-name="T4160">ni</text:span>e swoich uwag odnośnie prac w grupie roboczej na temat reformy płac.</text:p>
      <text:p text:style-name="P4161"><text:span text:style-name="T4162">Prof. Maria Chmielo</text:span><text:span text:style-name="T4163">w</text:span><text:span text:style-name="T4164">a</text:span>:</text:p>
      <text:p text:style-name="P4165">Pracowaliśmy w zespole<text:span text:style-name="T4166">,</text:span><text:s/>właściwie w grupie roboczej nad zagadnieniami przyszłej ewentualnej reformy opiek<text:span text:style-name="T4167">i,<text:s/></text:span>systemu opieki zdrowotnej, i społeczne<text:span text:style-name="T4168">j.</text:span><text:s/>I muszę powiedzieć,<text:s/><text:span text:style-name="T4169">ż</text:span>e głównie po<text:span text:style-name="T4170">z</text:span>naw<text:span text:style-name="T4171">ali</text:span>śmy się z treścią tej publikacji o kierunkach reformy i w miarę jak trwała dyskusja, tak rosło w nas poczucie ogromnej odpowiedzialności i ogromnego niepokoju, rosła również świadomość, że przede wszystkim w tym reformowaniu musimy się kierować tym<text:span text:style-name="T4172">,<text:s/></text:span>ażeby nie popsuć może tego co<text:s/>w<text:s/>funk<text:span text:style-name="T4173">cj</text:span>onowaniu w tej chwili jest<text:s/><text:soft-page-break/>dobre<text:span text:style-name="T4174">,</text:span><text:s/>żeby przede wszystkim skupić się na tym, żeby zahamować marnotrawstwo środków, które jest ni<text:span text:style-name="T4175">e</text:span>wątpliwe<text:span text:style-name="T4176">,</text:span><text:s/>a jak chodzi o jakieś generalne wyprostowanie tych zasad działania służby zdrowia, to aczkolwiek zdajemy sobie sprawę z tego<text:span text:style-name="T4177">,</text:span><text:s/>że to powinno być oparte o jakiś rachunek ekonomiczny, opłacalność, to muszę powiedzieć, że osobiście, czego się ogromnie obawiam?</text:p>
      <text:p text:style-name="P4178">Sprawa tej ochrony zdrowia jest jednym elementem funkc<text:span text:style-name="T4179">jo</text:span>nowania państwa<text:span text:style-name="T4180">,</text:span><text:s/>poniewa<text:span text:style-name="T4181">ż</text:span><text:s/><text:span text:style-name="T4182">żyje</text:span>my jednak na razie jeszcze w tym systemie<text:span text:style-name="T4183">,</text:span><text:s/>w jakim żyjemy<text:span text:style-name="T4184">.</text:span><text:s/>Zreformowanie akurat tej newralgicznej części tego systemu, jakim jest opieka zdrowotna<text:span text:style-name="T4185">,</text:span><text:s/>może mieć skutki bardzo niekorzystne dla społeczeństwa, może zaburzyć ogromnie funkcjonowanie świadczeń, może spowodować ogromne dodatkowe obciążenie nieprzygotowanego do takiej rol<text:span text:style-name="T4186">i</text:span>, nie liczącego w tej chwili kosztów i wyd<text:span text:style-name="T4187">at</text:span>ków<text:s/><text:span text:style-name="T4188">l</text:span>ek<text:span text:style-name="T4189">ar</text:span>z<text:span text:style-name="T4190">a.</text:span><text:s/><text:span text:style-name="T4191">I</text:span><text:s/>stąd właściwie zakończyliśmy to nasze posiedzenie takim zamiarem, ażeby kontynuować je<text:span text:style-name="T4192">s</text:span>zcze te zebrania, stąd b<text:span text:style-name="T4193">y</text:span>ła n<text:span text:style-name="T4194">a</text:span>sza inicjatywa<text:span text:style-name="T4195">,<text:s/></text:span>żeby spo<text:span text:style-name="T4196">tk</text:span>ać się jeszcze 2 marca i później 10 marca, żeby cokolwiek wyjdzie jako efekt naszego przemyślenia, było jak najbardziej odpowied<text:span text:style-name="T4197">zial</text:span>ne. Zdajemy sobie sprawę z tego<text:span text:style-name="T4198">, że</text:span><text:s/>nas jest niewiele, tych osób, myślącyc<text:span text:style-name="T4199">h</text:span>, nad tym pracujących, odpowiedzi<text:span text:style-name="T4200">al</text:span>ność jest ogromna, a naród by nam tego nie darował, gdybyśmy w tej chwili zamiast naprawić popsuli.</text:p>
      <text:p text:style-name="P4201"><text:span text:style-name="T4202">J</text:span>a, proszę państwa, może jestem ostrożna z natury, ale muszę powiedzieć, że zawsze pamiętam, jak w Anglii mówiło się o tym<text:span text:style-name="T4203">,</text:span><text:s/>że w Anglii za trwanie przy pewnych systemach pracy dawano medale, a pani premier gdy przyjechała tutaj, to powiedziała, że ona liczy według tego co posiada<text:span text:style-name="T4204">.</text:span></text:p>
      <text:p text:style-name="P4205">Teraz, proszę państwa<text:span text:style-name="T4206">,</text:span><text:s/>przecież gdybyśmy mieli to oprzeć na rachunku ekonomicznym, to pacjent musiałby być nośnikiem swoich pieniędzy, bo on ze swoich pieniędzy dał na konto czyli, że jemu się należą pewne usługi.</text:p>
      <text:p text:style-name="P4207">Proszę państwa, czy my przy tych żebraczych w gruncie rzeczy pensjach tego naszego obywatela jesteśmy<text:s/><text:span text:style-name="T4208">w</text:span><text:s/>stanie w ogóle skon<text:span text:style-name="T4209">fr</text:span>ontować te jego zasoby z kosztem świadczeń, które przecież wcale nie tak rzadko w dolarach licząc jedno świadczenie czy na gamma-kamerze czy na, czy badanie na tomografie komputerowym jeżeli tę amortyzację tej aparatury policzyć, to to jest 100 lub 200 dolarów<text:span text:style-name="T4210">,</text:span><text:s/>to są zupełnie rzeczy<text:span text:style-name="T4211">,</text:span><text:s/>które jedne z drugimi nie korespondują, nie pasują<text:span text:style-name="T4212">.</text:span></text:p>
      <text:p text:style-name="P4213"><text:span text:style-name="T4214">A</text:span><text:s/>chciałabym jednak państwu przypomnieć, że na przykład w tej zachodniej służbie zdrowia, która nam się teraz jakoś jawi jako taki idealny system<text:span text:style-name="T4215">,</text:span><text:s/>ja mogę powiedzieć, byłam w 1966 r. w Belgii, pracowałam tam w szpitalu w Liege, i nie zapomnę, gdy profesor zrugał okropnie lekarza za to, że on takiego biednego Włocha, który przyprowadził dziecko zbadał to dziecko<text:span text:style-name="T4216">,</text:span><text:s/>dał mu jak<text:span text:style-name="T4217">ą</text:span>ś receptę, a nie pobrał<text:s/><text:span text:style-name="T4218">p</text:span>ieniędzy, Włoch mu uciekł. No i była straszna awantura, pół zebrania się na tym opierało, że profesor rugał tego lekarza, i ja wtedy zatęskniłam za naszą sytuacją, gdzie my widząc chorego biegniemy do niego i nawet pewnie to jest źle, bo to w sumie się obraca przeciwko nam, ale my w ogóle nie myślimy w tym momencie o kosztach, tylko<text:span text:style-name="T4219">..</text:span>. ja nawet się nie zastanawiam, czy ona kosztuje 100 czy 200 jak mi ginie dziecko na posocznicę. I teraz my tu chc<text:span text:style-name="T4220">ą</text:span>c rachunek ekonomiczny oprzeć i jak to będzie z tą naszą mentalnością, jak to będzie z tym naszym sumieniem lekarskim, a co powie na to społeczeństwo, jeżeli w ten zwykły koszyk, bo tylko wpakują morfologię i badanie moczu, a wszystko<text:span text:style-name="T4221"><text:s/></text:span>inne już będzie wykraczało poza ten koszyk, proszę państwa, może ja niepopularnie występuję, bo występuję z tej grupy, która dąży do reformowania<text:span text:style-name="T4222">, ale</text:span><text:s/>ja czuję tę ogromną odpowiedzialność.</text:p>
      <text:p text:style-name="P4223">I ja myślę, że my wszyscy jak tu jesteśmy, musimy o to zadbać, żebyśmy jakimś nierozważn<text:span text:style-name="T4224">ą</text:span><text:s/>decyzją<text:s/><text:soft-page-break/>czy brakiem kompetencji, bo ja muszę powiedzieć, ja się zaczęłam od dwóch miesięcy tym zajmować, muszę powiedzieć mało sypiam<text:span text:style-name="T4225">,</text:span><text:s/>dużo czytam<text:span text:style-name="T4226">,</text:span><text:s/>ale tak naprawdę to przecież my nie jesteśmy wszyscy kompetentn<text:span text:style-name="T4227">i,</text:span><text:s/>ażeby zreformować tak poważną sprawę<text:span text:style-name="T4228">.</text:span></text:p>
      <text:p text:style-name="P4229"><text:span text:style-name="T4230">I</text:span><text:s/>ten mój głos to będzie właściwie efekt tego co myśmy zrobili wtedy w tej grupie roboczej i potem jeszcze myślałam<text:span text:style-name="T4231">,</text:span><text:s/>ten głos wołający o ogromną rozwagę<text:span text:style-name="T4232">,</text:span><text:s/><text:span text:style-name="T4233">o</text:span><text:s/><text:span text:style-name="T4234">t</text:span>o, żeby aczkolwiek wiemy<text:span text:style-name="T4235">,</text:span><text:s/>że jest bardzo szereg elementów do reformowania, to żebyśmy jednak jako pierwsze postanowili nie psuć, jak drugie - zaoszczędzić<text:span text:style-name="T4236">,</text:span><text:s/>nie zmarnotrawić, jako trzecie - oprzeć to wszystko o ekspertyzy jak najbardziej fachowe i odpowiedzialne. I o to ogromnie apeluję.</text:p>
      <text:p text:style-name="P4237"><text:span text:style-name="T4238">Przewodniczący</text:span>:</text:p>
      <text:p text:style-name="P4239">Dziękuję bardzo. Można prosić pana prof. Indulskiego?</text:p>
      <text:p text:style-name="P4240"><text:span text:style-name="T4241">Prof. Janusz Indulski</text:span>:</text:p>
      <text:p text:style-name="P4242">Dziękuję bardzo. Panie Przewod<text:span text:style-name="T4243">ni</text:span>czący! Pani Przewodnicząca<text:span text:style-name="T4244">!</text:span><text:s/>Szanowni Państwo! Ja jestem troszeczkę w trudniejszej sytuac<text:span text:style-name="T4245">ji</text:span><text:s/>ze względu na to<text:span text:style-name="T4246">,</text:span><text:s/>bo moje nazwisko figuruje jako jednego ze współautorów tego projektu, no i z natury rzeczy muszę być większym optymistą, bo trudno przedstawiać dokument, któremu by się samemu nie wierzyło, byłoby to chyba nieuczciwe.</text:p>
      <text:p text:style-name="P4247">Chciałem powiedzieć, że dokument<text:span text:style-name="T4248">, to</text:span><text:s/>nie jest dokument zrobiony w ciągu dwóch tygodni czy 2 miesięcy, myśmy rozpoczęli prace nad projektem reformy służby zdrowia w latach<text:s/>‘78, w 1980 r. przedstawialiśmy pierwsze i publikowaliśmy pierwsze raporty, drugi był w 1981 r<text:span text:style-name="T4249">.</text:span>, korzystaliśmy m.in. z różnych opinii krytycznych, nie tylko swoich własnych, ale m.in. raportu, który był opracowany przez<text:s/>„Solidarność”,<text:s/><text:span text:style-name="T4250">pr</text:span>ow<text:span text:style-name="T4251">ad</text:span>zi<text:span text:style-name="T4252">li</text:span>śmy, nasz zespół i szereg innych zespołów szereg badań, które zostały wykorzystane i chcę<text:s/><text:span text:style-name="T4253">p</text:span>o prostu ten element zakończyć, że projekt reformy w tym zespole autorskim powstał<text:s/><text:span text:style-name="T4254">w</text:span><text:s/>przekonania o potrzebie reformy<text:span text:style-name="T4255">.</text:span><text:s/>To nie jest reforma na zamówienie, tylko z przekonania, że doszliśmy do wniosku, że zdarzyła się taka koincydencja faktów, że n<text:span text:style-name="T4256">i</text:span>ezadowolony jest pacjent, niezadowolony jest świadczący usługi - lekarz i personel, no i co jest zupełnie już śmieszne niezadowoleni są ci, mocodawcy, decydenci<text:span text:style-name="T4257">.</text:span></text:p>
      <text:p text:style-name="P4258">Przyczyn oczywiście jest wiele różnych, i można je u<text:span text:style-name="T4259">h</text:span>ier<text:span text:style-name="T4260">a</text:span>rchi<text:span text:style-name="T4261">z</text:span>ow<text:span text:style-name="T4262">a</text:span>ć od tych bardzo drobnych do bardzo dużych, ale razem one wszystkie decydują o niepowodzeniu<text:span text:style-name="T4263">.</text:span></text:p>
      <text:p text:style-name="P4264">Myśmy znaleźli szereg można powiedzieć głównych, kluczowych<text:s/><text:span text:style-name="T4265">p</text:span>rzyczyn, które zmusza<text:span text:style-name="T4266">ją</text:span><text:s/>nas do dokonania reformy systemu i wydawało nam się, że taką główną przyczyną to jest centralistyczna władza i próba uregulowania wszystkich spraw od tych największych do tych najmniejszych codziennego decydenta, a w związku z tym na odwrót konieczność pełnej decentraliza<text:span text:style-name="T4267">cji</text:span><text:s/>systemu zarządzania<text:span text:style-name="T4268">.</text:span></text:p>
      <text:p text:style-name="P4269">To nie jest wcale łatwe<text:span text:style-name="T4270">,</text:span><text:s/>niemniej jednak jest to przes<text:span text:style-name="T4271">tr</text:span>oga<text:span text:style-name="T4272">.</text:span></text:p>
      <text:p text:style-name="P4273">Druga sprawa, wydawało nam się<text:span text:style-name="T4274">,</text:span><text:s/>że pr<text:span text:style-name="T4275">o</text:span>ces zarządzania opieki zdrowotnej<text:span text:style-name="T4276">,</text:span><text:s/>który z natury rzeczy wymaga pełnego uspołecznienia, jest bardzo mało uspołeczniony i od 8 lat nawoływ<text:span text:style-name="T4277">al</text:span>iśmy, żeby krok za krokiem, konsekwentnie uspołeczniać system nadzoru, nad działalnością różnych ogniw służby zdrowia, system powoływania kadr bez nomenklatury, kierowniczych służby zdrowia, oceniać efektywność systemu służby zdrowia, i według tego rozdzielać zasługi, jakie ewentualnie<text:span text:style-name="T4278">.</text:span>.. no i co n<text:span text:style-name="T4279">aj</text:span>ważniejsze, dopuścić - co zresztą się znalazło w ostatniej wersji niezwykle wyraźnie wy<text:span text:style-name="T4280">ar</text:span>tykułowane, no podmiot, więc pacjenta, żeby ten, dla którego to wszystko jest zorganizowane, stał się osobą pierwszą, a nie ostatnią<text:span text:style-name="T4281">.</text:span></text:p>
      <text:soft-page-break/>
      <text:p text:style-name="P4282">Uważaliśmy, że sytuacja zresztą nam ogólnokrajowa pomogła albo nawet ograniczyła pewne pole działania, bo na przykład decen<text:span text:style-name="T4283">tr</text:span>alizacja zarządzania stała się faktem, ona od 1 stycznia obowiązuje, my jeszcze nie wiemy jak ona będzie funkc<text:span text:style-name="T4284">jo</text:span>now<text:span text:style-name="T4285">ał</text:span>a, ale ona jest, to jest już rzeczywistość zastana<text:span text:style-name="T4286">.</text:span></text:p>
      <text:p text:style-name="P4287">Następnie lansowaliśmy pogląd, który nawet wielu ludziom nie podobał się, ale to chyba tylko zbieżność słowna, fonetyczna, nazwaliśmy to w 1980 r., że jest potrzebny pluralizm organizacyjny. Nie ma takiego mądrego, który by powiedział, że Kowalski to robi lepie<text:span text:style-name="T4288">j</text:span>, a Ziółkowski to robi gorzej. W różnych sytuacjach różne formy organizacyjne są lepsze. I żeby one były równorzędne, nie te lepsze i gorsze, i dlatego w tym dokumencie znalazło się zagadnienie pluralizmu organizacyjnego jako równorzędna forma, która może być rozwiązywana w różnych terenach na różnych poziomach.</text:p>
      <text:p text:style-name="P4289">Uważaliśmy również, że system świadczeń - tu być może będziemy mieli w niektórych sprawach odmienne zdanie, a może to jest tylko taki pozorny tylko- przez długie lata dominowała sytuacja, kiedy ideologia była wyżej zdrowego rozsądku. Życie pokazało, że to na dłuższy okres czasu nie zdaje egzamin<text:span text:style-name="T4290">u.</text:span><text:s/>Państwo więcej obiecywało swoim obywatelom niż było w stanie dać, co gorsza, obywatele się do tego<text:s/><text:span text:style-name="T4291">pr</text:span>zyzwycz<text:span text:style-name="T4292">ai</text:span>li. Z jednej strony rozbroili się w trosce o własne zdrowie<text:span text:style-name="T4293">,</text:span><text:s/><text:span text:style-name="T4294">z</text:span><text:s/>drugiej strony wykształcili się<text:span text:style-name="T4295">,</text:span><text:s/>to nie są przecież ci sami ludzie,<text:s/><text:span text:style-name="T4296">p</text:span>rzecież, na Boga, poznali system war<text:span text:style-name="T4297">t</text:span>ości, wiedzą, że zdrowie ma jednak ściśle określoną wartość i żądają więc<text:span text:style-name="T4298">ej.</text:span><text:s/>I w tym momencie możliwości państwa stały się o wiele trudniejsze<text:s/><text:span text:style-name="T4299">i</text:span><text:s/>konieczni<text:span text:style-name="T4300">ej</text:span>sze.</text:p>
      <text:p text:style-name="P4301">W związku z tym rachunek ekonomiczny niezbędnie jest potrzebny. Być może<text:span text:style-name="T4302">, że</text:span><text:s/>my trochę inaczej rozumiemy rachunek ekonomiczny, ale to jest szczegółowa sprawa. Wiemy o tym dzisiaj, że bez rachunku ekonomicznego nie można prowadzić normalnie służby zdrowia. Zwróciliśmy w związku z tym uwagę<text:span text:style-name="T4303">, że</text:span><text:s/>istnieje potrzeba określenia uczciwego określenia, co się obywatelowi od państwa należy w wolnym państwie, by były zapewnione konstytucyjne gwarancje, a co jest luksusem, co jest zbędnością.</text:p>
      <text:p text:style-name="P4304">Tutaj na przykład taka sprawa drobna, która była poruszona wiele razy, na przykład jak biurokracja. No, wystarczą różne przepisy prawne, które nakażą przynosić różne zaświadczenia do różnych instytucji, żeby napędzić podwó<text:span text:style-name="T4305">jn</text:span>ą liczbę klien<text:span text:style-name="T4306">tó</text:span>w. Przy 40-milionowym narodzie to już daj Boże zdrowie, że to kosztuje. I to jest na przykład sprawa, która m<text:span text:style-name="T4307">o</text:span>że być rozwiązana jako jedna z pierwszych, bez straty dla pacjenta, bez straty dla odbiorc<text:span text:style-name="T4308">y.</text:span></text:p>
      <text:p text:style-name="P4309">W związku z tym określiliśmy, czy to wszystko jedno,<text:span text:style-name="T4310"><text:s/></text:span>jednym się to nie podoba, że to się nazywa ko<text:span text:style-name="T4311">s</text:span>zyk, drugim się nie podoba, że to jest wolumen, trzecim się nie podoba, że to jest standard. Chodzi o umowną wielkość, umowną wielkość, któr<text:span text:style-name="T4312">ą</text:span><text:s/>każdy człowiek ma prawo dostać, żeby zagadnienie równości społecznej było autentyczne, występujące i stosowane na co dzień.</text:p>
      <text:p text:style-name="P4313">Wiemy o tym, jest to jedno z zagad<text:span text:style-name="T4314">n</text:span>ień, nad którym<text:s/>ja osobiście pracuję, zagadnieniem nierówności społecznej, i to zagadnienie jest niezwykle, bardzo mocno dotykając<text:span text:style-name="T4315">e</text:span>.</text:p>
      <text:p text:style-name="P4316">Mów<text:span text:style-name="T4317">il</text:span>iśmy również o zagadnieniu dwojakim - spraw finansowania. Że po pierwsze, służba zdrowia bez<text:s/><text:span text:style-name="T4318">w</text:span>zględu na to<text:span text:style-name="T4319">, czy</text:span><text:s/>można z budżetu państwa więcej wydusić czy nie,<text:s/><text:span text:style-name="T4320">p</text:span>rawdo<text:span text:style-name="T4321">p</text:span>od<text:span text:style-name="T4322">o</text:span>b<text:span text:style-name="T4323">n</text:span>ie mamy różne poglądy w tej sprawie, bo ł<text:span text:style-name="T4324">a</text:span>two mówić, żeby rząd dał te większe pieniądze,<text:s/>a nie bardzo wiemy, skąd on ma je wziąć. No<text:span text:style-name="T4325">, ale</text:span><text:s/>może to jest taka sprawa, my czegoś nie wiemy. Niemniej jednak prawda jest obiektywna inna, że służba zdrowia po<text:span text:style-name="T4326">tr</text:span>zeb<text:span text:style-name="T4327">uj</text:span>e więcej pieniędzy.<text:s/><text:span text:style-name="T4328">I</text:span><text:s/>w<text:s/>związku z<text:s/>tym szukamy, myśmy to nazwali dróg zasilania, niech to będzie dróg<text:s/><text:span text:style-name="T4329">fi</text:span>nansowania. Nie jest prawdą, co złośliwi ludzie, a nieuczciwie<text:s/><text:soft-page-break/>chcieliby pomówić nas, że chcieliśmy to zrobić na koszt pacjenta. Jest to po prostu nieprawda.</text:p>
      <text:p text:style-name="P4330">Chcieliśmy natomiast<text:span text:style-name="T4331">,</text:span><text:s/>myśmy to dzisiaj wspominali<text:span text:style-name="T4332">,<text:s/></text:span>pan dr Edelman mówił o źródłach<text:s/><text:span text:style-name="T4333">fi</text:span>n<text:span text:style-name="T4334">a</text:span>nsow<text:span text:style-name="T4335">an</text:span>ia,<text:s/><text:span text:style-name="T4336">na</text:span><text:s/>siódmym miejscu wymienił zakłady pracy, to od dłuższego okresu czasu żądamy, domagamy się<text:span text:style-name="T4337">, że</text:span><text:s/>uregulować dawną uchwałę Prezydium Rządu nr 484<text:span text:style-name="T4338">, któr</text:span>a obligowałaby zakłady pracy do świadczeń, można by dzisiaj tę uchwałę w dwojaki sposób rozłożyć. Jedno ze świadczeń nad własnymi pracownik<text:span text:style-name="T4339">a</text:span>mi, to jest było nie było, 58 mln wizyt, to jest 17% działalności całej służby zdrowia, to jest olbrzymia część, która musi kosztować służbę zdrowia. Gdyby to<text:s/><text:span text:style-name="T4340">j</text:span>uż w pełni pokryte było przez zakłady pracy, odciąża to budżet służby zdro<text:span text:style-name="T4341">w</text:span>ia w niemały spos<text:span text:style-name="T4342">ó</text:span>b<text:span text:style-name="T4343">.</text:span></text:p>
      <text:p text:style-name="P4344">Druga sprawa, którą tutaj proponujemy w kategoriach ogólnych dotykających środowiska, że te zakłady pracy, którą są emitorami zanieczyszczeń środowiska, płaciły składkę na ZUS więcej<text:span text:style-name="T4345">,</text:span><text:s/>bo po pierwsze, więcej<text:s/><text:span text:style-name="T4346">tr</text:span>u<text:span text:style-name="T4347">ją</text:span><text:s/>swoich własnych pracowników, i więcej trują okolice. Być może byłaby to przy okazji skuteczna walka z ochroną środowiska<text:span text:style-name="T4348">.</text:span></text:p>
      <text:p text:style-name="P4349">Mówiliśmy również nie tylko o sprawie źródeł dodatkowego<text:s/><text:span text:style-name="T4350">fi</text:span>nansowania, ale jak rządzić tymi pieniędzmi, zarówno zakładu pracy, ale to tak ładnie przedstawił dyrektor Wysocki<text:span text:style-name="T4351">,</text:span><text:s/>że ja nie mogę nawet tego powtórzyć<text:span text:style-name="T4352">.</text:span><text:s/>Chodzi o to, żeby można było rządzić mądrze, samodzielnie i odpowiedzialnie<text:span text:style-name="T4353">.</text:span></text:p>
      <text:p text:style-name="P4354">Wydaje mi się, że szereg ludzi w Polsce już do tego dorosło i<text:s/><text:span text:style-name="T4355">że</text:span><text:s/>można im zaufać wprowadzając oczywiście nad tym cały czas społeczną kontrolę, bo to przyświeca n<text:span text:style-name="T4356">a</text:span>m jak lampa od samego początku do końca.</text:p>
      <text:p text:style-name="P4357">I ostatnia sprawa, która jest bardzo delikatnej natury, dzisia<text:span text:style-name="T4358">j</text:span><text:s/>się o niej mówi tak łatwiej, ale jeszcze nie tak dawno tak się subtelniej o tym mówiło, to jest wielose<text:span text:style-name="T4359">ktor</text:span>owoś<text:span text:style-name="T4360">ć.</text:span><text:s/>Jeżeli prawdą jest, że podmiotem jest człowiek i ten człowiek ma wszystkie uprawnienia, to nie jest niczym uzasadnione, jak on idzie do państwowej czyli n<text:span text:style-name="T4361">ar</text:span>odowej<text:s/><text:span text:style-name="T4362">s</text:span>łużby zdrowia, to on ma wszystkie przywileje jak idzie do spółdzielczej to ma tr<text:span text:style-name="T4363">oc</text:span>hę,<text:s/><text:span text:style-name="T4364">a</text:span><text:s/>idzie do prywatnej, to tylko wydaje<text:span text:style-name="T4365">.</text:span><text:s/>A niby dlaczego?</text:p>
      <text:p text:style-name="P4366">Nie do<text:span text:style-name="T4367">ś</text:span>ć, że on z własnej kieszeni ponosi wydatki, to nie ma świadczeń? Myśmy naruszyli to tabu, broniąc zagadnienia równości społecznej, że podmiot te prawa<text:span text:style-name="T4368"><text:s/></text:span>nabywa z tego tytułu, że<text:s/><text:span text:style-name="T4369">je</text:span>st obywatelem tego kraju, a ponad to jest ubezpieczony w ten czy w inny sposób.</text:p>
      <text:p text:style-name="P4370">I chcielibyśmy bronić tej tezy. To jest nie tylko teza od strony t<text:span text:style-name="T4371">ej</text:span><text:s/>w<text:s/>kategoriach, w równościach społecznych, to jest również teza, która rozwiązuje organizacy<text:span text:style-name="T4372">jn</text:span>ie sprawę<text:span text:style-name="T4373">.</text:span><text:s/>Jeże<text:span text:style-name="T4374">li</text:span><text:s/><text:span text:style-name="T4375">p</text:span>odpiszemy, a wystąpiliśmy, że Ministerstwo popiera,<text:s/><text:span text:style-name="T4376">r</text:span>uch związkowy popiera, żeby rząd podpisał nowe konwencje MOP-u, które jako jesteśmy już na drugim miejscu i na szóstym miejscu wśród 32 krajów Europy, które nie podpisały konwenc<text:span text:style-name="T4377">ji</text:span><text:s/>181, 185, na temat ochrony zdrowia pracujących, to tam się zmieniła definicja, która zmiana jednego słowa zmienia całą sprawę<text:span text:style-name="T4378">.</text:span><text:s/>Myśmy do tej pory używaliśmy słowa<text:s/><text:span text:style-name="T4379">„</text:span>ochrony zdrowia robotników”<text:span text:style-name="T4380">,</text:span><text:s/>a Międzynarodowa Organizacja Pracy używa słowa<text:s/>„ochrony dla pracujących”, a to wielka różnica. Ochrona zdrowia robotników to 8 mln<text:span text:style-name="T4381">,</text:span><text:s/>ochrona pracujących to 15,5 mln. Bo według definicji MOP-u to pracujący jest ten, który z tej pracy żyje, utrzymuje siebie i rodzinę. I on ma takie same ludzkie prawo do niezależnej, pełnej opieki zdrowotnej<text:span text:style-name="T4382">,</text:span><text:s/>a w każdym radzie pro<text:span text:style-name="T4383">fi</text:span>laktycznej<text:span text:style-name="T4384">,</text:span><text:s/>znaczy badań wstępnych, badań okresowych, badań monitoringowych.</text:p>
      <text:p text:style-name="P4385">Więc chcielibyśmy<text:span text:style-name="T4386">,</text:span><text:s/>żeby ta wi<text:span text:style-name="T4387">el</text:span>o<text:span text:style-name="T4388">sektor</text:span>owość dawała sprawę na przykład<text:span text:style-name="T4389">,</text:span><text:s/>że robotnik chcąc iść do pracy, to nieważne przez kogo jest badany, jeżeli ten badający ma kwalifikacje lekarskie, i zakład pracy za<text:s/><text:soft-page-break/>niego zapłaci. Do tego nie trzeba przychodni, instytucji, dyrektorów, nadzoru, lekarz ma wykonać zadanie, odpowiadać za to zadanie. Jeżeli będzie<text:s/><text:span text:style-name="T4390">ź</text:span>le robił, to wtedy izba lekarska niech pociągnie go do odpowiedzialności.</text:p>
      <text:p text:style-name="P4391">I ostatnia sprawa, bardzo słabo dotknęliśmy, od razu tutaj się przyznajemy, ale nie mieliśmy tych ambicji, zagadnień pomocy społecznej, dotknęliśmy je w tych kategoriach<text:span text:style-name="T4392">,</text:span><text:s/>które dotyczą tzw. małyc<text:span text:style-name="T4393">h</text:span><text:s/>społeczności lokalnych. Ale tylko w tym, a nie tylko w kategoriach strukturalnych wychodząc z z<text:span text:style-name="T4394">a</text:span>łożenia, że nie można za jednym dokumentem rozciągać wszystkich spraw.</text:p>
      <text:p text:style-name="P4395">I te elementy zostały przedstawione. A nawiązując do tego co była uprzejma powiedzieć pani prof. Chmielowa, wydaje mi się, że jeżeli słowo kierunki jest tu w ogóle użyte, to to zebranie pozwoliło nam określić miejsce, w którym kierunku idziemy. Bo trudno jest dzisiaj powiedzieć, w którym miejscu na tej drodze jesteśmy, ale kierunki zostały wytyczone<text:span text:style-name="T4396">.</text:span><text:s/>Można je cyzelować, one muszą<text:span text:style-name="T4397"><text:s/></text:span>podlegać przecież tej dyskusji,<text:s/><text:span text:style-name="T4398">i</text:span><text:s/>obrony niektórych spraw, i zmianie, niemniej jednak wydaje się, że główne kierunki same się obronią. Główne kierunki<text:span text:style-name="T4399">.</text:span><text:s/>Natomiast na drobiazgi nawet nie chciałbym zabierać w tej chwili państwu czasu. Te drogi zostały wskazane, czego powinna dotyczyć reforma.</text:p>
      <text:p text:style-name="P4400">Druga sprawa, przyjęliśmy zasadę już kiedyś, i to raptem powied<text:span text:style-name="T4401">zi</text:span>eliśmy w<text:s/><text:span text:style-name="T4402">1</text:span>980 r. i mówiliśmy to tym razem, że naszym zadaniem i chęcią z całą odpowiedzialności<text:span text:style-name="T4403">ą</text:span><text:s/>to stwierdzam, mimo bardzo krytycznej oceny do byłych struktur, to jest inna zupełnie sprawa, jest nic nie zepsuć. Bo jednak to funkcjonuje. Natomiast na tym budować, z jednym zastrzeżeniem. Reforma to nie może być pomalowanie tych - nie chcę tutaj tych brzydkich dowcipów opowiadać - ścian tych w tym nowym pomieszczeniu. To trzeba wymienić całe pomieszczenie.<text:s/><text:span text:style-name="T4404">T</text:span>o musi być zmieniony cały moduł. To nie można pędzelkiem dokonać kosmetyki, dlatego że to za trzy miesiące<text:s/>wyjdzie z powrotem. To trzeba zreformować system z tym, że trzeba go tak zreformować, żeby go pacjent zdążył skonsumować, lekarz zdążył się do tego przyzwyczaić i zaakceptować i żeby mu, na Boga, nie zaszkodził.</text:p>
      <text:p text:style-name="P4405">Więc to musi być rozłoż<text:span text:style-name="T4406">o</text:span>ne w czasie, i w stałym poszukiwaniu sojuszników tej reformy. Wszystkie sprawy znalazły na sali zwolenników, nie? Ale szczerze muszę powiedzieć ze zdumieniem, większość zdecydowanie tak, i<text:s/>wydaj<text:span text:style-name="T4407">e</text:span><text:s/>mi się, że powinniśmy najpierw dyskutować nad tym co nas ł<text:span text:style-name="T4408">ą</text:span>czy, te zagadnienia zamknąć, a potem dyskutować, cyzelować<text:span text:style-name="T4409">,</text:span><text:s/>poprawiać te sprawy, w których jest<text:s/>różny punkt widzenia<text:span text:style-name="T4410">,</text:span><text:s/>być noże na tę samą sprawę, ale z innego punktu widzenia wygląda to inacze<text:span text:style-name="T4411">j.</text:span></text:p>
      <text:p text:style-name="P4412">Tutaj jest i zawarta m.in. sprawa nomenklatury, o które<text:span text:style-name="T4413">j</text:span><text:s/>także żeśmy mówili, tutaj jest zawarta sprawa m.in. podstawowego, podstawowych trzech kierunków działalności. Wszystkiego się nie rozwiąże nawet do 2000 r. Uważamy zgodnie z wytycznymi Światowej Organizacji Zdrowia nie dlatego, że Światowa Organizacja Zdrowia to wytyczyła - tylko, dlatego że to są mądre w<text:span text:style-name="T4414">yt</text:span>yczne, że podstawowym kierunkiem powinno być rozwiązanie podstawowej opieki zdrowotnej. Tylko nie w hasłach na płocie, tylko w rzeczywistości. To znaczy, żeby ta wstydliwa sprawa, że przy 80 tys. lekarzy podstawowa opieka zdrowotna, żeby miała tak wszystko rozwiązane<text:span text:style-name="T4415">,</text:span><text:s/>że potrzebuje mniej niż 20 tys. lekarzy i się okazuje<text:span text:style-name="T4416">,</text:span><text:s/>że nas na to nie stać. To jakaś impotencja musi tu występować.<text:s/><text:span text:style-name="T4417">I</text:span><text:s/>to musimy przełamać. To jest pierwsza sprawa.</text:p>
      <text:p text:style-name="P4418">Druga sprawa, uważamy, ż<text:span text:style-name="T4419">e</text:span><text:s/>należy przywrócić pełną rolę szpitalom. Szpitale, jak długo jest tradycja lekarska, były po pierwsze miejscem<text:span text:style-name="T4420">,</text:span><text:s/>gdzie się leczyło<text:s/><text:span text:style-name="T4421">tr</text:span>udne przypadki, w których mogła nastąpić<text:s/><text:soft-page-break/>konieczność ratowania życia<text:span text:style-name="T4422">.</text:span><text:s/>Po drugie, jest to miejsce kształcenia i wychowywania lekarzy. Po trzecie, jest to miejsce, do którego ten lekarz pracujący na dole zawsze się może odwołać wtedy<text:span text:style-name="T4423">,</text:span><text:s/>kiedy ma trudności. Zazwyczaj jest to również miejsce, które ma i będzie miało najlepszą bazę diagnostyczną, bo żaden naród, nawet najbogatszy, nie stać na to, żeby miał wszystko na poziomie podstawowej opieki zdrowotnej<text:span text:style-name="T4424">.</text:span><text:s/>W związku z tym należy przywrócić to właściwej rangi wymiarów szpitali.</text:p>
      <text:p text:style-name="P4425">I trzecia sprawa, wyłącznie i ostatnia, jeżeli reforma ma się udać i nie mamy po 40 latach po raz n-ty do tej sprawy wracać, to właściwie z całym szacunkiem, z całą odpowiedzialnością odnieść się do kadry kierowniczej. Do kadry kierowniczej nie polityczne<text:span text:style-name="T4426">j</text:span>, do kadry kierownicze<text:span text:style-name="T4427">j</text:span>, która się składa z lekarzy bądź z nie-lekarzy, to wcale nie jest takie pewne, są narody na świecie, które nie mają lekarzy, ale mają dobrą opiekę zdrowotną. I znam takie narody, bardzo<text:s/><text:span text:style-name="T4428">b</text:span>lisko nas, które ma<text:span text:style-name="T4429">ją<text:s/></text:span>bardzo dużo lekarzy, wcale nie ma<text:span text:style-name="T4430">ją</text:span><text:s/>dobrej opieki zdrowotnej<text:span text:style-name="T4431">.</text:span></text:p>
      <text:p text:style-name="P4432">Więc sprawa wychowania kadry kierowniczej, która by umiała zarządza<text:span text:style-name="T4433">ć</text:span>, kierować, a jednak rozumiała przedmiot swojej sprawy, jest na przykład wstydliwą sprawą, że przez 40 lat nie potra<text:span text:style-name="T4434">fi</text:span>liśmy tej sprawy rozwiązać. Uczenie żadnych przedmiotów ideologicznych, żadnego wychowania fizycznego i innych dodatkowych nie rozwiążą umiejętności<text:span text:style-name="T4435">,</text:span><text:s/>plus oczywiście cechy osobowościowe, to znaczy osobiste, drobna charyzma, która jest potrzebna do tego, żeby inni ludzie chcieli tego człowieka słuchać, a jeżeli będzie jeszcze kontrola społeczna, która będzie akceptowała tego dyrektora, i akceptowała jego czyny, to wydaje mi się, że ten człowiek będzie miał albo społeczne poparcie wsparte tą działalnością społeczną albo będzie odrzucony. I będzie musiał przyjść nowy.</text:p>
      <text:p text:style-name="P4436">I na tę sprawę chcieliśmy zwrócić uwagę<text:span text:style-name="T4437">.</text:span></text:p>
      <text:p text:style-name="P4438"><text:span text:style-name="T4439">I</text:span><text:s/>jeszcze ostatnia sprawa. Nie ustosunkowaliśmy się szczegółowo do spraw płac<text:span text:style-name="T4440">, ale</text:span><text:s/>chcieliśmy powiedzieć, i tu się zgadzam, pros<text:span text:style-name="T4441">z</text:span>ę państwa, re<text:span text:style-name="T4442">fo</text:span>rma się nie ud<text:span text:style-name="T4443">a</text:span>, jeżeli lekarz będzie źle płatny, jeżeli nie będzie miał swojej godności zawodu, jeżeli będzie w sytuacji pesymistycznej, będzie obserwował dookoła mar<text:span text:style-name="T4444">n</text:span>o<text:span text:style-name="T4445">tr</text:span>awstwo. Ma<text:span text:style-name="T4446">r</text:span>notrawstwo to ni<text:span text:style-name="T4447">e</text:span><text:s/><text:span text:style-name="T4448">t</text:span>ylko materialne - pieniędzy i igieł, m<text:span text:style-name="T4449">ar</text:span>no<text:span text:style-name="T4450">tr</text:span>awstwo też wykształcenia, możliwości, szansy zawodu, no tego wszystkiego co się mieści w tym etosie zawodu lekarskiego.</text:p>
      <text:p text:style-name="P4451">Więc trzeba temu lekarzowi po pierwsze zapłacić za jego przygotowanie, ten trud,<text:s/><text:span text:style-name="T4452">i</text:span><text:s/>drugi akcent, który uważam, że jest do tego koniecznie potrzebny, to musi ta płaca składać się z dwóch części. Społeczeństwo polskie nie dorosło do tego, żebyśmy zawierzyli tym, to trudno, musimy przywrócić pewne wartości, od nowa. Pensja podstawowa musi być przyzwoita i solidna, ale motywacja za dobrze wykonywaną pracę musi motywować człowieka do pracy. Na całym świecie tak jest. Z tym<text:span text:style-name="T4453"><text:s/>że</text:span><text:s/>motywacja nie może być większa niż pensja podstawowa, bo wtedy znowu staje wszystko na głowie.</text:p>
      <text:p text:style-name="P4454">Dl<text:span text:style-name="T4455">a</text:span>tego chcielibyśmy powiedzieć, że, to jest pierwsza sprawa, że bez uregulowania spraw płacowych nie uda się reforma.</text:p>
      <text:p text:style-name="P4456">I ostatnia sprawa, reforma musi znaleźć poparcie wieloczłonowe<text:span text:style-name="T4457">.</text:span><text:s/>Musi znaleźć poparcie w rządzie, w ruchu zawodowym, społecznym, w prasie i w telewizji, co najważniejsze, we własnym zawodzie, we własnym środowisku.<text:s/>Czy wszystkie sprawy od razu będą?<text:s/><text:span text:style-name="T4458">Ni</text:span>e, no s<text:span text:style-name="T4459">ą</text:span><text:s/>weźmy dla przykładu, chc<text:span text:style-name="T4460">e</text:span>my zwiększyć efektywność działań diagnostyki, i mówimy,<text:s/><text:span text:style-name="T4461">że</text:span>by uruchomić, bo na całym świe<text:span text:style-name="T4462">c</text:span>ie pracują prawie na 2 zmiany albo na 2 zmiany, to przecież ja nie widzę ochotników, którzy stoją w ogonku u<text:s/><text:soft-page-break/>dyrektora szpital<text:span text:style-name="T4463">a</text:span>, a że chcą pracować po południu do godz. dziewiątej czy dziesiątej, tylko dlatego, żeby laboratorium pracowało solidniej i lepiej. Niemniej jednak na świecie pracują te laboratoria. W Luksemburgu, jeżeli mówimy na ten temat<text:span text:style-name="T4464">,</text:span><text:s/>tomografia<text:span text:style-name="T4465">,</text:span><text:s/>oczywiście oni są biednym narod<text:span text:style-name="T4466">e</text:span>m, to jest szczególna sprawa, ale od poniedziałku od ósmej rano do pi<text:span text:style-name="T4467">ą</text:span>tku do godziny dwudziestej drugiej tomograf pracuje... on pracuje 24 godziny i nie tylko serwis. Mają ludzi, którzy to robią<text:span text:style-name="T4468">.</text:span><text:s/>Więc chciałem na to zwrócić uwagę. Pewne rzeczy muszą być wymuszone też, na świecie tym wstrętnym kapitalistycznym to wymuszają ekonomiczne te zachowania. Może warto z tego skorzystać?</text:p>
      <text:p text:style-name="P4469">Może tym ludziom, którzy mają pracować na drugą zmianę, musi się po prostu opłacić. Zamiast robić pranie w domu, to oni pracują w laboratorium. Więc chodzi o to, żeby z godnością<text:span text:style-name="T4470">, ale</text:span><text:s/>jednak rozsądnie te sprawy załatwi<text:span text:style-name="T4471">ć.</text:span></text:p>
      <text:p text:style-name="P4472">I dlatego poszukiwanie poparcia dla reformy jest jednym z ważnych elemen<text:span text:style-name="T4473">tó</text:span>w powodzenia reformy.<text:s/><text:span text:style-name="T4474">J</text:span>a proponuję<text:span text:style-name="T4475">,</text:span><text:s/>żebyśmy<text:s/><text:span text:style-name="T4476">na</text:span><text:s/>następnym zebraniu, gdybyście państwo uznali za słuszne, że<text:span text:style-name="T4477">b</text:span>yśmy nad poszczególnymi częściami propozycji przeszli do dyskusji, te sprawy, które są sporne, zapisali do szczegółowego wyjaśnienia albo w mniejszy<text:span text:style-name="T4478">m</text:span><text:s/>zespole, albo osobno, te które są bezsporne, żebyśmy przyjęli i w ten sposób skrócili tę różnicę<text:span text:style-name="T4479">,</text:span><text:s/>któr<text:span text:style-name="T4480">ą</text:span><text:s/>byśmy przyjęli i w ten sposób skrócili te różnice, które są po<text:span text:style-name="T4481">t</text:span>rzebne<text:span text:style-name="T4482">.</text:span></text:p>
      <text:p text:style-name="P4483">Na zakończenie chciałem powiedzieć, że nie ma ani jednej ukrytej... myśli<text:span text:style-name="T4484">,</text:span><text:s/>która byłaby w tym zawarta<text:span text:style-name="T4485">.</text:span></text:p>
      <text:p text:style-name="P4486"><text:span text:style-name="T4487">Przewodniczący</text:span>:</text:p>
      <text:p text:style-name="P4488">Tak<text:span text:style-name="T4489">,</text:span><text:s/>cały ten zespół<text:span text:style-name="T4490">.</text:span><text:s/>Kto nie ma? Pani prosi o głos? Proszę bardzo.</text:p>
      <text:p text:style-name="P4491"><text:span text:style-name="T4492">P</text:span><text:span text:style-name="T4493">. Anna Gr</text:span><text:span text:style-name="T4494">aj</text:span><text:span text:style-name="T4495">care</text:span><text:span text:style-name="T4496">k</text:span>:</text:p>
      <text:p text:style-name="P4497">Chciałam powiedzieć, że przypuszczam, że jeżeli nie ureguluje się spraw... to reforma też może się nie udać.</text:p>
      <text:p text:style-name="P4498"><text:span text:style-name="T4499">Ob.</text:span><text:span text:style-name="T4500"><text:s text:c="23"/></text:span>:</text:p>
      <text:p text:style-name="P4501"><text:span text:style-name="T4502">...</text:span>mało kobiet naprzeciwko i nawet nie zauważa, że siedzą pielęgniarki. Ale nie mówił.</text:p>
      <text:p text:style-name="P4503"><text:span text:style-name="T4504">Ob.</text:span><text:span text:style-name="T4505"><text:s text:c="23"/></text:span>:</text:p>
      <text:p text:style-name="P4506"><text:span text:style-name="T4507">J</text:span>a nie mówiłem o wielu sprawach.</text:p>
      <text:p text:style-name="P4508"><text:span text:style-name="T4509">Ob.</text:span><text:span text:style-name="T4510"><text:s text:c="23"/></text:span>:</text:p>
      <text:p text:style-name="P4511">Ale to jest ważna sprawa<text:span text:style-name="T4512">.</text:span><text:s/>Na czym, na kim stoi<text:s/><text:span text:style-name="T4513">sł</text:span>uż<text:span text:style-name="T4514">b</text:span>a zdrowia?</text:p>
      <text:p text:style-name="P4515"><text:span text:style-name="T4516">Ob.</text:span><text:span text:style-name="T4517"><text:s text:c="23"/></text:span>:</text:p>
      <text:p text:style-name="P4518">Na kim stoimy wiemy, i wiemy, że służba zdrowia jest to praca zespołowa, z tym że ja to traktuję, przecież to nie było referowanie reformy, tylko było to sprawozdanie z obrad grupy robocze<text:span text:style-name="T4519">j.</text:span><text:s/><text:span text:style-name="T4520">Ja</text:span><text:s/>chciałbym obydwu referentom<text:s/>bardzo serdecznie podziękować, bo muszę powiedzieć<text:span text:style-name="T4521">,</text:span><text:s/>że ta grupa robocza<text:s/><text:span text:style-name="T4522">p</text:span>racu<text:span text:style-name="T4523">j</text:span>ąc przez te kilka godzin ciężko pracowała<text:span text:style-name="T4524">.</text:span><text:s/>Natomiast chciałbym wrócić teraz do spraw proceduralnych, to znaczy odnośnie naszego spotkania pani docent w tej chwili...</text:p>
      <text:p text:style-name="P4525"><text:span text:style-name="T4526">D</text:span><text:span text:style-name="T4527">oc</text:span><text:span text:style-name="T4528">.</text:span><text:span text:style-name="T4529"><text:s text:c="23"/></text:span>:</text:p>
      <text:p text:style-name="P4530">W tej sprawie to bardzo jest dla nas skomplikowana sprawa, dlatego że w tej chwili, znaczy ja w niedzielę byłam przekonana, że jest absolutnie zapewniony ten poniedziałek<text:span text:style-name="T4531">,</text:span><text:s/>tymczasem okazuje się, w poniedziałek są trzy duże grupy. I wobec tego my się jak gdyby nie mieścimy. To jest dla nas fatalne dlatego, że jednak przyjeżdża<text:span text:style-name="T4532">ją</text:span>ce osoby prac<text:span text:style-name="T4533">ują</text:span>,<text:s/><text:span text:style-name="T4534">b</text:span>ardzo trudno im wyrwać, ja myślę wcześniej tak czy<text:s/><text:soft-page-break/>owak musimy zobaczyć się, ustalić pewne rzeczy. No więc nie wiem, jest więc ósmy, chyba wolny, środa<text:span text:style-name="T4535">,</text:span><text:s/>jest to musimy wtedy mieć ja dzień po dniu uważam, bo my się naprawdę nie mieścimy. W środę, ósmego.</text:p>
      <text:p text:style-name="P4536"><text:span text:style-name="T4537">Przewodnicząc</text:span><text:span text:style-name="T4538">y</text:span><text:span text:style-name="T4539">:</text:span></text:p>
      <text:p text:style-name="P4540">Pani docent, pani ma środę<text:span text:style-name="T4541">,</text:span><text:s/>tak?</text:p>
      <text:p text:style-name="P4542"><text:span text:style-name="T4543">D</text:span><text:span text:style-name="T4544">oc</text:span><text:span text:style-name="T4545">.</text:span><text:span text:style-name="T4546"><text:s text:c="23"/></text:span>:</text:p>
      <text:p text:style-name="P4547">Środa jest wolna.</text:p>
      <text:p text:style-name="P4548"><text:span text:style-name="T4549">Pr</text:span><text:span text:style-name="T4550">zewod</text:span><text:span text:style-name="T4551">ni</text:span><text:span text:style-name="T4552">c</text:span><text:span text:style-name="T4553">zą</text:span><text:span text:style-name="T4554">cy</text:span>:</text:p>
      <text:p text:style-name="P4555">Godzina dziesiąta. Zaraz<text:span text:style-name="T4556">,</text:span><text:s/>zaraz, będziemy szukać teraz tak, środa to jest ósmy, godz. dziesiąta, to jest jeden termin. Jaki jest drugi termin?<text:s/></text:p>
      <text:p text:style-name="P4557"><text:span text:style-name="T4558">D</text:span><text:span text:style-name="T4559">oc</text:span><text:span text:style-name="T4560">.</text:span><text:span text:style-name="T4561"><text:s text:c="23"/></text:span>:</text:p>
      <text:p text:style-name="P4562">Wszystkie następne dni są wolne. Jeszcze<text:span text:style-name="T4563">.</text:span><text:s/>Zajęty.</text:p>
      <text:p text:style-name="P4564"><text:span text:style-name="T4565">Przewodniczący</text:span>:</text:p>
      <text:p text:style-name="P4566">To znaczy jedenastego sobota.</text:p>
      <text:p text:style-name="P4567"><text:span text:style-name="T4568">D</text:span><text:span text:style-name="T4569">oc</text:span><text:span text:style-name="T4570">.</text:span><text:span text:style-name="T4571"><text:s text:c="23"/></text:span>:</text:p>
      <text:p text:style-name="P4572">Ósmy środa i jedenasty sobota.</text:p>
      <text:p text:style-name="P4573"><text:span text:style-name="T4574">P</text:span><text:span text:style-name="T4575">r</text:span><text:span text:style-name="T4576">zewod</text:span><text:span text:style-name="T4577">ni</text:span><text:span text:style-name="T4578">c</text:span><text:span text:style-name="T4579">zą</text:span><text:span text:style-name="T4580">c</text:span><text:span text:style-name="T4581">y</text:span>:</text:p>
      <text:p text:style-name="P4582">Tak<text:span text:style-name="T4583">,</text:span><text:s/>bo teraz, pani docent, musimy. Zaraz zobaczymy.<text:s/><text:span text:style-name="T4584">W</text:span><text:s/>sobotę te<text:span text:style-name="T4585">ż</text:span><text:s/>10.00 godzina<text:span text:style-name="T4586">,</text:span><text:s/>żebyśmy nie ciągnęli długo. Tylko to my zawsze mamy nadzieję, a później to.</text:p>
      <text:p text:style-name="P4587"><text:span text:style-name="T4588">D</text:span><text:span text:style-name="T4589">oc</text:span><text:span text:style-name="T4590">.</text:span><text:span text:style-name="T4591"><text:s text:c="23"/></text:span>:</text:p>
      <text:p text:style-name="P4592">Szczególnie, że to będą środa i sobota. Sobota jest jedenasty<text:span text:style-name="T4593">.</text:span><text:s/>Ósmy środa<text:span text:style-name="T4594">,</text:span><text:s/>jedenasty.</text:p>
      <text:p text:style-name="P4595"><text:span text:style-name="T4596">Przewodnicząc</text:span><text:span text:style-name="T4597">y</text:span><text:span text:style-name="T4598">:</text:span></text:p>
      <text:p text:style-name="P4599">Ósmy środa godz. 10.00, i 11-03, to znaczy sobota. Też tutaj. To już mamy tę samą<text:span text:style-name="T4600">.</text:span></text:p>
      <text:p text:style-name="P4601"><text:span text:style-name="T4602">D</text:span><text:span text:style-name="T4603">oc</text:span><text:span text:style-name="T4604">.</text:span><text:span text:style-name="T4605"><text:s text:c="23"/></text:span>:</text:p>
      <text:p text:style-name="P4606">To znaczy już traktujemy, panie profesorze, jako już<text:s/>„za<text:span text:style-name="T4607">fi</text:span>k<text:span text:style-name="T4608">so</text:span>w<text:span text:style-name="T4609">an</text:span>e”.<text:s/><text:span text:style-name="T4610">Ż</text:span>eby nas znowu nie wykiwali tutaj<text:span text:style-name="T4611">.<text:s/></text:span>Lobby zdrowia jest bardzo słabiutkie<text:span text:style-name="T4612">,</text:span><text:s/>nawet w sprawie sal.</text:p>
      <text:p text:style-name="P4613"><text:span text:style-name="T4614">Przewodnicząc</text:span><text:span text:style-name="T4615">y</text:span>:</text:p>
      <text:p text:style-name="P4616">Może byśmy ustalili, tak, dlatego że ja myślę, że 8-11- to kontynuujemy reformy, powołamy jakiś zespół, żeby przygotował już protokół i będziemy musieli jeszcze raz się chyba spotkać<text:span text:style-name="T4617">,</text:span><text:s/>żeby to zatwierdzić<text:span text:style-name="T4618">,</text:span><text:s/>bo ja nie sądzę, że my ósmego skończymy.</text:p>
      <text:p text:style-name="P4619"><text:span text:style-name="T4620">D</text:span><text:span text:style-name="T4621">oc</text:span><text:span text:style-name="T4622">.</text:span><text:span text:style-name="T4623"><text:s text:c="23"/></text:span>:</text:p>
      <text:p text:style-name="P4624">To trzeci wobec<text:s/><text:span text:style-name="T4625">t</text:span>ego byśmy musieli chyba na poniedziałek ustalić.</text:p>
      <text:p text:style-name="P4626"><text:span text:style-name="T4627">Przewod</text:span><text:span text:style-name="T4628">ni</text:span><text:span text:style-name="T4629">cząc</text:span><text:span text:style-name="T4630">y</text:span>:</text:p>
      <text:p text:style-name="P4631">Na poniedziałek za szybko, bo znów będzie poniedziałek za<text:span text:style-name="T4632">j</text:span>ęty. To będzie za mało<text:span text:style-name="T4633">,</text:span><text:s/>bo gdybyśmy powołali, czternastego we wtorek. Mamy<text:span text:style-name="T4634">,</text:span><text:s/>zaraz ogłosimy, są dwie komisje redakcyjne powołane, tylko nie uzgodnione jeszcze, kiedy się spotkamy. Jedna spotka się we czwartek, w ten czwartek, to znaczy drugiego, to znaczy za 2 dni. To jest komisja redakcyjna dla problemu matka i dziecko. Nie, wieś.</text:p>
      <text:p text:style-name="P4635">Czyli tak, pani profesor, czy możemy uzgodnić tak, że pediatrzy uzgodnią termin kiedy się spotkają i na ósmego powinni przygotować stanowisko.</text:p>
      <text:p text:style-name="P4636">Teraz<text:span text:style-name="T4637">,</text:span><text:s/>wieś się już zdaje się domówiła, jeszcze nie? To się za chwileczkę państwo domówią<text:span text:style-name="T4638">,</text:span><text:s/>kiedy tak<text:s/><text:soft-page-break/>samo przygotują stanowisko<text:span text:style-name="T4639">.</text:span><text:s/>To wszystko powinno być.</text:p>
      <text:p text:style-name="P4640"><text:span text:style-name="T4641">D</text:span><text:span text:style-name="T4642">oc</text:span><text:span text:style-name="T4643">.</text:span><text:span text:style-name="T4644"><text:s text:c="23"/></text:span>:</text:p>
      <text:p text:style-name="P4645">Kiedy myślę w sprawie wsi jest to nasze stanowisko, my dalej nic nie rozszerzymy, czyli my je utrzymujemy. Po prostu.</text:p>
      <text:p text:style-name="P4646"><text:span text:style-name="T4647">Pr</text:span><text:span text:style-name="T4648">zewodnic</text:span><text:span text:style-name="T4649">zący</text:span>:</text:p>
      <text:p text:style-name="P4650">Po prostu tam jest dodatkowy materiał. I niech sobie zespół. Teraz tak<text:span text:style-name="T4651">,</text:span><text:s/>musimy ustalić program środowy. Na środę,<text:s/><text:span text:style-name="T4652">d</text:span>l<text:span text:style-name="T4653">a</text:span>tego że dyskusja ja rozumiem, że będziemy... w środę państwo przedstawią jakieś stanowisko odnośnie materiału,<text:span text:style-name="T4654"><text:s/></text:span>kierunków jako takich<text:span text:style-name="T4655">,</text:span><text:s/>i w<text:span text:style-name="T4656">e</text:span>ź<text:span text:style-name="T4657">mi</text:span>emy, prawdopodobnie nie będziemy w stanie przejść poza st<text:span text:style-name="T4658">r</text:span>onę, tę część organizacyjną. Czyli<text:span text:style-name="T4659"><text:s/></text:span>ja bym proponował, gdyby na ósmego raczej część organizacyjną, w tej części organizacyjnej mamy problemy kształcenia, ósmego to jest kształceniowe całe. Dobrze.</text:p>
      <text:p text:style-name="P4660"><text:span text:style-name="T4661">D</text:span><text:span text:style-name="T4662">oc</text:span><text:span text:style-name="T4663">.</text:span><text:span text:style-name="T4664"><text:s text:c="23"/></text:span>:</text:p>
      <text:p text:style-name="P4665">Czy wobec tego zgadzają się państwo, że ósmy, jedenasty i czternasty jako terminy. Zaklepmy czternasty, bo nas później wypchną<text:span text:style-name="T4666">, bo</text:span><text:s/>to będzie już koniec, czternasty jest wtorek. Też 10.00.</text:p>
      <text:p text:style-name="P4667"><text:span text:style-name="T4668">Przewodnicząc</text:span><text:span text:style-name="T4669">y</text:span><text:span text:style-name="T4670">:</text:span></text:p>
      <text:p text:style-name="P4671">Teraz w takim razie środa - bierzemy sprawy organizacy<text:span text:style-name="T4672">jn</text:span>e<text:span text:style-name="T4673">,<text:s/></text:span>w tym kształcenie. Natomiast na sobotę dajemy tę czę<text:span text:style-name="T4674">ś</text:span>ć ekonomiczną, a w części ekonomicznej są tak samo leki. Bo to jest problem tych odpłatności<text:span text:style-name="T4675">,</text:span><text:s/>to jest tak samo system płac, tylko system wynagrodzeń w sensie już zreformowany. I trzeba by było, to znaczy powołać zespół redakcyjny, to znaczy nazwijmy to redakcyjny, który pozbiera te stanowiska uzgodnione i przygotuje materiał na czternastego pod dyskusję, już tę ostateczną do przyjęcia<text:span text:style-name="T4676">.</text:span><text:s/>Tę ekonomiczną, no tak<text:span text:style-name="T4677">,</text:span><text:s/>ale tamtą organizacyjną byśmy musieli.</text:p>
      <text:p text:style-name="P4678">Rozumiem, że ten zespół, ta podgrupa robocza, tak, tak, ja myślę, że tak, do części ekonomicznej. A tą drugą organizac<text:span text:style-name="T4679">yj</text:span>ną. Tak.</text:p>
      <text:p text:style-name="P4680">/Wypowiedź z sali poza mikrofonem/.</text:p>
      <text:p text:style-name="P4681">Nie, to nie może być żadnej redakcji nie ma, jak jest więcej niż 6 osób. 4 - 6 osób.</text:p>
      <text:p text:style-name="P4682">Czyli, pani profesor, w takim razie ósmego, ponieważ będziemy mieli organizacyjną część, musimy wybrać, to problem uzgodnienia<text:span text:style-name="T4683">,</text:span><text:s/>mały ten zespół już redakcyjny, który już będzie po tym posiedzeniu przygotowywał stanowisko odnośnie pierwszej części dokumentu.</text:p>
      <text:p text:style-name="P4684">Teraz ten drugi zespół ekonomiczny, ponieważ my jedenastego w sobotę będziemy mieli tę część ekonomiczną, on już będzie sekretariatem<text:s/><text:span text:style-name="T4685">w</text:span><text:s/>pewnym sensie, przygo<text:span text:style-name="T4686">to</text:span>wu<text:span text:style-name="T4687">ją</text:span>cym tę część ekonomiczną.<text:s/><text:span text:style-name="T4688">I</text:span><text:s/>wtedy będą mieli sobota, poniedz<text:span text:style-name="T4689">i</text:span>ałek, będą musieli pracować, przygotować na wtorek stanowisko, przecież to stanowisko nie będzie książką, tak że mnie się wydaje,<text:s/><text:span text:style-name="T4690">ż</text:span>e to łatwiej będzie.</text:p>
      <text:p text:style-name="P4691">I chyba, i wtedy byśmy mogli czternastego zakończyć działanie i przedstawić stanowisko podzespołu zespołowi.</text:p>
      <text:p text:style-name="P4692">/Wypowiedź z sali poza mikrofonem/<text:span text:style-name="T4693">.</text:span></text:p>
      <text:p text:style-name="P4694">Tak, tak, oczywiście<text:span text:style-name="T4695">.</text:span><text:s/>Myśmy dzisiaj nie prosili dlatego<text:span text:style-name="T4696">, że</text:span><text:s/>dzisiaj to jest prezentacja.</text:p>
      <text:p text:style-name="P4697">Bądźmy optymistami.</text:p>
      <text:p text:style-name="P4698">Czy w takim razie<text:span text:style-name="T4699">.</text:span></text:p>
      <text:p text:style-name="P4700"><text:span text:style-name="T4701">Doc</text:span><text:span text:style-name="T4702">.</text:span><text:span text:style-name="T4703"><text:s text:c="23"/></text:span>:</text:p>
      <text:soft-page-break/>
      <text:p text:style-name="P4704"><text:span text:style-name="T4705">J</text:span>a bym miała taką prośbę<text:span text:style-name="T4706">.</text:span><text:s/>Myśmy dzisiaj, znaczy mówię w tej chwili jako ja, ale może nie w<text:span text:style-name="T4707">i</text:span>em, czy inne osoby się ze mną zgadzają z naszej grupy, bardzo były rzetelne te informacje, które dostaliśmy od państwa<text:span text:style-name="T4708">.</text:span><text:s/>Tylko mnie się wydaje<text:span text:style-name="T4709">, że</text:span><text:s/>każdemu z nas bardzo mało mówi, jeżeli się podaje, że na przykład na służbę, na ochronę zdrowia wydaliśmy tam tyle i tyle mili<text:span text:style-name="T4710">a</text:span>rdów, bo to nie mówi<text:span text:style-name="T4711">.<text:s/></text:span>Raczej mówią procenty czy ja wiem, jakieś tego rodza<text:span text:style-name="T4712">j</text:span>u, natomiast bezwzględne liczby szalenie mało nam mówią.<text:span text:style-name="T4713"><text:s/>J</text:span>a na przykład jak pan, choć ja się od dawna tym interesuję i czytam wszystko co można na tematy - zaopatrzenia w leki, czy w sprzęt drobny, to oczywiście mało mi dawało ile miliardów strzykawek, a dużo mi dawało, ile procent zapo<text:span text:style-name="T4714">tr</text:span>zebowania pokrywa to czy tamto. Mnie się zdaje<text:span text:style-name="T4715">, że</text:span><text:s/>my się gubimy w tych liczbach, zaczynamy się bardzo męczyć i tak się wtedy dyskusja rozpływa<text:span text:style-name="T4716">.</text:span><text:s/>Tak że dlatego boję się tych finansistów.</text:p>
      <text:p text:style-name="P4717"><text:span text:style-name="T4718">Przewodniczący</text:span>:</text:p>
      <text:p text:style-name="P4719"><text:span text:style-name="T4720">J</text:span>a się też zawsze boję finansistów, ale wydaje mi się, że tutaj w dokumencie nie ma tych<text:span text:style-name="T4721">.</text:span><text:s/>To jest w tej chwili jak gdyby przygotowanie pewne, chodziłoby od strony faktologicznej, żeby otrzymać informację.</text:p>
      <text:p text:style-name="P4722"><text:span text:style-name="T4723">Ob.</text:span><text:span text:style-name="T4724"><text:s text:c="23"/></text:span>:</text:p>
      <text:p text:style-name="P4725">Tam jest<text:s/>„stół”<text:s/>ekonomiczny, więc.<text:span text:style-name="T4726">.</text:span>. naszą delegację skaptowali do tego<text:span text:style-name="T4727">,</text:span><text:s/>do tej sprawy podatków. Tylko nie wiadomo<text:span text:style-name="T4728">,</text:span><text:s/>jak ministerstwo swo<text:span text:style-name="T4729">j</text:span>ą stronę skapt<text:span text:style-name="T4730">uj</text:span>e<text:span text:style-name="T4731">.</text:span></text:p>
      <text:p text:style-name="P4732"><text:span text:style-name="T4733">Przewodnicząc</text:span><text:span text:style-name="T4734">y</text:span>:</text:p>
      <text:p text:style-name="P4735">Pan myśli o reformie?</text:p>
      <text:p text:style-name="P4736">/Głos z sali: O finansach/.</text:p>
      <text:p text:style-name="P4737">Tak, jedno to jest zasilanie, ale tak samo tam jest wiele mechanizmów ekonomicznych,</text:p>
      <text:p text:style-name="P4738"><text:span text:style-name="T4739">Ob.</text:span><text:span text:style-name="T4740"><text:s text:c="23"/></text:span>:</text:p>
      <text:p text:style-name="P4741"><text:span text:style-name="T4742">J</text:span>a mówię o zasil<text:span text:style-name="T4743">a</text:span>niu, to jest najważniejsze w tej chwili<text:span text:style-name="T4744">,<text:s/></text:span>bo jak nie będziemy mieli jasnego zasilania, to<text:span text:style-name="T4745">...</text:span></text:p>
      <text:p text:style-name="P4746"><text:span text:style-name="T4747">Ob.</text:span><text:span text:style-name="T4748"><text:s text:c="23"/></text:span>:</text:p>
      <text:p text:style-name="P4749">Oczywiście, jeżeli przejdziemy z budżetowania na powiedzmy ZUS, na fundusz ubezpieczeń zdrowotnych, natomiast, proszę państwa<text:span text:style-name="T4750">,</text:span><text:s/>j<text:span text:style-name="T4751">ak</text:span><text:s/>chciałbym od razu podkreślić na koniec, że bardzo ważna jest ta część organizacyjna<text:span text:style-name="T4752">.</text:span><text:s/>To jest bardzo, bo to jest podstawa jakichkolwiek działań legislacy<text:span text:style-name="T4753">jn</text:span>ych<text:span text:style-name="T4754">.<text:s/></text:span>I dlatego uzgodnienie tut<text:span text:style-name="T4755">a</text:span>j, państwa stanowisko odnośnie tego dokumentu nazwijmy<text:span text:style-name="T4756">,</text:span><text:s/>to przedstawione przez stronę rządową<text:span text:style-name="T4757">,</text:span><text:s/>to jest szalenie ważne<text:span text:style-name="T4758">.</text:span></text:p>
      <text:p text:style-name="P4759"><text:span text:style-name="T4760">Pr</text:span><text:span text:style-name="T4761">zewodnicząc</text:span><text:span text:style-name="T4762">a</text:span>:</text:p>
      <text:p text:style-name="P4763">Jeszcze chciał pan<text:s/><text:span text:style-name="T4764">p</text:span>rofeso<text:span text:style-name="T4765">r</text:span>... coś spytać<text:span text:style-name="T4766">.</text:span></text:p>
      <text:p text:style-name="P4767"><text:span text:style-name="T4768">Ob.</text:span><text:span text:style-name="T4769"><text:s text:c="23"/></text:span>:</text:p>
      <text:p text:style-name="P4770">Jeszcze tylko jedno pytanie. W tr<text:span text:style-name="T4771">a</text:span>kcie są opracowywane dosyć<text:s/><text:span text:style-name="T4772">i</text:span>stotne projekty reform, czy projekty ustaw, przepraszam. Myślę znowu o tym, o tej ustawie o zawodzie lekarza, o izbach<text:span text:style-name="T4773">.</text:span><text:s/>Czy są<text:s/><text:span text:style-name="T4774">pr</text:span>zewid<text:span text:style-name="T4775">zi</text:span>ane jeszcze jakieś poza piętnastym konsultacje, czy... przewidujecie, czy też to już zostawimy do jakichś innych rozwiązań? Czy ten<text:s/>„stół”<text:s/>się kończy piętnastego, czy tego nie wiemy?</text:p>
      <text:p text:style-name="P4776"><text:span text:style-name="T4777">Pr</text:span><text:span text:style-name="T4778">zewodnic</text:span><text:span text:style-name="T4779">zą</text:span><text:span text:style-name="T4780">c</text:span><text:span text:style-name="T4781">y</text:span><text:span text:style-name="T4782">:</text:span></text:p>
      <text:p text:style-name="P4783">Panie profesorze, nie umiemy odpowiedzieć panu. Natomiast mogę ja powiedzieć, że jeżeli chodzi o reformę, o kierunki, to to jest zapoczątkowanie procesu wdrażania, dlatego,<text:s/>że będzie powołana komisja d/s praw nadzoru nad wdrażanie<text:span text:style-name="T4784">m,</text:span><text:s/>i muszą jeszcze zespoły<text:s/><text:span text:style-name="T4785">s</text:span>pecjalistyczne, zna<text:span text:style-name="T4786">j</text:span>ące<text:s/><text:span text:style-name="T4787">s</text:span>ię na<text:s/><text:soft-page-break/>poszczególnych elementach, dopracować przecież poszczególne części<text:span text:style-name="T4788">.</text:span><text:s/>To ten dokument nie mógłby być wdrożony.</text:p>
      <text:p text:style-name="P4789"><text:span text:style-name="T4790">Ob.</text:span><text:span text:style-name="T4791"><text:s text:c="23"/></text:span>:</text:p>
      <text:p text:style-name="P4792">Mogę panu profesorowi odpowiedzieć, myśmy studiowali dość wnikliwie ostatnią wersję i mam tu w najnowszej wersji ustawy o izbach lekarskich i samorządzie lekarskim, i w żadnym elemencie ustawy nie kłóci się z kierunkami reformy, bo tam zależy oczywiście, jak te kierunki będą dalej się rozwijały.</text:p>
      <text:p text:style-name="P4793">Jeśli chodzi o u<text:span text:style-name="T4794">s</text:span>tawę o zawodzie lekarskim to była tylko jedna sprawa, która mogłaby się kłócić<text:span text:style-name="T4795">, ale</text:span><text:s/>w tym wariancie ona się nie kłóci, to znaczy czy b<text:span text:style-name="T4796">ę</text:span>dzie obowi<text:span text:style-name="T4797">ą</text:span>zek pracy lekarza w społecznych zakładach<text:s/><text:span text:style-name="T4798">s</text:span>łużby zdrowia, uznawany jako obowiązek podstawowy, ponieważ według tego co się orientujemy tak zwany projekt poselski przewiduje taki wymóg, że lekarz może uprawiać prywatną praktykę, może pracować w spółdzielni, ale oficjalnie ma wymóg pracy w społecznej służbie zdrowia, z której może być zwolniony<text:span text:style-name="T4799">.</text:span><text:s/>Natomiast to nie jest jego dobrowolna, ponieważ jest wykształcony, przez państwo, itd<text:span text:style-name="T4800">.</text:span><text:s/>Jest to tylko jeden element, który dotyka tych kierunków reformy. Inne sprawy są tak zwanymi uregulow<text:span text:style-name="T4801">an</text:span>iami szczegółowymi, które tutaj do reformy nie są w danym momencie potrzebne.</text:p>
      <text:p text:style-name="P4802"><text:span text:style-name="T4803">Ob.</text:span><text:span text:style-name="T4804"><text:s text:c="23"/></text:span>:</text:p>
      <text:p text:style-name="P4805">.<text:span text:style-name="T4806">.</text:span>.więc trzeba też sprowokować krótkie oświadczenie w tej sprawie. Nie tak, tylko przecież my mu<text:span text:style-name="T4807">s</text:span>imy z czymś wy<text:span text:style-name="T4808">jś</text:span>ć, skończyć. Nie to co<text:s/><text:span text:style-name="T4809">je</text:span>st w statucie, bo to w porządku<text:span text:style-name="T4810">.</text:span></text:p>
      <text:p text:style-name="P4811"><text:span text:style-name="T4812">Ob.</text:span><text:span text:style-name="T4813"><text:s text:c="23"/></text:span>:</text:p>
      <text:p text:style-name="P4814"><text:span text:style-name="T4815">J</text:span>a chciałam, jeżeli można coś bardziej ogólnie powiedzieć, bo bo<text:span text:style-name="T4816">ję</text:span><text:s/>się<text:span text:style-name="T4817">,</text:span><text:s/>że wszyscy nagle się przes<text:span text:style-name="T4818">tr</text:span>aszyli, że skończy się<text:s/>„okrągły stół”<text:s/>i nic się nie będzie robić<text:s/><text:span text:style-name="T4819">d</text:span>alej<text:span text:style-name="T4820">.<text:s/></text:span>Więc mnie się wydaje, że znowu powtarzam, że<text:s/>„okrągły stół”<text:s/>jest od spraw generalnych, od spraw polityczno-ekonomicznych, przemian w kraju<text:span text:style-name="T4821">.</text:span><text:s/>Od tego jak skończy się ten<text:s/>„stół”<text:s/>jak pójdzie dalej, przynajmniej<text:s/><text:span text:style-name="T4822">d</text:span>la naszych, jak pójdzie sprawa legalizacji<text:s/>„Solidarności”, legalizacji NZS i innych, i możliwości innych organizacji oraz jakie będą ustalenia dotyczące czy ja wiem, ordynacji wyborczej, od tego zależy dalszy udział nas jako<text:s/>„Solidarności”<text:s/>w dalszych<text:s/>różnych poczynaniach, o których my<text:span text:style-name="T4823"><text:s/></text:span>się oczywiście nie uchylamy<text:span text:style-name="T4824">,</text:span><text:s/>ale po prostu zobaczymy, co będzie dalej. Dlatego my teraz nie musimy czekać na jakąś ustawę. My możemy się domagać, żeby ta ustawa była, żeby ten projekt był ogłoszony, żebyśmy go wszyscy znali, ta grupa robocza zgodnie postanowiła. Wprawdzie myślę,<text:s/><text:span text:style-name="T4825">ż</text:span>e nie ma tutaj jakichś takich zmartwień, a my się tylko musimy zmieścić w tym czasi<text:span text:style-name="T4826">e.</text:span></text:p>
      <text:p text:style-name="P4827"><text:span text:style-name="T4828">Ob.</text:span><text:span text:style-name="T4829"><text:s text:c="23"/></text:span>:</text:p>
      <text:p text:style-name="P4830"><text:span text:style-name="T4831">...</text:span>wieś będzie miała swoje takie spotkania<text:span text:style-name="T4832">,</text:span><text:s/>chciałabym wiedzieć, z kim będziemy pracowa<text:span text:style-name="T4833">ć</text:span>... nikogo nie chcę urazić ani obrazić, taki jakiś niedosyt, że my<text:s/><text:span text:style-name="T4834">pr</text:span>zegad<text:span text:style-name="T4835">al</text:span>iśmy<text:span text:style-name="T4836">,</text:span><text:s/>można powiedzieć, cały dzień,<text:s/><text:span text:style-name="T4837">i</text:span><text:s/>to nie mówię, że jest to zmarnowany dzień, bo<text:s/><text:span text:style-name="T4838">s</text:span>ię<text:span text:style-name="T4839">..</text:span>. wypracowuje, ale jeżeli są powołane te zespoły, podzespoły, to.<text:span text:style-name="T4840">.</text:span>. mówiłam o nas<text:span text:style-name="T4841">,</text:span><text:s/>o narodzie polskim, że my przegadamy<text:s/>pół swojego<text:s/>czasu, pół swojego życia, żebyśmy postawili konkretne wnioski<text:span text:style-name="T4842">.</text:span><text:s/>Bo przecież jest tu forum tak wysokie, żebyśmy wyszli z konkretnymi propozycjami albo przedstawią te komisje, albo my się zgodzimy z tym albo n<text:span text:style-name="T4843">i</text:span>e zgodzimy<text:span text:style-name="T4844">,</text:span><text:s/>wtedy uwagi<text:span text:style-name="T4845">.</text:span><text:s/>Bo tutaj są takie, tak mi się<text:s/><text:span text:style-name="T4846">wyda</text:span>je, każdy mówi swoje zdanie, każdy swoje stanowisko, ja naprawdę nie chcę nikogo urazić, ale jako kobieta wi<text:span text:style-name="T4847">ej</text:span>ska ja to tak rozumiem<text:span text:style-name="T4848">.</text:span><text:s/>Czuję się tu jako jedyna pacjentka w tym gronie i może to dlatego tak odczuwam.</text:p>
      <text:soft-page-break/>
      <text:p text:style-name="P4849">Mówię to tak humorystycznie, ale nam te<text:span text:style-name="T4850">ż</text:span><text:s/>bardzo zależy, żeby nasz czas nie był zmarnowany. Ja też zostawiłam swoje gospodarstwo<text:span text:style-name="T4851">,</text:span><text:s/>rodzinę, dzieci, same pod opieką męża i też bardzo mi z<text:span text:style-name="T4852">al</text:span>eży,<text:s/><text:span text:style-name="T4853">ż</text:span>eby wyjechać i nie zmarnować tego czasu na próżno<text:span text:style-name="T4854">.</text:span></text:p>
      <text:p text:style-name="P4855">Dziękuję bardzo.</text:p>
      <text:p text:style-name="P4856"><text:span text:style-name="T4857">Pr</text:span><text:span text:style-name="T4858">zewodnicz</text:span><text:span text:style-name="T4859">ą</text:span><text:span text:style-name="T4860">c</text:span><text:span text:style-name="T4861">y</text:span>:</text:p>
      <text:p text:style-name="P4862">Dziękuję bardzo. I tutaj od razu proszę się umówić. Pani profesor potrzebna jest jedna osoba z państwa strony do wsi, czwartek godzina 13.00, żeby stanowisko właśnie dopracować takie jak pani Zielińska mówi.</text:p>
      <text:p text:style-name="P4863">Umów<text:span text:style-name="T4864">i</text:span>cie się, państwo, dobrze? Bo ja rozumiem, że...</text:p>
      <text:p text:style-name="P4865"><text:span text:style-name="T4866">Ob.</text:span><text:span text:style-name="T4867"><text:s text:c="23"/></text:span>:</text:p>
      <text:p text:style-name="P4868">Doc. /Lipiński?/ jest? Zgadza się wziąć udział w obradach zespołu d/s wsi?</text:p>
      <text:p text:style-name="P4869"><text:span text:style-name="T4870">Przewodniczący</text:span>:</text:p>
      <text:p text:style-name="P4871">W takim razie gdybyśmy mogli podsumować ten wynik uzgodnień dlatego, żebyśmy się nie zgubili. Spotykamy się w środę o godz. 10.00 - ósmego. W środę, ósmego, o godz. 10.00. Ustaliliśmy, że będzie po pierwsze, część organizacyjna reformy, a więc stanowisko w stosunku do dokumentu przedstawionego, plus część kształceniowa.<text:s/><text:span text:style-name="T4872">I</text:span><text:s/>dyskusja, dwa punkty tylko. I wydaje się, że te dwa punkty będą - z doświadczeń naszych wynika - że te dwa punkty wypełnią nam program, tym bardziej, że jest wiele rzeczy, od tych organizacy<text:span text:style-name="T4873">jn</text:span>ych pochodnych. Będziemy mieli dwa stanowiska wypracowane przez zespół, te stanowiska, któreśmy dzisiaj uzgodnili, no to też pójdą później do protokołu końcowego. I to jest na środę.</text:p>
      <text:p text:style-name="P4874">Czy w takim razie jeszcze jakieś głosy? W kwestii formalnej albo w kwestii merytorycznej?</text:p>
      <text:p text:style-name="P4875">Jeżeli nie, to chciałbym bardzo podziękować za tę wielką wytrwałość no i za to, żeście mnie państwo znosili jako tego przewodniczącego przez tyle godzin<text:span text:style-name="T4876">,</text:span><text:s/>te ja tu wyrobiłem za cztery grupy praktycznie, za czterech<text:s/><text:span text:style-name="T4877">p</text:span>rzewodnicz<text:span text:style-name="T4878">ą</text:span>cych.</text:p>
      <text:p text:style-name="P4879">Ale ja postaram się<text:span text:style-name="T4880">,</text:span><text:s/>żeby te następne posiedzenia inni wsp<text:span text:style-name="T4881">ó</text:span>ł<text:span text:style-name="T4882">p</text:span>rzew<text:span text:style-name="T4883">o</text:span>d<text:span text:style-name="T4884">n</text:span>ic<text:span text:style-name="T4885">z</text:span>ący prowadzili przez dłuższy czas, dłuższą część obrad.</text:p>
      <text:p text:style-name="P4886">Chciałem podziękować serdecznie<text:span text:style-name="T4887">,</text:span><text:s/>dobranoc państw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8:00Z</meta:creation-date>
    <dc:date>2023-10-30T19:38:00Z</dc:date>
    <meta:template xlink:href="Normal.dotm" xlink:type="simple"/>
    <meta:editing-cycles>2</meta:editing-cycles>
    <meta:editing-duration>PT0S</meta:editing-duration>
    <meta:document-statistic meta:page-count="90" meta:paragraph-count="577" meta:word-count="41297" meta:character-count="288508" meta:row-count="2064" meta:non-whitespace-character-count="247788"/>
  </office:meta>
</office:document-meta>
</file>